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4.136cm"/>
    </style:style>
    <style:style style:name="co3" style:family="table-column">
      <style:table-column-properties fo:break-before="auto" style:column-width="3.064cm"/>
    </style:style>
    <style:style style:name="co4" style:family="table-column">
      <style:table-column-properties fo:break-before="auto" style:column-width="2.036cm"/>
    </style:style>
    <style:style style:name="co5" style:family="table-column">
      <style:table-column-properties fo:break-before="auto" style:column-width="3.85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2.212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3.896cm"/>
    </style:style>
    <style:style style:name="co11" style:family="table-column">
      <style:table-column-properties fo:break-before="auto" style:column-width="6.652cm"/>
    </style:style>
    <style:style style:name="co12" style:family="table-column">
      <style:table-column-properties fo:break-before="auto" style:column-width="6.5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map style:condition="cell-content()=0" style:apply-style-name="Sin_20_nombre2" style:base-cell-address="Hoja1.J828"/>
    </style:style>
    <style:style style:name="ce6" style:family="table-cell" style:parent-style-name="Default">
      <style:table-cell-properties fo:background-color="#e6e6ff"/>
      <style:map style:condition="cell-content()=0" style:apply-style-name="Sin_20_nombre2" style:base-cell-address="Hoja1.J828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Sin_20_nombre2" style:base-cell-address="Hoja1.J828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map style:condition="cell-content()=0" style:apply-style-name="Sin_20_nombre2" style:base-cell-address="Hoja1.J828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/>
          <table:table-cell office:value-type="string">
            <text:p>Total</text:p>
          </table:table-cell>
          <table:table-cell office:value-type="string">
            <text:p>Keypoints</text:p>
          </table:table-cell>
          <table:table-cell office:value-type="string">
            <text:p>train:</text:p>
          </table:table-cell>
          <table:table-cell office:value-type="float" office:value="192">
            <text:p>192</text:p>
          </table:table-cell>
          <table:table-cell table:number-columns-repeated="10"/>
        </table:table-row>
        <table:table-row table:style-name="ro2">
          <table:table-cell table:number-columns-repeated="15"/>
        </table:table-row>
        <table:table-row table:style-name="ro3">
          <table:table-cell table:style-name="ce1" office:value-type="string">
            <text:p>ciclo</text:p>
          </table:table-cell>
          <table:table-cell table:style-name="ce1" office:value-type="string">
            <text:p>detecMovimiento(preprocess)</text:p>
          </table:table-cell>
          <table:table-cell table:style-name="ce1" office:value-type="string">
            <text:p>extraccion_y_descipcion</text:p>
          </table:table-cell>
          <table:table-cell table:style-name="ce1" office:value-type="string">
            <text:p>correspondencias</text:p>
          </table:table-cell>
          <table:table-cell table:style-name="ce1" office:value-type="string">
            <text:p>homografia</text:p>
          </table:table-cell>
          <table:table-cell table:style-name="ce1" office:value-type="string">
            <text:p>convexidad_y_vertices</text:p>
          </table:table-cell>
          <table:table-cell table:style-name="ce1" office:value-type="string">
            <text:p>warp_perspective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pspromedio</text:p>
          </table:table-cell>
          <table:table-cell table:style-name="ce6" office:value-type="string">
            <text:p>Detectado</text:p>
          </table:table-cell>
          <table:table-cell table:style-name="ce1" office:value-type="string">
            <text:p>Total_keypoints_object</text:p>
          </table:table-cell>
          <table:table-cell table:style-name="ce1" office:value-type="string">
            <text:p>coincidencias_validas(antes_de_ransac)</text:p>
          </table:table-cell>
          <table:table-cell table:style-name="ce1" office:value-type="string">
            <text:p>coincidencias_validas_(depues_ransac)</text:p>
          </table:table-cell>
          <table:table-cell table:style-name="ce1"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0.00228233">
            <text:p>0,00228233</text:p>
          </table:table-cell>
          <table:table-cell table:style-name="ce2" office:value-type="float" office:value="0.138066">
            <text:p>0,138066</text:p>
          </table:table-cell>
          <table:table-cell table:style-name="ce2" office:value-type="float" office:value="0.00585889">
            <text:p>0,00585889</text:p>
          </table:table-cell>
          <table:table-cell table:style-name="ce2" office:value-type="float" office:value="0.121311">
            <text:p>0,121311</text:p>
          </table:table-cell>
          <table:table-cell table:style-name="ce2" office:value-type="float" office:value="0.00000873">
            <text:p>0,000008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7186">
            <text:p>3,47186</text:p>
          </table:table-cell>
          <table:table-cell table:style-name="ce2" office:value-type="string">
            <text:p>inf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0.00171138">
            <text:p>0,0017113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0723">
            <text:p>55,0723</text:p>
          </table:table-cell>
          <table:table-cell table:style-name="ce2" office:value-type="float" office:value="58.5441">
            <text:p>58,544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0.00164154">
            <text:p>0,00164154</text:p>
          </table:table-cell>
          <table:table-cell table:style-name="ce2" office:value-type="float" office:value="0.0245503">
            <text:p>0,0245503</text:p>
          </table:table-cell>
          <table:table-cell table:style-name="ce2" office:value-type="float" office:value="0.00115691">
            <text:p>0,00115691</text:p>
          </table:table-cell>
          <table:table-cell table:style-name="ce2" office:value-type="float" office:value="0.0466935">
            <text:p>0,0466935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8959">
            <text:p>10,8959</text:p>
          </table:table-cell>
          <table:table-cell table:style-name="ce2" office:value-type="float" office:value="34.72">
            <text:p>34,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0.00167339">
            <text:p>0,00167339</text:p>
          </table:table-cell>
          <table:table-cell table:style-name="ce2" office:value-type="float" office:value="0.00897715">
            <text:p>0,00897715</text:p>
          </table:table-cell>
          <table:table-cell table:style-name="ce2" office:value-type="float" office:value="0.000898084">
            <text:p>0,000898084</text:p>
          </table:table-cell>
          <table:table-cell table:style-name="ce2" office:value-type="float" office:value="0.00407752">
            <text:p>0,00407752</text:p>
          </table:table-cell>
          <table:table-cell table:style-name="ce2" office:value-type="float" office:value="0.000003004">
            <text:p>0,0000030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.6721">
            <text:p>33,6721</text:p>
          </table:table-cell>
          <table:table-cell table:style-name="ce2" office:value-type="float" office:value="34.3707">
            <text:p>34,370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0.00168645">
            <text:p>0,0016864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5.4971">
            <text:p>65,4971</text:p>
          </table:table-cell>
          <table:table-cell table:style-name="ce2" office:value-type="float" office:value="42.1523">
            <text:p>42,152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0.0015703">
            <text:p>0,0015703</text:p>
          </table:table-cell>
          <table:table-cell table:style-name="ce2" office:value-type="float" office:value="0.0554783">
            <text:p>0,0554783</text:p>
          </table:table-cell>
          <table:table-cell table:style-name="ce2" office:value-type="float" office:value="0.000985247">
            <text:p>0,000985247</text:p>
          </table:table-cell>
          <table:table-cell table:style-name="ce2" office:value-type="float" office:value="0.0355183">
            <text:p>0,0355183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.34999">
            <text:p>9,34999</text:p>
          </table:table-cell>
          <table:table-cell table:style-name="ce2" office:value-type="float" office:value="35.5918">
            <text:p>35,591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0.00160027">
            <text:p>0,00160027</text:p>
          </table:table-cell>
          <table:table-cell table:style-name="ce2" office:value-type="float" office:value="0.0626052">
            <text:p>0,0626052</text:p>
          </table:table-cell>
          <table:table-cell table:style-name="ce2" office:value-type="float" office:value="0.00148168">
            <text:p>0,00148168</text:p>
          </table:table-cell>
          <table:table-cell table:style-name="ce2" office:value-type="float" office:value="0.0368507">
            <text:p>0,0368507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63416">
            <text:p>8,63416</text:p>
          </table:table-cell>
          <table:table-cell table:style-name="ce2" office:value-type="float" office:value="31.0989">
            <text:p>31,098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0.00184303">
            <text:p>0,00184303</text:p>
          </table:table-cell>
          <table:table-cell table:style-name="ce2" office:value-type="float" office:value="0.0786802">
            <text:p>0,0786802</text:p>
          </table:table-cell>
          <table:table-cell table:style-name="ce2" office:value-type="float" office:value="0.0018732">
            <text:p>0,0018732</text:p>
          </table:table-cell>
          <table:table-cell table:style-name="ce2" office:value-type="float" office:value="0.121583">
            <text:p>0,121583</text:p>
          </table:table-cell>
          <table:table-cell table:style-name="ce2" office:value-type="float" office:value="0.000002514">
            <text:p>0,0000025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39">
            <text:p>4,539</text:p>
          </table:table-cell>
          <table:table-cell table:style-name="ce2" office:value-type="float" office:value="27.3046">
            <text:p>27,304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0.00155256">
            <text:p>0,00155256</text:p>
          </table:table-cell>
          <table:table-cell table:style-name="ce2" office:value-type="float" office:value="0.0896449">
            <text:p>0,0896449</text:p>
          </table:table-cell>
          <table:table-cell table:style-name="ce2" office:value-type="float" office:value="0.00301818">
            <text:p>0,00301818</text:p>
          </table:table-cell>
          <table:table-cell table:style-name="ce2" office:value-type="float" office:value="0.122081">
            <text:p>0,122081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34966">
            <text:p>4,34966</text:p>
          </table:table-cell>
          <table:table-cell table:style-name="ce2" office:value-type="float" office:value="24.4353">
            <text:p>24,43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0.00161773">
            <text:p>0,00161773</text:p>
          </table:table-cell>
          <table:table-cell table:style-name="ce2" office:value-type="float" office:value="0.0971652">
            <text:p>0,0971652</text:p>
          </table:table-cell>
          <table:table-cell table:style-name="ce2" office:value-type="float" office:value="0.00456473">
            <text:p>0,00456473</text:p>
          </table:table-cell>
          <table:table-cell table:style-name="ce2" office:value-type="float" office:value="0.0648419">
            <text:p>0,0648419</text:p>
          </table:table-cell>
          <table:table-cell table:style-name="ce2" office:value-type="float" office:value="0.000006216">
            <text:p>0,000006216</text:p>
          </table:table-cell>
          <table:table-cell table:style-name="ce2" office:value-type="float" office:value="0.00888035">
            <text:p>0,00888035</text:p>
          </table:table-cell>
          <table:table-cell table:style-name="ce2" office:value-type="float" office:value="5.12511">
            <text:p>5,12511</text:p>
          </table:table-cell>
          <table:table-cell table:style-name="ce2" office:value-type="float" office:value="22.2897">
            <text:p>22,289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float" office:value="0.00162296">
            <text:p>0,00162296</text:p>
          </table:table-cell>
          <table:table-cell table:style-name="ce2" office:value-type="float" office:value="0.101169">
            <text:p>0,101169</text:p>
          </table:table-cell>
          <table:table-cell table:style-name="ce2" office:value-type="float" office:value="0.00467313">
            <text:p>0,00467313</text:p>
          </table:table-cell>
          <table:table-cell table:style-name="ce2" office:value-type="float" office:value="0.0288991">
            <text:p>0,0288991</text:p>
          </table:table-cell>
          <table:table-cell table:style-name="ce2" office:value-type="float" office:value="0.000003422">
            <text:p>0,000003422</text:p>
          </table:table-cell>
          <table:table-cell table:style-name="ce2" office:value-type="float" office:value="0.00887888">
            <text:p>0,00887888</text:p>
          </table:table-cell>
          <table:table-cell table:style-name="ce2" office:value-type="float" office:value="6.23558">
            <text:p>6,23558</text:p>
          </table:table-cell>
          <table:table-cell table:style-name="ce2" office:value-type="float" office:value="20.6843">
            <text:p>20,684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float" office:value="0.00159391">
            <text:p>0,00159391</text:p>
          </table:table-cell>
          <table:table-cell table:style-name="ce2" office:value-type="float" office:value="0.103408">
            <text:p>0,103408</text:p>
          </table:table-cell>
          <table:table-cell table:style-name="ce2" office:value-type="float" office:value="0.00488111">
            <text:p>0,00488111</text:p>
          </table:table-cell>
          <table:table-cell table:style-name="ce2" office:value-type="float" office:value="0.00471706">
            <text:p>0,00471706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886121">
            <text:p>0,00886121</text:p>
          </table:table-cell>
          <table:table-cell table:style-name="ce2" office:value-type="float" office:value="7.00707">
            <text:p>7,00707</text:p>
          </table:table-cell>
          <table:table-cell table:style-name="ce2" office:value-type="float" office:value="19.4409">
            <text:p>19,440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0.00160858">
            <text:p>0,00160858</text:p>
          </table:table-cell>
          <table:table-cell table:style-name="ce2" office:value-type="float" office:value="0.113232">
            <text:p>0,113232</text:p>
          </table:table-cell>
          <table:table-cell table:style-name="ce2" office:value-type="float" office:value="0.00491331">
            <text:p>0,00491331</text:p>
          </table:table-cell>
          <table:table-cell table:style-name="ce2" office:value-type="float" office:value="0.0126492">
            <text:p>0,0126492</text:p>
          </table:table-cell>
          <table:table-cell table:style-name="ce2" office:value-type="float" office:value="0.000002723">
            <text:p>0,000002723</text:p>
          </table:table-cell>
          <table:table-cell table:style-name="ce2" office:value-type="float" office:value="0.00888593">
            <text:p>0,00888593</text:p>
          </table:table-cell>
          <table:table-cell table:style-name="ce2" office:value-type="float" office:value="6.37649">
            <text:p>6,37649</text:p>
          </table:table-cell>
          <table:table-cell table:style-name="ce2" office:value-type="float" office:value="18.3522">
            <text:p>18,352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0.00160802">
            <text:p>0,00160802</text:p>
          </table:table-cell>
          <table:table-cell table:style-name="ce2" office:value-type="float" office:value="0.0553729">
            <text:p>0,0553729</text:p>
          </table:table-cell>
          <table:table-cell table:style-name="ce2" office:value-type="float" office:value="0.0047026">
            <text:p>0,0047026</text:p>
          </table:table-cell>
          <table:table-cell table:style-name="ce2" office:value-type="float" office:value="0.0126105">
            <text:p>0,0126105</text:p>
          </table:table-cell>
          <table:table-cell table:style-name="ce2" office:value-type="float" office:value="0.00000426">
            <text:p>0,00000426</text:p>
          </table:table-cell>
          <table:table-cell table:style-name="ce2" office:value-type="float" office:value="0.00897784">
            <text:p>0,00897784</text:p>
          </table:table-cell>
          <table:table-cell table:style-name="ce2" office:value-type="float" office:value="9.7859">
            <text:p>9,7859</text:p>
          </table:table-cell>
          <table:table-cell table:style-name="ce2" office:value-type="float" office:value="17.6932">
            <text:p>17,69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0.00162939">
            <text:p>0,0016293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6125">
            <text:p>56,6125</text:p>
          </table:table-cell>
          <table:table-cell table:style-name="ce2" office:value-type="float" office:value="20.4732">
            <text:p>20,473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float" office:value="0.00169679">
            <text:p>0,001696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7453">
            <text:p>52,7453</text:p>
          </table:table-cell>
          <table:table-cell table:style-name="ce2" office:value-type="float" office:value="22.6247">
            <text:p>22,624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float" office:value="0.0020483">
            <text:p>0,0020483</text:p>
          </table:table-cell>
          <table:table-cell table:style-name="ce2" office:value-type="float" office:value="0.0676951">
            <text:p>0,0676951</text:p>
          </table:table-cell>
          <table:table-cell table:style-name="ce2" office:value-type="float" office:value="0.00473647">
            <text:p>0,00473647</text:p>
          </table:table-cell>
          <table:table-cell table:style-name="ce2" office:value-type="float" office:value="0.0129852">
            <text:p>0,0129852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7595">
            <text:p>0,00887595</text:p>
          </table:table-cell>
          <table:table-cell table:style-name="ce2" office:value-type="float" office:value="8.62933">
            <text:p>8,62933</text:p>
          </table:table-cell>
          <table:table-cell table:style-name="ce2" office:value-type="float" office:value="21.75">
            <text:p>21,7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0.00204229">
            <text:p>0,00204229</text:p>
          </table:table-cell>
          <table:table-cell table:style-name="ce2" office:value-type="float" office:value="0.0929617">
            <text:p>0,0929617</text:p>
          </table:table-cell>
          <table:table-cell table:style-name="ce2" office:value-type="float" office:value="0.00483327">
            <text:p>0,00483327</text:p>
          </table:table-cell>
          <table:table-cell table:style-name="ce2" office:value-type="float" office:value="0.0244377">
            <text:p>0,0244377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99349">
            <text:p>0,00899349</text:p>
          </table:table-cell>
          <table:table-cell table:style-name="ce2" office:value-type="float" office:value="6.6045">
            <text:p>6,6045</text:p>
          </table:table-cell>
          <table:table-cell table:style-name="ce2" office:value-type="float" office:value="20.859">
            <text:p>20,85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float" office:value="0.0015615">
            <text:p>0,001561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1297">
            <text:p>59,1297</text:p>
          </table:table-cell>
          <table:table-cell table:style-name="ce2" office:value-type="float" office:value="22.9852">
            <text:p>22,985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0.00164343">
            <text:p>0,0016434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6842">
            <text:p>59,6842</text:p>
          </table:table-cell>
          <table:table-cell table:style-name="ce2" office:value-type="float" office:value="24.9167">
            <text:p>24,916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float" office:value="0.00217548">
            <text:p>0,00217548</text:p>
          </table:table-cell>
          <table:table-cell table:style-name="ce2" office:value-type="float" office:value="0.0337899">
            <text:p>0,0337899</text:p>
          </table:table-cell>
          <table:table-cell table:style-name="ce2" office:value-type="float" office:value="0.00413151">
            <text:p>0,00413151</text:p>
          </table:table-cell>
          <table:table-cell table:style-name="ce2" office:value-type="float" office:value="0.124464">
            <text:p>0,124464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53213">
            <text:p>5,53213</text:p>
          </table:table-cell>
          <table:table-cell table:style-name="ce2" office:value-type="float" office:value="23.9475">
            <text:p>23,947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float" office:value="0.00167262">
            <text:p>0,0016726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1.5199">
            <text:p>61,5199</text:p>
          </table:table-cell>
          <table:table-cell table:style-name="ce2" office:value-type="float" office:value="25.7366">
            <text:p>25,736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float" office:value="0.00204508">
            <text:p>0,0020450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0328">
            <text:p>57,0328</text:p>
          </table:table-cell>
          <table:table-cell table:style-name="ce2" office:value-type="float" office:value="27.1592">
            <text:p>27,159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float" office:value="0.00163407">
            <text:p>0,0016340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463">
            <text:p>54,463</text:p>
          </table:table-cell>
          <table:table-cell table:style-name="ce2" office:value-type="float" office:value="28.3463">
            <text:p>28,346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float" office:value="0.00159454">
            <text:p>0,0015945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2881">
            <text:p>48,2881</text:p>
          </table:table-cell>
          <table:table-cell table:style-name="ce2" office:value-type="float" office:value="29.1772">
            <text:p>29,17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float" office:value="0.0021541">
            <text:p>0,002154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2515">
            <text:p>49,2515</text:p>
          </table:table-cell>
          <table:table-cell table:style-name="ce2" office:value-type="float" office:value="29.9802">
            <text:p>29,98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float" office:value="0.00280586">
            <text:p>0,0028058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4051">
            <text:p>57,4051</text:p>
          </table:table-cell>
          <table:table-cell table:style-name="ce2" office:value-type="float" office:value="31.035">
            <text:p>31,03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0.00297033">
            <text:p>0,0029703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5.7873">
            <text:p>45,7873</text:p>
          </table:table-cell>
          <table:table-cell table:style-name="ce2" office:value-type="float" office:value="31.5814">
            <text:p>31,581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float" office:value="0.00211695">
            <text:p>0,0021169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2866">
            <text:p>50,2866</text:p>
          </table:table-cell>
          <table:table-cell table:style-name="ce2" office:value-type="float" office:value="32.2494">
            <text:p>32,249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float" office:value="0.00169364">
            <text:p>0,0016936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3008">
            <text:p>51,3008</text:p>
          </table:table-cell>
          <table:table-cell table:style-name="ce2" office:value-type="float" office:value="32.9064">
            <text:p>32,906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float" office:value="0.001571">
            <text:p>0,001571</text:p>
          </table:table-cell>
          <table:table-cell table:style-name="ce2" office:value-type="float" office:value="0.0389787">
            <text:p>0,0389787</text:p>
          </table:table-cell>
          <table:table-cell table:style-name="ce2" office:value-type="float" office:value="0.00265472">
            <text:p>0,00265472</text:p>
          </table:table-cell>
          <table:table-cell table:style-name="ce2" office:value-type="float" office:value="0.123942">
            <text:p>0,123942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87372">
            <text:p>0,00887372</text:p>
          </table:table-cell>
          <table:table-cell table:style-name="ce2" office:value-type="float" office:value="5.13574">
            <text:p>5,13574</text:p>
          </table:table-cell>
          <table:table-cell table:style-name="ce2" office:value-type="float" office:value="31.9807">
            <text:p>31,980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float" office:value="0.00164315">
            <text:p>0,0016431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2592">
            <text:p>59,2592</text:p>
          </table:table-cell>
          <table:table-cell table:style-name="ce2" office:value-type="float" office:value="32.8606">
            <text:p>32,860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float" office:value="0.00160704">
            <text:p>0,0016070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3185">
            <text:p>55,3185</text:p>
          </table:table-cell>
          <table:table-cell table:style-name="ce2" office:value-type="float" office:value="33.5624">
            <text:p>33,562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0.00165481">
            <text:p>0,0016548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6.9497">
            <text:p>36,9497</text:p>
          </table:table-cell>
          <table:table-cell table:style-name="ce2" office:value-type="float" office:value="33.6651">
            <text:p>33,665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float" office:value="0.00172389">
            <text:p>0,00172389</text:p>
          </table:table-cell>
          <table:table-cell table:style-name="ce2" office:value-type="float" office:value="0.109629">
            <text:p>0,109629</text:p>
          </table:table-cell>
          <table:table-cell table:style-name="ce2" office:value-type="float" office:value="0.00493538">
            <text:p>0,00493538</text:p>
          </table:table-cell>
          <table:table-cell table:style-name="ce2" office:value-type="float" office:value="0.0113153">
            <text:p>0,0113153</text:p>
          </table:table-cell>
          <table:table-cell table:style-name="ce2" office:value-type="float" office:value="0.000003632">
            <text:p>0,000003632</text:p>
          </table:table-cell>
          <table:table-cell table:style-name="ce2" office:value-type="float" office:value="0.00893336">
            <text:p>0,00893336</text:p>
          </table:table-cell>
          <table:table-cell table:style-name="ce2" office:value-type="float" office:value="6.4515">
            <text:p>6,4515</text:p>
          </table:table-cell>
          <table:table-cell table:style-name="ce2" office:value-type="float" office:value="32.8647">
            <text:p>32,864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float" office:value="0.00175336">
            <text:p>0,00175336</text:p>
          </table:table-cell>
          <table:table-cell table:style-name="ce2" office:value-type="float" office:value="0.11718">
            <text:p>0,11718</text:p>
          </table:table-cell>
          <table:table-cell table:style-name="ce2" office:value-type="float" office:value="0.00504308">
            <text:p>0,00504308</text:p>
          </table:table-cell>
          <table:table-cell table:style-name="ce2" office:value-type="float" office:value="0.0319777">
            <text:p>0,0319777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9027">
            <text:p>0,0089027</text:p>
          </table:table-cell>
          <table:table-cell table:style-name="ce2" office:value-type="float" office:value="5.48528">
            <text:p>5,48528</text:p>
          </table:table-cell>
          <table:table-cell table:style-name="ce2" office:value-type="float" office:value="32.0824">
            <text:p>32,082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float" office:value="0.00167905">
            <text:p>0,0016790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2.2282">
            <text:p>62,2282</text:p>
          </table:table-cell>
          <table:table-cell table:style-name="ce2" office:value-type="float" office:value="32.9198">
            <text:p>32,919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float" office:value="0.00169113">
            <text:p>0,0016911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7515">
            <text:p>51,7515</text:p>
          </table:table-cell>
          <table:table-cell table:style-name="ce2" office:value-type="float" office:value="33.4288">
            <text:p>33,428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float" office:value="0.0020351">
            <text:p>0,002035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2672">
            <text:p>57,2672</text:p>
          </table:table-cell>
          <table:table-cell table:style-name="ce2" office:value-type="float" office:value="34.0561">
            <text:p>34,056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0.00167318">
            <text:p>0,0016731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8672">
            <text:p>50,8672</text:p>
          </table:table-cell>
          <table:table-cell table:style-name="ce2" office:value-type="float" office:value="34.4871">
            <text:p>34,487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float" office:value="0.00157191">
            <text:p>0,0015719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4855">
            <text:p>60,4855</text:p>
          </table:table-cell>
          <table:table-cell table:style-name="ce2" office:value-type="float" office:value="35.1371">
            <text:p>35,137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float" office:value="0.00168261">
            <text:p>0,0016826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1153">
            <text:p>53,1153</text:p>
          </table:table-cell>
          <table:table-cell table:style-name="ce2" office:value-type="float" office:value="35.5756">
            <text:p>35,575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float" office:value="0.00157456">
            <text:p>0,0015745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7871">
            <text:p>57,7871</text:p>
          </table:table-cell>
          <table:table-cell table:style-name="ce2" office:value-type="float" office:value="36.1044">
            <text:p>36,104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float" office:value="0.00169106">
            <text:p>0,0016910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0.8849">
            <text:p>40,8849</text:p>
          </table:table-cell>
          <table:table-cell table:style-name="ce2" office:value-type="float" office:value="36.2156">
            <text:p>36,215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0.00160082">
            <text:p>0,0016008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0315">
            <text:p>49,0315</text:p>
          </table:table-cell>
          <table:table-cell table:style-name="ce2" office:value-type="float" office:value="36.5069">
            <text:p>36,506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float" office:value="0.00163135">
            <text:p>0,0016313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239">
            <text:p>54,239</text:p>
          </table:table-cell>
          <table:table-cell table:style-name="ce2" office:value-type="float" office:value="36.9009">
            <text:p>36,90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float" office:value="0.00160564">
            <text:p>0,0016056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1299">
            <text:p>57,1299</text:p>
          </table:table-cell>
          <table:table-cell table:style-name="ce2" office:value-type="float" office:value="37.3407">
            <text:p>37,340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float" office:value="0.00160313">
            <text:p>0,0016031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8189">
            <text:p>54,8189</text:p>
          </table:table-cell>
          <table:table-cell table:style-name="ce2" office:value-type="float" office:value="37.7126">
            <text:p>37,712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float" office:value="0.00158246">
            <text:p>0,0015824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2427">
            <text:p>55,2427</text:p>
          </table:table-cell>
          <table:table-cell table:style-name="ce2" office:value-type="float" office:value="38.0778">
            <text:p>38,077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0.00157603">
            <text:p>0,0015760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3823">
            <text:p>57,3823</text:p>
          </table:table-cell>
          <table:table-cell table:style-name="ce2" office:value-type="float" office:value="38.4718">
            <text:p>38,471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float" office:value="0.00168568">
            <text:p>0,0016856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2179">
            <text:p>56,2179</text:p>
          </table:table-cell>
          <table:table-cell table:style-name="ce2" office:value-type="float" office:value="38.8267">
            <text:p>38,826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float" office:value="0.00160516">
            <text:p>0,0016051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5672">
            <text:p>54,5672</text:p>
          </table:table-cell>
          <table:table-cell table:style-name="ce2" office:value-type="float" office:value="39.1353">
            <text:p>39,13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float" office:value="0.00162317">
            <text:p>0,0016231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7871">
            <text:p>50,7871</text:p>
          </table:table-cell>
          <table:table-cell table:style-name="ce2" office:value-type="float" office:value="39.3594">
            <text:p>39,359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float" office:value="0.00156584">
            <text:p>0,0015658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3031">
            <text:p>57,3031</text:p>
          </table:table-cell>
          <table:table-cell table:style-name="ce2" office:value-type="float" office:value="39.6979">
            <text:p>39,697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0.00241789">
            <text:p>0,0024178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0075">
            <text:p>52,0075</text:p>
          </table:table-cell>
          <table:table-cell table:style-name="ce2" office:value-type="float" office:value="39.9259">
            <text:p>39,925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float" office:value="0.00164971">
            <text:p>0,0016497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1288">
            <text:p>53,1288</text:p>
          </table:table-cell>
          <table:table-cell table:style-name="ce2" office:value-type="float" office:value="40.166">
            <text:p>40,16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float" office:value="0.0017375">
            <text:p>0,001737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7318">
            <text:p>53,7318</text:p>
          </table:table-cell>
          <table:table-cell table:style-name="ce2" office:value-type="float" office:value="40.4082">
            <text:p>40,408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float" office:value="0.00170943">
            <text:p>0,0017094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9188">
            <text:p>55,9188</text:p>
          </table:table-cell>
          <table:table-cell table:style-name="ce2" office:value-type="float" office:value="40.6803">
            <text:p>40,680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float" office:value="0.00157289">
            <text:p>0,00157289</text:p>
          </table:table-cell>
          <table:table-cell table:style-name="ce2" office:value-type="float" office:value="0.0448257">
            <text:p>0,0448257</text:p>
          </table:table-cell>
          <table:table-cell table:style-name="ce2" office:value-type="float" office:value="0.00857542">
            <text:p>0,00857542</text:p>
          </table:table-cell>
          <table:table-cell table:style-name="ce2" office:value-type="float" office:value="0.110179">
            <text:p>0,110179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119678">
            <text:p>0,0119678</text:p>
          </table:table-cell>
          <table:table-cell table:style-name="ce2" office:value-type="float" office:value="5.17416">
            <text:p>5,17416</text:p>
          </table:table-cell>
          <table:table-cell table:style-name="ce2" office:value-type="float" office:value="40.0681">
            <text:p>40,068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0.00162352">
            <text:p>0,0016235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5213">
            <text:p>53,5213</text:p>
          </table:table-cell>
          <table:table-cell table:style-name="ce2" office:value-type="float" office:value="40.2962">
            <text:p>40,296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float" office:value="0.00166138">
            <text:p>0,0016613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479">
            <text:p>53,479</text:p>
          </table:table-cell>
          <table:table-cell table:style-name="ce2" office:value-type="float" office:value="40.5159">
            <text:p>40,515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style-name="ce2" office:value-type="float" office:value="0.00159691">
            <text:p>0,0015969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9044">
            <text:p>57,9044</text:p>
          </table:table-cell>
          <table:table-cell table:style-name="ce2" office:value-type="float" office:value="40.8009">
            <text:p>40,80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style-name="ce2" office:value-type="float" office:value="0.00180043">
            <text:p>0,0018004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3794">
            <text:p>51,3794</text:p>
          </table:table-cell>
          <table:table-cell table:style-name="ce2" office:value-type="float" office:value="40.9716">
            <text:p>40,971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style-name="ce2" office:value-type="float" office:value="0.00165586">
            <text:p>0,0016558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0256">
            <text:p>56,0256</text:p>
          </table:table-cell>
          <table:table-cell table:style-name="ce2" office:value-type="float" office:value="41.2105">
            <text:p>41,210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float" office:value="0.00190736">
            <text:p>0,001907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2239">
            <text:p>56,2239</text:p>
          </table:table-cell>
          <table:table-cell table:style-name="ce2" office:value-type="float" office:value="41.4451">
            <text:p>41,445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style-name="ce2" office:value-type="float" office:value="0.00169679">
            <text:p>0,001696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1827">
            <text:p>53,1827</text:p>
          </table:table-cell>
          <table:table-cell table:style-name="ce2" office:value-type="float" office:value="41.6257">
            <text:p>41,625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style-name="ce2" office:value-type="float" office:value="0.00160516">
            <text:p>0,0016051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3047">
            <text:p>49,3047</text:p>
          </table:table-cell>
          <table:table-cell table:style-name="ce2" office:value-type="float" office:value="41.742">
            <text:p>41,74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style-name="ce2" office:value-type="float" office:value="0.0020103">
            <text:p>0,002010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237">
            <text:p>48,237</text:p>
          </table:table-cell>
          <table:table-cell table:style-name="ce2" office:value-type="float" office:value="41.839">
            <text:p>41,83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float" office:value="0.00160536">
            <text:p>0,001605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9785">
            <text:p>55,9785</text:p>
          </table:table-cell>
          <table:table-cell table:style-name="ce2" office:value-type="float" office:value="42.0469">
            <text:p>42,046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float" office:value="0.00162485">
            <text:p>0,0016248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7221">
            <text:p>51,7221</text:p>
          </table:table-cell>
          <table:table-cell table:style-name="ce2" office:value-type="float" office:value="42.1871">
            <text:p>42,187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style-name="ce2" office:value-type="float" office:value="0.00190359">
            <text:p>0,00190359</text:p>
          </table:table-cell>
          <table:table-cell table:style-name="ce2" office:value-type="float" office:value="0.0305069">
            <text:p>0,0305069</text:p>
          </table:table-cell>
          <table:table-cell table:style-name="ce2" office:value-type="float" office:value="0.00421993">
            <text:p>0,00421993</text:p>
          </table:table-cell>
          <table:table-cell table:style-name="ce2" office:value-type="float" office:value="0.121659">
            <text:p>0,121659</text:p>
          </table:table-cell>
          <table:table-cell table:style-name="ce2" office:value-type="float" office:value="0.000003632">
            <text:p>0,0000036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73253">
            <text:p>5,73253</text:p>
          </table:table-cell>
          <table:table-cell table:style-name="ce2" office:value-type="float" office:value="41.6663">
            <text:p>41,666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style-name="ce2" office:value-type="float" office:value="0.00157338">
            <text:p>0,0015733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778">
            <text:p>53,778</text:p>
          </table:table-cell>
          <table:table-cell table:style-name="ce2" office:value-type="float" office:value="41.8369">
            <text:p>41,836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style-name="ce2" office:value-type="float" office:value="0.00170209">
            <text:p>0,0017020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3389">
            <text:p>49,3389</text:p>
          </table:table-cell>
          <table:table-cell table:style-name="ce2" office:value-type="float" office:value="41.9411">
            <text:p>41,941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style-name="ce2" office:value-type="float" office:value="0.00156555">
            <text:p>0,0015655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0886">
            <text:p>60,0886</text:p>
          </table:table-cell>
          <table:table-cell table:style-name="ce2" office:value-type="float" office:value="42.1897">
            <text:p>42,189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style-name="ce2" office:value-type="float" office:value="0.00163861">
            <text:p>0,0016386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6742">
            <text:p>50,6742</text:p>
          </table:table-cell>
          <table:table-cell table:style-name="ce2" office:value-type="float" office:value="42.3044">
            <text:p>42,304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style-name="ce2" office:value-type="float" office:value="0.00288233">
            <text:p>0,00288233</text:p>
          </table:table-cell>
          <table:table-cell table:style-name="ce2" office:value-type="float" office:value="0.0516632">
            <text:p>0,0516632</text:p>
          </table:table-cell>
          <table:table-cell table:style-name="ce2" office:value-type="float" office:value="0.00496758">
            <text:p>0,00496758</text:p>
          </table:table-cell>
          <table:table-cell table:style-name="ce2" office:value-type="float" office:value="0.0504767">
            <text:p>0,0504767</text:p>
          </table:table-cell>
          <table:table-cell table:style-name="ce2" office:value-type="float" office:value="0.000003771">
            <text:p>0,000003771</text:p>
          </table:table-cell>
          <table:table-cell table:style-name="ce2" office:value-type="float" office:value="0.00905076">
            <text:p>0,00905076</text:p>
          </table:table-cell>
          <table:table-cell table:style-name="ce2" office:value-type="float" office:value="7.31128">
            <text:p>7,31128</text:p>
          </table:table-cell>
          <table:table-cell table:style-name="ce2" office:value-type="float" office:value="41.8378">
            <text:p>41,837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style-name="ce2" office:value-type="float" office:value="0.00157848">
            <text:p>0,0015784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7466">
            <text:p>54,7466</text:p>
          </table:table-cell>
          <table:table-cell table:style-name="ce2" office:value-type="float" office:value="42.0076">
            <text:p>42,007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style-name="ce2" office:value-type="float" office:value="0.00166529">
            <text:p>0,0016652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5531">
            <text:p>48,5531</text:p>
          </table:table-cell>
          <table:table-cell table:style-name="ce2" office:value-type="float" office:value="42.0927">
            <text:p>42,092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style-name="ce2" office:value-type="float" office:value="0.00174106">
            <text:p>0,0017410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0946">
            <text:p>56,0946</text:p>
          </table:table-cell>
          <table:table-cell table:style-name="ce2" office:value-type="float" office:value="42.2722">
            <text:p>42,272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float" office:value="0.00171453">
            <text:p>0,00171453</text:p>
          </table:table-cell>
          <table:table-cell table:style-name="ce2" office:value-type="float" office:value="0.0795708">
            <text:p>0,0795708</text:p>
          </table:table-cell>
          <table:table-cell table:style-name="ce2" office:value-type="float" office:value="0.00479877">
            <text:p>0,00479877</text:p>
          </table:table-cell>
          <table:table-cell table:style-name="ce2" office:value-type="float" office:value="0.0155093">
            <text:p>0,0155093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96248">
            <text:p>0,00896248</text:p>
          </table:table-cell>
          <table:table-cell table:style-name="ce2" office:value-type="float" office:value="7.67189">
            <text:p>7,67189</text:p>
          </table:table-cell>
          <table:table-cell table:style-name="ce2" office:value-type="float" office:value="41.8342">
            <text:p>41,834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style-name="ce2" office:value-type="float" office:value="0.00165851">
            <text:p>0,0016585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5346">
            <text:p>55,5346</text:p>
          </table:table-cell>
          <table:table-cell table:style-name="ce2" office:value-type="float" office:value="42.0054">
            <text:p>42,005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style-name="ce2" office:value-type="float" office:value="0.00170202">
            <text:p>0,0017020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2551">
            <text:p>52,2551</text:p>
          </table:table-cell>
          <table:table-cell table:style-name="ce2" office:value-type="float" office:value="42.132">
            <text:p>42,13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style-name="ce2" office:value-type="float" office:value="0.00161137">
            <text:p>0,0016113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109">
            <text:p>49,109</text:p>
          </table:table-cell>
          <table:table-cell table:style-name="ce2" office:value-type="float" office:value="42.2171">
            <text:p>42,217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style-name="ce2" office:value-type="float" office:value="0.001961">
            <text:p>0,00196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7168">
            <text:p>55,7168</text:p>
          </table:table-cell>
          <table:table-cell table:style-name="ce2" office:value-type="float" office:value="42.3797">
            <text:p>42,379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style-name="ce2" office:value-type="float" office:value="0.0019934">
            <text:p>0,001993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1648">
            <text:p>54,1648</text:p>
          </table:table-cell>
          <table:table-cell table:style-name="ce2" office:value-type="float" office:value="42.52">
            <text:p>42,5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style-name="ce2" office:value-type="float" office:value="0.00160117">
            <text:p>0,0016011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6517">
            <text:p>55,6517</text:p>
          </table:table-cell>
          <table:table-cell table:style-name="ce2" office:value-type="float" office:value="42.6745">
            <text:p>42,674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style-name="ce2" office:value-type="float" office:value="0.00192565">
            <text:p>0,0019256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3104">
            <text:p>53,3104</text:p>
          </table:table-cell>
          <table:table-cell table:style-name="ce2" office:value-type="float" office:value="42.7982">
            <text:p>42,798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style-name="ce2" office:value-type="float" office:value="0.00201617">
            <text:p>0,0020161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6502">
            <text:p>49,6502</text:p>
          </table:table-cell>
          <table:table-cell table:style-name="ce2" office:value-type="float" office:value="42.8769">
            <text:p>42,876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float" office:value="0.00162394">
            <text:p>0,0016239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5756">
            <text:p>58,5756</text:p>
          </table:table-cell>
          <table:table-cell table:style-name="ce2" office:value-type="float" office:value="43.0553">
            <text:p>43,05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style-name="ce2" office:value-type="float" office:value="0.0016083">
            <text:p>0,001608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9966">
            <text:p>51,9966</text:p>
          </table:table-cell>
          <table:table-cell table:style-name="ce2" office:value-type="float" office:value="43.1558">
            <text:p>43,155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style-name="ce2" office:value-type="float" office:value="0.0015995">
            <text:p>0,001599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7957">
            <text:p>56,7957</text:p>
          </table:table-cell>
          <table:table-cell table:style-name="ce2" office:value-type="float" office:value="43.3073">
            <text:p>43,307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float" office:value="0.00172207">
            <text:p>0,0017220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237">
            <text:p>52,8237</text:p>
          </table:table-cell>
          <table:table-cell table:style-name="ce2" office:value-type="float" office:value="43.4119">
            <text:p>43,411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style-name="ce2" office:value-type="float" office:value="0.0117945">
            <text:p>0,011794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29.3583">
            <text:p>29,3583</text:p>
          </table:table-cell>
          <table:table-cell table:style-name="ce2" office:value-type="float" office:value="43.2592">
            <text:p>43,259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style-name="ce2" office:value-type="float" office:value="0.00166752">
            <text:p>0,0016675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3959">
            <text:p>53,3959</text:p>
          </table:table-cell>
          <table:table-cell table:style-name="ce2" office:value-type="float" office:value="43.3682">
            <text:p>43,368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style-name="ce2" office:value-type="float" office:value="0.00163428">
            <text:p>0,0016342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0817">
            <text:p>55,0817</text:p>
          </table:table-cell>
          <table:table-cell table:style-name="ce2" office:value-type="float" office:value="43.4928">
            <text:p>43,492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style-name="ce2" office:value-type="float" office:value="0.00156311">
            <text:p>0,0015631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6038">
            <text:p>57,6038</text:p>
          </table:table-cell>
          <table:table-cell table:style-name="ce2" office:value-type="float" office:value="43.6413">
            <text:p>43,641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style-name="ce2" office:value-type="float" office:value="0.00156346">
            <text:p>0,0015634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1025">
            <text:p>58,1025</text:p>
          </table:table-cell>
          <table:table-cell table:style-name="ce2" office:value-type="float" office:value="43.7919">
            <text:p>43,791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style-name="ce2" office:value-type="float" office:value="0.00163072">
            <text:p>0,0016307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3.1748">
            <text:p>63,1748</text:p>
          </table:table-cell>
          <table:table-cell table:style-name="ce2" office:value-type="float" office:value="43.9918">
            <text:p>43,991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style-name="ce2" office:value-type="float" office:value="0.00185281">
            <text:p>0,0018528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104">
            <text:p>54,104</text:p>
          </table:table-cell>
          <table:table-cell table:style-name="ce2" office:value-type="float" office:value="44.095">
            <text:p>44,09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style-name="ce2" office:value-type="float" office:value="0.00161759">
            <text:p>0,0016175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9388">
            <text:p>54,9388</text:p>
          </table:table-cell>
          <table:table-cell table:style-name="ce2" office:value-type="float" office:value="44.2045">
            <text:p>44,204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style-name="ce2" office:value-type="float" office:value="0.00200402">
            <text:p>0,0020040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8125">
            <text:p>53,8125</text:p>
          </table:table-cell>
          <table:table-cell table:style-name="ce2" office:value-type="float" office:value="44.3006">
            <text:p>44,300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style-name="ce2" office:value-type="float" office:value="0.00180916">
            <text:p>0,00180916</text:p>
          </table:table-cell>
          <table:table-cell table:style-name="ce2" office:value-type="float" office:value="0.0547343">
            <text:p>0,0547343</text:p>
          </table:table-cell>
          <table:table-cell table:style-name="ce2" office:value-type="float" office:value="0.00406335">
            <text:p>0,00406335</text:p>
          </table:table-cell>
          <table:table-cell table:style-name="ce2" office:value-type="float" office:value="0.0562841">
            <text:p>0,0562841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908735">
            <text:p>0,00908735</text:p>
          </table:table-cell>
          <table:table-cell table:style-name="ce2" office:value-type="float" office:value="6.99942">
            <text:p>6,99942</text:p>
          </table:table-cell>
          <table:table-cell table:style-name="ce2" office:value-type="float" office:value="43.9313">
            <text:p>43,931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style-name="ce2" office:value-type="float" office:value="0.0015541">
            <text:p>0,001554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6649">
            <text:p>58,6649</text:p>
          </table:table-cell>
          <table:table-cell table:style-name="ce2" office:value-type="float" office:value="44.0757">
            <text:p>44,075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style-name="ce2" office:value-type="float" office:value="0.00157568">
            <text:p>0,0015756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0684">
            <text:p>54,0684</text:p>
          </table:table-cell>
          <table:table-cell table:style-name="ce2" office:value-type="float" office:value="44.1727">
            <text:p>44,172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style-name="ce2" office:value-type="float" office:value="0.00372944">
            <text:p>0,0037294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3042">
            <text:p>48,3042</text:p>
          </table:table-cell>
          <table:table-cell table:style-name="ce2" office:value-type="float" office:value="44.2124">
            <text:p>44,212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style-name="ce2" office:value-type="float" office:value="0.00173241">
            <text:p>0,0017324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2613">
            <text:p>51,2613</text:p>
          </table:table-cell>
          <table:table-cell table:style-name="ce2" office:value-type="float" office:value="44.2796">
            <text:p>44,279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style-name="ce2" office:value-type="float" office:value="0.00159866">
            <text:p>0,0015986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0447">
            <text:p>54,0447</text:p>
          </table:table-cell>
          <table:table-cell table:style-name="ce2" office:value-type="float" office:value="44.3717">
            <text:p>44,371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style-name="ce2" office:value-type="float" office:value="0.0015615">
            <text:p>0,001561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8727">
            <text:p>55,8727</text:p>
          </table:table-cell>
          <table:table-cell table:style-name="ce2" office:value-type="float" office:value="44.4792">
            <text:p>44,479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style-name="ce2" office:value-type="float" office:value="0.00166864">
            <text:p>0,0016686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5.3841">
            <text:p>45,3841</text:p>
          </table:table-cell>
          <table:table-cell table:style-name="ce2" office:value-type="float" office:value="44.4876">
            <text:p>44,487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style-name="ce2" office:value-type="float" office:value="0.00159181">
            <text:p>0,0015918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5544">
            <text:p>56,5544</text:p>
          </table:table-cell>
          <table:table-cell table:style-name="ce2" office:value-type="float" office:value="44.5983">
            <text:p>44,598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style-name="ce2" office:value-type="float" office:value="0.00161479">
            <text:p>0,001614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441">
            <text:p>60,441</text:p>
          </table:table-cell>
          <table:table-cell table:style-name="ce2" office:value-type="float" office:value="44.7423">
            <text:p>44,742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style-name="ce2" office:value-type="float" office:value="0.00182676">
            <text:p>0,0018267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8329">
            <text:p>48,8329</text:p>
          </table:table-cell>
          <table:table-cell table:style-name="ce2" office:value-type="float" office:value="44.7791">
            <text:p>44,779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style-name="ce2" office:value-type="float" office:value="0.00159223">
            <text:p>0,0015922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5844">
            <text:p>50,5844</text:p>
          </table:table-cell>
          <table:table-cell table:style-name="ce2" office:value-type="float" office:value="44.831">
            <text:p>44,83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style-name="ce2" office:value-type="float" office:value="0.0015958">
            <text:p>0,001595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2333">
            <text:p>55,2333</text:p>
          </table:table-cell>
          <table:table-cell table:style-name="ce2" office:value-type="float" office:value="44.923">
            <text:p>44,92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style-name="ce2" office:value-type="float" office:value="0.00157051">
            <text:p>0,0015705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2.8379">
            <text:p>62,8379</text:p>
          </table:table-cell>
          <table:table-cell table:style-name="ce2" office:value-type="float" office:value="45.0802">
            <text:p>45,08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style-name="ce2" office:value-type="float" office:value="0.00157659">
            <text:p>0,00157659</text:p>
          </table:table-cell>
          <table:table-cell table:style-name="ce2" office:value-type="float" office:value="0.0331024">
            <text:p>0,0331024</text:p>
          </table:table-cell>
          <table:table-cell table:style-name="ce2" office:value-type="float" office:value="0.00449664">
            <text:p>0,00449664</text:p>
          </table:table-cell>
          <table:table-cell table:style-name="ce2" office:value-type="float" office:value="0.122516">
            <text:p>0,122516</text:p>
          </table:table-cell>
          <table:table-cell table:style-name="ce2" office:value-type="float" office:value="0.000002653">
            <text:p>0,0000026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65285">
            <text:p>5,65285</text:p>
          </table:table-cell>
          <table:table-cell table:style-name="ce2" office:value-type="float" office:value="44.7373">
            <text:p>44,737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style-name="ce2" office:value-type="float" office:value="0.00194982">
            <text:p>0,0019498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1077">
            <text:p>52,1077</text:p>
          </table:table-cell>
          <table:table-cell table:style-name="ce2" office:value-type="float" office:value="44.8009">
            <text:p>44,80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style-name="ce2" office:value-type="float" office:value="0.00203991">
            <text:p>0,0020399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0656">
            <text:p>54,0656</text:p>
          </table:table-cell>
          <table:table-cell table:style-name="ce2" office:value-type="float" office:value="44.8801">
            <text:p>44,880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style-name="ce2" office:value-type="float" office:value="0.00163721">
            <text:p>0,0016372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0546">
            <text:p>47,0546</text:p>
          </table:table-cell>
          <table:table-cell table:style-name="ce2" office:value-type="float" office:value="44.8985">
            <text:p>44,898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style-name="ce2" office:value-type="float" office:value="0.00179673">
            <text:p>0,001796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1584">
            <text:p>48,1584</text:p>
          </table:table-cell>
          <table:table-cell table:style-name="ce2" office:value-type="float" office:value="44.9259">
            <text:p>44,925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style-name="ce2" office:value-type="float" office:value="0.00160837">
            <text:p>0,0016083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3289">
            <text:p>56,3289</text:p>
          </table:table-cell>
          <table:table-cell table:style-name="ce2" office:value-type="float" office:value="45.0209">
            <text:p>45,02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style-name="ce2" office:value-type="float" office:value="0.00586867">
            <text:p>0,0058686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4.6008">
            <text:p>44,6008</text:p>
          </table:table-cell>
          <table:table-cell table:style-name="ce2" office:value-type="float" office:value="45.0174">
            <text:p>45,017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style-name="ce2" office:value-type="float" office:value="0.00166459">
            <text:p>0,0016645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2968">
            <text:p>50,2968</text:p>
          </table:table-cell>
          <table:table-cell table:style-name="ce2" office:value-type="float" office:value="45.0607">
            <text:p>45,060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style-name="ce2" office:value-type="float" office:value="0.00163973">
            <text:p>0,001639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6.5297">
            <text:p>36,5297</text:p>
          </table:table-cell>
          <table:table-cell table:style-name="ce2" office:value-type="float" office:value="44.9913">
            <text:p>44,991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style-name="ce2" office:value-type="float" office:value="0.00171599">
            <text:p>0,00171599</text:p>
          </table:table-cell>
          <table:table-cell table:style-name="ce2" office:value-type="float" office:value="0.0294113">
            <text:p>0,0294113</text:p>
          </table:table-cell>
          <table:table-cell table:style-name="ce2" office:value-type="float" office:value="0.00439062">
            <text:p>0,00439062</text:p>
          </table:table-cell>
          <table:table-cell table:style-name="ce2" office:value-type="float" office:value="0.132771">
            <text:p>0,132771</text:p>
          </table:table-cell>
          <table:table-cell table:style-name="ce2" office:value-type="float" office:value="0.000003632">
            <text:p>0,0000036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25337">
            <text:p>5,25337</text:p>
          </table:table-cell>
          <table:table-cell table:style-name="ce2" office:value-type="float" office:value="44.6709">
            <text:p>44,67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style-name="ce2" office:value-type="float" office:value="0.00170642">
            <text:p>0,0017064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0155">
            <text:p>50,0155</text:p>
          </table:table-cell>
          <table:table-cell table:style-name="ce2" office:value-type="float" office:value="44.7136">
            <text:p>44,713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style-name="ce2" office:value-type="float" office:value="0.00165991">
            <text:p>0,0016599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7515">
            <text:p>49,7515</text:p>
          </table:table-cell>
          <table:table-cell table:style-name="ce2" office:value-type="float" office:value="44.7536">
            <text:p>44,753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style-name="ce2" office:value-type="float" office:value="0.00174309">
            <text:p>0,0017430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628">
            <text:p>60,628</text:p>
          </table:table-cell>
          <table:table-cell table:style-name="ce2" office:value-type="float" office:value="44.8786">
            <text:p>44,878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style-name="ce2" office:value-type="float" office:value="0.00172814">
            <text:p>0,00172814</text:p>
          </table:table-cell>
          <table:table-cell table:style-name="ce2" office:value-type="float" office:value="0.0978213">
            <text:p>0,0978213</text:p>
          </table:table-cell>
          <table:table-cell table:style-name="ce2" office:value-type="float" office:value="0.0048719">
            <text:p>0,0048719</text:p>
          </table:table-cell>
          <table:table-cell table:style-name="ce2" office:value-type="float" office:value="0.0235145">
            <text:p>0,0235145</text:p>
          </table:table-cell>
          <table:table-cell table:style-name="ce2" office:value-type="float" office:value="0.000003842">
            <text:p>0,000003842</text:p>
          </table:table-cell>
          <table:table-cell table:style-name="ce2" office:value-type="float" office:value="0.0125441">
            <text:p>0,0125441</text:p>
          </table:table-cell>
          <table:table-cell table:style-name="ce2" office:value-type="float" office:value="6.3272">
            <text:p>6,3272</text:p>
          </table:table-cell>
          <table:table-cell table:style-name="ce2" office:value-type="float" office:value="44.5774">
            <text:p>44,577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style-name="ce2" office:value-type="float" office:value="0.00167947">
            <text:p>0,0016794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0481">
            <text:p>56,0481</text:p>
          </table:table-cell>
          <table:table-cell table:style-name="ce2" office:value-type="float" office:value="44.6664">
            <text:p>44,666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style-name="ce2" office:value-type="float" office:value="0.00201924">
            <text:p>0,0020192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9555">
            <text:p>50,9555</text:p>
          </table:table-cell>
          <table:table-cell table:style-name="ce2" office:value-type="float" office:value="44.7147">
            <text:p>44,714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style-name="ce2" office:value-type="float" office:value="0.00197685">
            <text:p>0,00197685</text:p>
          </table:table-cell>
          <table:table-cell table:style-name="ce2" office:value-type="float" office:value="0.0351139">
            <text:p>0,0351139</text:p>
          </table:table-cell>
          <table:table-cell table:style-name="ce2" office:value-type="float" office:value="0.0043974">
            <text:p>0,0043974</text:p>
          </table:table-cell>
          <table:table-cell table:style-name="ce2" office:value-type="float" office:value="0.1237">
            <text:p>0,1237</text:p>
          </table:table-cell>
          <table:table-cell table:style-name="ce2" office:value-type="float" office:value="0.00000405">
            <text:p>0,00000405</text:p>
          </table:table-cell>
          <table:table-cell table:style-name="ce2" office:value-type="float" office:value="0.0089724">
            <text:p>0,0089724</text:p>
          </table:table-cell>
          <table:table-cell table:style-name="ce2" office:value-type="float" office:value="5.21112">
            <text:p>5,21112</text:p>
          </table:table-cell>
          <table:table-cell table:style-name="ce2" office:value-type="float" office:value="44.4132">
            <text:p>44,41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style-name="ce2" office:value-type="float" office:value="0.00159503">
            <text:p>0,0015950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0956">
            <text:p>50,0956</text:p>
          </table:table-cell>
          <table:table-cell table:style-name="ce2" office:value-type="float" office:value="44.4562">
            <text:p>44,456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style-name="ce2" office:value-type="float" office:value="0.00176886">
            <text:p>0,0017688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1577">
            <text:p>55,1577</text:p>
          </table:table-cell>
          <table:table-cell table:style-name="ce2" office:value-type="float" office:value="44.5367">
            <text:p>44,536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style-name="ce2" office:value-type="float" office:value="0.00179638">
            <text:p>0,00179638</text:p>
          </table:table-cell>
          <table:table-cell table:style-name="ce2" office:value-type="float" office:value="0.104333">
            <text:p>0,104333</text:p>
          </table:table-cell>
          <table:table-cell table:style-name="ce2" office:value-type="float" office:value="0.0081834">
            <text:p>0,0081834</text:p>
          </table:table-cell>
          <table:table-cell table:style-name="ce2" office:value-type="float" office:value="0.0272696">
            <text:p>0,0272696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98294">
            <text:p>0,00898294</text:p>
          </table:table-cell>
          <table:table-cell table:style-name="ce2" office:value-type="float" office:value="5.84303">
            <text:p>5,84303</text:p>
          </table:table-cell>
          <table:table-cell table:style-name="ce2" office:value-type="float" office:value="44.2479">
            <text:p>44,247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style-name="ce2" office:value-type="float" office:value="0.00168596">
            <text:p>0,0016859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8808">
            <text:p>51,8808</text:p>
          </table:table-cell>
          <table:table-cell table:style-name="ce2" office:value-type="float" office:value="44.3045">
            <text:p>44,304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style-name="ce2" office:value-type="float" office:value="0.00201903">
            <text:p>0,00201903</text:p>
          </table:table-cell>
          <table:table-cell table:style-name="ce2" office:value-type="float" office:value="0.101022">
            <text:p>0,101022</text:p>
          </table:table-cell>
          <table:table-cell table:style-name="ce2" office:value-type="float" office:value="0.00482839">
            <text:p>0,00482839</text:p>
          </table:table-cell>
          <table:table-cell table:style-name="ce2" office:value-type="float" office:value="0.0302269">
            <text:p>0,0302269</text:p>
          </table:table-cell>
          <table:table-cell table:style-name="ce2" office:value-type="float" office:value="0.000003631">
            <text:p>0,000003631</text:p>
          </table:table-cell>
          <table:table-cell table:style-name="ce2" office:value-type="float" office:value="0.00896702">
            <text:p>0,00896702</text:p>
          </table:table-cell>
          <table:table-cell table:style-name="ce2" office:value-type="float" office:value="5.99283">
            <text:p>5,99283</text:p>
          </table:table-cell>
          <table:table-cell table:style-name="ce2" office:value-type="float" office:value="44.0228">
            <text:p>44,022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style-name="ce2" office:value-type="float" office:value="0.00167849">
            <text:p>0,0016784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7.9664">
            <text:p>37,9664</text:p>
          </table:table-cell>
          <table:table-cell table:style-name="ce2" office:value-type="float" office:value="43.9786">
            <text:p>43,978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style-name="ce2" office:value-type="float" office:value="0.00196379">
            <text:p>0,001963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1498">
            <text:p>47,1498</text:p>
          </table:table-cell>
          <table:table-cell table:style-name="ce2" office:value-type="float" office:value="44.0015">
            <text:p>44,001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style-name="ce2" office:value-type="float" office:value="0.00163141">
            <text:p>0,0016314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3184">
            <text:p>54,3184</text:p>
          </table:table-cell>
          <table:table-cell table:style-name="ce2" office:value-type="float" office:value="44.0758">
            <text:p>44,075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style-name="ce2" office:value-type="float" office:value="0.00164511">
            <text:p>0,0016451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915">
            <text:p>49,915</text:p>
          </table:table-cell>
          <table:table-cell table:style-name="ce2" office:value-type="float" office:value="44.1175">
            <text:p>44,117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style-name="ce2" office:value-type="float" office:value="0.0015782">
            <text:p>0,001578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7712">
            <text:p>60,7712</text:p>
          </table:table-cell>
          <table:table-cell table:style-name="ce2" office:value-type="float" office:value="44.2356">
            <text:p>44,235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style-name="ce2" office:value-type="float" office:value="0.00159573">
            <text:p>0,001595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8673">
            <text:p>51,8673</text:p>
          </table:table-cell>
          <table:table-cell table:style-name="ce2" office:value-type="float" office:value="44.2893">
            <text:p>44,289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style-name="ce2" office:value-type="float" office:value="0.00169644">
            <text:p>0,00169644</text:p>
          </table:table-cell>
          <table:table-cell table:style-name="ce2" office:value-type="float" office:value="0.0423657">
            <text:p>0,0423657</text:p>
          </table:table-cell>
          <table:table-cell table:style-name="ce2" office:value-type="float" office:value="0.0127391">
            <text:p>0,0127391</text:p>
          </table:table-cell>
          <table:table-cell table:style-name="ce2" office:value-type="float" office:value="0.127463">
            <text:p>0,127463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90815">
            <text:p>0,00890815</text:p>
          </table:table-cell>
          <table:table-cell table:style-name="ce2" office:value-type="float" office:value="4.77305">
            <text:p>4,77305</text:p>
          </table:table-cell>
          <table:table-cell table:style-name="ce2" office:value-type="float" office:value="44.013">
            <text:p>44,01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style-name="ce2" office:value-type="float" office:value="0.00168205">
            <text:p>0,0016820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5998">
            <text:p>54,5998</text:p>
          </table:table-cell>
          <table:table-cell table:style-name="ce2" office:value-type="float" office:value="44.0865">
            <text:p>44,086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style-name="ce2" office:value-type="float" office:value="0.00164608">
            <text:p>0,0016460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7042">
            <text:p>52,7042</text:p>
          </table:table-cell>
          <table:table-cell table:style-name="ce2" office:value-type="float" office:value="44.1459">
            <text:p>44,145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style-name="ce2" office:value-type="float" office:value="0.00156402">
            <text:p>0,0015640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6.5377">
            <text:p>46,5377</text:p>
          </table:table-cell>
          <table:table-cell table:style-name="ce2" office:value-type="float" office:value="44.1623">
            <text:p>44,162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style-name="ce2" office:value-type="float" office:value="0.00164021">
            <text:p>0,0016402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2964">
            <text:p>56,2964</text:p>
          </table:table-cell>
          <table:table-cell table:style-name="ce2" office:value-type="float" office:value="44.2449">
            <text:p>44,244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style-name="ce2" office:value-type="float" office:value="0.00165355">
            <text:p>0,00165355</text:p>
          </table:table-cell>
          <table:table-cell table:style-name="ce2" office:value-type="float" office:value="0.0311372">
            <text:p>0,0311372</text:p>
          </table:table-cell>
          <table:table-cell table:style-name="ce2" office:value-type="float" office:value="0.00464715">
            <text:p>0,00464715</text:p>
          </table:table-cell>
          <table:table-cell table:style-name="ce2" office:value-type="float" office:value="0.124852">
            <text:p>0,124852</text:p>
          </table:table-cell>
          <table:table-cell table:style-name="ce2" office:value-type="float" office:value="0.000002514">
            <text:p>0,0000025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60402">
            <text:p>5,60402</text:p>
          </table:table-cell>
          <table:table-cell table:style-name="ce2" office:value-type="float" office:value="43.9838">
            <text:p>43,983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style-name="ce2" office:value-type="float" office:value="0.00163169">
            <text:p>0,0016316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8.6056">
            <text:p>38,6056</text:p>
          </table:table-cell>
          <table:table-cell table:style-name="ce2" office:value-type="float" office:value="43.9477">
            <text:p>43,947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style-name="ce2" office:value-type="float" office:value="0.00160208">
            <text:p>0,0016020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7603">
            <text:p>56,7603</text:p>
          </table:table-cell>
          <table:table-cell table:style-name="ce2" office:value-type="float" office:value="44.0331">
            <text:p>44,033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style-name="ce2" office:value-type="float" office:value="0.00160732">
            <text:p>0,0016073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2881">
            <text:p>53,2881</text:p>
          </table:table-cell>
          <table:table-cell table:style-name="ce2" office:value-type="float" office:value="44.0944">
            <text:p>44,094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style-name="ce2" office:value-type="float" office:value="0.00211667">
            <text:p>0,0021166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3968">
            <text:p>59,3968</text:p>
          </table:table-cell>
          <table:table-cell table:style-name="ce2" office:value-type="float" office:value="44.1951">
            <text:p>44,195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style-name="ce2" office:value-type="float" office:value="0.00168282">
            <text:p>0,0016828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1.8359">
            <text:p>41,8359</text:p>
          </table:table-cell>
          <table:table-cell table:style-name="ce2" office:value-type="float" office:value="44.1796">
            <text:p>44,179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style-name="ce2" office:value-type="float" office:value="0.00192943">
            <text:p>0,0019294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0817">
            <text:p>60,0817</text:p>
          </table:table-cell>
          <table:table-cell table:style-name="ce2" office:value-type="float" office:value="44.2829">
            <text:p>44,282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style-name="ce2" office:value-type="float" office:value="0.00159454">
            <text:p>0,0015945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366">
            <text:p>56,366</text:p>
          </table:table-cell>
          <table:table-cell table:style-name="ce2" office:value-type="float" office:value="44.3609">
            <text:p>44,36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style-name="ce2" office:value-type="float" office:value="0.00159901">
            <text:p>0,0015990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8361">
            <text:p>49,8361</text:p>
          </table:table-cell>
          <table:table-cell table:style-name="ce2" office:value-type="float" office:value="44.396">
            <text:p>44,39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style-name="ce2" office:value-type="float" office:value="0.00165209">
            <text:p>0,0016520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9805">
            <text:p>51,9805</text:p>
          </table:table-cell>
          <table:table-cell table:style-name="ce2" office:value-type="float" office:value="44.4443">
            <text:p>44,444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style-name="ce2" office:value-type="float" office:value="0.00160006">
            <text:p>0,0016000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3202">
            <text:p>52,3202</text:p>
          </table:table-cell>
          <table:table-cell table:style-name="ce2" office:value-type="float" office:value="44.4941">
            <text:p>44,494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style-name="ce2" office:value-type="float" office:value="0.00161828">
            <text:p>0,0016182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0501">
            <text:p>53,0501</text:p>
          </table:table-cell>
          <table:table-cell table:style-name="ce2" office:value-type="float" office:value="44.5479">
            <text:p>44,547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style-name="ce2" office:value-type="float" office:value="0.00160145">
            <text:p>0,0016014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3251">
            <text:p>56,3251</text:p>
          </table:table-cell>
          <table:table-cell table:style-name="ce2" office:value-type="float" office:value="44.6215">
            <text:p>44,621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style-name="ce2" office:value-type="float" office:value="0.00168561">
            <text:p>0,00168561</text:p>
          </table:table-cell>
          <table:table-cell table:style-name="ce2" office:value-type="float" office:value="0.0576764">
            <text:p>0,0576764</text:p>
          </table:table-cell>
          <table:table-cell table:style-name="ce2" office:value-type="float" office:value="0.0039412">
            <text:p>0,0039412</text:p>
          </table:table-cell>
          <table:table-cell table:style-name="ce2" office:value-type="float" office:value="0.0345693">
            <text:p>0,0345693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901081">
            <text:p>0,00901081</text:p>
          </table:table-cell>
          <table:table-cell table:style-name="ce2" office:value-type="float" office:value="8.04862">
            <text:p>8,04862</text:p>
          </table:table-cell>
          <table:table-cell table:style-name="ce2" office:value-type="float" office:value="44.3944">
            <text:p>44,394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style-name="ce2" office:value-type="float" office:value="0.00156681">
            <text:p>0,0015668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2586">
            <text:p>56,2586</text:p>
          </table:table-cell>
          <table:table-cell table:style-name="ce2" office:value-type="float" office:value="44.4676">
            <text:p>44,467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style-name="ce2" office:value-type="float" office:value="0.00160459">
            <text:p>0,0016045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0481">
            <text:p>53,0481</text:p>
          </table:table-cell>
          <table:table-cell table:style-name="ce2" office:value-type="float" office:value="44.5203">
            <text:p>44,520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style-name="ce2" office:value-type="float" office:value="0.00177466">
            <text:p>0,0017746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2315">
            <text:p>59,2315</text:p>
          </table:table-cell>
          <table:table-cell table:style-name="ce2" office:value-type="float" office:value="44.61">
            <text:p>44,6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style-name="ce2" office:value-type="float" office:value="0.00158134">
            <text:p>0,0015813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2.2162">
            <text:p>62,2162</text:p>
          </table:table-cell>
          <table:table-cell table:style-name="ce2" office:value-type="float" office:value="44.7167">
            <text:p>44,716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style-name="ce2" office:value-type="float" office:value="0.00157317">
            <text:p>0,0015731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952">
            <text:p>59,952</text:p>
          </table:table-cell>
          <table:table-cell table:style-name="ce2" office:value-type="float" office:value="44.8084">
            <text:p>44,808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style-name="ce2" office:value-type="float" office:value="0.00171173">
            <text:p>0,001711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2.1038">
            <text:p>62,1038</text:p>
          </table:table-cell>
          <table:table-cell table:style-name="ce2" office:value-type="float" office:value="44.912">
            <text:p>44,91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style-name="ce2" office:value-type="float" office:value="0.00174826">
            <text:p>0,0017482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8377">
            <text:p>58,8377</text:p>
          </table:table-cell>
          <table:table-cell table:style-name="ce2" office:value-type="float" office:value="44.9949">
            <text:p>44,994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style-name="ce2" office:value-type="float" office:value="0.00166242">
            <text:p>0,0016624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8733">
            <text:p>59,8733</text:p>
          </table:table-cell>
          <table:table-cell table:style-name="ce2" office:value-type="float" office:value="45.0829">
            <text:p>45,082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style-name="ce2" office:value-type="float" office:value="0.00505677">
            <text:p>0,0050567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6.5256">
            <text:p>36,5256</text:p>
          </table:table-cell>
          <table:table-cell table:style-name="ce2" office:value-type="float" office:value="45.0326">
            <text:p>45,032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style-name="ce2" office:value-type="float" office:value="0.0015819">
            <text:p>0,001581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0032">
            <text:p>59,0032</text:p>
          </table:table-cell>
          <table:table-cell table:style-name="ce2" office:value-type="float" office:value="45.1143">
            <text:p>45,114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style-name="ce2" office:value-type="float" office:value="0.0016882">
            <text:p>0,001688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6111">
            <text:p>55,6111</text:p>
          </table:table-cell>
          <table:table-cell table:style-name="ce2" office:value-type="float" office:value="45.1753">
            <text:p>45,17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style-name="ce2" office:value-type="float" office:value="0.00174575">
            <text:p>0,0017457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6446">
            <text:p>54,6446</text:p>
          </table:table-cell>
          <table:table-cell table:style-name="ce2" office:value-type="float" office:value="45.2301">
            <text:p>45,230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style-name="ce2" office:value-type="float" office:value="0.0019612">
            <text:p>0,001961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1757">
            <text:p>52,1757</text:p>
          </table:table-cell>
          <table:table-cell table:style-name="ce2" office:value-type="float" office:value="45.27">
            <text:p>45,2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style-name="ce2" office:value-type="float" office:value="0.00197741">
            <text:p>0,0019774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2464">
            <text:p>48,2464</text:p>
          </table:table-cell>
          <table:table-cell table:style-name="ce2" office:value-type="float" office:value="45.287">
            <text:p>45,28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style-name="ce2" office:value-type="float" office:value="0.00208769">
            <text:p>0,00208769</text:p>
          </table:table-cell>
          <table:table-cell table:style-name="ce2" office:value-type="float" office:value="0.0283498">
            <text:p>0,0283498</text:p>
          </table:table-cell>
          <table:table-cell table:style-name="ce2" office:value-type="float" office:value="0.00439439">
            <text:p>0,00439439</text:p>
          </table:table-cell>
          <table:table-cell table:style-name="ce2" office:value-type="float" office:value="0.0627232">
            <text:p>0,0627232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56312">
            <text:p>8,56312</text:p>
          </table:table-cell>
          <table:table-cell table:style-name="ce2" office:value-type="float" office:value="45.0783">
            <text:p>45,078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style-name="ce2" office:value-type="float" office:value="0.00194996">
            <text:p>0,0019499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2594">
            <text:p>54,2594</text:p>
          </table:table-cell>
          <table:table-cell table:style-name="ce2" office:value-type="float" office:value="45.1302">
            <text:p>45,13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style-name="ce2" office:value-type="float" office:value="0.00168931">
            <text:p>0,0016893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6427">
            <text:p>52,6427</text:p>
          </table:table-cell>
          <table:table-cell table:style-name="ce2" office:value-type="float" office:value="45.1724">
            <text:p>45,172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style-name="ce2" office:value-type="float" office:value="0.00206897">
            <text:p>0,0020689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726">
            <text:p>47,726</text:p>
          </table:table-cell>
          <table:table-cell table:style-name="ce2" office:value-type="float" office:value="45.1867">
            <text:p>45,186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style-name="ce2" office:value-type="float" office:value="0.00202951">
            <text:p>0,0020295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3506">
            <text:p>59,3506</text:p>
          </table:table-cell>
          <table:table-cell table:style-name="ce2" office:value-type="float" office:value="45.2654">
            <text:p>45,265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style-name="ce2" office:value-type="float" office:value="0.00157051">
            <text:p>0,00157051</text:p>
          </table:table-cell>
          <table:table-cell table:style-name="ce2" office:value-type="float" office:value="0.0980415">
            <text:p>0,0980415</text:p>
          </table:table-cell>
          <table:table-cell table:style-name="ce2" office:value-type="float" office:value="0.00508526">
            <text:p>0,00508526</text:p>
          </table:table-cell>
          <table:table-cell table:style-name="ce2" office:value-type="float" office:value="0.014971">
            <text:p>0,014971</text:p>
          </table:table-cell>
          <table:table-cell table:style-name="ce2" office:value-type="float" office:value="0.000003422">
            <text:p>0,000003422</text:p>
          </table:table-cell>
          <table:table-cell table:style-name="ce2" office:value-type="float" office:value="0.00918158">
            <text:p>0,00918158</text:p>
          </table:table-cell>
          <table:table-cell table:style-name="ce2" office:value-type="float" office:value="6.845">
            <text:p>6,845</text:p>
          </table:table-cell>
          <table:table-cell table:style-name="ce2" office:value-type="float" office:value="45.0531">
            <text:p>45,053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style-name="ce2" office:value-type="float" office:value="0.00161144">
            <text:p>0,0016114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1.9003">
            <text:p>61,9003</text:p>
          </table:table-cell>
          <table:table-cell table:style-name="ce2" office:value-type="float" office:value="45.1457">
            <text:p>45,145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style-name="ce2" office:value-type="float" office:value="0.00171495">
            <text:p>0,0017149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8132">
            <text:p>55,8132</text:p>
          </table:table-cell>
          <table:table-cell table:style-name="ce2" office:value-type="float" office:value="45.204">
            <text:p>45,20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style-name="ce2" office:value-type="float" office:value="0.00162974">
            <text:p>0,0016297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5736">
            <text:p>55,5736</text:p>
          </table:table-cell>
          <table:table-cell table:style-name="ce2" office:value-type="float" office:value="45.2603">
            <text:p>45,260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style-name="ce2" office:value-type="float" office:value="0.00162904">
            <text:p>0,0016290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4116">
            <text:p>58,4116</text:p>
          </table:table-cell>
          <table:table-cell table:style-name="ce2" office:value-type="float" office:value="45.3314">
            <text:p>45,331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style-name="ce2" office:value-type="float" office:value="0.00168771">
            <text:p>0,0016877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6542">
            <text:p>58,6542</text:p>
          </table:table-cell>
          <table:table-cell table:style-name="ce2" office:value-type="float" office:value="45.403">
            <text:p>45,40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style-name="ce2" office:value-type="float" office:value="0.00160934">
            <text:p>0,0016093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5.5698">
            <text:p>65,5698</text:p>
          </table:table-cell>
          <table:table-cell table:style-name="ce2" office:value-type="float" office:value="45.5109">
            <text:p>45,51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style-name="ce2" office:value-type="float" office:value="0.00156402">
            <text:p>0,0015640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5623">
            <text:p>60,5623</text:p>
          </table:table-cell>
          <table:table-cell table:style-name="ce2" office:value-type="float" office:value="45.5909">
            <text:p>45,59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style-name="ce2" office:value-type="float" office:value="0.00169804">
            <text:p>0,0016980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1.08">
            <text:p>61,08</text:p>
          </table:table-cell>
          <table:table-cell table:style-name="ce2" office:value-type="float" office:value="45.6729">
            <text:p>45,672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style-name="ce2" office:value-type="float" office:value="0.00162373">
            <text:p>0,001623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7645">
            <text:p>52,7645</text:p>
          </table:table-cell>
          <table:table-cell table:style-name="ce2" office:value-type="float" office:value="45.7102">
            <text:p>45,71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style-name="ce2" office:value-type="float" office:value="0.00286942">
            <text:p>0,0028694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7196">
            <text:p>51,7196</text:p>
          </table:table-cell>
          <table:table-cell table:style-name="ce2" office:value-type="float" office:value="45.7417">
            <text:p>45,741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style-name="ce2" office:value-type="float" office:value="0.00199689">
            <text:p>0,0019968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3068">
            <text:p>55,3068</text:p>
          </table:table-cell>
          <table:table-cell table:style-name="ce2" office:value-type="float" office:value="45.7915">
            <text:p>45,791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style-name="ce2" office:value-type="float" office:value="0.00200779">
            <text:p>0,002007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9965">
            <text:p>52,9965</text:p>
          </table:table-cell>
          <table:table-cell table:style-name="ce2" office:value-type="float" office:value="45.8288">
            <text:p>45,828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style-name="ce2" office:value-type="float" office:value="0.00203265">
            <text:p>0,0020326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5288">
            <text:p>54,5288</text:p>
          </table:table-cell>
          <table:table-cell table:style-name="ce2" office:value-type="float" office:value="45.8737">
            <text:p>45,873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style-name="ce2" office:value-type="float" office:value="0.00159957">
            <text:p>0,0015995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7645">
            <text:p>54,7645</text:p>
          </table:table-cell>
          <table:table-cell table:style-name="ce2" office:value-type="float" office:value="45.9193">
            <text:p>45,919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style-name="ce2" office:value-type="float" office:value="0.00178828">
            <text:p>0,00178828</text:p>
          </table:table-cell>
          <table:table-cell table:style-name="ce2" office:value-type="float" office:value="0.0752417">
            <text:p>0,0752417</text:p>
          </table:table-cell>
          <table:table-cell table:style-name="ce2" office:value-type="float" office:value="0.00496918">
            <text:p>0,00496918</text:p>
          </table:table-cell>
          <table:table-cell table:style-name="ce2" office:value-type="float" office:value="0.0206116">
            <text:p>0,0206116</text:p>
          </table:table-cell>
          <table:table-cell table:style-name="ce2" office:value-type="float" office:value="0.000002514">
            <text:p>0,000002514</text:p>
          </table:table-cell>
          <table:table-cell table:style-name="ce2" office:value-type="float" office:value="0.00888377">
            <text:p>0,00888377</text:p>
          </table:table-cell>
          <table:table-cell table:style-name="ce2" office:value-type="float" office:value="7.78732">
            <text:p>7,78732</text:p>
          </table:table-cell>
          <table:table-cell table:style-name="ce2" office:value-type="float" office:value="45.7247">
            <text:p>45,724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style-name="ce2" office:value-type="float" office:value="0.00162317">
            <text:p>0,0016231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6568">
            <text:p>57,6568</text:p>
          </table:table-cell>
          <table:table-cell table:style-name="ce2" office:value-type="float" office:value="45.7853">
            <text:p>45,78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style-name="ce2" office:value-type="float" office:value="0.00159216">
            <text:p>0,0015921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6268">
            <text:p>54,6268</text:p>
          </table:table-cell>
          <table:table-cell table:style-name="ce2" office:value-type="float" office:value="45.8299">
            <text:p>45,829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style-name="ce2" office:value-type="float" office:value="0.00171543">
            <text:p>0,0017154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0412">
            <text:p>55,0412</text:p>
          </table:table-cell>
          <table:table-cell table:style-name="ce2" office:value-type="float" office:value="45.8762">
            <text:p>45,876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style-name="ce2" office:value-type="float" office:value="0.00160425">
            <text:p>0,0016042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7607">
            <text:p>53,7607</text:p>
          </table:table-cell>
          <table:table-cell table:style-name="ce2" office:value-type="float" office:value="45.9156">
            <text:p>45,915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style-name="ce2" office:value-type="float" office:value="0.0020492">
            <text:p>0,002049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6.4403">
            <text:p>46,4403</text:p>
          </table:table-cell>
          <table:table-cell table:style-name="ce2" office:value-type="float" office:value="45.9183">
            <text:p>45,918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style-name="ce2" office:value-type="float" office:value="0.00227807">
            <text:p>0,0022780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18">
            <text:p>53,18</text:p>
          </table:table-cell>
          <table:table-cell table:style-name="ce2" office:value-type="float" office:value="45.9542">
            <text:p>45,954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style-name="ce2" office:value-type="float" office:value="0.00160341">
            <text:p>0,0016034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0483">
            <text:p>57,0483</text:p>
          </table:table-cell>
          <table:table-cell table:style-name="ce2" office:value-type="float" office:value="46.0089">
            <text:p>46,008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style-name="ce2" office:value-type="float" office:value="0.00160592">
            <text:p>0,0016059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6033">
            <text:p>49,6033</text:p>
          </table:table-cell>
          <table:table-cell table:style-name="ce2" office:value-type="float" office:value="46.0265">
            <text:p>46,026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style-name="ce2" office:value-type="float" office:value="0.00165747">
            <text:p>0,0016574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0321">
            <text:p>52,0321</text:p>
          </table:table-cell>
          <table:table-cell table:style-name="ce2" office:value-type="float" office:value="46.0558">
            <text:p>46,055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style-name="ce2" office:value-type="float" office:value="0.00156688">
            <text:p>0,0015668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6608">
            <text:p>57,6608</text:p>
          </table:table-cell>
          <table:table-cell table:style-name="ce2" office:value-type="float" office:value="46.1121">
            <text:p>46,112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style-name="ce2" office:value-type="float" office:value="0.00251791">
            <text:p>0,0025179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4355">
            <text:p>55,4355</text:p>
          </table:table-cell>
          <table:table-cell table:style-name="ce2" office:value-type="float" office:value="46.1571">
            <text:p>46,157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style-name="ce2" office:value-type="float" office:value="0.00163079">
            <text:p>0,001630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5579">
            <text:p>54,5579</text:p>
          </table:table-cell>
          <table:table-cell table:style-name="ce2" office:value-type="float" office:value="46.1975">
            <text:p>46,197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style-name="ce2" office:value-type="float" office:value="0.00172961">
            <text:p>0,0017296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225">
            <text:p>57,225</text:p>
          </table:table-cell>
          <table:table-cell table:style-name="ce2" office:value-type="float" office:value="46.2503">
            <text:p>46,250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style-name="ce2" office:value-type="float" office:value="0.0017623">
            <text:p>0,001762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7881">
            <text:p>54,7881</text:p>
          </table:table-cell>
          <table:table-cell table:style-name="ce2" office:value-type="float" office:value="46.2909">
            <text:p>46,29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style-name="ce2" office:value-type="float" office:value="0.00200835">
            <text:p>0,0020083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4647">
            <text:p>53,4647</text:p>
          </table:table-cell>
          <table:table-cell table:style-name="ce2" office:value-type="float" office:value="46.3249">
            <text:p>46,324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style-name="ce2" office:value-type="float" office:value="0.00201694">
            <text:p>0,0020169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1886">
            <text:p>54,1886</text:p>
          </table:table-cell>
          <table:table-cell table:style-name="ce2" office:value-type="float" office:value="46.362">
            <text:p>46,36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style-name="ce2" office:value-type="float" office:value="0.00195848">
            <text:p>0,0019584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8622">
            <text:p>53,8622</text:p>
          </table:table-cell>
          <table:table-cell table:style-name="ce2" office:value-type="float" office:value="46.3973">
            <text:p>46,397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style-name="ce2" office:value-type="float" office:value="0.00161563">
            <text:p>0,0016156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8403">
            <text:p>47,8403</text:p>
          </table:table-cell>
          <table:table-cell table:style-name="ce2" office:value-type="float" office:value="46.404">
            <text:p>46,40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style-name="ce2" office:value-type="float" office:value="0.00160166">
            <text:p>0,0016016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1719">
            <text:p>53,1719</text:p>
          </table:table-cell>
          <table:table-cell table:style-name="ce2" office:value-type="float" office:value="46.4355">
            <text:p>46,435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style-name="ce2" office:value-type="float" office:value="0.00159587">
            <text:p>0,0015958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0448">
            <text:p>55,0448</text:p>
          </table:table-cell>
          <table:table-cell table:style-name="ce2" office:value-type="float" office:value="46.4753">
            <text:p>46,47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style-name="ce2" office:value-type="float" office:value="0.00156898">
            <text:p>0,0015689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0601">
            <text:p>56,0601</text:p>
          </table:table-cell>
          <table:table-cell table:style-name="ce2" office:value-type="float" office:value="46.5195">
            <text:p>46,519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style-name="ce2" office:value-type="float" office:value="0.00170244">
            <text:p>0,0017024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3555">
            <text:p>52,3555</text:p>
          </table:table-cell>
          <table:table-cell table:style-name="ce2" office:value-type="float" office:value="46.5463">
            <text:p>46,546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style-name="ce2" office:value-type="float" office:value="0.00199124">
            <text:p>0,0019912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2566">
            <text:p>54,2566</text:p>
          </table:table-cell>
          <table:table-cell table:style-name="ce2" office:value-type="float" office:value="46.5815">
            <text:p>46,581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style-name="ce2" office:value-type="float" office:value="0.00157862">
            <text:p>0,0015786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29">
            <text:p>52,829</text:p>
          </table:table-cell>
          <table:table-cell table:style-name="ce2" office:value-type="float" office:value="46.6099">
            <text:p>46,609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style-name="ce2" office:value-type="float" office:value="0.00170154">
            <text:p>0,0017015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792">
            <text:p>50,792</text:p>
          </table:table-cell>
          <table:table-cell table:style-name="ce2" office:value-type="float" office:value="46.6288">
            <text:p>46,628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style-name="ce2" office:value-type="float" office:value="0.00254081">
            <text:p>0,00254081</text:p>
          </table:table-cell>
          <table:table-cell table:style-name="ce2" office:value-type="float" office:value="0.102655">
            <text:p>0,102655</text:p>
          </table:table-cell>
          <table:table-cell table:style-name="ce2" office:value-type="float" office:value="0.00491373">
            <text:p>0,00491373</text:p>
          </table:table-cell>
          <table:table-cell table:style-name="ce2" office:value-type="float" office:value="0.0118475">
            <text:p>0,0118475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92211">
            <text:p>0,00892211</text:p>
          </table:table-cell>
          <table:table-cell table:style-name="ce2" office:value-type="float" office:value="6.76302">
            <text:p>6,76302</text:p>
          </table:table-cell>
          <table:table-cell table:style-name="ce2" office:value-type="float" office:value="46.4492">
            <text:p>46,449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style-name="ce2" office:value-type="float" office:value="0.00160509">
            <text:p>0,0016050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4114">
            <text:p>56,4114</text:p>
          </table:table-cell>
          <table:table-cell table:style-name="ce2" office:value-type="float" office:value="46.4939">
            <text:p>46,493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style-name="ce2" office:value-type="float" office:value="0.00156583">
            <text:p>0,0015658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7479">
            <text:p>58,7479</text:p>
          </table:table-cell>
          <table:table-cell table:style-name="ce2" office:value-type="float" office:value="46.5486">
            <text:p>46,548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style-name="ce2" office:value-type="float" office:value="0.00167129">
            <text:p>0,0016712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0475">
            <text:p>53,0475</text:p>
          </table:table-cell>
          <table:table-cell table:style-name="ce2" office:value-type="float" office:value="46.5775">
            <text:p>46,577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style-name="ce2" office:value-type="float" office:value="0.00165286">
            <text:p>0,0016528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118">
            <text:p>53,118</text:p>
          </table:table-cell>
          <table:table-cell table:style-name="ce2" office:value-type="float" office:value="46.6064">
            <text:p>46,606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style-name="ce2" office:value-type="float" office:value="0.00269733">
            <text:p>0,0026973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9208">
            <text:p>54,9208</text:p>
          </table:table-cell>
          <table:table-cell table:style-name="ce2" office:value-type="float" office:value="46.6431">
            <text:p>46,643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style-name="ce2" office:value-type="float" office:value="0.00166438">
            <text:p>0,0016643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3388">
            <text:p>54,3388</text:p>
          </table:table-cell>
          <table:table-cell table:style-name="ce2" office:value-type="float" office:value="46.6768">
            <text:p>46,676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style-name="ce2" office:value-type="float" office:value="0.00160271">
            <text:p>0,0016027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0691">
            <text:p>54,0691</text:p>
          </table:table-cell>
          <table:table-cell table:style-name="ce2" office:value-type="float" office:value="46.7091">
            <text:p>46,709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style-name="ce2" office:value-type="float" office:value="0.00164475">
            <text:p>0,0016447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1124">
            <text:p>54,1124</text:p>
          </table:table-cell>
          <table:table-cell table:style-name="ce2" office:value-type="float" office:value="46.7413">
            <text:p>46,741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style-name="ce2" office:value-type="float" office:value="0.00191239">
            <text:p>0,0019123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1092">
            <text:p>48,1092</text:p>
          </table:table-cell>
          <table:table-cell table:style-name="ce2" office:value-type="float" office:value="46.7472">
            <text:p>46,74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style-name="ce2" office:value-type="float" office:value="0.00156688">
            <text:p>0,0015668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6714">
            <text:p>58,6714</text:p>
          </table:table-cell>
          <table:table-cell table:style-name="ce2" office:value-type="float" office:value="46.7986">
            <text:p>46,798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style-name="ce2" office:value-type="float" office:value="0.00164399">
            <text:p>0,0016439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8483">
            <text:p>54,8483</text:p>
          </table:table-cell>
          <table:table-cell table:style-name="ce2" office:value-type="float" office:value="46.8331">
            <text:p>46,833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style-name="ce2" office:value-type="float" office:value="0.00165572">
            <text:p>0,0016557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6822">
            <text:p>50,6822</text:p>
          </table:table-cell>
          <table:table-cell table:style-name="ce2" office:value-type="float" office:value="46.8496">
            <text:p>46,849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style-name="ce2" office:value-type="float" office:value="0.0017308">
            <text:p>0,001730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4313">
            <text:p>47,4313</text:p>
          </table:table-cell>
          <table:table-cell table:style-name="ce2" office:value-type="float" office:value="46.8521">
            <text:p>46,852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style-name="ce2" office:value-type="float" office:value="0.00156996">
            <text:p>0,0015699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0902">
            <text:p>57,0902</text:p>
          </table:table-cell>
          <table:table-cell table:style-name="ce2" office:value-type="float" office:value="46.8955">
            <text:p>46,895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style-name="ce2" office:value-type="float" office:value="0.00206436">
            <text:p>0,002064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1129">
            <text:p>52,1129</text:p>
          </table:table-cell>
          <table:table-cell table:style-name="ce2" office:value-type="float" office:value="46.9175">
            <text:p>46,917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style-name="ce2" office:value-type="float" office:value="0.00175168">
            <text:p>0,0017516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3536">
            <text:p>54,3536</text:p>
          </table:table-cell>
          <table:table-cell table:style-name="ce2" office:value-type="float" office:value="46.9487">
            <text:p>46,948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style-name="ce2" office:value-type="float" office:value="0.00197797">
            <text:p>0,0019779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5947">
            <text:p>50,5947</text:p>
          </table:table-cell>
          <table:table-cell table:style-name="ce2" office:value-type="float" office:value="46.964">
            <text:p>46,96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style-name="ce2" office:value-type="float" office:value="0.00199598">
            <text:p>0,0019959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7345">
            <text:p>53,7345</text:p>
          </table:table-cell>
          <table:table-cell table:style-name="ce2" office:value-type="float" office:value="46.9922">
            <text:p>46,992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style-name="ce2" office:value-type="float" office:value="0.00201086">
            <text:p>0,0020108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9497">
            <text:p>52,9497</text:p>
          </table:table-cell>
          <table:table-cell table:style-name="ce2" office:value-type="float" office:value="47.0169">
            <text:p>47,016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style-name="ce2" office:value-type="float" office:value="0.00192244">
            <text:p>0,0019224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3.0888">
            <text:p>43,0888</text:p>
          </table:table-cell>
          <table:table-cell table:style-name="ce2" office:value-type="float" office:value="47.0007">
            <text:p>47,000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style-name="ce2" office:value-type="float" office:value="0.00166536">
            <text:p>0,001665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4662">
            <text:p>58,4662</text:p>
          </table:table-cell>
          <table:table-cell table:style-name="ce2" office:value-type="float" office:value="47.0478">
            <text:p>47,047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style-name="ce2" office:value-type="float" office:value="0.00159957">
            <text:p>0,0015995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843">
            <text:p>51,843</text:p>
          </table:table-cell>
          <table:table-cell table:style-name="ce2" office:value-type="float" office:value="47.0675">
            <text:p>47,067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style-name="ce2" office:value-type="float" office:value="0.00159363">
            <text:p>0,0015936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2496">
            <text:p>56,2496</text:p>
          </table:table-cell>
          <table:table-cell table:style-name="ce2" office:value-type="float" office:value="47.105">
            <text:p>47,10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style-name="ce2" office:value-type="float" office:value="0.00160997">
            <text:p>0,0016099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8.9907">
            <text:p>38,9907</text:p>
          </table:table-cell>
          <table:table-cell table:style-name="ce2" office:value-type="float" office:value="47.072">
            <text:p>47,0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style-name="ce2" office:value-type="float" office:value="0.00164748">
            <text:p>0,0016474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2056">
            <text:p>52,2056</text:p>
          </table:table-cell>
          <table:table-cell table:style-name="ce2" office:value-type="float" office:value="47.0928">
            <text:p>47,092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style-name="ce2" office:value-type="float" office:value="0.00161144">
            <text:p>0,0016114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0.4193">
            <text:p>30,4193</text:p>
          </table:table-cell>
          <table:table-cell table:style-name="ce2" office:value-type="float" office:value="47.0255">
            <text:p>47,025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style-name="ce2" office:value-type="float" office:value="0.00160215">
            <text:p>0,0016021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7758">
            <text:p>52,7758</text:p>
          </table:table-cell>
          <table:table-cell table:style-name="ce2" office:value-type="float" office:value="47.0486">
            <text:p>47,048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style-name="ce2" office:value-type="float" office:value="0.00159468">
            <text:p>0,0015946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7753">
            <text:p>55,7753</text:p>
          </table:table-cell>
          <table:table-cell table:style-name="ce2" office:value-type="float" office:value="47.0835">
            <text:p>47,083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style-name="ce2" office:value-type="float" office:value="0.00169315">
            <text:p>0,00169315</text:p>
          </table:table-cell>
          <table:table-cell table:style-name="ce2" office:value-type="float" office:value="0.0458243">
            <text:p>0,0458243</text:p>
          </table:table-cell>
          <table:table-cell table:style-name="ce2" office:value-type="float" office:value="0.00436178">
            <text:p>0,00436178</text:p>
          </table:table-cell>
          <table:table-cell table:style-name="ce2" office:value-type="float" office:value="0.12283">
            <text:p>0,12283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15549">
            <text:p>5,15549</text:p>
          </table:table-cell>
          <table:table-cell table:style-name="ce2" office:value-type="float" office:value="46.9165">
            <text:p>46,916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style-name="ce2" office:value-type="float" office:value="0.00171543">
            <text:p>0,0017154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0.8913">
            <text:p>40,8913</text:p>
          </table:table-cell>
          <table:table-cell table:style-name="ce2" office:value-type="float" office:value="46.8926">
            <text:p>46,892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style-name="ce2" office:value-type="float" office:value="0.00159363">
            <text:p>0,0015936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989">
            <text:p>52,8989</text:p>
          </table:table-cell>
          <table:table-cell table:style-name="ce2" office:value-type="float" office:value="46.9163">
            <text:p>46,916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style-name="ce2" office:value-type="float" office:value="0.0016759">
            <text:p>0,001675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823">
            <text:p>52,8823</text:p>
          </table:table-cell>
          <table:table-cell table:style-name="ce2" office:value-type="float" office:value="46.9398">
            <text:p>46,939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style-name="ce2" office:value-type="float" office:value="0.00159545">
            <text:p>0,0015954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3415">
            <text:p>48,3415</text:p>
          </table:table-cell>
          <table:table-cell table:style-name="ce2" office:value-type="float" office:value="46.9453">
            <text:p>46,94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style-name="ce2" office:value-type="float" office:value="0.00164462">
            <text:p>0,0016446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9.0291">
            <text:p>39,0291</text:p>
          </table:table-cell>
          <table:table-cell table:style-name="ce2" office:value-type="float" office:value="46.9144">
            <text:p>46,914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style-name="ce2" office:value-type="float" office:value="0.00160578">
            <text:p>0,0016057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7074">
            <text:p>54,7074</text:p>
          </table:table-cell>
          <table:table-cell table:style-name="ce2" office:value-type="float" office:value="46.9447">
            <text:p>46,944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style-name="ce2" office:value-type="float" office:value="0.00158169">
            <text:p>0,0015816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1.9159">
            <text:p>61,9159</text:p>
          </table:table-cell>
          <table:table-cell table:style-name="ce2" office:value-type="float" office:value="47.0027">
            <text:p>47,002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style-name="ce2" office:value-type="float" office:value="0.00161968">
            <text:p>0,0016196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2531">
            <text:p>48,2531</text:p>
          </table:table-cell>
          <table:table-cell table:style-name="ce2" office:value-type="float" office:value="47.0076">
            <text:p>47,007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style-name="ce2" office:value-type="float" office:value="0.00248424">
            <text:p>0,0024842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4556">
            <text:p>58,4556</text:p>
          </table:table-cell>
          <table:table-cell table:style-name="ce2" office:value-type="float" office:value="47.0516">
            <text:p>47,051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style-name="ce2" office:value-type="float" office:value="0.00178569">
            <text:p>0,0017856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8442">
            <text:p>56,8442</text:p>
          </table:table-cell>
          <table:table-cell table:style-name="ce2" office:value-type="float" office:value="47.0891">
            <text:p>47,089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style-name="ce2" office:value-type="float" office:value="0.00186315">
            <text:p>0,0018631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3711">
            <text:p>55,3711</text:p>
          </table:table-cell>
          <table:table-cell table:style-name="ce2" office:value-type="float" office:value="47.1207">
            <text:p>47,120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style-name="ce2" office:value-type="float" office:value="0.0018651">
            <text:p>0,001865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4442">
            <text:p>53,4442</text:p>
          </table:table-cell>
          <table:table-cell table:style-name="ce2" office:value-type="float" office:value="47.1448">
            <text:p>47,144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style-name="ce2" office:value-type="float" office:value="0.00162995">
            <text:p>0,0016299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6.955">
            <text:p>46,955</text:p>
          </table:table-cell>
          <table:table-cell table:style-name="ce2" office:value-type="float" office:value="47.1441">
            <text:p>47,144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style-name="ce2" office:value-type="float" office:value="0.00160208">
            <text:p>0,0016020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6003">
            <text:p>49,6003</text:p>
          </table:table-cell>
          <table:table-cell table:style-name="ce2" office:value-type="float" office:value="47.1533">
            <text:p>47,153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style-name="ce2" office:value-type="float" office:value="0.00167905">
            <text:p>0,0016790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259">
            <text:p>49,259</text:p>
          </table:table-cell>
          <table:table-cell table:style-name="ce2" office:value-type="float" office:value="47.1612">
            <text:p>47,161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style-name="ce2" office:value-type="float" office:value="0.00163833">
            <text:p>0,0016383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9878">
            <text:p>54,9878</text:p>
          </table:table-cell>
          <table:table-cell table:style-name="ce2" office:value-type="float" office:value="47.1906">
            <text:p>47,190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style-name="ce2" office:value-type="float" office:value="0.00160257">
            <text:p>0,0016025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1817">
            <text:p>55,1817</text:p>
          </table:table-cell>
          <table:table-cell table:style-name="ce2" office:value-type="float" office:value="47.2204">
            <text:p>47,220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style-name="ce2" office:value-type="float" office:value="0.00637417">
            <text:p>0,0063741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0.8427">
            <text:p>40,8427</text:p>
          </table:table-cell>
          <table:table-cell table:style-name="ce2" office:value-type="float" office:value="47.1967">
            <text:p>47,196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style-name="ce2" office:value-type="float" office:value="0.00196372">
            <text:p>0,0019637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1517">
            <text:p>56,1517</text:p>
          </table:table-cell>
          <table:table-cell table:style-name="ce2" office:value-type="float" office:value="47.2298">
            <text:p>47,229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style-name="ce2" office:value-type="float" office:value="0.00197266">
            <text:p>0,00197266</text:p>
          </table:table-cell>
          <table:table-cell table:style-name="ce2" office:value-type="float" office:value="0.026374">
            <text:p>0,026374</text:p>
          </table:table-cell>
          <table:table-cell table:style-name="ce2" office:value-type="float" office:value="0.00435898">
            <text:p>0,00435898</text:p>
          </table:table-cell>
          <table:table-cell table:style-name="ce2" office:value-type="float" office:value="0.113338">
            <text:p>0,113338</text:p>
          </table:table-cell>
          <table:table-cell table:style-name="ce2" office:value-type="float" office:value="0.000002445">
            <text:p>0,0000024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19045">
            <text:p>6,19045</text:p>
          </table:table-cell>
          <table:table-cell table:style-name="ce2" office:value-type="float" office:value="47.0784">
            <text:p>47,078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style-name="ce2" office:value-type="float" office:value="0.00185211">
            <text:p>0,0018521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8.8985">
            <text:p>38,8985</text:p>
          </table:table-cell>
          <table:table-cell table:style-name="ce2" office:value-type="float" office:value="47.0483">
            <text:p>47,048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style-name="ce2" office:value-type="float" office:value="0.00209516">
            <text:p>0,0020951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3165">
            <text:p>48,3165</text:p>
          </table:table-cell>
          <table:table-cell table:style-name="ce2" office:value-type="float" office:value="47.053">
            <text:p>47,0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style-name="ce2" office:value-type="float" office:value="0.00173757">
            <text:p>0,0017375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3274">
            <text:p>53,3274</text:p>
          </table:table-cell>
          <table:table-cell table:style-name="ce2" office:value-type="float" office:value="47.0759">
            <text:p>47,075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style-name="ce2" office:value-type="float" office:value="0.00199179">
            <text:p>0,001991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1683">
            <text:p>54,1683</text:p>
          </table:table-cell>
          <table:table-cell table:style-name="ce2" office:value-type="float" office:value="47.1017">
            <text:p>47,101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style-name="ce2" office:value-type="float" office:value="0.00163707">
            <text:p>0,00163707</text:p>
          </table:table-cell>
          <table:table-cell table:style-name="ce2" office:value-type="float" office:value="0.0479254">
            <text:p>0,0479254</text:p>
          </table:table-cell>
          <table:table-cell table:style-name="ce2" office:value-type="float" office:value="0.00454839">
            <text:p>0,00454839</text:p>
          </table:table-cell>
          <table:table-cell table:style-name="ce2" office:value-type="float" office:value="0.0190781">
            <text:p>0,0190781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90207">
            <text:p>0,00890207</text:p>
          </table:table-cell>
          <table:table-cell table:style-name="ce2" office:value-type="float" office:value="10.1233">
            <text:p>10,1233</text:p>
          </table:table-cell>
          <table:table-cell table:style-name="ce2" office:value-type="float" office:value="46.9677">
            <text:p>46,967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style-name="ce2" office:value-type="float" office:value="0.00159216">
            <text:p>0,0015921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2179">
            <text:p>57,2179</text:p>
          </table:table-cell>
          <table:table-cell table:style-name="ce2" office:value-type="float" office:value="47.0047">
            <text:p>47,004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style-name="ce2" office:value-type="float" office:value="0.00170244">
            <text:p>0,0017024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9945">
            <text:p>52,9945</text:p>
          </table:table-cell>
          <table:table-cell table:style-name="ce2" office:value-type="float" office:value="47.0262">
            <text:p>47,026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style-name="ce2" office:value-type="float" office:value="0.00164385">
            <text:p>0,0016438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27.8397">
            <text:p>27,8397</text:p>
          </table:table-cell>
          <table:table-cell table:style-name="ce2" office:value-type="float" office:value="46.9575">
            <text:p>46,957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style-name="ce2" office:value-type="float" office:value="0.00200311">
            <text:p>0,0020031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039">
            <text:p>49,039</text:p>
          </table:table-cell>
          <table:table-cell table:style-name="ce2" office:value-type="float" office:value="46.9649">
            <text:p>46,964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style-name="ce2" office:value-type="float" office:value="0.00163798">
            <text:p>0,0016379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1096">
            <text:p>57,1096</text:p>
          </table:table-cell>
          <table:table-cell table:style-name="ce2" office:value-type="float" office:value="47.001">
            <text:p>47,00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style-name="ce2" office:value-type="float" office:value="0.00163714">
            <text:p>0,0016371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8096">
            <text:p>54,8096</text:p>
          </table:table-cell>
          <table:table-cell table:style-name="ce2" office:value-type="float" office:value="47.0287">
            <text:p>47,028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style-name="ce2" office:value-type="float" office:value="0.0016076">
            <text:p>0,001607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0715">
            <text:p>55,0715</text:p>
          </table:table-cell>
          <table:table-cell table:style-name="ce2" office:value-type="float" office:value="47.0571">
            <text:p>47,057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style-name="ce2" office:value-type="float" office:value="0.00177375">
            <text:p>0,0017737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8705">
            <text:p>53,8705</text:p>
          </table:table-cell>
          <table:table-cell table:style-name="ce2" office:value-type="float" office:value="47.0811">
            <text:p>47,081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style-name="ce2" office:value-type="float" office:value="0.00157757">
            <text:p>0,0015775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894">
            <text:p>53,894</text:p>
          </table:table-cell>
          <table:table-cell table:style-name="ce2" office:value-type="float" office:value="47.105">
            <text:p>47,10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style-name="ce2" office:value-type="float" office:value="0.00194395">
            <text:p>0,0019439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7807">
            <text:p>53,7807</text:p>
          </table:table-cell>
          <table:table-cell table:style-name="ce2" office:value-type="float" office:value="47.1283">
            <text:p>47,128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style-name="ce2" office:value-type="float" office:value="0.00194654">
            <text:p>0,0019465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004">
            <text:p>56,004</text:p>
          </table:table-cell>
          <table:table-cell table:style-name="ce2" office:value-type="float" office:value="47.1593">
            <text:p>47,159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style-name="ce2" office:value-type="float" office:value="0.00206212">
            <text:p>0,0020621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5.6126">
            <text:p>35,6126</text:p>
          </table:table-cell>
          <table:table-cell table:style-name="ce2" office:value-type="float" office:value="47.1192">
            <text:p>47,119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style-name="ce2" office:value-type="float" office:value="0.00279783">
            <text:p>0,0027978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1949">
            <text:p>54,1949</text:p>
          </table:table-cell>
          <table:table-cell table:style-name="ce2" office:value-type="float" office:value="47.1437">
            <text:p>47,143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style-name="ce2" office:value-type="float" office:value="0.00197866">
            <text:p>0,0019786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9472">
            <text:p>55,9472</text:p>
          </table:table-cell>
          <table:table-cell table:style-name="ce2" office:value-type="float" office:value="47.174">
            <text:p>47,17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style-name="ce2" office:value-type="float" office:value="0.0019714">
            <text:p>0,001971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2252">
            <text:p>53,2252</text:p>
          </table:table-cell>
          <table:table-cell table:style-name="ce2" office:value-type="float" office:value="47.1948">
            <text:p>47,194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style-name="ce2" office:value-type="float" office:value="0.00195317">
            <text:p>0,00195317</text:p>
          </table:table-cell>
          <table:table-cell table:style-name="ce2" office:value-type="float" office:value="0.036794">
            <text:p>0,036794</text:p>
          </table:table-cell>
          <table:table-cell table:style-name="ce2" office:value-type="float" office:value="0.003755">
            <text:p>0,003755</text:p>
          </table:table-cell>
          <table:table-cell table:style-name="ce2" office:value-type="float" office:value="0.122417">
            <text:p>0,122417</text:p>
          </table:table-cell>
          <table:table-cell table:style-name="ce2" office:value-type="float" office:value="0.000003283">
            <text:p>0,000003283</text:p>
          </table:table-cell>
          <table:table-cell table:style-name="ce2" office:value-type="float" office:value="0.00885304">
            <text:p>0,00885304</text:p>
          </table:table-cell>
          <table:table-cell table:style-name="ce2" office:value-type="float" office:value="5.21978">
            <text:p>5,21978</text:p>
          </table:table-cell>
          <table:table-cell table:style-name="ce2" office:value-type="float" office:value="47.0511">
            <text:p>47,051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style-name="ce2" office:value-type="float" office:value="0.00158225">
            <text:p>0,00158225</text:p>
          </table:table-cell>
          <table:table-cell table:style-name="ce2" office:value-type="float" office:value="0.0892127">
            <text:p>0,0892127</text:p>
          </table:table-cell>
          <table:table-cell table:style-name="ce2" office:value-type="float" office:value="0.00462334">
            <text:p>0,00462334</text:p>
          </table:table-cell>
          <table:table-cell table:style-name="ce2" office:value-type="float" office:value="0.122263">
            <text:p>0,122263</text:p>
          </table:table-cell>
          <table:table-cell table:style-name="ce2" office:value-type="float" office:value="0.000002653">
            <text:p>0,000002653</text:p>
          </table:table-cell>
          <table:table-cell table:style-name="ce2" office:value-type="float" office:value="0.009125">
            <text:p>0,009125</text:p>
          </table:table-cell>
          <table:table-cell table:style-name="ce2" office:value-type="float" office:value="4.10263">
            <text:p>4,10263</text:p>
          </table:table-cell>
          <table:table-cell table:style-name="ce2" office:value-type="float" office:value="46.9045">
            <text:p>46,904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style-name="ce2" office:value-type="float" office:value="0.00161458">
            <text:p>0,00161458</text:p>
          </table:table-cell>
          <table:table-cell table:style-name="ce2" office:value-type="float" office:value="0.0952978">
            <text:p>0,0952978</text:p>
          </table:table-cell>
          <table:table-cell table:style-name="ce2" office:value-type="float" office:value="0.00475722">
            <text:p>0,00475722</text:p>
          </table:table-cell>
          <table:table-cell table:style-name="ce2" office:value-type="float" office:value="0.0699793">
            <text:p>0,0699793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94523">
            <text:p>0,00894523</text:p>
          </table:table-cell>
          <table:table-cell table:style-name="ce2" office:value-type="float" office:value="4.98733">
            <text:p>4,98733</text:p>
          </table:table-cell>
          <table:table-cell table:style-name="ce2" office:value-type="float" office:value="46.7619">
            <text:p>46,761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style-name="ce2" office:value-type="float" office:value="0.00156032">
            <text:p>0,00156032</text:p>
          </table:table-cell>
          <table:table-cell table:style-name="ce2" office:value-type="float" office:value="0.0902209">
            <text:p>0,0902209</text:p>
          </table:table-cell>
          <table:table-cell table:style-name="ce2" office:value-type="float" office:value="0.00527844">
            <text:p>0,00527844</text:p>
          </table:table-cell>
          <table:table-cell table:style-name="ce2" office:value-type="float" office:value="0.0193296">
            <text:p>0,0193296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97617">
            <text:p>0,00897617</text:p>
          </table:table-cell>
          <table:table-cell table:style-name="ce2" office:value-type="float" office:value="7.0998">
            <text:p>7,0998</text:p>
          </table:table-cell>
          <table:table-cell table:style-name="ce2" office:value-type="float" office:value="46.6275">
            <text:p>46,627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style-name="ce2" office:value-type="float" office:value="0.00169728">
            <text:p>0,0016972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7133">
            <text:p>58,7133</text:p>
          </table:table-cell>
          <table:table-cell table:style-name="ce2" office:value-type="float" office:value="46.6683">
            <text:p>46,668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style-name="ce2" office:value-type="float" office:value="0.00166215">
            <text:p>0,00166215</text:p>
          </table:table-cell>
          <table:table-cell table:style-name="ce2" office:value-type="float" office:value="0.111145">
            <text:p>0,111145</text:p>
          </table:table-cell>
          <table:table-cell table:style-name="ce2" office:value-type="float" office:value="0.00481889">
            <text:p>0,00481889</text:p>
          </table:table-cell>
          <table:table-cell table:style-name="ce2" office:value-type="float" office:value="0.00776576">
            <text:p>0,00776576</text:p>
          </table:table-cell>
          <table:table-cell table:style-name="ce2" office:value-type="float" office:value="0.000003492">
            <text:p>0,000003492</text:p>
          </table:table-cell>
          <table:table-cell table:style-name="ce2" office:value-type="float" office:value="0.0089087">
            <text:p>0,0089087</text:p>
          </table:table-cell>
          <table:table-cell table:style-name="ce2" office:value-type="float" office:value="6.59552">
            <text:p>6,59552</text:p>
          </table:table-cell>
          <table:table-cell table:style-name="ce2" office:value-type="float" office:value="46.5334">
            <text:p>46,533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style-name="ce2" office:value-type="float" office:value="0.0015893">
            <text:p>0,0015893</text:p>
          </table:table-cell>
          <table:table-cell table:style-name="ce2" office:value-type="float" office:value="0.099605">
            <text:p>0,099605</text:p>
          </table:table-cell>
          <table:table-cell table:style-name="ce2" office:value-type="float" office:value="0.00497624">
            <text:p>0,00497624</text:p>
          </table:table-cell>
          <table:table-cell table:style-name="ce2" office:value-type="float" office:value="0.00973108">
            <text:p>0,00973108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95312">
            <text:p>0,00895312</text:p>
          </table:table-cell>
          <table:table-cell table:style-name="ce2" office:value-type="float" office:value="7.13872">
            <text:p>7,13872</text:p>
          </table:table-cell>
          <table:table-cell table:style-name="ce2" office:value-type="float" office:value="46.4012">
            <text:p>46,401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style-name="ce2" office:value-type="float" office:value="0.00198711">
            <text:p>0,0019871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221">
            <text:p>50,221</text:p>
          </table:table-cell>
          <table:table-cell table:style-name="ce2" office:value-type="float" office:value="46.4139">
            <text:p>46,413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style-name="ce2" office:value-type="float" office:value="0.00162269">
            <text:p>0,0016226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0.0445">
            <text:p>30,0445</text:p>
          </table:table-cell>
          <table:table-cell table:style-name="ce2" office:value-type="float" office:value="46.3594">
            <text:p>46,359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style-name="ce2" office:value-type="float" office:value="0.0015717">
            <text:p>0,001571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6946">
            <text:p>55,6946</text:p>
          </table:table-cell>
          <table:table-cell table:style-name="ce2" office:value-type="float" office:value="46.3904">
            <text:p>46,390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style-name="ce2" office:value-type="float" office:value="0.00165663">
            <text:p>0,00165663</text:p>
          </table:table-cell>
          <table:table-cell table:style-name="ce2" office:value-type="float" office:value="0.025058">
            <text:p>0,025058</text:p>
          </table:table-cell>
          <table:table-cell table:style-name="ce2" office:value-type="float" office:value="0.00426539">
            <text:p>0,00426539</text:p>
          </table:table-cell>
          <table:table-cell table:style-name="ce2" office:value-type="float" office:value="0.121588">
            <text:p>0,121588</text:p>
          </table:table-cell>
          <table:table-cell table:style-name="ce2" office:value-type="float" office:value="0.000002723">
            <text:p>0,0000027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89922">
            <text:p>5,89922</text:p>
          </table:table-cell>
          <table:table-cell table:style-name="ce2" office:value-type="float" office:value="46.2563">
            <text:p>46,256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style-name="ce2" office:value-type="float" office:value="0.0016905">
            <text:p>0,001690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5.5094">
            <text:p>65,5094</text:p>
          </table:table-cell>
          <table:table-cell table:style-name="ce2" office:value-type="float" office:value="46.3199">
            <text:p>46,319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style-name="ce2" office:value-type="float" office:value="0.00162771">
            <text:p>0,00162771</text:p>
          </table:table-cell>
          <table:table-cell table:style-name="ce2" office:value-type="float" office:value="0.0927394">
            <text:p>0,0927394</text:p>
          </table:table-cell>
          <table:table-cell table:style-name="ce2" office:value-type="float" office:value="0.0048163">
            <text:p>0,0048163</text:p>
          </table:table-cell>
          <table:table-cell table:style-name="ce2" office:value-type="float" office:value="0.00867893">
            <text:p>0,0086789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89068">
            <text:p>0,00889068</text:p>
          </table:table-cell>
          <table:table-cell table:style-name="ce2" office:value-type="float" office:value="7.39585">
            <text:p>7,39585</text:p>
          </table:table-cell>
          <table:table-cell table:style-name="ce2" office:value-type="float" office:value="46.1918">
            <text:p>46,191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style-name="ce2" office:value-type="float" office:value="0.00166997">
            <text:p>0,0016699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24.2178">
            <text:p>24,2178</text:p>
          </table:table-cell>
          <table:table-cell table:style-name="ce2" office:value-type="float" office:value="46.1198">
            <text:p>46,119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style-name="ce2" office:value-type="float" office:value="0.0017192">
            <text:p>0,001719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1777">
            <text:p>50,1777</text:p>
          </table:table-cell>
          <table:table-cell table:style-name="ce2" office:value-type="float" office:value="46.133">
            <text:p>46,13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style-name="ce2" office:value-type="float" office:value="0.00174763">
            <text:p>0,0017476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8518">
            <text:p>47,8518</text:p>
          </table:table-cell>
          <table:table-cell table:style-name="ce2" office:value-type="float" office:value="46.1386">
            <text:p>46,138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style-name="ce2" office:value-type="float" office:value="0.00172619">
            <text:p>0,00172619</text:p>
          </table:table-cell>
          <table:table-cell table:style-name="ce2" office:value-type="float" office:value="0.0448221">
            <text:p>0,0448221</text:p>
          </table:table-cell>
          <table:table-cell table:style-name="ce2" office:value-type="float" office:value="0.00461781">
            <text:p>0,00461781</text:p>
          </table:table-cell>
          <table:table-cell table:style-name="ce2" office:value-type="float" office:value="0.12398">
            <text:p>0,12398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24114">
            <text:p>5,24114</text:p>
          </table:table-cell>
          <table:table-cell table:style-name="ce2" office:value-type="float" office:value="46.0058">
            <text:p>46,005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style-name="ce2" office:value-type="float" office:value="0.00159978">
            <text:p>0,0015997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2791">
            <text:p>55,2791</text:p>
          </table:table-cell>
          <table:table-cell table:style-name="ce2" office:value-type="float" office:value="46.0359">
            <text:p>46,035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style-name="ce2" office:value-type="float" office:value="0.00175336">
            <text:p>0,001753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4899">
            <text:p>53,4899</text:p>
          </table:table-cell>
          <table:table-cell table:style-name="ce2" office:value-type="float" office:value="46.0599">
            <text:p>46,059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style-name="ce2" office:value-type="float" office:value="0.002124">
            <text:p>0,00212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0875">
            <text:p>55,0875</text:p>
          </table:table-cell>
          <table:table-cell table:style-name="ce2" office:value-type="float" office:value="46.0889">
            <text:p>46,088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style-name="ce2" office:value-type="float" office:value="0.00193264">
            <text:p>0,0019326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4567">
            <text:p>55,4567</text:p>
          </table:table-cell>
          <table:table-cell table:style-name="ce2" office:value-type="float" office:value="46.119">
            <text:p>46,11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style-name="ce2" office:value-type="float" office:value="0.00160774">
            <text:p>0,0016077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0.6271">
            <text:p>40,6271</text:p>
          </table:table-cell>
          <table:table-cell table:style-name="ce2" office:value-type="float" office:value="46.1014">
            <text:p>46,101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style-name="ce2" office:value-type="float" office:value="0.00161486">
            <text:p>0,00161486</text:p>
          </table:table-cell>
          <table:table-cell table:style-name="ce2" office:value-type="float" office:value="0.0625454">
            <text:p>0,0625454</text:p>
          </table:table-cell>
          <table:table-cell table:style-name="ce2" office:value-type="float" office:value="0.0048323">
            <text:p>0,0048323</text:p>
          </table:table-cell>
          <table:table-cell table:style-name="ce2" office:value-type="float" office:value="0.00781709">
            <text:p>0,00781709</text:p>
          </table:table-cell>
          <table:table-cell table:style-name="ce2" office:value-type="float" office:value="0.000003422">
            <text:p>0,000003422</text:p>
          </table:table-cell>
          <table:table-cell table:style-name="ce2" office:value-type="float" office:value="0.0088874">
            <text:p>0,0088874</text:p>
          </table:table-cell>
          <table:table-cell table:style-name="ce2" office:value-type="float" office:value="9.73945">
            <text:p>9,73945</text:p>
          </table:table-cell>
          <table:table-cell table:style-name="ce2" office:value-type="float" office:value="45.9856">
            <text:p>45,985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style-name="ce2" office:value-type="float" office:value="0.00163442">
            <text:p>0,0016344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6974">
            <text:p>53,6974</text:p>
          </table:table-cell>
          <table:table-cell table:style-name="ce2" office:value-type="float" office:value="46.0101">
            <text:p>46,010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style-name="ce2" office:value-type="float" office:value="0.00200807">
            <text:p>0,0020080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0166">
            <text:p>53,0166</text:p>
          </table:table-cell>
          <table:table-cell table:style-name="ce2" office:value-type="float" office:value="46.0323">
            <text:p>46,032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style-name="ce2" office:value-type="float" office:value="0.00160473">
            <text:p>0,001604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108">
            <text:p>47,108</text:p>
          </table:table-cell>
          <table:table-cell table:style-name="ce2" office:value-type="float" office:value="46.0357">
            <text:p>46,035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style-name="ce2" office:value-type="float" office:value="0.00161724">
            <text:p>0,0016172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4531">
            <text:p>53,4531</text:p>
          </table:table-cell>
          <table:table-cell table:style-name="ce2" office:value-type="float" office:value="46.059">
            <text:p>46,05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style-name="ce2" office:value-type="float" office:value="0.00166801">
            <text:p>0,0016680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789">
            <text:p>52,8789</text:p>
          </table:table-cell>
          <table:table-cell table:style-name="ce2" office:value-type="float" office:value="46.0804">
            <text:p>46,080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style-name="ce2" office:value-type="float" office:value="0.00165439">
            <text:p>0,0016543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5307">
            <text:p>50,5307</text:p>
          </table:table-cell>
          <table:table-cell table:style-name="ce2" office:value-type="float" office:value="46.0943">
            <text:p>46,094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style-name="ce2" office:value-type="float" office:value="0.00161563">
            <text:p>0,0016156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4333">
            <text:p>53,4333</text:p>
          </table:table-cell>
          <table:table-cell table:style-name="ce2" office:value-type="float" office:value="46.1171">
            <text:p>46,117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style-name="ce2" office:value-type="float" office:value="0.00161828">
            <text:p>0,00161828</text:p>
          </table:table-cell>
          <table:table-cell table:style-name="ce2" office:value-type="float" office:value="0.0268337">
            <text:p>0,0268337</text:p>
          </table:table-cell>
          <table:table-cell table:style-name="ce2" office:value-type="float" office:value="0.00370506">
            <text:p>0,00370506</text:p>
          </table:table-cell>
          <table:table-cell table:style-name="ce2" office:value-type="float" office:value="0.12389">
            <text:p>0,12389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80872">
            <text:p>5,80872</text:p>
          </table:table-cell>
          <table:table-cell table:style-name="ce2" office:value-type="float" office:value="45.9919">
            <text:p>45,991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style-name="ce2" office:value-type="float" office:value="0.00159852">
            <text:p>0,0015985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1998">
            <text:p>55,1998</text:p>
          </table:table-cell>
          <table:table-cell table:style-name="ce2" office:value-type="float" office:value="46.0205">
            <text:p>46,020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style-name="ce2" office:value-type="float" office:value="0.00168261">
            <text:p>0,0016826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2313">
            <text:p>53,2313</text:p>
          </table:table-cell>
          <table:table-cell table:style-name="ce2" office:value-type="float" office:value="46.0427">
            <text:p>46,042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style-name="ce2" office:value-type="float" office:value="0.00168065">
            <text:p>0,0016806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2739">
            <text:p>52,2739</text:p>
          </table:table-cell>
          <table:table-cell table:style-name="ce2" office:value-type="float" office:value="46.0619">
            <text:p>46,061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style-name="ce2" office:value-type="float" office:value="0.00168345">
            <text:p>0,0016834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4919">
            <text:p>48,4919</text:p>
          </table:table-cell>
          <table:table-cell table:style-name="ce2" office:value-type="float" office:value="46.0693">
            <text:p>46,069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style-name="ce2" office:value-type="float" office:value="0.00161479">
            <text:p>0,001614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0843">
            <text:p>49,0843</text:p>
          </table:table-cell>
          <table:table-cell table:style-name="ce2" office:value-type="float" office:value="46.0786">
            <text:p>46,078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style-name="ce2" office:value-type="float" office:value="0.00159468">
            <text:p>0,00159468</text:p>
          </table:table-cell>
          <table:table-cell table:style-name="ce2" office:value-type="float" office:value="0.0904134">
            <text:p>0,0904134</text:p>
          </table:table-cell>
          <table:table-cell table:style-name="ce2" office:value-type="float" office:value="0.00463206">
            <text:p>0,00463206</text:p>
          </table:table-cell>
          <table:table-cell table:style-name="ce2" office:value-type="float" office:value="0.00446081">
            <text:p>0,00446081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89229">
            <text:p>0,00889229</text:p>
          </table:table-cell>
          <table:table-cell table:style-name="ce2" office:value-type="float" office:value="7.86579">
            <text:p>7,86579</text:p>
          </table:table-cell>
          <table:table-cell table:style-name="ce2" office:value-type="float" office:value="45.9621">
            <text:p>45,962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style-name="ce2" office:value-type="float" office:value="0.00185553">
            <text:p>0,0018555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3.613">
            <text:p>43,613</text:p>
          </table:table-cell>
          <table:table-cell table:style-name="ce2" office:value-type="float" office:value="45.9549">
            <text:p>45,954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style-name="ce2" office:value-type="float" office:value="0.00242236">
            <text:p>0,002422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4609">
            <text:p>52,4609</text:p>
          </table:table-cell>
          <table:table-cell table:style-name="ce2" office:value-type="float" office:value="45.9746">
            <text:p>45,974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style-name="ce2" office:value-type="float" office:value="0.00159726">
            <text:p>0,0015972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0048">
            <text:p>50,0048</text:p>
          </table:table-cell>
          <table:table-cell table:style-name="ce2" office:value-type="float" office:value="45.9868">
            <text:p>45,986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style-name="ce2" office:value-type="float" office:value="0.00307084">
            <text:p>0,00307084</text:p>
          </table:table-cell>
          <table:table-cell table:style-name="ce2" office:value-type="float" office:value="0.102114">
            <text:p>0,102114</text:p>
          </table:table-cell>
          <table:table-cell table:style-name="ce2" office:value-type="float" office:value="0.0049071">
            <text:p>0,0049071</text:p>
          </table:table-cell>
          <table:table-cell table:style-name="ce2" office:value-type="float" office:value="0.00847911">
            <text:p>0,00847911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8728">
            <text:p>0,0088728</text:p>
          </table:table-cell>
          <table:table-cell table:style-name="ce2" office:value-type="float" office:value="6.79168">
            <text:p>6,79168</text:p>
          </table:table-cell>
          <table:table-cell table:style-name="ce2" office:value-type="float" office:value="45.8687">
            <text:p>45,868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style-name="ce2" office:value-type="float" office:value="0.00162757">
            <text:p>0,00162757</text:p>
          </table:table-cell>
          <table:table-cell table:style-name="ce2" office:value-type="float" office:value="0.0921424">
            <text:p>0,0921424</text:p>
          </table:table-cell>
          <table:table-cell table:style-name="ce2" office:value-type="float" office:value="0.0048983">
            <text:p>0,0048983</text:p>
          </table:table-cell>
          <table:table-cell table:style-name="ce2" office:value-type="float" office:value="0.00910055">
            <text:p>0,00910055</text:p>
          </table:table-cell>
          <table:table-cell table:style-name="ce2" office:value-type="float" office:value="0.000003282">
            <text:p>0,000003282</text:p>
          </table:table-cell>
          <table:table-cell table:style-name="ce2" office:value-type="float" office:value="0.00882224">
            <text:p>0,00882224</text:p>
          </table:table-cell>
          <table:table-cell table:style-name="ce2" office:value-type="float" office:value="7.56584">
            <text:p>7,56584</text:p>
          </table:table-cell>
          <table:table-cell table:style-name="ce2" office:value-type="float" office:value="45.7537">
            <text:p>45,753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style-name="ce2" office:value-type="float" office:value="0.00223316">
            <text:p>0,00223316</text:p>
          </table:table-cell>
          <table:table-cell table:style-name="ce2" office:value-type="float" office:value="0.088791">
            <text:p>0,088791</text:p>
          </table:table-cell>
          <table:table-cell table:style-name="ce2" office:value-type="float" office:value="0.00499824">
            <text:p>0,00499824</text:p>
          </table:table-cell>
          <table:table-cell table:style-name="ce2" office:value-type="float" office:value="0.00399986">
            <text:p>0,00399986</text:p>
          </table:table-cell>
          <table:table-cell table:style-name="ce2" office:value-type="float" office:value="0.000002374">
            <text:p>0,000002374</text:p>
          </table:table-cell>
          <table:table-cell table:style-name="ce2" office:value-type="float" office:value="0.00885381">
            <text:p>0,00885381</text:p>
          </table:table-cell>
          <table:table-cell table:style-name="ce2" office:value-type="float" office:value="7.88271">
            <text:p>7,88271</text:p>
          </table:table-cell>
          <table:table-cell table:style-name="ce2" office:value-type="float" office:value="45.6403">
            <text:p>45,640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style-name="ce2" office:value-type="float" office:value="0.00166291">
            <text:p>0,0016629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2935">
            <text:p>53,2935</text:p>
          </table:table-cell>
          <table:table-cell table:style-name="ce2" office:value-type="float" office:value="45.6632">
            <text:p>45,663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style-name="ce2" office:value-type="float" office:value="0.00167004">
            <text:p>0,00167004</text:p>
          </table:table-cell>
          <table:table-cell table:style-name="ce2" office:value-type="float" office:value="0.0786126">
            <text:p>0,0786126</text:p>
          </table:table-cell>
          <table:table-cell table:style-name="ce2" office:value-type="float" office:value="0.00484508">
            <text:p>0,00484508</text:p>
          </table:table-cell>
          <table:table-cell table:style-name="ce2" office:value-type="float" office:value="0.00339455">
            <text:p>0,00339455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84061">
            <text:p>0,00884061</text:p>
          </table:table-cell>
          <table:table-cell table:style-name="ce2" office:value-type="float" office:value="8.88321">
            <text:p>8,88321</text:p>
          </table:table-cell>
          <table:table-cell table:style-name="ce2" office:value-type="float" office:value="45.5537">
            <text:p>45,553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style-name="ce2" office:value-type="float" office:value="0.00159594">
            <text:p>0,00159594</text:p>
          </table:table-cell>
          <table:table-cell table:style-name="ce2" office:value-type="float" office:value="0.0845786">
            <text:p>0,0845786</text:p>
          </table:table-cell>
          <table:table-cell table:style-name="ce2" office:value-type="float" office:value="0.00478019">
            <text:p>0,00478019</text:p>
          </table:table-cell>
          <table:table-cell table:style-name="ce2" office:value-type="float" office:value="0.0135591">
            <text:p>0,0135591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94041">
            <text:p>0,00894041</text:p>
          </table:table-cell>
          <table:table-cell table:style-name="ce2" office:value-type="float" office:value="7.79715">
            <text:p>7,79715</text:p>
          </table:table-cell>
          <table:table-cell table:style-name="ce2" office:value-type="float" office:value="45.4417">
            <text:p>45,441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style-name="ce2" office:value-type="float" office:value="0.00159461">
            <text:p>0,00159461</text:p>
          </table:table-cell>
          <table:table-cell table:style-name="ce2" office:value-type="float" office:value="0.084259">
            <text:p>0,084259</text:p>
          </table:table-cell>
          <table:table-cell table:style-name="ce2" office:value-type="float" office:value="0.00479228">
            <text:p>0,00479228</text:p>
          </table:table-cell>
          <table:table-cell table:style-name="ce2" office:value-type="float" office:value="0.00651386">
            <text:p>0,00651386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93182">
            <text:p>0,00893182</text:p>
          </table:table-cell>
          <table:table-cell table:style-name="ce2" office:value-type="float" office:value="8.29793">
            <text:p>8,29793</text:p>
          </table:table-cell>
          <table:table-cell table:style-name="ce2" office:value-type="float" office:value="45.3318">
            <text:p>45,331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style-name="ce2" office:value-type="float" office:value="0.00157023">
            <text:p>0,00157023</text:p>
          </table:table-cell>
          <table:table-cell table:style-name="ce2" office:value-type="float" office:value="0.0916178">
            <text:p>0,0916178</text:p>
          </table:table-cell>
          <table:table-cell table:style-name="ce2" office:value-type="float" office:value="0.00465183">
            <text:p>0,00465183</text:p>
          </table:table-cell>
          <table:table-cell table:style-name="ce2" office:value-type="float" office:value="0.0105809">
            <text:p>0,0105809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909574">
            <text:p>0,00909574</text:p>
          </table:table-cell>
          <table:table-cell table:style-name="ce2" office:value-type="float" office:value="7.46246">
            <text:p>7,46246</text:p>
          </table:table-cell>
          <table:table-cell table:style-name="ce2" office:value-type="float" office:value="45.2201">
            <text:p>45,220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style-name="ce2" office:value-type="float" office:value="0.00173995">
            <text:p>0,00173995</text:p>
          </table:table-cell>
          <table:table-cell table:style-name="ce2" office:value-type="float" office:value="0.0489251">
            <text:p>0,0489251</text:p>
          </table:table-cell>
          <table:table-cell table:style-name="ce2" office:value-type="float" office:value="0.00323371">
            <text:p>0,00323371</text:p>
          </table:table-cell>
          <table:table-cell table:style-name="ce2" office:value-type="float" office:value="0.122076">
            <text:p>0,122076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11718">
            <text:p>0,00911718</text:p>
          </table:table-cell>
          <table:table-cell table:style-name="ce2" office:value-type="float" office:value="4.96413">
            <text:p>4,96413</text:p>
          </table:table-cell>
          <table:table-cell table:style-name="ce2" office:value-type="float" office:value="45.1017">
            <text:p>45,101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style-name="ce2" office:value-type="float" office:value="0.0016266">
            <text:p>0,0016266</text:p>
          </table:table-cell>
          <table:table-cell table:style-name="ce2" office:value-type="float" office:value="0.101823">
            <text:p>0,101823</text:p>
          </table:table-cell>
          <table:table-cell table:style-name="ce2" office:value-type="float" office:value="0.00460259">
            <text:p>0,00460259</text:p>
          </table:table-cell>
          <table:table-cell table:style-name="ce2" office:value-type="float" office:value="0.00518541">
            <text:p>0,00518541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15028">
            <text:p>0,00915028</text:p>
          </table:table-cell>
          <table:table-cell table:style-name="ce2" office:value-type="float" office:value="7.26475">
            <text:p>7,26475</text:p>
          </table:table-cell>
          <table:table-cell table:style-name="ce2" office:value-type="float" office:value="44.9907">
            <text:p>44,990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style-name="ce2" office:value-type="float" office:value="0.00161102">
            <text:p>0,00161102</text:p>
          </table:table-cell>
          <table:table-cell table:style-name="ce2" office:value-type="float" office:value="0.135648">
            <text:p>0,135648</text:p>
          </table:table-cell>
          <table:table-cell table:style-name="ce2" office:value-type="float" office:value="0.00490598">
            <text:p>0,00490598</text:p>
          </table:table-cell>
          <table:table-cell table:style-name="ce2" office:value-type="float" office:value="0.00828439">
            <text:p>0,00828439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943272">
            <text:p>0,00943272</text:p>
          </table:table-cell>
          <table:table-cell table:style-name="ce2" office:value-type="float" office:value="5.55274">
            <text:p>5,55274</text:p>
          </table:table-cell>
          <table:table-cell table:style-name="ce2" office:value-type="float" office:value="44.8754">
            <text:p>44,875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style-name="ce2" office:value-type="float" office:value="0.00163135">
            <text:p>0,00163135</text:p>
          </table:table-cell>
          <table:table-cell table:style-name="ce2" office:value-type="float" office:value="0.113341">
            <text:p>0,113341</text:p>
          </table:table-cell>
          <table:table-cell table:style-name="ce2" office:value-type="float" office:value="0.00523744">
            <text:p>0,00523744</text:p>
          </table:table-cell>
          <table:table-cell table:style-name="ce2" office:value-type="float" office:value="0.00648355">
            <text:p>0,00648355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922885">
            <text:p>0,00922885</text:p>
          </table:table-cell>
          <table:table-cell table:style-name="ce2" office:value-type="float" office:value="6.38239">
            <text:p>6,38239</text:p>
          </table:table-cell>
          <table:table-cell table:style-name="ce2" office:value-type="float" office:value="44.7632">
            <text:p>44,76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style-name="ce2" office:value-type="float" office:value="0.00158818">
            <text:p>0,00158818</text:p>
          </table:table-cell>
          <table:table-cell table:style-name="ce2" office:value-type="float" office:value="0.112633">
            <text:p>0,112633</text:p>
          </table:table-cell>
          <table:table-cell table:style-name="ce2" office:value-type="float" office:value="0.00477405">
            <text:p>0,00477405</text:p>
          </table:table-cell>
          <table:table-cell table:style-name="ce2" office:value-type="float" office:value="0.0667631">
            <text:p>0,0667631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23074">
            <text:p>0,00923074</text:p>
          </table:table-cell>
          <table:table-cell table:style-name="ce2" office:value-type="float" office:value="4.69455">
            <text:p>4,69455</text:p>
          </table:table-cell>
          <table:table-cell table:style-name="ce2" office:value-type="float" office:value="44.6467">
            <text:p>44,646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style-name="ce2" office:value-type="float" office:value="0.0015967">
            <text:p>0,0015967</text:p>
          </table:table-cell>
          <table:table-cell table:style-name="ce2" office:value-type="float" office:value="0.124333">
            <text:p>0,124333</text:p>
          </table:table-cell>
          <table:table-cell table:style-name="ce2" office:value-type="float" office:value="0.00481707">
            <text:p>0,00481707</text:p>
          </table:table-cell>
          <table:table-cell table:style-name="ce2" office:value-type="float" office:value="0.0276008">
            <text:p>0,0276008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7325">
            <text:p>5,7325</text:p>
          </table:table-cell>
          <table:table-cell table:style-name="ce2" office:value-type="float" office:value="44.5339">
            <text:p>44,533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style-name="ce2" office:value-type="float" office:value="0.00159">
            <text:p>0,00159</text:p>
          </table:table-cell>
          <table:table-cell table:style-name="ce2" office:value-type="float" office:value="0.111057">
            <text:p>0,111057</text:p>
          </table:table-cell>
          <table:table-cell table:style-name="ce2" office:value-type="float" office:value="0.00468416">
            <text:p>0,00468416</text:p>
          </table:table-cell>
          <table:table-cell table:style-name="ce2" office:value-type="float" office:value="0.121532">
            <text:p>0,121532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4238">
            <text:p>3,94238</text:p>
          </table:table-cell>
          <table:table-cell table:style-name="ce2" office:value-type="float" office:value="44.4166">
            <text:p>44,416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style-name="ce2" office:value-type="float" office:value="0.00160746">
            <text:p>0,00160746</text:p>
          </table:table-cell>
          <table:table-cell table:style-name="ce2" office:value-type="float" office:value="0.12125">
            <text:p>0,12125</text:p>
          </table:table-cell>
          <table:table-cell table:style-name="ce2" office:value-type="float" office:value="0.00474625">
            <text:p>0,00474625</text:p>
          </table:table-cell>
          <table:table-cell table:style-name="ce2" office:value-type="float" office:value="0.0304892">
            <text:p>0,0304892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70756">
            <text:p>5,70756</text:p>
          </table:table-cell>
          <table:table-cell table:style-name="ce2" office:value-type="float" office:value="44.305">
            <text:p>44,30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style-name="ce2" office:value-type="float" office:value="0.00164776">
            <text:p>0,00164776</text:p>
          </table:table-cell>
          <table:table-cell table:style-name="ce2" office:value-type="float" office:value="0.102521">
            <text:p>0,102521</text:p>
          </table:table-cell>
          <table:table-cell table:style-name="ce2" office:value-type="float" office:value="0.00476043">
            <text:p>0,00476043</text:p>
          </table:table-cell>
          <table:table-cell table:style-name="ce2" office:value-type="float" office:value="0.0336083">
            <text:p>0,0336083</text:p>
          </table:table-cell>
          <table:table-cell table:style-name="ce2" office:value-type="float" office:value="0.000002723">
            <text:p>0,000002723</text:p>
          </table:table-cell>
          <table:table-cell table:style-name="ce2" office:value-type="float" office:value="0.00919736">
            <text:p>0,00919736</text:p>
          </table:table-cell>
          <table:table-cell table:style-name="ce2" office:value-type="float" office:value="5.63441">
            <text:p>5,63441</text:p>
          </table:table-cell>
          <table:table-cell table:style-name="ce2" office:value-type="float" office:value="44.1939">
            <text:p>44,193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style-name="ce2" office:value-type="float" office:value="0.00160376">
            <text:p>0,00160376</text:p>
          </table:table-cell>
          <table:table-cell table:style-name="ce2" office:value-type="float" office:value="0.103824">
            <text:p>0,103824</text:p>
          </table:table-cell>
          <table:table-cell table:style-name="ce2" office:value-type="float" office:value="0.00470679">
            <text:p>0,00470679</text:p>
          </table:table-cell>
          <table:table-cell table:style-name="ce2" office:value-type="float" office:value="0.0184958">
            <text:p>0,0184958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19813">
            <text:p>0,00919813</text:p>
          </table:table-cell>
          <table:table-cell table:style-name="ce2" office:value-type="float" office:value="6.46978">
            <text:p>6,46978</text:p>
          </table:table-cell>
          <table:table-cell table:style-name="ce2" office:value-type="float" office:value="44.0858">
            <text:p>44,085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style-name="ce2" office:value-type="float" office:value="0.0015944">
            <text:p>0,0015944</text:p>
          </table:table-cell>
          <table:table-cell table:style-name="ce2" office:value-type="float" office:value="0.0977183">
            <text:p>0,0977183</text:p>
          </table:table-cell>
          <table:table-cell table:style-name="ce2" office:value-type="float" office:value="0.00497142">
            <text:p>0,00497142</text:p>
          </table:table-cell>
          <table:table-cell table:style-name="ce2" office:value-type="float" office:value="0.00988801">
            <text:p>0,00988801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92116">
            <text:p>0,0092116</text:p>
          </table:table-cell>
          <table:table-cell table:style-name="ce2" office:value-type="float" office:value="7.21709">
            <text:p>7,21709</text:p>
          </table:table-cell>
          <table:table-cell table:style-name="ce2" office:value-type="float" office:value="43.9805">
            <text:p>43,980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style-name="ce2" office:value-type="float" office:value="0.00163316">
            <text:p>0,00163316</text:p>
          </table:table-cell>
          <table:table-cell table:style-name="ce2" office:value-type="float" office:value="0.0859969">
            <text:p>0,0859969</text:p>
          </table:table-cell>
          <table:table-cell table:style-name="ce2" office:value-type="float" office:value="0.00466419">
            <text:p>0,00466419</text:p>
          </table:table-cell>
          <table:table-cell table:style-name="ce2" office:value-type="float" office:value="0.0576916">
            <text:p>0,0576916</text:p>
          </table:table-cell>
          <table:table-cell table:style-name="ce2" office:value-type="float" office:value="0.000004958">
            <text:p>0,000004958</text:p>
          </table:table-cell>
          <table:table-cell table:style-name="ce2" office:value-type="float" office:value="0.00944662">
            <text:p>0,00944662</text:p>
          </table:table-cell>
          <table:table-cell table:style-name="ce2" office:value-type="float" office:value="5.56613">
            <text:p>5,56613</text:p>
          </table:table-cell>
          <table:table-cell table:style-name="ce2" office:value-type="float" office:value="43.871">
            <text:p>43,87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style-name="ce2" office:value-type="float" office:value="0.00158141">
            <text:p>0,00158141</text:p>
          </table:table-cell>
          <table:table-cell table:style-name="ce2" office:value-type="float" office:value="0.0999747">
            <text:p>0,0999747</text:p>
          </table:table-cell>
          <table:table-cell table:style-name="ce2" office:value-type="float" office:value="0.00482231">
            <text:p>0,00482231</text:p>
          </table:table-cell>
          <table:table-cell table:style-name="ce2" office:value-type="float" office:value="0.0123945">
            <text:p>0,0123945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918904">
            <text:p>0,00918904</text:p>
          </table:table-cell>
          <table:table-cell table:style-name="ce2" office:value-type="float" office:value="6.86342">
            <text:p>6,86342</text:p>
          </table:table-cell>
          <table:table-cell table:style-name="ce2" office:value-type="float" office:value="43.7659">
            <text:p>43,765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style-name="ce2" office:value-type="float" office:value="0.00208664">
            <text:p>0,00208664</text:p>
          </table:table-cell>
          <table:table-cell table:style-name="ce2" office:value-type="float" office:value="0.0765613">
            <text:p>0,0765613</text:p>
          </table:table-cell>
          <table:table-cell table:style-name="ce2" office:value-type="float" office:value="0.00335886">
            <text:p>0,00335886</text:p>
          </table:table-cell>
          <table:table-cell table:style-name="ce2" office:value-type="float" office:value="0.12158">
            <text:p>0,12158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57114">
            <text:p>0,00957114</text:p>
          </table:table-cell>
          <table:table-cell table:style-name="ce2" office:value-type="float" office:value="4.32607">
            <text:p>4,32607</text:p>
          </table:table-cell>
          <table:table-cell table:style-name="ce2" office:value-type="float" office:value="43.6542">
            <text:p>43,654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style-name="ce2" office:value-type="float" office:value="0.00192363">
            <text:p>0,00192363</text:p>
          </table:table-cell>
          <table:table-cell table:style-name="ce2" office:value-type="float" office:value="0.0890372">
            <text:p>0,0890372</text:p>
          </table:table-cell>
          <table:table-cell table:style-name="ce2" office:value-type="float" office:value="0.00471448">
            <text:p>0,00471448</text:p>
          </table:table-cell>
          <table:table-cell table:style-name="ce2" office:value-type="float" office:value="0.0607609">
            <text:p>0,0607609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75758">
            <text:p>5,75758</text:p>
          </table:table-cell>
          <table:table-cell table:style-name="ce2" office:value-type="float" office:value="43.5471">
            <text:p>43,547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style-name="ce2" office:value-type="float" office:value="0.00157442">
            <text:p>0,00157442</text:p>
          </table:table-cell>
          <table:table-cell table:style-name="ce2" office:value-type="float" office:value="0.0791432">
            <text:p>0,0791432</text:p>
          </table:table-cell>
          <table:table-cell table:style-name="ce2" office:value-type="float" office:value="0.00474346">
            <text:p>0,00474346</text:p>
          </table:table-cell>
          <table:table-cell table:style-name="ce2" office:value-type="float" office:value="0.0211675">
            <text:p>0,0211675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20148">
            <text:p>0,00920148</text:p>
          </table:table-cell>
          <table:table-cell table:style-name="ce2" office:value-type="float" office:value="7.524">
            <text:p>7,524</text:p>
          </table:table-cell>
          <table:table-cell table:style-name="ce2" office:value-type="float" office:value="43.4457">
            <text:p>43,445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style-name="ce2" office:value-type="float" office:value="0.00170147">
            <text:p>0,00170147</text:p>
          </table:table-cell>
          <table:table-cell table:style-name="ce2" office:value-type="float" office:value="0.121696">
            <text:p>0,121696</text:p>
          </table:table-cell>
          <table:table-cell table:style-name="ce2" office:value-type="float" office:value="0.00496793">
            <text:p>0,00496793</text:p>
          </table:table-cell>
          <table:table-cell table:style-name="ce2" office:value-type="float" office:value="0.00816021">
            <text:p>0,00816021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930456">
            <text:p>0,00930456</text:p>
          </table:table-cell>
          <table:table-cell table:style-name="ce2" office:value-type="float" office:value="6.2064">
            <text:p>6,2064</text:p>
          </table:table-cell>
          <table:table-cell table:style-name="ce2" office:value-type="float" office:value="43.341">
            <text:p>43,34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style-name="ce2" office:value-type="float" office:value="0.00158071">
            <text:p>0,00158071</text:p>
          </table:table-cell>
          <table:table-cell table:style-name="ce2" office:value-type="float" office:value="0.0960537">
            <text:p>0,0960537</text:p>
          </table:table-cell>
          <table:table-cell table:style-name="ce2" office:value-type="float" office:value="0.00468172">
            <text:p>0,00468172</text:p>
          </table:table-cell>
          <table:table-cell table:style-name="ce2" office:value-type="float" office:value="0.00433126">
            <text:p>0,00433126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24981">
            <text:p>0,00924981</text:p>
          </table:table-cell>
          <table:table-cell table:style-name="ce2" office:value-type="float" office:value="7.37268">
            <text:p>7,37268</text:p>
          </table:table-cell>
          <table:table-cell table:style-name="ce2" office:value-type="float" office:value="43.2403">
            <text:p>43,240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style-name="ce2" office:value-type="float" office:value="0.00156905">
            <text:p>0,00156905</text:p>
          </table:table-cell>
          <table:table-cell table:style-name="ce2" office:value-type="float" office:value="0.110053">
            <text:p>0,110053</text:p>
          </table:table-cell>
          <table:table-cell table:style-name="ce2" office:value-type="float" office:value="0.00474325">
            <text:p>0,00474325</text:p>
          </table:table-cell>
          <table:table-cell table:style-name="ce2" office:value-type="float" office:value="0.0068713">
            <text:p>0,0068713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916544">
            <text:p>0,00916544</text:p>
          </table:table-cell>
          <table:table-cell table:style-name="ce2" office:value-type="float" office:value="6.67762">
            <text:p>6,67762</text:p>
          </table:table-cell>
          <table:table-cell table:style-name="ce2" office:value-type="float" office:value="43.1382">
            <text:p>43,138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style-name="ce2" office:value-type="float" office:value="0.00160655">
            <text:p>0,00160655</text:p>
          </table:table-cell>
          <table:table-cell table:style-name="ce2" office:value-type="float" office:value="0.098309">
            <text:p>0,098309</text:p>
          </table:table-cell>
          <table:table-cell table:style-name="ce2" office:value-type="float" office:value="0.00489983">
            <text:p>0,00489983</text:p>
          </table:table-cell>
          <table:table-cell table:style-name="ce2" office:value-type="float" office:value="0.0029051">
            <text:p>0,0029051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911459">
            <text:p>0,00911459</text:p>
          </table:table-cell>
          <table:table-cell table:style-name="ce2" office:value-type="float" office:value="7.40411">
            <text:p>7,40411</text:p>
          </table:table-cell>
          <table:table-cell table:style-name="ce2" office:value-type="float" office:value="43.0386">
            <text:p>43,038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style-name="ce2" office:value-type="float" office:value="0.00159593">
            <text:p>0,00159593</text:p>
          </table:table-cell>
          <table:table-cell table:style-name="ce2" office:value-type="float" office:value="0.0910619">
            <text:p>0,0910619</text:p>
          </table:table-cell>
          <table:table-cell table:style-name="ce2" office:value-type="float" office:value="0.00505306">
            <text:p>0,00505306</text:p>
          </table:table-cell>
          <table:table-cell table:style-name="ce2" office:value-type="float" office:value="0.0039428">
            <text:p>0,0039428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903309">
            <text:p>0,00903309</text:p>
          </table:table-cell>
          <table:table-cell table:style-name="ce2" office:value-type="float" office:value="7.83037">
            <text:p>7,83037</text:p>
          </table:table-cell>
          <table:table-cell table:style-name="ce2" office:value-type="float" office:value="42.9408">
            <text:p>42,940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style-name="ce2" office:value-type="float" office:value="0.00156548">
            <text:p>0,00156548</text:p>
          </table:table-cell>
          <table:table-cell table:style-name="ce2" office:value-type="float" office:value="0.0933219">
            <text:p>0,0933219</text:p>
          </table:table-cell>
          <table:table-cell table:style-name="ce2" office:value-type="float" office:value="0.00485206">
            <text:p>0,00485206</text:p>
          </table:table-cell>
          <table:table-cell table:style-name="ce2" office:value-type="float" office:value="0.00395272">
            <text:p>0,00395272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81777">
            <text:p>0,00881777</text:p>
          </table:table-cell>
          <table:table-cell table:style-name="ce2" office:value-type="float" office:value="7.72547">
            <text:p>7,72547</text:p>
          </table:table-cell>
          <table:table-cell table:style-name="ce2" office:value-type="float" office:value="42.8433">
            <text:p>42,843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style-name="ce2" office:value-type="float" office:value="0.00162548">
            <text:p>0,00162548</text:p>
          </table:table-cell>
          <table:table-cell table:style-name="ce2" office:value-type="float" office:value="0.0778206">
            <text:p>0,0778206</text:p>
          </table:table-cell>
          <table:table-cell table:style-name="ce2" office:value-type="float" office:value="0.00426721">
            <text:p>0,00426721</text:p>
          </table:table-cell>
          <table:table-cell table:style-name="ce2" office:value-type="float" office:value="0.0666258">
            <text:p>0,0666258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74151">
            <text:p>0,00874151</text:p>
          </table:table-cell>
          <table:table-cell table:style-name="ce2" office:value-type="float" office:value="5.69934">
            <text:p>5,69934</text:p>
          </table:table-cell>
          <table:table-cell table:style-name="ce2" office:value-type="float" office:value="42.7407">
            <text:p>42,740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style-name="ce2" office:value-type="float" office:value="0.00301769">
            <text:p>0,00301769</text:p>
          </table:table-cell>
          <table:table-cell table:style-name="ce2" office:value-type="float" office:value="0.0819656">
            <text:p>0,0819656</text:p>
          </table:table-cell>
          <table:table-cell table:style-name="ce2" office:value-type="float" office:value="0.00447199">
            <text:p>0,00447199</text:p>
          </table:table-cell>
          <table:table-cell table:style-name="ce2" office:value-type="float" office:value="0.00978031">
            <text:p>0,00978031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74339">
            <text:p>0,00874339</text:p>
          </table:table-cell>
          <table:table-cell table:style-name="ce2" office:value-type="float" office:value="7.85878">
            <text:p>7,85878</text:p>
          </table:table-cell>
          <table:table-cell table:style-name="ce2" office:value-type="float" office:value="42.6446">
            <text:p>42,644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style-name="ce2" office:value-type="float" office:value="0.0017271">
            <text:p>0,0017271</text:p>
          </table:table-cell>
          <table:table-cell table:style-name="ce2" office:value-type="float" office:value="0.0970907">
            <text:p>0,0970907</text:p>
          </table:table-cell>
          <table:table-cell table:style-name="ce2" office:value-type="float" office:value="0.00470079">
            <text:p>0,00470079</text:p>
          </table:table-cell>
          <table:table-cell table:style-name="ce2" office:value-type="float" office:value="0.00551737">
            <text:p>0,00551737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74702">
            <text:p>0,00874702</text:p>
          </table:table-cell>
          <table:table-cell table:style-name="ce2" office:value-type="float" office:value="7.42209">
            <text:p>7,42209</text:p>
          </table:table-cell>
          <table:table-cell table:style-name="ce2" office:value-type="float" office:value="42.5478">
            <text:p>42,547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style-name="ce2" office:value-type="float" office:value="0.00159636">
            <text:p>0,00159636</text:p>
          </table:table-cell>
          <table:table-cell table:style-name="ce2" office:value-type="float" office:value="0.0891134">
            <text:p>0,0891134</text:p>
          </table:table-cell>
          <table:table-cell table:style-name="ce2" office:value-type="float" office:value="0.00480052">
            <text:p>0,00480052</text:p>
          </table:table-cell>
          <table:table-cell table:style-name="ce2" office:value-type="float" office:value="0.00408255">
            <text:p>0,00408255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73501">
            <text:p>0,00873501</text:p>
          </table:table-cell>
          <table:table-cell table:style-name="ce2" office:value-type="float" office:value="7.79174">
            <text:p>7,79174</text:p>
          </table:table-cell>
          <table:table-cell table:style-name="ce2" office:value-type="float" office:value="42.4526">
            <text:p>42,452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style-name="ce2" office:value-type="float" office:value="0.0024269">
            <text:p>0,0024269</text:p>
          </table:table-cell>
          <table:table-cell table:style-name="ce2" office:value-type="float" office:value="0.104529">
            <text:p>0,104529</text:p>
          </table:table-cell>
          <table:table-cell table:style-name="ce2" office:value-type="float" office:value="0.00496786">
            <text:p>0,00496786</text:p>
          </table:table-cell>
          <table:table-cell table:style-name="ce2" office:value-type="float" office:value="0.0104157">
            <text:p>0,0104157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76609">
            <text:p>0,00876609</text:p>
          </table:table-cell>
          <table:table-cell table:style-name="ce2" office:value-type="float" office:value="6.65487">
            <text:p>6,65487</text:p>
          </table:table-cell>
          <table:table-cell table:style-name="ce2" office:value-type="float" office:value="42.3548">
            <text:p>42,354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style-name="ce2" office:value-type="float" office:value="0.00207651">
            <text:p>0,00207651</text:p>
          </table:table-cell>
          <table:table-cell table:style-name="ce2" office:value-type="float" office:value="0.111348">
            <text:p>0,111348</text:p>
          </table:table-cell>
          <table:table-cell table:style-name="ce2" office:value-type="float" office:value="0.00503023">
            <text:p>0,00503023</text:p>
          </table:table-cell>
          <table:table-cell table:style-name="ce2" office:value-type="float" office:value="0.0132478">
            <text:p>0,0132478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77241">
            <text:p>6,77241</text:p>
          </table:table-cell>
          <table:table-cell table:style-name="ce2" office:value-type="float" office:value="42.2578">
            <text:p>42,257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style-name="ce2" office:value-type="float" office:value="0.00194724">
            <text:p>0,00194724</text:p>
          </table:table-cell>
          <table:table-cell table:style-name="ce2" office:value-type="float" office:value="0.123308">
            <text:p>0,123308</text:p>
          </table:table-cell>
          <table:table-cell table:style-name="ce2" office:value-type="float" office:value="0.00530994">
            <text:p>0,00530994</text:p>
          </table:table-cell>
          <table:table-cell table:style-name="ce2" office:value-type="float" office:value="0.00488083">
            <text:p>0,00488083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89634">
            <text:p>0,00889634</text:p>
          </table:table-cell>
          <table:table-cell table:style-name="ce2" office:value-type="float" office:value="6.22878">
            <text:p>6,22878</text:p>
          </table:table-cell>
          <table:table-cell table:style-name="ce2" office:value-type="float" office:value="42.1599">
            <text:p>42,159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style-name="ce2" office:value-type="float" office:value="0.0102987">
            <text:p>0,0102987</text:p>
          </table:table-cell>
          <table:table-cell table:style-name="ce2" office:value-type="float" office:value="0.0843985">
            <text:p>0,0843985</text:p>
          </table:table-cell>
          <table:table-cell table:style-name="ce2" office:value-type="float" office:value="0.00461453">
            <text:p>0,00461453</text:p>
          </table:table-cell>
          <table:table-cell table:style-name="ce2" office:value-type="float" office:value="0.0105715">
            <text:p>0,0105715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902897">
            <text:p>0,00902897</text:p>
          </table:table-cell>
          <table:table-cell table:style-name="ce2" office:value-type="float" office:value="7.32301">
            <text:p>7,32301</text:p>
          </table:table-cell>
          <table:table-cell table:style-name="ce2" office:value-type="float" office:value="42.0655">
            <text:p>42,065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style-name="ce2" office:value-type="float" office:value="0.0016495">
            <text:p>0,0016495</text:p>
          </table:table-cell>
          <table:table-cell table:style-name="ce2" office:value-type="float" office:value="0.103403">
            <text:p>0,103403</text:p>
          </table:table-cell>
          <table:table-cell table:style-name="ce2" office:value-type="float" office:value="0.00503533">
            <text:p>0,00503533</text:p>
          </table:table-cell>
          <table:table-cell table:style-name="ce2" office:value-type="float" office:value="0.0107074">
            <text:p>0,0107074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888153">
            <text:p>0,00888153</text:p>
          </table:table-cell>
          <table:table-cell table:style-name="ce2" office:value-type="float" office:value="6.83377">
            <text:p>6,83377</text:p>
          </table:table-cell>
          <table:table-cell table:style-name="ce2" office:value-type="float" office:value="41.9703">
            <text:p>41,970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style-name="ce2" office:value-type="float" office:value="0.00164245">
            <text:p>0,00164245</text:p>
          </table:table-cell>
          <table:table-cell table:style-name="ce2" office:value-type="float" office:value="0.122998">
            <text:p>0,122998</text:p>
          </table:table-cell>
          <table:table-cell table:style-name="ce2" office:value-type="float" office:value="0.00518408">
            <text:p>0,00518408</text:p>
          </table:table-cell>
          <table:table-cell table:style-name="ce2" office:value-type="float" office:value="0.00818739">
            <text:p>0,00818739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898958">
            <text:p>0,00898958</text:p>
          </table:table-cell>
          <table:table-cell table:style-name="ce2" office:value-type="float" office:value="6.11729">
            <text:p>6,11729</text:p>
          </table:table-cell>
          <table:table-cell table:style-name="ce2" office:value-type="float" office:value="41.8737">
            <text:p>41,873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style-name="ce2" office:value-type="float" office:value="0.00196882">
            <text:p>0,00196882</text:p>
          </table:table-cell>
          <table:table-cell table:style-name="ce2" office:value-type="float" office:value="0.108123">
            <text:p>0,108123</text:p>
          </table:table-cell>
          <table:table-cell table:style-name="ce2" office:value-type="float" office:value="0.00479109">
            <text:p>0,00479109</text:p>
          </table:table-cell>
          <table:table-cell table:style-name="ce2" office:value-type="float" office:value="0.00869988">
            <text:p>0,00869988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85863">
            <text:p>0,00885863</text:p>
          </table:table-cell>
          <table:table-cell table:style-name="ce2" office:value-type="float" office:value="6.68494">
            <text:p>6,68494</text:p>
          </table:table-cell>
          <table:table-cell table:style-name="ce2" office:value-type="float" office:value="41.7791">
            <text:p>41,779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style-name="ce2" office:value-type="float" office:value="0.00155955">
            <text:p>0,00155955</text:p>
          </table:table-cell>
          <table:table-cell table:style-name="ce2" office:value-type="float" office:value="0.109867">
            <text:p>0,109867</text:p>
          </table:table-cell>
          <table:table-cell table:style-name="ce2" office:value-type="float" office:value="0.00492784">
            <text:p>0,00492784</text:p>
          </table:table-cell>
          <table:table-cell table:style-name="ce2" office:value-type="float" office:value="0.122436">
            <text:p>0,122436</text:p>
          </table:table-cell>
          <table:table-cell table:style-name="ce2" office:value-type="float" office:value="0.000003212">
            <text:p>0,000003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2633">
            <text:p>3,92633</text:p>
          </table:table-cell>
          <table:table-cell table:style-name="ce2" office:value-type="float" office:value="41.6776">
            <text:p>41,677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style-name="ce2" office:value-type="float" office:value="0.00159971">
            <text:p>0,00159971</text:p>
          </table:table-cell>
          <table:table-cell table:style-name="ce2" office:value-type="float" office:value="0.110043">
            <text:p>0,110043</text:p>
          </table:table-cell>
          <table:table-cell table:style-name="ce2" office:value-type="float" office:value="0.00476239">
            <text:p>0,00476239</text:p>
          </table:table-cell>
          <table:table-cell table:style-name="ce2" office:value-type="float" office:value="0.0298281">
            <text:p>0,0298281</text:p>
          </table:table-cell>
          <table:table-cell table:style-name="ce2" office:value-type="float" office:value="0.000003632">
            <text:p>0,000003632</text:p>
          </table:table-cell>
          <table:table-cell table:style-name="ce2" office:value-type="float" office:value="0.00896709">
            <text:p>0,00896709</text:p>
          </table:table-cell>
          <table:table-cell table:style-name="ce2" office:value-type="float" office:value="5.86449">
            <text:p>5,86449</text:p>
          </table:table-cell>
          <table:table-cell table:style-name="ce2" office:value-type="float" office:value="41.5818">
            <text:p>41,581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style-name="ce2" office:value-type="float" office:value="0.00167926">
            <text:p>0,00167926</text:p>
          </table:table-cell>
          <table:table-cell table:style-name="ce2" office:value-type="float" office:value="0.0964832">
            <text:p>0,0964832</text:p>
          </table:table-cell>
          <table:table-cell table:style-name="ce2" office:value-type="float" office:value="0.00454839">
            <text:p>0,00454839</text:p>
          </table:table-cell>
          <table:table-cell table:style-name="ce2" office:value-type="float" office:value="0.0308931">
            <text:p>0,0308931</text:p>
          </table:table-cell>
          <table:table-cell table:style-name="ce2" office:value-type="float" office:value="0.000003353">
            <text:p>0,000003353</text:p>
          </table:table-cell>
          <table:table-cell table:style-name="ce2" office:value-type="float" office:value="0.00904957">
            <text:p>0,00904957</text:p>
          </table:table-cell>
          <table:table-cell table:style-name="ce2" office:value-type="float" office:value="6.26343">
            <text:p>6,26343</text:p>
          </table:table-cell>
          <table:table-cell table:style-name="ce2" office:value-type="float" office:value="41.4876">
            <text:p>41,487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style-name="ce2" office:value-type="float" office:value="0.0021335">
            <text:p>0,0021335</text:p>
          </table:table-cell>
          <table:table-cell table:style-name="ce2" office:value-type="float" office:value="0.130285">
            <text:p>0,130285</text:p>
          </table:table-cell>
          <table:table-cell table:style-name="ce2" office:value-type="float" office:value="0.0049717">
            <text:p>0,0049717</text:p>
          </table:table-cell>
          <table:table-cell table:style-name="ce2" office:value-type="float" office:value="0.00804358">
            <text:p>0,00804358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889571">
            <text:p>0,00889571</text:p>
          </table:table-cell>
          <table:table-cell table:style-name="ce2" office:value-type="float" office:value="5.8761">
            <text:p>5,8761</text:p>
          </table:table-cell>
          <table:table-cell table:style-name="ce2" office:value-type="float" office:value="41.3929">
            <text:p>41,392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style-name="ce2" office:value-type="float" office:value="0.00202357">
            <text:p>0,00202357</text:p>
          </table:table-cell>
          <table:table-cell table:style-name="ce2" office:value-type="float" office:value="0.0504634">
            <text:p>0,0504634</text:p>
          </table:table-cell>
          <table:table-cell table:style-name="ce2" office:value-type="float" office:value="0.00444217">
            <text:p>0,00444217</text:p>
          </table:table-cell>
          <table:table-cell table:style-name="ce2" office:value-type="float" office:value="0.127902">
            <text:p>0,127902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02298">
            <text:p>5,02298</text:p>
          </table:table-cell>
          <table:table-cell table:style-name="ce2" office:value-type="float" office:value="41.2965">
            <text:p>41,296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style-name="ce2" office:value-type="float" office:value="0.00159615">
            <text:p>0,00159615</text:p>
          </table:table-cell>
          <table:table-cell table:style-name="ce2" office:value-type="float" office:value="0.110358">
            <text:p>0,110358</text:p>
          </table:table-cell>
          <table:table-cell table:style-name="ce2" office:value-type="float" office:value="0.00486226">
            <text:p>0,00486226</text:p>
          </table:table-cell>
          <table:table-cell table:style-name="ce2" office:value-type="float" office:value="0.0232746">
            <text:p>0,0232746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9018">
            <text:p>0,009018</text:p>
          </table:table-cell>
          <table:table-cell table:style-name="ce2" office:value-type="float" office:value="5.93848">
            <text:p>5,93848</text:p>
          </table:table-cell>
          <table:table-cell table:style-name="ce2" office:value-type="float" office:value="41.2029">
            <text:p>41,202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style-name="ce2" office:value-type="float" office:value="0.00199822">
            <text:p>0,00199822</text:p>
          </table:table-cell>
          <table:table-cell table:style-name="ce2" office:value-type="float" office:value="0.123429">
            <text:p>0,123429</text:p>
          </table:table-cell>
          <table:table-cell table:style-name="ce2" office:value-type="float" office:value="0.00477384">
            <text:p>0,00477384</text:p>
          </table:table-cell>
          <table:table-cell table:style-name="ce2" office:value-type="float" office:value="0.0142286">
            <text:p>0,0142286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904496">
            <text:p>0,00904496</text:p>
          </table:table-cell>
          <table:table-cell table:style-name="ce2" office:value-type="float" office:value="5.81409">
            <text:p>5,81409</text:p>
          </table:table-cell>
          <table:table-cell table:style-name="ce2" office:value-type="float" office:value="41.1095">
            <text:p>41,109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style-name="ce2" office:value-type="float" office:value="0.00250953">
            <text:p>0,00250953</text:p>
          </table:table-cell>
          <table:table-cell table:style-name="ce2" office:value-type="float" office:value="0.109916">
            <text:p>0,109916</text:p>
          </table:table-cell>
          <table:table-cell table:style-name="ce2" office:value-type="float" office:value="0.00457619">
            <text:p>0,00457619</text:p>
          </table:table-cell>
          <table:table-cell table:style-name="ce2" office:value-type="float" office:value="0.0325642">
            <text:p>0,0325642</text:p>
          </table:table-cell>
          <table:table-cell table:style-name="ce2" office:value-type="float" office:value="0.000003004">
            <text:p>0,000003004</text:p>
          </table:table-cell>
          <table:table-cell table:style-name="ce2" office:value-type="float" office:value="0.0089041">
            <text:p>0,0089041</text:p>
          </table:table-cell>
          <table:table-cell table:style-name="ce2" office:value-type="float" office:value="5.61896">
            <text:p>5,61896</text:p>
          </table:table-cell>
          <table:table-cell table:style-name="ce2" office:value-type="float" office:value="41.0161">
            <text:p>41,016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style-name="ce2" office:value-type="float" office:value="0.00216409">
            <text:p>0,00216409</text:p>
          </table:table-cell>
          <table:table-cell table:style-name="ce2" office:value-type="float" office:value="0.0455559">
            <text:p>0,0455559</text:p>
          </table:table-cell>
          <table:table-cell table:style-name="ce2" office:value-type="float" office:value="0.00205081">
            <text:p>0,00205081</text:p>
          </table:table-cell>
          <table:table-cell table:style-name="ce2" office:value-type="float" office:value="0.118226">
            <text:p>0,118226</text:p>
          </table:table-cell>
          <table:table-cell table:style-name="ce2" office:value-type="float" office:value="0.000003841">
            <text:p>0,000003841</text:p>
          </table:table-cell>
          <table:table-cell table:style-name="ce2" office:value-type="float" office:value="0.00902834">
            <text:p>0,00902834</text:p>
          </table:table-cell>
          <table:table-cell table:style-name="ce2" office:value-type="float" office:value="5.14083">
            <text:p>5,14083</text:p>
          </table:table-cell>
          <table:table-cell table:style-name="ce2" office:value-type="float" office:value="40.922">
            <text:p>40,92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style-name="ce2" office:value-type="float" office:value="0.00159209">
            <text:p>0,00159209</text:p>
          </table:table-cell>
          <table:table-cell table:style-name="ce2" office:value-type="float" office:value="0.122882">
            <text:p>0,122882</text:p>
          </table:table-cell>
          <table:table-cell table:style-name="ce2" office:value-type="float" office:value="0.00488265">
            <text:p>0,00488265</text:p>
          </table:table-cell>
          <table:table-cell table:style-name="ce2" office:value-type="float" office:value="0.0264937">
            <text:p>0,0264937</text:p>
          </table:table-cell>
          <table:table-cell table:style-name="ce2" office:value-type="float" office:value="0.000003423">
            <text:p>0,000003423</text:p>
          </table:table-cell>
          <table:table-cell table:style-name="ce2" office:value-type="float" office:value="0.00889627">
            <text:p>0,00889627</text:p>
          </table:table-cell>
          <table:table-cell table:style-name="ce2" office:value-type="float" office:value="5.4974">
            <text:p>5,4974</text:p>
          </table:table-cell>
          <table:table-cell table:style-name="ce2" office:value-type="float" office:value="40.8292">
            <text:p>40,829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style-name="ce2" office:value-type="float" office:value="0.00170321">
            <text:p>0,00170321</text:p>
          </table:table-cell>
          <table:table-cell table:style-name="ce2" office:value-type="float" office:value="0.110247">
            <text:p>0,110247</text:p>
          </table:table-cell>
          <table:table-cell table:style-name="ce2" office:value-type="float" office:value="0.00491296">
            <text:p>0,00491296</text:p>
          </table:table-cell>
          <table:table-cell table:style-name="ce2" office:value-type="float" office:value="0.0230294">
            <text:p>0,0230294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9034">
            <text:p>0,0089034</text:p>
          </table:table-cell>
          <table:table-cell table:style-name="ce2" office:value-type="float" office:value="6.04266">
            <text:p>6,04266</text:p>
          </table:table-cell>
          <table:table-cell table:style-name="ce2" office:value-type="float" office:value="40.7384">
            <text:p>40,738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style-name="ce2" office:value-type="float" office:value="0.00198865">
            <text:p>0,00198865</text:p>
          </table:table-cell>
          <table:table-cell table:style-name="ce2" office:value-type="float" office:value="0.0683028">
            <text:p>0,0683028</text:p>
          </table:table-cell>
          <table:table-cell table:style-name="ce2" office:value-type="float" office:value="0.00499656">
            <text:p>0,00499656</text:p>
          </table:table-cell>
          <table:table-cell table:style-name="ce2" office:value-type="float" office:value="0.0252333">
            <text:p>0,0252333</text:p>
          </table:table-cell>
          <table:table-cell table:style-name="ce2" office:value-type="float" office:value="0.000003212">
            <text:p>0,000003212</text:p>
          </table:table-cell>
          <table:table-cell table:style-name="ce2" office:value-type="float" office:value="0.00886184">
            <text:p>0,00886184</text:p>
          </table:table-cell>
          <table:table-cell table:style-name="ce2" office:value-type="float" office:value="8.01198">
            <text:p>8,01198</text:p>
          </table:table-cell>
          <table:table-cell table:style-name="ce2" office:value-type="float" office:value="40.6532">
            <text:p>40,65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style-name="ce2" office:value-type="float" office:value="0.00161137">
            <text:p>0,00161137</text:p>
          </table:table-cell>
          <table:table-cell table:style-name="ce2" office:value-type="float" office:value="0.0594878">
            <text:p>0,0594878</text:p>
          </table:table-cell>
          <table:table-cell table:style-name="ce2" office:value-type="float" office:value="0.0048654">
            <text:p>0,0048654</text:p>
          </table:table-cell>
          <table:table-cell table:style-name="ce2" office:value-type="float" office:value="0.0474114">
            <text:p>0,0474114</text:p>
          </table:table-cell>
          <table:table-cell table:style-name="ce2" office:value-type="float" office:value="0.000003353">
            <text:p>0,000003353</text:p>
          </table:table-cell>
          <table:table-cell table:style-name="ce2" office:value-type="float" office:value="0.00885891">
            <text:p>0,00885891</text:p>
          </table:table-cell>
          <table:table-cell table:style-name="ce2" office:value-type="float" office:value="7.13242">
            <text:p>7,13242</text:p>
          </table:table-cell>
          <table:table-cell table:style-name="ce2" office:value-type="float" office:value="40.5661">
            <text:p>40,566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style-name="ce2" office:value-type="float" office:value="0.00166235">
            <text:p>0,0016623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6.0487">
            <text:p>46,0487</text:p>
          </table:table-cell>
          <table:table-cell table:style-name="ce2" office:value-type="float" office:value="40.5803">
            <text:p>40,580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style-name="ce2" office:value-type="float" office:value="0.00168903">
            <text:p>0,00168903</text:p>
          </table:table-cell>
          <table:table-cell table:style-name="ce2" office:value-type="float" office:value="0.098443">
            <text:p>0,098443</text:p>
          </table:table-cell>
          <table:table-cell table:style-name="ce2" office:value-type="float" office:value="0.00459176">
            <text:p>0,00459176</text:p>
          </table:table-cell>
          <table:table-cell table:style-name="ce2" office:value-type="float" office:value="0.0156594">
            <text:p>0,0156594</text:p>
          </table:table-cell>
          <table:table-cell table:style-name="ce2" office:value-type="float" office:value="0.000002514">
            <text:p>0,000002514</text:p>
          </table:table-cell>
          <table:table-cell table:style-name="ce2" office:value-type="float" office:value="0.00889998">
            <text:p>0,00889998</text:p>
          </table:table-cell>
          <table:table-cell table:style-name="ce2" office:value-type="float" office:value="6.81296">
            <text:p>6,81296</text:p>
          </table:table-cell>
          <table:table-cell table:style-name="ce2" office:value-type="float" office:value="40.4931">
            <text:p>40,493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style-name="ce2" office:value-type="float" office:value="0.00159342">
            <text:p>0,00159342</text:p>
          </table:table-cell>
          <table:table-cell table:style-name="ce2" office:value-type="float" office:value="0.101733">
            <text:p>0,101733</text:p>
          </table:table-cell>
          <table:table-cell table:style-name="ce2" office:value-type="float" office:value="0.0154533">
            <text:p>0,0154533</text:p>
          </table:table-cell>
          <table:table-cell table:style-name="ce2" office:value-type="float" office:value="0.0380767">
            <text:p>0,0380767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87273">
            <text:p>0,00887273</text:p>
          </table:table-cell>
          <table:table-cell table:style-name="ce2" office:value-type="float" office:value="5.50891">
            <text:p>5,50891</text:p>
          </table:table-cell>
          <table:table-cell table:style-name="ce2" office:value-type="float" office:value="40.4029">
            <text:p>40,402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style-name="ce2" office:value-type="float" office:value="0.00157897">
            <text:p>0,00157897</text:p>
          </table:table-cell>
          <table:table-cell table:style-name="ce2" office:value-type="float" office:value="0.0463312">
            <text:p>0,0463312</text:p>
          </table:table-cell>
          <table:table-cell table:style-name="ce2" office:value-type="float" office:value="0.00432274">
            <text:p>0,00432274</text:p>
          </table:table-cell>
          <table:table-cell table:style-name="ce2" office:value-type="float" office:value="0.120918">
            <text:p>0,120918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30267">
            <text:p>5,30267</text:p>
          </table:table-cell>
          <table:table-cell table:style-name="ce2" office:value-type="float" office:value="40.3127">
            <text:p>40,312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style-name="ce2" office:value-type="float" office:value="0.0026462">
            <text:p>0,0026462</text:p>
          </table:table-cell>
          <table:table-cell table:style-name="ce2" office:value-type="float" office:value="0.0438336">
            <text:p>0,0438336</text:p>
          </table:table-cell>
          <table:table-cell table:style-name="ce2" office:value-type="float" office:value="0.00331989">
            <text:p>0,00331989</text:p>
          </table:table-cell>
          <table:table-cell table:style-name="ce2" office:value-type="float" office:value="0.0259134">
            <text:p>0,0259134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.0763">
            <text:p>11,0763</text:p>
          </table:table-cell>
          <table:table-cell table:style-name="ce2" office:value-type="float" office:value="40.2377">
            <text:p>40,237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style-name="ce2" office:value-type="float" office:value="0.00197133">
            <text:p>0,00197133</text:p>
          </table:table-cell>
          <table:table-cell table:style-name="ce2" office:value-type="float" office:value="0.0309812">
            <text:p>0,0309812</text:p>
          </table:table-cell>
          <table:table-cell table:style-name="ce2" office:value-type="float" office:value="0.00275243">
            <text:p>0,00275243</text:p>
          </table:table-cell>
          <table:table-cell table:style-name="ce2" office:value-type="float" office:value="0.128436">
            <text:p>0,128436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61709">
            <text:p>5,61709</text:p>
          </table:table-cell>
          <table:table-cell table:style-name="ce2" office:value-type="float" office:value="40.1492">
            <text:p>40,149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style-name="ce2" office:value-type="float" office:value="0.00164133">
            <text:p>0,00164133</text:p>
          </table:table-cell>
          <table:table-cell table:style-name="ce2" office:value-type="float" office:value="0.0485862">
            <text:p>0,0485862</text:p>
          </table:table-cell>
          <table:table-cell table:style-name="ce2" office:value-type="float" office:value="0.00407822">
            <text:p>0,00407822</text:p>
          </table:table-cell>
          <table:table-cell table:style-name="ce2" office:value-type="float" office:value="0.0496199">
            <text:p>0,0496199</text:p>
          </table:table-cell>
          <table:table-cell table:style-name="ce2" office:value-type="float" office:value="0.000002723">
            <text:p>0,0000027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35149">
            <text:p>8,35149</text:p>
          </table:table-cell>
          <table:table-cell table:style-name="ce2" office:value-type="float" office:value="40.0681">
            <text:p>40,068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style-name="ce2" office:value-type="float" office:value="0.00200639">
            <text:p>0,00200639</text:p>
          </table:table-cell>
          <table:table-cell table:style-name="ce2" office:value-type="float" office:value="0.116018">
            <text:p>0,116018</text:p>
          </table:table-cell>
          <table:table-cell table:style-name="ce2" office:value-type="float" office:value="0.00490772">
            <text:p>0,00490772</text:p>
          </table:table-cell>
          <table:table-cell table:style-name="ce2" office:value-type="float" office:value="0.0358206">
            <text:p>0,0358206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85311">
            <text:p>0,00885311</text:p>
          </table:table-cell>
          <table:table-cell table:style-name="ce2" office:value-type="float" office:value="5.44449">
            <text:p>5,44449</text:p>
          </table:table-cell>
          <table:table-cell table:style-name="ce2" office:value-type="float" office:value="39.98">
            <text:p>39,9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style-name="ce2" office:value-type="float" office:value="0.00212379">
            <text:p>0,00212379</text:p>
          </table:table-cell>
          <table:table-cell table:style-name="ce2" office:value-type="float" office:value="0.129808">
            <text:p>0,129808</text:p>
          </table:table-cell>
          <table:table-cell table:style-name="ce2" office:value-type="float" office:value="0.00489893">
            <text:p>0,00489893</text:p>
          </table:table-cell>
          <table:table-cell table:style-name="ce2" office:value-type="float" office:value="0.072706">
            <text:p>0,072706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93804">
            <text:p>0,00893804</text:p>
          </table:table-cell>
          <table:table-cell table:style-name="ce2" office:value-type="float" office:value="4.24126">
            <text:p>4,24126</text:p>
          </table:table-cell>
          <table:table-cell table:style-name="ce2" office:value-type="float" office:value="39.8892">
            <text:p>39,889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style-name="ce2" office:value-type="float" office:value="0.00193515">
            <text:p>0,00193515</text:p>
          </table:table-cell>
          <table:table-cell table:style-name="ce2" office:value-type="float" office:value="0.0507671">
            <text:p>0,0507671</text:p>
          </table:table-cell>
          <table:table-cell table:style-name="ce2" office:value-type="float" office:value="0.00368348">
            <text:p>0,00368348</text:p>
          </table:table-cell>
          <table:table-cell table:style-name="ce2" office:value-type="float" office:value="0.0756394">
            <text:p>0,0756394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73773">
            <text:p>6,73773</text:p>
          </table:table-cell>
          <table:table-cell table:style-name="ce2" office:value-type="float" office:value="39.8053">
            <text:p>39,80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style-name="ce2" office:value-type="float" office:value="0.001942">
            <text:p>0,001942</text:p>
          </table:table-cell>
          <table:table-cell table:style-name="ce2" office:value-type="float" office:value="0.0953812">
            <text:p>0,0953812</text:p>
          </table:table-cell>
          <table:table-cell table:style-name="ce2" office:value-type="float" office:value="0.00469171">
            <text:p>0,00469171</text:p>
          </table:table-cell>
          <table:table-cell table:style-name="ce2" office:value-type="float" office:value="0.121327">
            <text:p>0,121327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78991">
            <text:p>0,00878991</text:p>
          </table:table-cell>
          <table:table-cell table:style-name="ce2" office:value-type="float" office:value="4.02372">
            <text:p>4,02372</text:p>
          </table:table-cell>
          <table:table-cell table:style-name="ce2" office:value-type="float" office:value="39.715">
            <text:p>39,71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style-name="ce2" office:value-type="float" office:value="0.00195946">
            <text:p>0,00195946</text:p>
          </table:table-cell>
          <table:table-cell table:style-name="ce2" office:value-type="float" office:value="0.0602891">
            <text:p>0,0602891</text:p>
          </table:table-cell>
          <table:table-cell table:style-name="ce2" office:value-type="float" office:value="0.00453045">
            <text:p>0,00453045</text:p>
          </table:table-cell>
          <table:table-cell table:style-name="ce2" office:value-type="float" office:value="0.12083">
            <text:p>0,12083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78002">
            <text:p>4,78002</text:p>
          </table:table-cell>
          <table:table-cell table:style-name="ce2" office:value-type="float" office:value="39.627">
            <text:p>39,62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style-name="ce2" office:value-type="float" office:value="0.00165858">
            <text:p>0,00165858</text:p>
          </table:table-cell>
          <table:table-cell table:style-name="ce2" office:value-type="float" office:value="0.0629301">
            <text:p>0,0629301</text:p>
          </table:table-cell>
          <table:table-cell table:style-name="ce2" office:value-type="float" office:value="0.00458024">
            <text:p>0,00458024</text:p>
          </table:table-cell>
          <table:table-cell table:style-name="ce2" office:value-type="float" office:value="0.0498159">
            <text:p>0,0498159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8837">
            <text:p>0,0088837</text:p>
          </table:table-cell>
          <table:table-cell table:style-name="ce2" office:value-type="float" office:value="6.9431">
            <text:p>6,9431</text:p>
          </table:table-cell>
          <table:table-cell table:style-name="ce2" office:value-type="float" office:value="39.5448">
            <text:p>39,544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style-name="ce2" office:value-type="float" office:value="0.00167185">
            <text:p>0,00167185</text:p>
          </table:table-cell>
          <table:table-cell table:style-name="ce2" office:value-type="float" office:value="0.0560782">
            <text:p>0,0560782</text:p>
          </table:table-cell>
          <table:table-cell table:style-name="ce2" office:value-type="float" office:value="0.00456006">
            <text:p>0,00456006</text:p>
          </table:table-cell>
          <table:table-cell table:style-name="ce2" office:value-type="float" office:value="0.0988699">
            <text:p>0,0988699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83963">
            <text:p>0,00883963</text:p>
          </table:table-cell>
          <table:table-cell table:style-name="ce2" office:value-type="float" office:value="5.34293">
            <text:p>5,34293</text:p>
          </table:table-cell>
          <table:table-cell table:style-name="ce2" office:value-type="float" office:value="39.4591">
            <text:p>39,459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style-name="ce2" office:value-type="float" office:value="0.00219657">
            <text:p>0,00219657</text:p>
          </table:table-cell>
          <table:table-cell table:style-name="ce2" office:value-type="float" office:value="0.0594899">
            <text:p>0,0594899</text:p>
          </table:table-cell>
          <table:table-cell table:style-name="ce2" office:value-type="float" office:value="0.00469282">
            <text:p>0,00469282</text:p>
          </table:table-cell>
          <table:table-cell table:style-name="ce2" office:value-type="float" office:value="0.0369098">
            <text:p>0,0369098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86799">
            <text:p>0,00886799</text:p>
          </table:table-cell>
          <table:table-cell table:style-name="ce2" office:value-type="float" office:value="7.79783">
            <text:p>7,79783</text:p>
          </table:table-cell>
          <table:table-cell table:style-name="ce2" office:value-type="float" office:value="39.38">
            <text:p>39,3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style-name="ce2" office:value-type="float" office:value="0.00161402">
            <text:p>0,0016140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0772">
            <text:p>59,0772</text:p>
          </table:table-cell>
          <table:table-cell table:style-name="ce2" office:value-type="float" office:value="39.4291">
            <text:p>39,429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style-name="ce2" office:value-type="float" office:value="0.00159209">
            <text:p>0,00159209</text:p>
          </table:table-cell>
          <table:table-cell table:style-name="ce2" office:value-type="float" office:value="0.0732479">
            <text:p>0,0732479</text:p>
          </table:table-cell>
          <table:table-cell table:style-name="ce2" office:value-type="float" office:value="0.00480052">
            <text:p>0,00480052</text:p>
          </table:table-cell>
          <table:table-cell table:style-name="ce2" office:value-type="float" office:value="0.0389562">
            <text:p>0,0389562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7497">
            <text:p>0,00887497</text:p>
          </table:table-cell>
          <table:table-cell table:style-name="ce2" office:value-type="float" office:value="6.85016">
            <text:p>6,85016</text:p>
          </table:table-cell>
          <table:table-cell table:style-name="ce2" office:value-type="float" office:value="39.3481">
            <text:p>39,348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style-name="ce2" office:value-type="float" office:value="0.00158818">
            <text:p>0,00158818</text:p>
          </table:table-cell>
          <table:table-cell table:style-name="ce2" office:value-type="float" office:value="0.0674741">
            <text:p>0,0674741</text:p>
          </table:table-cell>
          <table:table-cell table:style-name="ce2" office:value-type="float" office:value="0.00482203">
            <text:p>0,00482203</text:p>
          </table:table-cell>
          <table:table-cell table:style-name="ce2" office:value-type="float" office:value="0.121169">
            <text:p>0,121169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75301">
            <text:p>4,75301</text:p>
          </table:table-cell>
          <table:table-cell table:style-name="ce2" office:value-type="float" office:value="39.2622">
            <text:p>39,262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style-name="ce2" office:value-type="float" office:value="0.00156898">
            <text:p>0,00156898</text:p>
          </table:table-cell>
          <table:table-cell table:style-name="ce2" office:value-type="float" office:value="0.113956">
            <text:p>0,113956</text:p>
          </table:table-cell>
          <table:table-cell table:style-name="ce2" office:value-type="float" office:value="0.00495731">
            <text:p>0,00495731</text:p>
          </table:table-cell>
          <table:table-cell table:style-name="ce2" office:value-type="float" office:value="0.00666548">
            <text:p>0,00666548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88874">
            <text:p>0,0088874</text:p>
          </table:table-cell>
          <table:table-cell table:style-name="ce2" office:value-type="float" office:value="6.56612">
            <text:p>6,56612</text:p>
          </table:table-cell>
          <table:table-cell table:style-name="ce2" office:value-type="float" office:value="39.1813">
            <text:p>39,181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style-name="ce2" office:value-type="float" office:value="0.0015731">
            <text:p>0,0015731</text:p>
          </table:table-cell>
          <table:table-cell table:style-name="ce2" office:value-type="float" office:value="0.123676">
            <text:p>0,123676</text:p>
          </table:table-cell>
          <table:table-cell table:style-name="ce2" office:value-type="float" office:value="0.00488901">
            <text:p>0,00488901</text:p>
          </table:table-cell>
          <table:table-cell table:style-name="ce2" office:value-type="float" office:value="0.00709179">
            <text:p>0,00709179</text:p>
          </table:table-cell>
          <table:table-cell table:style-name="ce2" office:value-type="float" office:value="0.000002653">
            <text:p>0,000002653</text:p>
          </table:table-cell>
          <table:table-cell table:style-name="ce2" office:value-type="float" office:value="0.00884215">
            <text:p>0,00884215</text:p>
          </table:table-cell>
          <table:table-cell table:style-name="ce2" office:value-type="float" office:value="6.02606">
            <text:p>6,02606</text:p>
          </table:table-cell>
          <table:table-cell table:style-name="ce2" office:value-type="float" office:value="39.0994">
            <text:p>39,099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style-name="ce2" office:value-type="float" office:value="0.00166284">
            <text:p>0,00166284</text:p>
          </table:table-cell>
          <table:table-cell table:style-name="ce2" office:value-type="float" office:value="0.0440663">
            <text:p>0,0440663</text:p>
          </table:table-cell>
          <table:table-cell table:style-name="ce2" office:value-type="float" office:value="0.00297788">
            <text:p>0,00297788</text:p>
          </table:table-cell>
          <table:table-cell table:style-name="ce2" office:value-type="float" office:value="0.0403064">
            <text:p>0,0403064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2043">
            <text:p>0,00882043</text:p>
          </table:table-cell>
          <table:table-cell table:style-name="ce2" office:value-type="float" office:value="8.36337">
            <text:p>8,36337</text:p>
          </table:table-cell>
          <table:table-cell table:style-name="ce2" office:value-type="float" office:value="39.0237">
            <text:p>39,023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style-name="ce2" office:value-type="float" office:value="0.00194004">
            <text:p>0,00194004</text:p>
          </table:table-cell>
          <table:table-cell table:style-name="ce2" office:value-type="float" office:value="0.108849">
            <text:p>0,108849</text:p>
          </table:table-cell>
          <table:table-cell table:style-name="ce2" office:value-type="float" office:value="0.00502687">
            <text:p>0,00502687</text:p>
          </table:table-cell>
          <table:table-cell table:style-name="ce2" office:value-type="float" office:value="0.0059061">
            <text:p>0,0059061</text:p>
          </table:table-cell>
          <table:table-cell table:style-name="ce2" office:value-type="float" office:value="0.000003283">
            <text:p>0,000003283</text:p>
          </table:table-cell>
          <table:table-cell table:style-name="ce2" office:value-type="float" office:value="0.00886945">
            <text:p>0,00886945</text:p>
          </table:table-cell>
          <table:table-cell table:style-name="ce2" office:value-type="float" office:value="6.76255">
            <text:p>6,76255</text:p>
          </table:table-cell>
          <table:table-cell table:style-name="ce2" office:value-type="float" office:value="38.9444">
            <text:p>38,944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style-name="ce2" office:value-type="float" office:value="0.00169448">
            <text:p>0,00169448</text:p>
          </table:table-cell>
          <table:table-cell table:style-name="ce2" office:value-type="float" office:value="0.107925">
            <text:p>0,107925</text:p>
          </table:table-cell>
          <table:table-cell table:style-name="ce2" office:value-type="float" office:value="0.00497247">
            <text:p>0,00497247</text:p>
          </table:table-cell>
          <table:table-cell table:style-name="ce2" office:value-type="float" office:value="0.00584806">
            <text:p>0,00584806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82636">
            <text:p>0,00882636</text:p>
          </table:table-cell>
          <table:table-cell table:style-name="ce2" office:value-type="float" office:value="6.86374">
            <text:p>6,86374</text:p>
          </table:table-cell>
          <table:table-cell table:style-name="ce2" office:value-type="float" office:value="38.8658">
            <text:p>38,865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style-name="ce2" office:value-type="float" office:value="0.00207616">
            <text:p>0,00207616</text:p>
          </table:table-cell>
          <table:table-cell table:style-name="ce2" office:value-type="float" office:value="0.0921461">
            <text:p>0,0921461</text:p>
          </table:table-cell>
          <table:table-cell table:style-name="ce2" office:value-type="float" office:value="0.00479786">
            <text:p>0,00479786</text:p>
          </table:table-cell>
          <table:table-cell table:style-name="ce2" office:value-type="float" office:value="0.00536742">
            <text:p>0,00536742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5541">
            <text:p>0,00885541</text:p>
          </table:table-cell>
          <table:table-cell table:style-name="ce2" office:value-type="float" office:value="7.68794">
            <text:p>7,68794</text:p>
          </table:table-cell>
          <table:table-cell table:style-name="ce2" office:value-type="float" office:value="38.7896">
            <text:p>38,789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style-name="ce2" office:value-type="float" office:value="0.00160278">
            <text:p>0,00160278</text:p>
          </table:table-cell>
          <table:table-cell table:style-name="ce2" office:value-type="float" office:value="0.0529553">
            <text:p>0,0529553</text:p>
          </table:table-cell>
          <table:table-cell table:style-name="ce2" office:value-type="float" office:value="0.00458087">
            <text:p>0,00458087</text:p>
          </table:table-cell>
          <table:table-cell table:style-name="ce2" office:value-type="float" office:value="0.121492">
            <text:p>0,121492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8566">
            <text:p>0,00888566</text:p>
          </table:table-cell>
          <table:table-cell table:style-name="ce2" office:value-type="float" office:value="4.87156">
            <text:p>4,87156</text:p>
          </table:table-cell>
          <table:table-cell table:style-name="ce2" office:value-type="float" office:value="38.7069">
            <text:p>38,706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style-name="ce2" office:value-type="float" office:value="0.00158944">
            <text:p>0,0015894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5965">
            <text:p>53,5965</text:p>
          </table:table-cell>
          <table:table-cell table:style-name="ce2" office:value-type="float" office:value="38.7431">
            <text:p>38,743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style-name="ce2" office:value-type="float" office:value="0.00160425">
            <text:p>0,00160425</text:p>
          </table:table-cell>
          <table:table-cell table:style-name="ce2" office:value-type="float" office:value="0.0822358">
            <text:p>0,0822358</text:p>
          </table:table-cell>
          <table:table-cell table:style-name="ce2" office:value-type="float" office:value="0.00485311">
            <text:p>0,00485311</text:p>
          </table:table-cell>
          <table:table-cell table:style-name="ce2" office:value-type="float" office:value="0.00656554">
            <text:p>0,00656554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81665">
            <text:p>0,00881665</text:p>
          </table:table-cell>
          <table:table-cell table:style-name="ce2" office:value-type="float" office:value="8.31705">
            <text:p>8,31705</text:p>
          </table:table-cell>
          <table:table-cell table:style-name="ce2" office:value-type="float" office:value="38.6692">
            <text:p>38,669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style-name="ce2" office:value-type="float" office:value="0.00162478">
            <text:p>0,00162478</text:p>
          </table:table-cell>
          <table:table-cell table:style-name="ce2" office:value-type="float" office:value="0.108071">
            <text:p>0,108071</text:p>
          </table:table-cell>
          <table:table-cell table:style-name="ce2" office:value-type="float" office:value="0.00482839">
            <text:p>0,00482839</text:p>
          </table:table-cell>
          <table:table-cell table:style-name="ce2" office:value-type="float" office:value="0.00510174">
            <text:p>0,00510174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86177">
            <text:p>0,00886177</text:p>
          </table:table-cell>
          <table:table-cell table:style-name="ce2" office:value-type="float" office:value="6.80837">
            <text:p>6,80837</text:p>
          </table:table-cell>
          <table:table-cell table:style-name="ce2" office:value-type="float" office:value="38.5921">
            <text:p>38,592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style-name="ce2" office:value-type="float" office:value="0.00214335">
            <text:p>0,00214335</text:p>
          </table:table-cell>
          <table:table-cell table:style-name="ce2" office:value-type="float" office:value="0.112016">
            <text:p>0,112016</text:p>
          </table:table-cell>
          <table:table-cell table:style-name="ce2" office:value-type="float" office:value="0.00488384">
            <text:p>0,00488384</text:p>
          </table:table-cell>
          <table:table-cell table:style-name="ce2" office:value-type="float" office:value="0.00509029">
            <text:p>0,00509029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85144">
            <text:p>0,00885144</text:p>
          </table:table-cell>
          <table:table-cell table:style-name="ce2" office:value-type="float" office:value="6.62032">
            <text:p>6,62032</text:p>
          </table:table-cell>
          <table:table-cell table:style-name="ce2" office:value-type="float" office:value="38.5149">
            <text:p>38,514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style-name="ce2" office:value-type="float" office:value="0.00171229">
            <text:p>0,00171229</text:p>
          </table:table-cell>
          <table:table-cell table:style-name="ce2" office:value-type="float" office:value="0.118983">
            <text:p>0,118983</text:p>
          </table:table-cell>
          <table:table-cell table:style-name="ce2" office:value-type="float" office:value="0.004927">
            <text:p>0,004927</text:p>
          </table:table-cell>
          <table:table-cell table:style-name="ce2" office:value-type="float" office:value="0.00610081">
            <text:p>0,00610081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93559">
            <text:p>0,00893559</text:p>
          </table:table-cell>
          <table:table-cell table:style-name="ce2" office:value-type="float" office:value="6.36084">
            <text:p>6,36084</text:p>
          </table:table-cell>
          <table:table-cell table:style-name="ce2" office:value-type="float" office:value="38.4374">
            <text:p>38,437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style-name="ce2" office:value-type="float" office:value="0.00164448">
            <text:p>0,00164448</text:p>
          </table:table-cell>
          <table:table-cell table:style-name="ce2" office:value-type="float" office:value="0.0459331">
            <text:p>0,0459331</text:p>
          </table:table-cell>
          <table:table-cell table:style-name="ce2" office:value-type="float" office:value="0.00343436">
            <text:p>0,00343436</text:p>
          </table:table-cell>
          <table:table-cell table:style-name="ce2" office:value-type="float" office:value="0.132636">
            <text:p>0,132636</text:p>
          </table:table-cell>
          <table:table-cell table:style-name="ce2" office:value-type="float" office:value="0.000002515">
            <text:p>0,0000025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00092">
            <text:p>5,00092</text:p>
          </table:table-cell>
          <table:table-cell table:style-name="ce2" office:value-type="float" office:value="38.357">
            <text:p>38,35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style-name="ce2" office:value-type="float" office:value="0.00173269">
            <text:p>0,00173269</text:p>
          </table:table-cell>
          <table:table-cell table:style-name="ce2" office:value-type="float" office:value="0.107323">
            <text:p>0,107323</text:p>
          </table:table-cell>
          <table:table-cell table:style-name="ce2" office:value-type="float" office:value="0.00487686">
            <text:p>0,00487686</text:p>
          </table:table-cell>
          <table:table-cell table:style-name="ce2" office:value-type="float" office:value="0.00379893">
            <text:p>0,0037989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87456">
            <text:p>0,00887456</text:p>
          </table:table-cell>
          <table:table-cell table:style-name="ce2" office:value-type="float" office:value="7.07149">
            <text:p>7,07149</text:p>
          </table:table-cell>
          <table:table-cell table:style-name="ce2" office:value-type="float" office:value="38.282">
            <text:p>38,28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style-name="ce2" office:value-type="float" office:value="0.00159077">
            <text:p>0,00159077</text:p>
          </table:table-cell>
          <table:table-cell table:style-name="ce2" office:value-type="float" office:value="0.0909917">
            <text:p>0,0909917</text:p>
          </table:table-cell>
          <table:table-cell table:style-name="ce2" office:value-type="float" office:value="0.00464498">
            <text:p>0,00464498</text:p>
          </table:table-cell>
          <table:table-cell table:style-name="ce2" office:value-type="float" office:value="0.00340803">
            <text:p>0,00340803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3753">
            <text:p>0,00883753</text:p>
          </table:table-cell>
          <table:table-cell table:style-name="ce2" office:value-type="float" office:value="8.00525">
            <text:p>8,00525</text:p>
          </table:table-cell>
          <table:table-cell table:style-name="ce2" office:value-type="float" office:value="38.2095">
            <text:p>38,209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style-name="ce2" office:value-type="float" office:value="0.00390306">
            <text:p>0,00390306</text:p>
          </table:table-cell>
          <table:table-cell table:style-name="ce2" office:value-type="float" office:value="0.0994466">
            <text:p>0,0994466</text:p>
          </table:table-cell>
          <table:table-cell table:style-name="ce2" office:value-type="float" office:value="0.00457025">
            <text:p>0,00457025</text:p>
          </table:table-cell>
          <table:table-cell table:style-name="ce2" office:value-type="float" office:value="0.00517913">
            <text:p>0,00517913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1572">
            <text:p>0,0091572</text:p>
          </table:table-cell>
          <table:table-cell table:style-name="ce2" office:value-type="float" office:value="7.31459">
            <text:p>7,31459</text:p>
          </table:table-cell>
          <table:table-cell table:style-name="ce2" office:value-type="float" office:value="38.1358">
            <text:p>38,135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style-name="ce2" office:value-type="float" office:value="0.00160292">
            <text:p>0,00160292</text:p>
          </table:table-cell>
          <table:table-cell table:style-name="ce2" office:value-type="float" office:value="0.111838">
            <text:p>0,111838</text:p>
          </table:table-cell>
          <table:table-cell table:style-name="ce2" office:value-type="float" office:value="0.00489648">
            <text:p>0,00489648</text:p>
          </table:table-cell>
          <table:table-cell table:style-name="ce2" office:value-type="float" office:value="0.00302488">
            <text:p>0,00302488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91542">
            <text:p>0,0091542</text:p>
          </table:table-cell>
          <table:table-cell table:style-name="ce2" office:value-type="float" office:value="6.76943">
            <text:p>6,76943</text:p>
          </table:table-cell>
          <table:table-cell table:style-name="ce2" office:value-type="float" office:value="38.0611">
            <text:p>38,061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style-name="ce2" office:value-type="float" office:value="0.00158539">
            <text:p>0,00158539</text:p>
          </table:table-cell>
          <table:table-cell table:style-name="ce2" office:value-type="float" office:value="0.100989">
            <text:p>0,100989</text:p>
          </table:table-cell>
          <table:table-cell table:style-name="ce2" office:value-type="float" office:value="0.00502799">
            <text:p>0,00502799</text:p>
          </table:table-cell>
          <table:table-cell table:style-name="ce2" office:value-type="float" office:value="0.00566564">
            <text:p>0,00566564</text:p>
          </table:table-cell>
          <table:table-cell table:style-name="ce2" office:value-type="float" office:value="0.000003771">
            <text:p>0,000003771</text:p>
          </table:table-cell>
          <table:table-cell table:style-name="ce2" office:value-type="float" office:value="0.00925916">
            <text:p>0,00925916</text:p>
          </table:table-cell>
          <table:table-cell table:style-name="ce2" office:value-type="float" office:value="7.12779">
            <text:p>7,12779</text:p>
          </table:table-cell>
          <table:table-cell table:style-name="ce2" office:value-type="float" office:value="37.9877">
            <text:p>37,987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style-name="ce2" office:value-type="float" office:value="0.00160627">
            <text:p>0,00160627</text:p>
          </table:table-cell>
          <table:table-cell table:style-name="ce2" office:value-type="float" office:value="0.0931133">
            <text:p>0,0931133</text:p>
          </table:table-cell>
          <table:table-cell table:style-name="ce2" office:value-type="float" office:value="0.00442862">
            <text:p>0,00442862</text:p>
          </table:table-cell>
          <table:table-cell table:style-name="ce2" office:value-type="float" office:value="0.0171751">
            <text:p>0,0171751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922627">
            <text:p>0,00922627</text:p>
          </table:table-cell>
          <table:table-cell table:style-name="ce2" office:value-type="float" office:value="6.92948">
            <text:p>6,92948</text:p>
          </table:table-cell>
          <table:table-cell table:style-name="ce2" office:value-type="float" office:value="37.9141">
            <text:p>37,914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style-name="ce2" office:value-type="float" office:value="0.00214552">
            <text:p>0,00214552</text:p>
          </table:table-cell>
          <table:table-cell table:style-name="ce2" office:value-type="float" office:value="0.0994915">
            <text:p>0,0994915</text:p>
          </table:table-cell>
          <table:table-cell table:style-name="ce2" office:value-type="float" office:value="0.00456418">
            <text:p>0,00456418</text:p>
          </table:table-cell>
          <table:table-cell table:style-name="ce2" office:value-type="float" office:value="0.0110826">
            <text:p>0,0110826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924757">
            <text:p>0,00924757</text:p>
          </table:table-cell>
          <table:table-cell table:style-name="ce2" office:value-type="float" office:value="6.9588">
            <text:p>6,9588</text:p>
          </table:table-cell>
          <table:table-cell table:style-name="ce2" office:value-type="float" office:value="37.8409">
            <text:p>37,840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style-name="ce2" office:value-type="float" office:value="0.00215452">
            <text:p>0,00215452</text:p>
          </table:table-cell>
          <table:table-cell table:style-name="ce2" office:value-type="float" office:value="0.118971">
            <text:p>0,118971</text:p>
          </table:table-cell>
          <table:table-cell table:style-name="ce2" office:value-type="float" office:value="0.00503162">
            <text:p>0,00503162</text:p>
          </table:table-cell>
          <table:table-cell table:style-name="ce2" office:value-type="float" office:value="0.00647803">
            <text:p>0,00647803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65495">
            <text:p>6,65495</text:p>
          </table:table-cell>
          <table:table-cell table:style-name="ce2" office:value-type="float" office:value="37.7673">
            <text:p>37,767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style-name="ce2" office:value-type="float" office:value="0.00175091">
            <text:p>0,00175091</text:p>
          </table:table-cell>
          <table:table-cell table:style-name="ce2" office:value-type="float" office:value="0.126367">
            <text:p>0,126367</text:p>
          </table:table-cell>
          <table:table-cell table:style-name="ce2" office:value-type="float" office:value="0.00493461">
            <text:p>0,00493461</text:p>
          </table:table-cell>
          <table:table-cell table:style-name="ce2" office:value-type="float" office:value="0.0115016">
            <text:p>0,0115016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15413">
            <text:p>0,00915413</text:p>
          </table:table-cell>
          <table:table-cell table:style-name="ce2" office:value-type="float" office:value="5.85388">
            <text:p>5,85388</text:p>
          </table:table-cell>
          <table:table-cell table:style-name="ce2" office:value-type="float" office:value="37.6922">
            <text:p>37,692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style-name="ce2" office:value-type="float" office:value="0.00235895">
            <text:p>0,00235895</text:p>
          </table:table-cell>
          <table:table-cell table:style-name="ce2" office:value-type="float" office:value="0.115806">
            <text:p>0,115806</text:p>
          </table:table-cell>
          <table:table-cell table:style-name="ce2" office:value-type="float" office:value="0.00486729">
            <text:p>0,00486729</text:p>
          </table:table-cell>
          <table:table-cell table:style-name="ce2" office:value-type="float" office:value="0.00886393">
            <text:p>0,00886393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916649">
            <text:p>0,00916649</text:p>
          </table:table-cell>
          <table:table-cell table:style-name="ce2" office:value-type="float" office:value="6.25423">
            <text:p>6,25423</text:p>
          </table:table-cell>
          <table:table-cell table:style-name="ce2" office:value-type="float" office:value="37.6184">
            <text:p>37,618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style-name="ce2" office:value-type="float" office:value="0.00193264">
            <text:p>0,00193264</text:p>
          </table:table-cell>
          <table:table-cell table:style-name="ce2" office:value-type="float" office:value="0.126642">
            <text:p>0,126642</text:p>
          </table:table-cell>
          <table:table-cell table:style-name="ce2" office:value-type="float" office:value="0.00495389">
            <text:p>0,00495389</text:p>
          </table:table-cell>
          <table:table-cell table:style-name="ce2" office:value-type="float" office:value="0.00478215">
            <text:p>0,00478215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20119">
            <text:p>0,00920119</text:p>
          </table:table-cell>
          <table:table-cell table:style-name="ce2" office:value-type="float" office:value="6.06722">
            <text:p>6,06722</text:p>
          </table:table-cell>
          <table:table-cell table:style-name="ce2" office:value-type="float" office:value="37.5445">
            <text:p>37,544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style-name="ce2" office:value-type="float" office:value="0.00257741">
            <text:p>0,00257741</text:p>
          </table:table-cell>
          <table:table-cell table:style-name="ce2" office:value-type="float" office:value="0.111489">
            <text:p>0,111489</text:p>
          </table:table-cell>
          <table:table-cell table:style-name="ce2" office:value-type="float" office:value="0.00477803">
            <text:p>0,00477803</text:p>
          </table:table-cell>
          <table:table-cell table:style-name="ce2" office:value-type="float" office:value="0.00348213">
            <text:p>0,00348213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924087">
            <text:p>0,00924087</text:p>
          </table:table-cell>
          <table:table-cell table:style-name="ce2" office:value-type="float" office:value="6.71976">
            <text:p>6,71976</text:p>
          </table:table-cell>
          <table:table-cell table:style-name="ce2" office:value-type="float" office:value="37.4725">
            <text:p>37,472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style-name="ce2" office:value-type="float" office:value="0.00188396">
            <text:p>0,00188396</text:p>
          </table:table-cell>
          <table:table-cell table:style-name="ce2" office:value-type="float" office:value="0.10636">
            <text:p>0,10636</text:p>
          </table:table-cell>
          <table:table-cell table:style-name="ce2" office:value-type="float" office:value="0.0048096">
            <text:p>0,0048096</text:p>
          </table:table-cell>
          <table:table-cell table:style-name="ce2" office:value-type="float" office:value="0.00336165">
            <text:p>0,00336165</text:p>
          </table:table-cell>
          <table:table-cell table:style-name="ce2" office:value-type="float" office:value="0.000002514">
            <text:p>0,000002514</text:p>
          </table:table-cell>
          <table:table-cell table:style-name="ce2" office:value-type="float" office:value="0.00920127">
            <text:p>0,00920127</text:p>
          </table:table-cell>
          <table:table-cell table:style-name="ce2" office:value-type="float" office:value="7.04325">
            <text:p>7,04325</text:p>
          </table:table-cell>
          <table:table-cell table:style-name="ce2" office:value-type="float" office:value="37.4016">
            <text:p>37,401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style-name="ce2" office:value-type="float" office:value="0.00157149">
            <text:p>0,00157149</text:p>
          </table:table-cell>
          <table:table-cell table:style-name="ce2" office:value-type="float" office:value="0.0979456">
            <text:p>0,0979456</text:p>
          </table:table-cell>
          <table:table-cell table:style-name="ce2" office:value-type="float" office:value="0.00461314">
            <text:p>0,00461314</text:p>
          </table:table-cell>
          <table:table-cell table:style-name="ce2" office:value-type="float" office:value="0.0049937">
            <text:p>0,0049937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919966">
            <text:p>0,00919966</text:p>
          </table:table-cell>
          <table:table-cell table:style-name="ce2" office:value-type="float" office:value="7.46547">
            <text:p>7,46547</text:p>
          </table:table-cell>
          <table:table-cell table:style-name="ce2" office:value-type="float" office:value="37.332">
            <text:p>37,3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style-name="ce2" office:value-type="float" office:value="0.00164867">
            <text:p>0,00164867</text:p>
          </table:table-cell>
          <table:table-cell table:style-name="ce2" office:value-type="float" office:value="0.103913">
            <text:p>0,103913</text:p>
          </table:table-cell>
          <table:table-cell table:style-name="ce2" office:value-type="float" office:value="0.00502778">
            <text:p>0,00502778</text:p>
          </table:table-cell>
          <table:table-cell table:style-name="ce2" office:value-type="float" office:value="0.00289805">
            <text:p>0,00289805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913826">
            <text:p>0,00913826</text:p>
          </table:table-cell>
          <table:table-cell table:style-name="ce2" office:value-type="float" office:value="7.18994">
            <text:p>7,18994</text:p>
          </table:table-cell>
          <table:table-cell table:style-name="ce2" office:value-type="float" office:value="37.262">
            <text:p>37,26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style-name="ce2" office:value-type="float" office:value="0.00187202">
            <text:p>0,00187202</text:p>
          </table:table-cell>
          <table:table-cell table:style-name="ce2" office:value-type="float" office:value="0.123514">
            <text:p>0,123514</text:p>
          </table:table-cell>
          <table:table-cell table:style-name="ce2" office:value-type="float" office:value="0.00510684">
            <text:p>0,00510684</text:p>
          </table:table-cell>
          <table:table-cell table:style-name="ce2" office:value-type="float" office:value="0.00256435">
            <text:p>0,00256435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14442">
            <text:p>0,00914442</text:p>
          </table:table-cell>
          <table:table-cell table:style-name="ce2" office:value-type="float" office:value="6.27727">
            <text:p>6,27727</text:p>
          </table:table-cell>
          <table:table-cell table:style-name="ce2" office:value-type="float" office:value="37.1903">
            <text:p>37,190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style-name="ce2" office:value-type="float" office:value="0.00161982">
            <text:p>0,00161982</text:p>
          </table:table-cell>
          <table:table-cell table:style-name="ce2" office:value-type="float" office:value="0.107121">
            <text:p>0,107121</text:p>
          </table:table-cell>
          <table:table-cell table:style-name="ce2" office:value-type="float" office:value="0.00473235">
            <text:p>0,00473235</text:p>
          </table:table-cell>
          <table:table-cell table:style-name="ce2" office:value-type="float" office:value="0.0211922">
            <text:p>0,0211922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913485">
            <text:p>0,00913485</text:p>
          </table:table-cell>
          <table:table-cell table:style-name="ce2" office:value-type="float" office:value="6.30299">
            <text:p>6,30299</text:p>
          </table:table-cell>
          <table:table-cell table:style-name="ce2" office:value-type="float" office:value="37.119">
            <text:p>37,11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table:style-name="ce2" office:value-type="float" office:value="0.00194787">
            <text:p>0,00194787</text:p>
          </table:table-cell>
          <table:table-cell table:style-name="ce2" office:value-type="float" office:value="0.12156">
            <text:p>0,12156</text:p>
          </table:table-cell>
          <table:table-cell table:style-name="ce2" office:value-type="float" office:value="0.00486407">
            <text:p>0,00486407</text:p>
          </table:table-cell>
          <table:table-cell table:style-name="ce2" office:value-type="float" office:value="0.0176638">
            <text:p>0,0176638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22471">
            <text:p>6,22471</text:p>
          </table:table-cell>
          <table:table-cell table:style-name="ce2" office:value-type="float" office:value="37.0478">
            <text:p>37,047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style-name="ce2" office:value-type="float" office:value="0.00192412">
            <text:p>0,00192412</text:p>
          </table:table-cell>
          <table:table-cell table:style-name="ce2" office:value-type="float" office:value="0.125048">
            <text:p>0,125048</text:p>
          </table:table-cell>
          <table:table-cell table:style-name="ce2" office:value-type="float" office:value="0.0047487">
            <text:p>0,0047487</text:p>
          </table:table-cell>
          <table:table-cell table:style-name="ce2" office:value-type="float" office:value="0.00744631">
            <text:p>0,00744631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15329">
            <text:p>0,00915329</text:p>
          </table:table-cell>
          <table:table-cell table:style-name="ce2" office:value-type="float" office:value="6.06049">
            <text:p>6,06049</text:p>
          </table:table-cell>
          <table:table-cell table:style-name="ce2" office:value-type="float" office:value="36.9766">
            <text:p>36,976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table:style-name="ce2" office:value-type="float" office:value="0.00468095">
            <text:p>0,00468095</text:p>
          </table:table-cell>
          <table:table-cell table:style-name="ce2" office:value-type="float" office:value="0.144505">
            <text:p>0,144505</text:p>
          </table:table-cell>
          <table:table-cell table:style-name="ce2" office:value-type="float" office:value="0.00494369">
            <text:p>0,00494369</text:p>
          </table:table-cell>
          <table:table-cell table:style-name="ce2" office:value-type="float" office:value="0.00436003">
            <text:p>0,00436003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928891">
            <text:p>0,00928891</text:p>
          </table:table-cell>
          <table:table-cell table:style-name="ce2" office:value-type="float" office:value="5.47061">
            <text:p>5,47061</text:p>
          </table:table-cell>
          <table:table-cell table:style-name="ce2" office:value-type="float" office:value="36.9043">
            <text:p>36,904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table:style-name="ce2" office:value-type="float" office:value="0.00193075">
            <text:p>0,00193075</text:p>
          </table:table-cell>
          <table:table-cell table:style-name="ce2" office:value-type="float" office:value="0.137334">
            <text:p>0,137334</text:p>
          </table:table-cell>
          <table:table-cell table:style-name="ce2" office:value-type="float" office:value="0.00509909">
            <text:p>0,00509909</text:p>
          </table:table-cell>
          <table:table-cell table:style-name="ce2" office:value-type="float" office:value="0.00447722">
            <text:p>0,00447722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05177">
            <text:p>6,05177</text:p>
          </table:table-cell>
          <table:table-cell table:style-name="ce2" office:value-type="float" office:value="36.8337">
            <text:p>36,833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style-name="ce2" office:value-type="float" office:value="0.00196044">
            <text:p>0,00196044</text:p>
          </table:table-cell>
          <table:table-cell table:style-name="ce2" office:value-type="float" office:value="0.0259939">
            <text:p>0,0259939</text:p>
          </table:table-cell>
          <table:table-cell table:style-name="ce2" office:value-type="float" office:value="0.00151185">
            <text:p>0,00151185</text:p>
          </table:table-cell>
          <table:table-cell table:style-name="ce2" office:value-type="float" office:value="0.117516">
            <text:p>0,117516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0583">
            <text:p>6,0583</text:p>
          </table:table-cell>
          <table:table-cell table:style-name="ce2" office:value-type="float" office:value="36.7634">
            <text:p>36,763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style-name="ce2" office:value-type="float" office:value="0.00283114">
            <text:p>0,00283114</text:p>
          </table:table-cell>
          <table:table-cell table:style-name="ce2" office:value-type="float" office:value="0.111457">
            <text:p>0,111457</text:p>
          </table:table-cell>
          <table:table-cell table:style-name="ce2" office:value-type="float" office:value="0.00498001">
            <text:p>0,00498001</text:p>
          </table:table-cell>
          <table:table-cell table:style-name="ce2" office:value-type="float" office:value="0.00977745">
            <text:p>0,00977745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918353">
            <text:p>0,00918353</text:p>
          </table:table-cell>
          <table:table-cell table:style-name="ce2" office:value-type="float" office:value="6.30247">
            <text:p>6,30247</text:p>
          </table:table-cell>
          <table:table-cell table:style-name="ce2" office:value-type="float" office:value="36.6941">
            <text:p>36,694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table:style-name="ce2" office:value-type="float" office:value="0.001945">
            <text:p>0,001945</text:p>
          </table:table-cell>
          <table:table-cell table:style-name="ce2" office:value-type="float" office:value="0.129303">
            <text:p>0,129303</text:p>
          </table:table-cell>
          <table:table-cell table:style-name="ce2" office:value-type="float" office:value="0.00518639">
            <text:p>0,00518639</text:p>
          </table:table-cell>
          <table:table-cell table:style-name="ce2" office:value-type="float" office:value="0.00654284">
            <text:p>0,00654284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20147">
            <text:p>0,00920147</text:p>
          </table:table-cell>
          <table:table-cell table:style-name="ce2" office:value-type="float" office:value="5.93832">
            <text:p>5,93832</text:p>
          </table:table-cell>
          <table:table-cell table:style-name="ce2" office:value-type="float" office:value="36.6242">
            <text:p>36,624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table:style-name="ce2" office:value-type="float" office:value="0.002457">
            <text:p>0,002457</text:p>
          </table:table-cell>
          <table:table-cell table:style-name="ce2" office:value-type="float" office:value="0.107533">
            <text:p>0,107533</text:p>
          </table:table-cell>
          <table:table-cell table:style-name="ce2" office:value-type="float" office:value="0.00302935">
            <text:p>0,00302935</text:p>
          </table:table-cell>
          <table:table-cell table:style-name="ce2" office:value-type="float" office:value="0.121493">
            <text:p>0,12149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8624">
            <text:p>3,98624</text:p>
          </table:table-cell>
          <table:table-cell table:style-name="ce2" office:value-type="float" office:value="36.5501">
            <text:p>36,550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style-name="ce2" office:value-type="float" office:value="0.00443148">
            <text:p>0,00443148</text:p>
          </table:table-cell>
          <table:table-cell table:style-name="ce2" office:value-type="float" office:value="0.0980962">
            <text:p>0,0980962</text:p>
          </table:table-cell>
          <table:table-cell table:style-name="ce2" office:value-type="float" office:value="0.00443511">
            <text:p>0,00443511</text:p>
          </table:table-cell>
          <table:table-cell table:style-name="ce2" office:value-type="float" office:value="0.0138845">
            <text:p>0,0138845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91704">
            <text:p>0,0091704</text:p>
          </table:table-cell>
          <table:table-cell table:style-name="ce2" office:value-type="float" office:value="6.88374">
            <text:p>6,88374</text:p>
          </table:table-cell>
          <table:table-cell table:style-name="ce2" office:value-type="float" office:value="36.483">
            <text:p>36,48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style-name="ce2" office:value-type="float" office:value="0.00156067">
            <text:p>0,00156067</text:p>
          </table:table-cell>
          <table:table-cell table:style-name="ce2" office:value-type="float" office:value="0.10098">
            <text:p>0,10098</text:p>
          </table:table-cell>
          <table:table-cell table:style-name="ce2" office:value-type="float" office:value="0.0044752">
            <text:p>0,0044752</text:p>
          </table:table-cell>
          <table:table-cell table:style-name="ce2" office:value-type="float" office:value="0.0321935">
            <text:p>0,0321935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918353">
            <text:p>0,00918353</text:p>
          </table:table-cell>
          <table:table-cell table:style-name="ce2" office:value-type="float" office:value="5.8124">
            <text:p>5,8124</text:p>
          </table:table-cell>
          <table:table-cell table:style-name="ce2" office:value-type="float" office:value="36.4138">
            <text:p>36,413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table:style-name="ce2" office:value-type="float" office:value="0.00158239">
            <text:p>0,00158239</text:p>
          </table:table-cell>
          <table:table-cell table:style-name="ce2" office:value-type="float" office:value="0.122739">
            <text:p>0,122739</text:p>
          </table:table-cell>
          <table:table-cell table:style-name="ce2" office:value-type="float" office:value="0.0156134">
            <text:p>0,0156134</text:p>
          </table:table-cell>
          <table:table-cell table:style-name="ce2" office:value-type="float" office:value="0.00653153">
            <text:p>0,00653153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12737">
            <text:p>0,00912737</text:p>
          </table:table-cell>
          <table:table-cell table:style-name="ce2" office:value-type="float" office:value="5.78834">
            <text:p>5,78834</text:p>
          </table:table-cell>
          <table:table-cell table:style-name="ce2" office:value-type="float" office:value="36.3448">
            <text:p>36,344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table:style-name="ce2" office:value-type="float" office:value="0.0017227">
            <text:p>0,0017227</text:p>
          </table:table-cell>
          <table:table-cell table:style-name="ce2" office:value-type="float" office:value="0.121435">
            <text:p>0,121435</text:p>
          </table:table-cell>
          <table:table-cell table:style-name="ce2" office:value-type="float" office:value="0.00486987">
            <text:p>0,00486987</text:p>
          </table:table-cell>
          <table:table-cell table:style-name="ce2" office:value-type="float" office:value="0.0101248">
            <text:p>0,0101248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15531">
            <text:p>0,00915531</text:p>
          </table:table-cell>
          <table:table-cell table:style-name="ce2" office:value-type="float" office:value="6.09786">
            <text:p>6,09786</text:p>
          </table:table-cell>
          <table:table-cell table:style-name="ce2" office:value-type="float" office:value="36.2768">
            <text:p>36,276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table:style-name="ce2" office:value-type="float" office:value="0.00215334">
            <text:p>0,00215334</text:p>
          </table:table-cell>
          <table:table-cell table:style-name="ce2" office:value-type="float" office:value="0.129212">
            <text:p>0,129212</text:p>
          </table:table-cell>
          <table:table-cell table:style-name="ce2" office:value-type="float" office:value="0.00503735">
            <text:p>0,00503735</text:p>
          </table:table-cell>
          <table:table-cell table:style-name="ce2" office:value-type="float" office:value="0.00488286">
            <text:p>0,00488286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18283">
            <text:p>0,00918283</text:p>
          </table:table-cell>
          <table:table-cell table:style-name="ce2" office:value-type="float" office:value="5.9942">
            <text:p>5,9942</text:p>
          </table:table-cell>
          <table:table-cell table:style-name="ce2" office:value-type="float" office:value="36.2089">
            <text:p>36,208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style-name="ce2" office:value-type="float" office:value="0.00212491">
            <text:p>0,00212491</text:p>
          </table:table-cell>
          <table:table-cell table:style-name="ce2" office:value-type="float" office:value="0.149915">
            <text:p>0,149915</text:p>
          </table:table-cell>
          <table:table-cell table:style-name="ce2" office:value-type="float" office:value="0.00500487">
            <text:p>0,00500487</text:p>
          </table:table-cell>
          <table:table-cell table:style-name="ce2" office:value-type="float" office:value="0.00808695">
            <text:p>0,00808695</text:p>
          </table:table-cell>
          <table:table-cell table:style-name="ce2" office:value-type="float" office:value="0.000002514">
            <text:p>0,000002514</text:p>
          </table:table-cell>
          <table:table-cell table:style-name="ce2" office:value-type="float" office:value="0.00915091">
            <text:p>0,00915091</text:p>
          </table:table-cell>
          <table:table-cell table:style-name="ce2" office:value-type="float" office:value="5.2488">
            <text:p>5,2488</text:p>
          </table:table-cell>
          <table:table-cell table:style-name="ce2" office:value-type="float" office:value="36.1397">
            <text:p>36,139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style-name="ce2" office:value-type="float" office:value="0.00187733">
            <text:p>0,00187733</text:p>
          </table:table-cell>
          <table:table-cell table:style-name="ce2" office:value-type="float" office:value="0.125546">
            <text:p>0,125546</text:p>
          </table:table-cell>
          <table:table-cell table:style-name="ce2" office:value-type="float" office:value="0.00508763">
            <text:p>0,00508763</text:p>
          </table:table-cell>
          <table:table-cell table:style-name="ce2" office:value-type="float" office:value="0.00918394">
            <text:p>0,00918394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92056">
            <text:p>0,0092056</text:p>
          </table:table-cell>
          <table:table-cell table:style-name="ce2" office:value-type="float" office:value="6.04408">
            <text:p>6,04408</text:p>
          </table:table-cell>
          <table:table-cell table:style-name="ce2" office:value-type="float" office:value="36.0725">
            <text:p>36,072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style-name="ce2" office:value-type="float" office:value="0.00233227">
            <text:p>0,00233227</text:p>
          </table:table-cell>
          <table:table-cell table:style-name="ce2" office:value-type="float" office:value="0.0917872">
            <text:p>0,0917872</text:p>
          </table:table-cell>
          <table:table-cell table:style-name="ce2" office:value-type="float" office:value="0.00478466">
            <text:p>0,00478466</text:p>
          </table:table-cell>
          <table:table-cell table:style-name="ce2" office:value-type="float" office:value="0.011169">
            <text:p>0,011169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12246">
            <text:p>0,012246</text:p>
          </table:table-cell>
          <table:table-cell table:style-name="ce2" office:value-type="float" office:value="7.28216">
            <text:p>7,28216</text:p>
          </table:table-cell>
          <table:table-cell table:style-name="ce2" office:value-type="float" office:value="36.0084">
            <text:p>36,008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table:style-name="ce2" office:value-type="float" office:value="0.00179268">
            <text:p>0,00179268</text:p>
          </table:table-cell>
          <table:table-cell table:style-name="ce2" office:value-type="float" office:value="0.115867">
            <text:p>0,115867</text:p>
          </table:table-cell>
          <table:table-cell table:style-name="ce2" office:value-type="float" office:value="0.00509895">
            <text:p>0,00509895</text:p>
          </table:table-cell>
          <table:table-cell table:style-name="ce2" office:value-type="float" office:value="0.00686746">
            <text:p>0,00686746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89019">
            <text:p>6,89019</text:p>
          </table:table-cell>
          <table:table-cell table:style-name="ce2" office:value-type="float" office:value="35.9437">
            <text:p>35,943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table:style-name="ce2" office:value-type="float" office:value="0.0016238">
            <text:p>0,0016238</text:p>
          </table:table-cell>
          <table:table-cell table:style-name="ce2" office:value-type="float" office:value="0.121688">
            <text:p>0,121688</text:p>
          </table:table-cell>
          <table:table-cell table:style-name="ce2" office:value-type="float" office:value="0.00490989">
            <text:p>0,00490989</text:p>
          </table:table-cell>
          <table:table-cell table:style-name="ce2" office:value-type="float" office:value="0.00843267">
            <text:p>0,00843267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925498">
            <text:p>0,00925498</text:p>
          </table:table-cell>
          <table:table-cell table:style-name="ce2" office:value-type="float" office:value="6.19072">
            <text:p>6,19072</text:p>
          </table:table-cell>
          <table:table-cell table:style-name="ce2" office:value-type="float" office:value="35.8777">
            <text:p>35,877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table:style-name="ce2" office:value-type="float" office:value="0.00161563">
            <text:p>0,00161563</text:p>
          </table:table-cell>
          <table:table-cell table:style-name="ce2" office:value-type="float" office:value="0.118914">
            <text:p>0,118914</text:p>
          </table:table-cell>
          <table:table-cell table:style-name="ce2" office:value-type="float" office:value="0.00505125">
            <text:p>0,00505125</text:p>
          </table:table-cell>
          <table:table-cell table:style-name="ce2" office:value-type="float" office:value="0.0119786">
            <text:p>0,0119786</text:p>
          </table:table-cell>
          <table:table-cell table:style-name="ce2" office:value-type="float" office:value="0.000004051">
            <text:p>0,000004051</text:p>
          </table:table-cell>
          <table:table-cell table:style-name="ce2" office:value-type="float" office:value="0.00916076">
            <text:p>0,00916076</text:p>
          </table:table-cell>
          <table:table-cell table:style-name="ce2" office:value-type="float" office:value="6.17501">
            <text:p>6,17501</text:p>
          </table:table-cell>
          <table:table-cell table:style-name="ce2" office:value-type="float" office:value="35.812">
            <text:p>35,81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table:style-name="ce2" office:value-type="float" office:value="0.00160229">
            <text:p>0,00160229</text:p>
          </table:table-cell>
          <table:table-cell table:style-name="ce2" office:value-type="float" office:value="0.117875">
            <text:p>0,117875</text:p>
          </table:table-cell>
          <table:table-cell table:style-name="ce2" office:value-type="float" office:value="0.00474891">
            <text:p>0,00474891</text:p>
          </table:table-cell>
          <table:table-cell table:style-name="ce2" office:value-type="float" office:value="0.00250135">
            <text:p>0,00250135</text:p>
          </table:table-cell>
          <table:table-cell table:style-name="ce2" office:value-type="float" office:value="0.000003842">
            <text:p>0,000003842</text:p>
          </table:table-cell>
          <table:table-cell table:style-name="ce2" office:value-type="float" office:value="0.00889313">
            <text:p>0,00889313</text:p>
          </table:table-cell>
          <table:table-cell table:style-name="ce2" office:value-type="float" office:value="6.33862">
            <text:p>6,33862</text:p>
          </table:table-cell>
          <table:table-cell table:style-name="ce2" office:value-type="float" office:value="35.7469">
            <text:p>35,746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style-name="ce2" office:value-type="float" office:value="0.00162715">
            <text:p>0,00162715</text:p>
          </table:table-cell>
          <table:table-cell table:style-name="ce2" office:value-type="float" office:value="0.119691">
            <text:p>0,119691</text:p>
          </table:table-cell>
          <table:table-cell table:style-name="ce2" office:value-type="float" office:value="0.00477188">
            <text:p>0,00477188</text:p>
          </table:table-cell>
          <table:table-cell table:style-name="ce2" office:value-type="float" office:value="0.00389245">
            <text:p>0,00389245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78125">
            <text:p>0,00878125</text:p>
          </table:table-cell>
          <table:table-cell table:style-name="ce2" office:value-type="float" office:value="6.13346">
            <text:p>6,13346</text:p>
          </table:table-cell>
          <table:table-cell table:style-name="ce2" office:value-type="float" office:value="35.6817">
            <text:p>35,681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table:style-name="ce2" office:value-type="float" office:value="0.00208706">
            <text:p>0,00208706</text:p>
          </table:table-cell>
          <table:table-cell table:style-name="ce2" office:value-type="float" office:value="0.12702">
            <text:p>0,12702</text:p>
          </table:table-cell>
          <table:table-cell table:style-name="ce2" office:value-type="float" office:value="0.00534067">
            <text:p>0,00534067</text:p>
          </table:table-cell>
          <table:table-cell table:style-name="ce2" office:value-type="float" office:value="0.00331989">
            <text:p>0,00331989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81414">
            <text:p>0,00881414</text:p>
          </table:table-cell>
          <table:table-cell table:style-name="ce2" office:value-type="float" office:value="6.09496">
            <text:p>6,09496</text:p>
          </table:table-cell>
          <table:table-cell table:style-name="ce2" office:value-type="float" office:value="35.6167">
            <text:p>35,616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table:style-name="ce2" office:value-type="float" office:value="0.0020983">
            <text:p>0,0020983</text:p>
          </table:table-cell>
          <table:table-cell table:style-name="ce2" office:value-type="float" office:value="0.140815">
            <text:p>0,140815</text:p>
          </table:table-cell>
          <table:table-cell table:style-name="ce2" office:value-type="float" office:value="0.00499516">
            <text:p>0,00499516</text:p>
          </table:table-cell>
          <table:table-cell table:style-name="ce2" office:value-type="float" office:value="0.00548196">
            <text:p>0,00548196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90053">
            <text:p>0,00890053</text:p>
          </table:table-cell>
          <table:table-cell table:style-name="ce2" office:value-type="float" office:value="5.54342">
            <text:p>5,54342</text:p>
          </table:table-cell>
          <table:table-cell table:style-name="ce2" office:value-type="float" office:value="35.5507">
            <text:p>35,550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style-name="ce2" office:value-type="float" office:value="0.00152616">
            <text:p>0,00152616</text:p>
          </table:table-cell>
          <table:table-cell table:style-name="ce2" office:value-type="float" office:value="0.144314">
            <text:p>0,144314</text:p>
          </table:table-cell>
          <table:table-cell table:style-name="ce2" office:value-type="float" office:value="0.00525525">
            <text:p>0,00525525</text:p>
          </table:table-cell>
          <table:table-cell table:style-name="ce2" office:value-type="float" office:value="0.00348402">
            <text:p>0,00348402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912242">
            <text:p>0,00912242</text:p>
          </table:table-cell>
          <table:table-cell table:style-name="ce2" office:value-type="float" office:value="5.56591">
            <text:p>5,56591</text:p>
          </table:table-cell>
          <table:table-cell table:style-name="ce2" office:value-type="float" office:value="35.4851">
            <text:p>35,485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50">
            <text:p>25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style-name="ce2" office:value-type="float" office:value="0.00194291">
            <text:p>0,00194291</text:p>
          </table:table-cell>
          <table:table-cell table:style-name="ce2" office:value-type="float" office:value="0.131763">
            <text:p>0,131763</text:p>
          </table:table-cell>
          <table:table-cell table:style-name="ce2" office:value-type="float" office:value="0.00479626">
            <text:p>0,00479626</text:p>
          </table:table-cell>
          <table:table-cell table:style-name="ce2" office:value-type="float" office:value="0.0060557">
            <text:p>0,0060557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79416">
            <text:p>0,00879416</text:p>
          </table:table-cell>
          <table:table-cell table:style-name="ce2" office:value-type="float" office:value="5.81788">
            <text:p>5,81788</text:p>
          </table:table-cell>
          <table:table-cell table:style-name="ce2" office:value-type="float" office:value="35.4203">
            <text:p>35,420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style-name="ce2" office:value-type="float" office:value="0.00157421">
            <text:p>0,00157421</text:p>
          </table:table-cell>
          <table:table-cell table:style-name="ce2" office:value-type="float" office:value="0.130278">
            <text:p>0,130278</text:p>
          </table:table-cell>
          <table:table-cell table:style-name="ce2" office:value-type="float" office:value="0.00453799">
            <text:p>0,00453799</text:p>
          </table:table-cell>
          <table:table-cell table:style-name="ce2" office:value-type="float" office:value="0.00817007">
            <text:p>0,00817007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905">
            <text:p>0,008905</text:p>
          </table:table-cell>
          <table:table-cell table:style-name="ce2" office:value-type="float" office:value="5.89814">
            <text:p>5,89814</text:p>
          </table:table-cell>
          <table:table-cell table:style-name="ce2" office:value-type="float" office:value="35.356">
            <text:p>35,35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style-name="ce2" office:value-type="float" office:value="0.00157422">
            <text:p>0,00157422</text:p>
          </table:table-cell>
          <table:table-cell table:style-name="ce2" office:value-type="float" office:value="0.126094">
            <text:p>0,126094</text:p>
          </table:table-cell>
          <table:table-cell table:style-name="ce2" office:value-type="float" office:value="0.00478082">
            <text:p>0,00478082</text:p>
          </table:table-cell>
          <table:table-cell table:style-name="ce2" office:value-type="float" office:value="0.00460888">
            <text:p>0,00460888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82699">
            <text:p>0,00882699</text:p>
          </table:table-cell>
          <table:table-cell table:style-name="ce2" office:value-type="float" office:value="6.12287">
            <text:p>6,12287</text:p>
          </table:table-cell>
          <table:table-cell table:style-name="ce2" office:value-type="float" office:value="35.2925">
            <text:p>35,292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style-name="ce2" office:value-type="float" office:value="0.00156618">
            <text:p>0,00156618</text:p>
          </table:table-cell>
          <table:table-cell table:style-name="ce2" office:value-type="float" office:value="0.142049">
            <text:p>0,142049</text:p>
          </table:table-cell>
          <table:table-cell table:style-name="ce2" office:value-type="float" office:value="0.00486358">
            <text:p>0,00486358</text:p>
          </table:table-cell>
          <table:table-cell table:style-name="ce2" office:value-type="float" office:value="0.00632752">
            <text:p>0,00632752</text:p>
          </table:table-cell>
          <table:table-cell table:style-name="ce2" office:value-type="float" office:value="0.000002515">
            <text:p>0,000002515</text:p>
          </table:table-cell>
          <table:table-cell table:style-name="ce2" office:value-type="float" office:value="0.00895934">
            <text:p>0,00895934</text:p>
          </table:table-cell>
          <table:table-cell table:style-name="ce2" office:value-type="float" office:value="5.53082">
            <text:p>5,53082</text:p>
          </table:table-cell>
          <table:table-cell table:style-name="ce2" office:value-type="float" office:value="35.2279">
            <text:p>35,227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table:style-name="ce2" office:value-type="float" office:value="0.00164622">
            <text:p>0,00164622</text:p>
          </table:table-cell>
          <table:table-cell table:style-name="ce2" office:value-type="float" office:value="0.140171">
            <text:p>0,140171</text:p>
          </table:table-cell>
          <table:table-cell table:style-name="ce2" office:value-type="float" office:value="0.00487692">
            <text:p>0,00487692</text:p>
          </table:table-cell>
          <table:table-cell table:style-name="ce2" office:value-type="float" office:value="0.00872181">
            <text:p>0,00872181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72479">
            <text:p>5,72479</text:p>
          </table:table-cell>
          <table:table-cell table:style-name="ce2" office:value-type="float" office:value="35.1641">
            <text:p>35,164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style-name="ce2" office:value-type="float" office:value="0.00196093">
            <text:p>0,00196093</text:p>
          </table:table-cell>
          <table:table-cell table:style-name="ce2" office:value-type="float" office:value="0.0647949">
            <text:p>0,0647949</text:p>
          </table:table-cell>
          <table:table-cell table:style-name="ce2" office:value-type="float" office:value="0.00469506">
            <text:p>0,00469506</text:p>
          </table:table-cell>
          <table:table-cell table:style-name="ce2" office:value-type="float" office:value="0.0170256">
            <text:p>0,0170256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.21293">
            <text:p>9,21293</text:p>
          </table:table-cell>
          <table:table-cell table:style-name="ce2" office:value-type="float" office:value="35.108">
            <text:p>35,10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style-name="ce2" office:value-type="float" office:value="0.00223589">
            <text:p>0,00223589</text:p>
          </table:table-cell>
          <table:table-cell table:style-name="ce2" office:value-type="float" office:value="0.0831458">
            <text:p>0,0831458</text:p>
          </table:table-cell>
          <table:table-cell table:style-name="ce2" office:value-type="float" office:value="0.00478124">
            <text:p>0,00478124</text:p>
          </table:table-cell>
          <table:table-cell table:style-name="ce2" office:value-type="float" office:value="0.00669062">
            <text:p>0,00669062</text:p>
          </table:table-cell>
          <table:table-cell table:style-name="ce2" office:value-type="float" office:value="0.00000433">
            <text:p>0,000004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66896">
            <text:p>8,66896</text:p>
          </table:table-cell>
          <table:table-cell table:style-name="ce2" office:value-type="float" office:value="35.051">
            <text:p>35,05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style-name="ce2" office:value-type="float" office:value="0.00158651">
            <text:p>0,00158651</text:p>
          </table:table-cell>
          <table:table-cell table:style-name="ce2" office:value-type="float" office:value="0.0443552">
            <text:p>0,0443552</text:p>
          </table:table-cell>
          <table:table-cell table:style-name="ce2" office:value-type="float" office:value="0.00434481">
            <text:p>0,00434481</text:p>
          </table:table-cell>
          <table:table-cell table:style-name="ce2" office:value-type="float" office:value="0.108832">
            <text:p>0,108832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81973">
            <text:p>0,00881973</text:p>
          </table:table-cell>
          <table:table-cell table:style-name="ce2" office:value-type="float" office:value="5.44025">
            <text:p>5,44025</text:p>
          </table:table-cell>
          <table:table-cell table:style-name="ce2" office:value-type="float" office:value="34.9873">
            <text:p>34,987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style-name="ce2" office:value-type="float" office:value="0.00160564">
            <text:p>0,00160564</text:p>
          </table:table-cell>
          <table:table-cell table:style-name="ce2" office:value-type="float" office:value="0.102404">
            <text:p>0,102404</text:p>
          </table:table-cell>
          <table:table-cell table:style-name="ce2" office:value-type="float" office:value="0.00473144">
            <text:p>0,00473144</text:p>
          </table:table-cell>
          <table:table-cell table:style-name="ce2" office:value-type="float" office:value="0.00560439">
            <text:p>0,00560439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79633">
            <text:p>0,00879633</text:p>
          </table:table-cell>
          <table:table-cell table:style-name="ce2" office:value-type="float" office:value="7.15743">
            <text:p>7,15743</text:p>
          </table:table-cell>
          <table:table-cell table:style-name="ce2" office:value-type="float" office:value="34.9276">
            <text:p>34,927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table:style-name="ce2" office:value-type="float" office:value="0.00204082">
            <text:p>0,00204082</text:p>
          </table:table-cell>
          <table:table-cell table:style-name="ce2" office:value-type="float" office:value="0.078033">
            <text:p>0,078033</text:p>
          </table:table-cell>
          <table:table-cell table:style-name="ce2" office:value-type="float" office:value="0.00480331">
            <text:p>0,00480331</text:p>
          </table:table-cell>
          <table:table-cell table:style-name="ce2" office:value-type="float" office:value="0.0151033">
            <text:p>0,015103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.58412">
            <text:p>8,58412</text:p>
          </table:table-cell>
          <table:table-cell table:style-name="ce2" office:value-type="float" office:value="34.8712">
            <text:p>34,871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style-name="ce2" office:value-type="float" office:value="0.00224455">
            <text:p>0,00224455</text:p>
          </table:table-cell>
          <table:table-cell table:style-name="ce2" office:value-type="float" office:value="0.0209534">
            <text:p>0,0209534</text:p>
          </table:table-cell>
          <table:table-cell table:style-name="ce2" office:value-type="float" office:value="0.00125811">
            <text:p>0,00125811</text:p>
          </table:table-cell>
          <table:table-cell table:style-name="ce2" office:value-type="float" office:value="0.0272633">
            <text:p>0,0272633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.5328">
            <text:p>14,5328</text:p>
          </table:table-cell>
          <table:table-cell table:style-name="ce2" office:value-type="float" office:value="34.8278">
            <text:p>34,827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style-name="ce2" office:value-type="float" office:value="0.00164057">
            <text:p>0,00164057</text:p>
          </table:table-cell>
          <table:table-cell table:style-name="ce2" office:value-type="float" office:value="0.125651">
            <text:p>0,125651</text:p>
          </table:table-cell>
          <table:table-cell table:style-name="ce2" office:value-type="float" office:value="0.00498993">
            <text:p>0,00498993</text:p>
          </table:table-cell>
          <table:table-cell table:style-name="ce2" office:value-type="float" office:value="0.00412041">
            <text:p>0,00412041</text:p>
          </table:table-cell>
          <table:table-cell table:style-name="ce2" office:value-type="float" office:value="0.000002445">
            <text:p>0,000002445</text:p>
          </table:table-cell>
          <table:table-cell table:style-name="ce2" office:value-type="float" office:value="0.00882029">
            <text:p>0,00882029</text:p>
          </table:table-cell>
          <table:table-cell table:style-name="ce2" office:value-type="float" office:value="6.22018">
            <text:p>6,22018</text:p>
          </table:table-cell>
          <table:table-cell table:style-name="ce2" office:value-type="float" office:value="34.7668">
            <text:p>34,766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style-name="ce2" office:value-type="float" office:value="0.00189681">
            <text:p>0,00189681</text:p>
          </table:table-cell>
          <table:table-cell table:style-name="ce2" office:value-type="float" office:value="0.130351">
            <text:p>0,130351</text:p>
          </table:table-cell>
          <table:table-cell table:style-name="ce2" office:value-type="float" office:value="0.00481449">
            <text:p>0,00481449</text:p>
          </table:table-cell>
          <table:table-cell table:style-name="ce2" office:value-type="float" office:value="0.0100829">
            <text:p>0,0100829</text:p>
          </table:table-cell>
          <table:table-cell table:style-name="ce2" office:value-type="float" office:value="0.000002444">
            <text:p>0,000002444</text:p>
          </table:table-cell>
          <table:table-cell table:style-name="ce2" office:value-type="float" office:value="0.00883118">
            <text:p>0,00883118</text:p>
          </table:table-cell>
          <table:table-cell table:style-name="ce2" office:value-type="float" office:value="5.83176">
            <text:p>5,83176</text:p>
          </table:table-cell>
          <table:table-cell table:style-name="ce2" office:value-type="float" office:value="34.7052">
            <text:p>34,705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style-name="ce2" office:value-type="float" office:value="0.00157624">
            <text:p>0,00157624</text:p>
          </table:table-cell>
          <table:table-cell table:style-name="ce2" office:value-type="float" office:value="0.131789">
            <text:p>0,131789</text:p>
          </table:table-cell>
          <table:table-cell table:style-name="ce2" office:value-type="float" office:value="0.00485178">
            <text:p>0,00485178</text:p>
          </table:table-cell>
          <table:table-cell table:style-name="ce2" office:value-type="float" office:value="0.00487644">
            <text:p>0,00487644</text:p>
          </table:table-cell>
          <table:table-cell table:style-name="ce2" office:value-type="float" office:value="0.000003212">
            <text:p>0,000003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16857">
            <text:p>6,16857</text:p>
          </table:table-cell>
          <table:table-cell table:style-name="ce2" office:value-type="float" office:value="34.6446">
            <text:p>34,644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style-name="ce2" office:value-type="float" office:value="0.00161668">
            <text:p>0,00161668</text:p>
          </table:table-cell>
          <table:table-cell table:style-name="ce2" office:value-type="float" office:value="0.13663">
            <text:p>0,13663</text:p>
          </table:table-cell>
          <table:table-cell table:style-name="ce2" office:value-type="float" office:value="0.00463604">
            <text:p>0,00463604</text:p>
          </table:table-cell>
          <table:table-cell table:style-name="ce2" office:value-type="float" office:value="0.00929911">
            <text:p>0,00929911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79661">
            <text:p>0,00879661</text:p>
          </table:table-cell>
          <table:table-cell table:style-name="ce2" office:value-type="float" office:value="5.66441">
            <text:p>5,66441</text:p>
          </table:table-cell>
          <table:table-cell table:style-name="ce2" office:value-type="float" office:value="34.5832">
            <text:p>34,58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table:style-name="ce2" office:value-type="float" office:value="0.00157582">
            <text:p>0,00157582</text:p>
          </table:table-cell>
          <table:table-cell table:style-name="ce2" office:value-type="float" office:value="0.140286">
            <text:p>0,140286</text:p>
          </table:table-cell>
          <table:table-cell table:style-name="ce2" office:value-type="float" office:value="0.0047311">
            <text:p>0,0047311</text:p>
          </table:table-cell>
          <table:table-cell table:style-name="ce2" office:value-type="float" office:value="0.0066615">
            <text:p>0,0066615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76672">
            <text:p>0,00876672</text:p>
          </table:table-cell>
          <table:table-cell table:style-name="ce2" office:value-type="float" office:value="5.49809">
            <text:p>5,49809</text:p>
          </table:table-cell>
          <table:table-cell table:style-name="ce2" office:value-type="float" office:value="34.5217">
            <text:p>34,521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table:style-name="ce2" office:value-type="float" office:value="0.00217268">
            <text:p>0,00217268</text:p>
          </table:table-cell>
          <table:table-cell table:style-name="ce2" office:value-type="float" office:value="0.130328">
            <text:p>0,130328</text:p>
          </table:table-cell>
          <table:table-cell table:style-name="ce2" office:value-type="float" office:value="0.00491764">
            <text:p>0,00491764</text:p>
          </table:table-cell>
          <table:table-cell table:style-name="ce2" office:value-type="float" office:value="0.0069447">
            <text:p>0,0069447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73787">
            <text:p>0,00873787</text:p>
          </table:table-cell>
          <table:table-cell table:style-name="ce2" office:value-type="float" office:value="5.87613">
            <text:p>5,87613</text:p>
          </table:table-cell>
          <table:table-cell table:style-name="ce2" office:value-type="float" office:value="34.4613">
            <text:p>34,461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table:style-name="ce2" office:value-type="float" office:value="0.00160634">
            <text:p>0,00160634</text:p>
          </table:table-cell>
          <table:table-cell table:style-name="ce2" office:value-type="float" office:value="0.134085">
            <text:p>0,134085</text:p>
          </table:table-cell>
          <table:table-cell table:style-name="ce2" office:value-type="float" office:value="0.00484787">
            <text:p>0,00484787</text:p>
          </table:table-cell>
          <table:table-cell table:style-name="ce2" office:value-type="float" office:value="0.00408639">
            <text:p>0,00408639</text:p>
          </table:table-cell>
          <table:table-cell table:style-name="ce2" office:value-type="float" office:value="0.000002374">
            <text:p>0,000002374</text:p>
          </table:table-cell>
          <table:table-cell table:style-name="ce2" office:value-type="float" office:value="0.00870742">
            <text:p>0,00870742</text:p>
          </table:table-cell>
          <table:table-cell table:style-name="ce2" office:value-type="float" office:value="5.88897">
            <text:p>5,88897</text:p>
          </table:table-cell>
          <table:table-cell table:style-name="ce2" office:value-type="float" office:value="34.4011">
            <text:p>34,401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style-name="ce2" office:value-type="float" office:value="0.00198355">
            <text:p>0,00198355</text:p>
          </table:table-cell>
          <table:table-cell table:style-name="ce2" office:value-type="float" office:value="0.132727">
            <text:p>0,132727</text:p>
          </table:table-cell>
          <table:table-cell table:style-name="ce2" office:value-type="float" office:value="0.00504769">
            <text:p>0,00504769</text:p>
          </table:table-cell>
          <table:table-cell table:style-name="ce2" office:value-type="float" office:value="0.00579268">
            <text:p>0,00579268</text:p>
          </table:table-cell>
          <table:table-cell table:style-name="ce2" office:value-type="float" office:value="0.000003771">
            <text:p>0,000003771</text:p>
          </table:table-cell>
          <table:table-cell table:style-name="ce2" office:value-type="float" office:value="0.00872069">
            <text:p>0,00872069</text:p>
          </table:table-cell>
          <table:table-cell table:style-name="ce2" office:value-type="float" office:value="5.69272">
            <text:p>5,69272</text:p>
          </table:table-cell>
          <table:table-cell table:style-name="ce2" office:value-type="float" office:value="34.3408">
            <text:p>34,340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table:style-name="ce2" office:value-type="float" office:value="0.00156486">
            <text:p>0,00156486</text:p>
          </table:table-cell>
          <table:table-cell table:style-name="ce2" office:value-type="float" office:value="0.107203">
            <text:p>0,107203</text:p>
          </table:table-cell>
          <table:table-cell table:style-name="ce2" office:value-type="float" office:value="0.00500976">
            <text:p>0,00500976</text:p>
          </table:table-cell>
          <table:table-cell table:style-name="ce2" office:value-type="float" office:value="0.0110737">
            <text:p>0,0110737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82629">
            <text:p>0,00882629</text:p>
          </table:table-cell>
          <table:table-cell table:style-name="ce2" office:value-type="float" office:value="6.71836">
            <text:p>6,71836</text:p>
          </table:table-cell>
          <table:table-cell table:style-name="ce2" office:value-type="float" office:value="34.2829">
            <text:p>34,282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style-name="ce2" office:value-type="float" office:value="0.00160222">
            <text:p>0,0016022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9274">
            <text:p>60,9274</text:p>
          </table:table-cell>
          <table:table-cell table:style-name="ce2" office:value-type="float" office:value="34.3387">
            <text:p>34,338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style-name="ce2" office:value-type="float" office:value="0.00160061">
            <text:p>0,00160061</text:p>
          </table:table-cell>
          <table:table-cell table:style-name="ce2" office:value-type="float" office:value="0.123845">
            <text:p>0,123845</text:p>
          </table:table-cell>
          <table:table-cell table:style-name="ce2" office:value-type="float" office:value="0.00509029">
            <text:p>0,00509029</text:p>
          </table:table-cell>
          <table:table-cell table:style-name="ce2" office:value-type="float" office:value="0.00389231">
            <text:p>0,00389231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873794">
            <text:p>0,00873794</text:p>
          </table:table-cell>
          <table:table-cell table:style-name="ce2" office:value-type="float" office:value="6.2937">
            <text:p>6,2937</text:p>
          </table:table-cell>
          <table:table-cell table:style-name="ce2" office:value-type="float" office:value="34.2801">
            <text:p>34,280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table:style-name="ce2" office:value-type="float" office:value="0.00162527">
            <text:p>0,0016252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6277">
            <text:p>50,6277</text:p>
          </table:table-cell>
          <table:table-cell table:style-name="ce2" office:value-type="float" office:value="34.3142">
            <text:p>34,314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table:style-name="ce2" office:value-type="float" office:value="0.00172277">
            <text:p>0,00172277</text:p>
          </table:table-cell>
          <table:table-cell table:style-name="ce2" office:value-type="float" office:value="0.0394266">
            <text:p>0,0394266</text:p>
          </table:table-cell>
          <table:table-cell table:style-name="ce2" office:value-type="float" office:value="0.00421148">
            <text:p>0,00421148</text:p>
          </table:table-cell>
          <table:table-cell table:style-name="ce2" office:value-type="float" office:value="0.123364">
            <text:p>0,123364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41263">
            <text:p>5,41263</text:p>
          </table:table-cell>
          <table:table-cell table:style-name="ce2" office:value-type="float" office:value="34.2541">
            <text:p>34,254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table:style-name="ce2" office:value-type="float" office:value="0.00183696">
            <text:p>0,00183696</text:p>
          </table:table-cell>
          <table:table-cell table:style-name="ce2" office:value-type="float" office:value="0.114463">
            <text:p>0,114463</text:p>
          </table:table-cell>
          <table:table-cell table:style-name="ce2" office:value-type="float" office:value="0.00456083">
            <text:p>0,00456083</text:p>
          </table:table-cell>
          <table:table-cell table:style-name="ce2" office:value-type="float" office:value="0.0105583">
            <text:p>0,0105583</text:p>
          </table:table-cell>
          <table:table-cell table:style-name="ce2" office:value-type="float" office:value="0.000002375">
            <text:p>0,000002375</text:p>
          </table:table-cell>
          <table:table-cell table:style-name="ce2" office:value-type="float" office:value="0.00878851">
            <text:p>0,00878851</text:p>
          </table:table-cell>
          <table:table-cell table:style-name="ce2" office:value-type="float" office:value="6.2935">
            <text:p>6,2935</text:p>
          </table:table-cell>
          <table:table-cell table:style-name="ce2" office:value-type="float" office:value="34.1961">
            <text:p>34,196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style-name="ce2" office:value-type="float" office:value="0.0017382">
            <text:p>0,0017382</text:p>
          </table:table-cell>
          <table:table-cell table:style-name="ce2" office:value-type="float" office:value="0.0943725">
            <text:p>0,0943725</text:p>
          </table:table-cell>
          <table:table-cell table:style-name="ce2" office:value-type="float" office:value="0.00446563">
            <text:p>0,00446563</text:p>
          </table:table-cell>
          <table:table-cell table:style-name="ce2" office:value-type="float" office:value="0.00921824">
            <text:p>0,00921824</text:p>
          </table:table-cell>
          <table:table-cell table:style-name="ce2" office:value-type="float" office:value="0.000003422">
            <text:p>0,000003422</text:p>
          </table:table-cell>
          <table:table-cell table:style-name="ce2" office:value-type="float" office:value="0.00874751">
            <text:p>0,00874751</text:p>
          </table:table-cell>
          <table:table-cell table:style-name="ce2" office:value-type="float" office:value="7.43676">
            <text:p>7,43676</text:p>
          </table:table-cell>
          <table:table-cell table:style-name="ce2" office:value-type="float" office:value="34.1407">
            <text:p>34,140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style-name="ce2" office:value-type="float" office:value="0.00204257">
            <text:p>0,00204257</text:p>
          </table:table-cell>
          <table:table-cell table:style-name="ce2" office:value-type="float" office:value="0.114304">
            <text:p>0,114304</text:p>
          </table:table-cell>
          <table:table-cell table:style-name="ce2" office:value-type="float" office:value="0.00477712">
            <text:p>0,00477712</text:p>
          </table:table-cell>
          <table:table-cell table:style-name="ce2" office:value-type="float" office:value="0.00385306">
            <text:p>0,00385306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79766">
            <text:p>0,00879766</text:p>
          </table:table-cell>
          <table:table-cell table:style-name="ce2" office:value-type="float" office:value="6.62546">
            <text:p>6,62546</text:p>
          </table:table-cell>
          <table:table-cell table:style-name="ce2" office:value-type="float" office:value="34.0838">
            <text:p>34,083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table:style-name="ce2" office:value-type="float" office:value="0.00216912">
            <text:p>0,00216912</text:p>
          </table:table-cell>
          <table:table-cell table:style-name="ce2" office:value-type="float" office:value="0.114917">
            <text:p>0,114917</text:p>
          </table:table-cell>
          <table:table-cell table:style-name="ce2" office:value-type="float" office:value="0.00499097">
            <text:p>0,00499097</text:p>
          </table:table-cell>
          <table:table-cell table:style-name="ce2" office:value-type="float" office:value="0.0103779">
            <text:p>0,0103779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78432">
            <text:p>0,00878432</text:p>
          </table:table-cell>
          <table:table-cell table:style-name="ce2" office:value-type="float" office:value="6.15271">
            <text:p>6,15271</text:p>
          </table:table-cell>
          <table:table-cell table:style-name="ce2" office:value-type="float" office:value="34.0262">
            <text:p>34,026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table:style-name="ce2" office:value-type="float" office:value="0.00162422">
            <text:p>0,00162422</text:p>
          </table:table-cell>
          <table:table-cell table:style-name="ce2" office:value-type="float" office:value="0.106856">
            <text:p>0,106856</text:p>
          </table:table-cell>
          <table:table-cell table:style-name="ce2" office:value-type="float" office:value="0.00503085">
            <text:p>0,00503085</text:p>
          </table:table-cell>
          <table:table-cell table:style-name="ce2" office:value-type="float" office:value="0.00505369">
            <text:p>0,00505369</text:p>
          </table:table-cell>
          <table:table-cell table:style-name="ce2" office:value-type="float" office:value="0.000003283">
            <text:p>0,000003283</text:p>
          </table:table-cell>
          <table:table-cell table:style-name="ce2" office:value-type="float" office:value="0.00870435">
            <text:p>0,00870435</text:p>
          </table:table-cell>
          <table:table-cell table:style-name="ce2" office:value-type="float" office:value="6.9152">
            <text:p>6,9152</text:p>
          </table:table-cell>
          <table:table-cell table:style-name="ce2" office:value-type="float" office:value="33.9704">
            <text:p>33,970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style-name="ce2" office:value-type="float" office:value="0.00214377">
            <text:p>0,00214377</text:p>
          </table:table-cell>
          <table:table-cell table:style-name="ce2" office:value-type="float" office:value="0.0790519">
            <text:p>0,0790519</text:p>
          </table:table-cell>
          <table:table-cell table:style-name="ce2" office:value-type="float" office:value="0.00492148">
            <text:p>0,00492148</text:p>
          </table:table-cell>
          <table:table-cell table:style-name="ce2" office:value-type="float" office:value="0.00420883">
            <text:p>0,00420883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70435">
            <text:p>0,00870435</text:p>
          </table:table-cell>
          <table:table-cell table:style-name="ce2" office:value-type="float" office:value="8.6364">
            <text:p>8,6364</text:p>
          </table:table-cell>
          <table:table-cell table:style-name="ce2" office:value-type="float" office:value="33.9184">
            <text:p>33,918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table:style-name="ce2" office:value-type="float" office:value="0.00157722">
            <text:p>0,00157722</text:p>
          </table:table-cell>
          <table:table-cell table:style-name="ce2" office:value-type="float" office:value="0.0683073">
            <text:p>0,0683073</text:p>
          </table:table-cell>
          <table:table-cell table:style-name="ce2" office:value-type="float" office:value="0.00499384">
            <text:p>0,00499384</text:p>
          </table:table-cell>
          <table:table-cell table:style-name="ce2" office:value-type="float" office:value="0.00386996">
            <text:p>0,00386996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871434">
            <text:p>0,00871434</text:p>
          </table:table-cell>
          <table:table-cell table:style-name="ce2" office:value-type="float" office:value="9.56828">
            <text:p>9,56828</text:p>
          </table:table-cell>
          <table:table-cell table:style-name="ce2" office:value-type="float" office:value="33.8685">
            <text:p>33,868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style-name="ce2" office:value-type="float" office:value="0.00160075">
            <text:p>0,0016007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2.8817">
            <text:p>42,8817</text:p>
          </table:table-cell>
          <table:table-cell table:style-name="ce2" office:value-type="float" office:value="33.887">
            <text:p>33,88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style-name="ce2" office:value-type="float" office:value="0.00168331">
            <text:p>0,00168331</text:p>
          </table:table-cell>
          <table:table-cell table:style-name="ce2" office:value-type="float" office:value="0.097521">
            <text:p>0,097521</text:p>
          </table:table-cell>
          <table:table-cell table:style-name="ce2" office:value-type="float" office:value="0.00509169">
            <text:p>0,00509169</text:p>
          </table:table-cell>
          <table:table-cell table:style-name="ce2" office:value-type="float" office:value="0.00337974">
            <text:p>0,00337974</text:p>
          </table:table-cell>
          <table:table-cell table:style-name="ce2" office:value-type="float" office:value="0.000003562">
            <text:p>0,000003562</text:p>
          </table:table-cell>
          <table:table-cell table:style-name="ce2" office:value-type="float" office:value="0.00883942">
            <text:p>0,00883942</text:p>
          </table:table-cell>
          <table:table-cell table:style-name="ce2" office:value-type="float" office:value="7.38231">
            <text:p>7,38231</text:p>
          </table:table-cell>
          <table:table-cell table:style-name="ce2" office:value-type="float" office:value="33.8329">
            <text:p>33,832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style-name="ce2" office:value-type="float" office:value="0.00161486">
            <text:p>0,00161486</text:p>
          </table:table-cell>
          <table:table-cell table:style-name="ce2" office:value-type="float" office:value="0.105707">
            <text:p>0,105707</text:p>
          </table:table-cell>
          <table:table-cell table:style-name="ce2" office:value-type="float" office:value="0.00508023">
            <text:p>0,00508023</text:p>
          </table:table-cell>
          <table:table-cell table:style-name="ce2" office:value-type="float" office:value="0.00419046">
            <text:p>0,00419046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71874">
            <text:p>0,00871874</text:p>
          </table:table-cell>
          <table:table-cell table:style-name="ce2" office:value-type="float" office:value="7.00471">
            <text:p>7,00471</text:p>
          </table:table-cell>
          <table:table-cell table:style-name="ce2" office:value-type="float" office:value="33.7782">
            <text:p>33,778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table:style-name="ce2" office:value-type="float" office:value="0.00236838">
            <text:p>0,00236838</text:p>
          </table:table-cell>
          <table:table-cell table:style-name="ce2" office:value-type="float" office:value="0.114406">
            <text:p>0,114406</text:p>
          </table:table-cell>
          <table:table-cell table:style-name="ce2" office:value-type="float" office:value="0.00501919">
            <text:p>0,00501919</text:p>
          </table:table-cell>
          <table:table-cell table:style-name="ce2" office:value-type="float" office:value="0.00342849">
            <text:p>0,00342849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81086">
            <text:p>0,00881086</text:p>
          </table:table-cell>
          <table:table-cell table:style-name="ce2" office:value-type="float" office:value="6.34103">
            <text:p>6,34103</text:p>
          </table:table-cell>
          <table:table-cell table:style-name="ce2" office:value-type="float" office:value="33.7225">
            <text:p>33,722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table:style-name="ce2" office:value-type="float" office:value="0.00156967">
            <text:p>0,00156967</text:p>
          </table:table-cell>
          <table:table-cell table:style-name="ce2" office:value-type="float" office:value="0.112997">
            <text:p>0,112997</text:p>
          </table:table-cell>
          <table:table-cell table:style-name="ce2" office:value-type="float" office:value="0.00494425">
            <text:p>0,00494425</text:p>
          </table:table-cell>
          <table:table-cell table:style-name="ce2" office:value-type="float" office:value="0.00426051">
            <text:p>0,00426051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72894">
            <text:p>0,00872894</text:p>
          </table:table-cell>
          <table:table-cell table:style-name="ce2" office:value-type="float" office:value="6.43512">
            <text:p>6,43512</text:p>
          </table:table-cell>
          <table:table-cell table:style-name="ce2" office:value-type="float" office:value="33.6671">
            <text:p>33,667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table:style-name="ce2" office:value-type="float" office:value="0.00246266">
            <text:p>0,00246266</text:p>
          </table:table-cell>
          <table:table-cell table:style-name="ce2" office:value-type="float" office:value="0.0653281">
            <text:p>0,0653281</text:p>
          </table:table-cell>
          <table:table-cell table:style-name="ce2" office:value-type="float" office:value="0.0047802">
            <text:p>0,0047802</text:p>
          </table:table-cell>
          <table:table-cell table:style-name="ce2" office:value-type="float" office:value="0.0155352">
            <text:p>0,0155352</text:p>
          </table:table-cell>
          <table:table-cell table:style-name="ce2" office:value-type="float" office:value="0.000003283">
            <text:p>0,000003283</text:p>
          </table:table-cell>
          <table:table-cell table:style-name="ce2" office:value-type="float" office:value="0.0087487">
            <text:p>0,0087487</text:p>
          </table:table-cell>
          <table:table-cell table:style-name="ce2" office:value-type="float" office:value="8.81143">
            <text:p>8,81143</text:p>
          </table:table-cell>
          <table:table-cell table:style-name="ce2" office:value-type="float" office:value="33.6168">
            <text:p>33,616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table:style-name="ce2" office:value-type="float" office:value="0.00191329">
            <text:p>0,00191329</text:p>
          </table:table-cell>
          <table:table-cell table:style-name="ce2" office:value-type="float" office:value="0.110335">
            <text:p>0,110335</text:p>
          </table:table-cell>
          <table:table-cell table:style-name="ce2" office:value-type="float" office:value="0.00291642">
            <text:p>0,00291642</text:p>
          </table:table-cell>
          <table:table-cell table:style-name="ce2" office:value-type="float" office:value="0.121348">
            <text:p>0,121348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3481">
            <text:p>3,93481</text:p>
          </table:table-cell>
          <table:table-cell table:style-name="ce2" office:value-type="float" office:value="33.5568">
            <text:p>33,556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style-name="ce2" office:value-type="float" office:value="0.00487371">
            <text:p>0,00487371</text:p>
          </table:table-cell>
          <table:table-cell table:style-name="ce2" office:value-type="float" office:value="0.106816">
            <text:p>0,106816</text:p>
          </table:table-cell>
          <table:table-cell table:style-name="ce2" office:value-type="float" office:value="0.00437861">
            <text:p>0,00437861</text:p>
          </table:table-cell>
          <table:table-cell table:style-name="ce2" office:value-type="float" office:value="0.121723">
            <text:p>0,121723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74904">
            <text:p>0,00874904</text:p>
          </table:table-cell>
          <table:table-cell table:style-name="ce2" office:value-type="float" office:value="3.61971">
            <text:p>3,61971</text:p>
          </table:table-cell>
          <table:table-cell table:style-name="ce2" office:value-type="float" office:value="33.4965">
            <text:p>33,496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table:style-name="ce2" office:value-type="float" office:value="0.00163135">
            <text:p>0,00163135</text:p>
          </table:table-cell>
          <table:table-cell table:style-name="ce2" office:value-type="float" office:value="0.112826">
            <text:p>0,112826</text:p>
          </table:table-cell>
          <table:table-cell table:style-name="ce2" office:value-type="float" office:value="0.00492945">
            <text:p>0,00492945</text:p>
          </table:table-cell>
          <table:table-cell table:style-name="ce2" office:value-type="float" office:value="0.00458541">
            <text:p>0,00458541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76881">
            <text:p>0,00876881</text:p>
          </table:table-cell>
          <table:table-cell table:style-name="ce2" office:value-type="float" office:value="6.65017">
            <text:p>6,65017</text:p>
          </table:table-cell>
          <table:table-cell table:style-name="ce2" office:value-type="float" office:value="33.4425">
            <text:p>33,442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table:style-name="ce2" office:value-type="float" office:value="0.00196819">
            <text:p>0,00196819</text:p>
          </table:table-cell>
          <table:table-cell table:style-name="ce2" office:value-type="float" office:value="0.0898638">
            <text:p>0,0898638</text:p>
          </table:table-cell>
          <table:table-cell table:style-name="ce2" office:value-type="float" office:value="0.00492302">
            <text:p>0,00492302</text:p>
          </table:table-cell>
          <table:table-cell table:style-name="ce2" office:value-type="float" office:value="0.00270299">
            <text:p>0,00270299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76916">
            <text:p>0,00876916</text:p>
          </table:table-cell>
          <table:table-cell table:style-name="ce2" office:value-type="float" office:value="7.85774">
            <text:p>7,85774</text:p>
          </table:table-cell>
          <table:table-cell table:style-name="ce2" office:value-type="float" office:value="33.3911">
            <text:p>33,391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style-name="ce2" office:value-type="float" office:value="0.00162192">
            <text:p>0,00162192</text:p>
          </table:table-cell>
          <table:table-cell table:style-name="ce2" office:value-type="float" office:value="0.0879348">
            <text:p>0,0879348</text:p>
          </table:table-cell>
          <table:table-cell table:style-name="ce2" office:value-type="float" office:value="0.00489425">
            <text:p>0,00489425</text:p>
          </table:table-cell>
          <table:table-cell table:style-name="ce2" office:value-type="float" office:value="0.00290091">
            <text:p>0,00290091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79207">
            <text:p>0,00879207</text:p>
          </table:table-cell>
          <table:table-cell table:style-name="ce2" office:value-type="float" office:value="8.15056">
            <text:p>8,15056</text:p>
          </table:table-cell>
          <table:table-cell table:style-name="ce2" office:value-type="float" office:value="33.3405">
            <text:p>33,340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table:style-name="ce2" office:value-type="float" office:value="0.0016421">
            <text:p>0,001642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7948">
            <text:p>59,7948</text:p>
          </table:table-cell>
          <table:table-cell table:style-name="ce2" office:value-type="float" office:value="33.3934">
            <text:p>33,393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table:style-name="ce2" office:value-type="float" office:value="0.00159824">
            <text:p>0,00159824</text:p>
          </table:table-cell>
          <table:table-cell table:style-name="ce2" office:value-type="float" office:value="0.100185">
            <text:p>0,100185</text:p>
          </table:table-cell>
          <table:table-cell table:style-name="ce2" office:value-type="float" office:value="0.00503239">
            <text:p>0,00503239</text:p>
          </table:table-cell>
          <table:table-cell table:style-name="ce2" office:value-type="float" office:value="0.00505132">
            <text:p>0,00505132</text:p>
          </table:table-cell>
          <table:table-cell table:style-name="ce2" office:value-type="float" office:value="0.00000433">
            <text:p>0,00000433</text:p>
          </table:table-cell>
          <table:table-cell table:style-name="ce2" office:value-type="float" office:value="0.00882503">
            <text:p>0,00882503</text:p>
          </table:table-cell>
          <table:table-cell table:style-name="ce2" office:value-type="float" office:value="7.27924">
            <text:p>7,27924</text:p>
          </table:table-cell>
          <table:table-cell table:style-name="ce2" office:value-type="float" office:value="33.3413">
            <text:p>33,341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table:style-name="ce2" office:value-type="float" office:value="0.00535052">
            <text:p>0,00535052</text:p>
          </table:table-cell>
          <table:table-cell table:style-name="ce2" office:value-type="float" office:value="0.0959603">
            <text:p>0,0959603</text:p>
          </table:table-cell>
          <table:table-cell table:style-name="ce2" office:value-type="float" office:value="0.00467222">
            <text:p>0,00467222</text:p>
          </table:table-cell>
          <table:table-cell table:style-name="ce2" office:value-type="float" office:value="0.00461753">
            <text:p>0,00461753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74975">
            <text:p>0,00874975</text:p>
          </table:table-cell>
          <table:table-cell table:style-name="ce2" office:value-type="float" office:value="6.72463">
            <text:p>6,72463</text:p>
          </table:table-cell>
          <table:table-cell table:style-name="ce2" office:value-type="float" office:value="33.2883">
            <text:p>33,288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table:style-name="ce2" office:value-type="float" office:value="0.00162457">
            <text:p>0,00162457</text:p>
          </table:table-cell>
          <table:table-cell table:style-name="ce2" office:value-type="float" office:value="0.101109">
            <text:p>0,101109</text:p>
          </table:table-cell>
          <table:table-cell table:style-name="ce2" office:value-type="float" office:value="0.00505397">
            <text:p>0,00505397</text:p>
          </table:table-cell>
          <table:table-cell table:style-name="ce2" office:value-type="float" office:value="0.00400503">
            <text:p>0,00400503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70477">
            <text:p>0,00870477</text:p>
          </table:table-cell>
          <table:table-cell table:style-name="ce2" office:value-type="float" office:value="7.32563">
            <text:p>7,32563</text:p>
          </table:table-cell>
          <table:table-cell table:style-name="ce2" office:value-type="float" office:value="33.2366">
            <text:p>33,236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table:style-name="ce2" office:value-type="float" office:value="0.00156185">
            <text:p>0,00156185</text:p>
          </table:table-cell>
          <table:table-cell table:style-name="ce2" office:value-type="float" office:value="0.0755577">
            <text:p>0,0755577</text:p>
          </table:table-cell>
          <table:table-cell table:style-name="ce2" office:value-type="float" office:value="0.00488635">
            <text:p>0,00488635</text:p>
          </table:table-cell>
          <table:table-cell table:style-name="ce2" office:value-type="float" office:value="0.00224692">
            <text:p>0,00224692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70847">
            <text:p>0,00870847</text:p>
          </table:table-cell>
          <table:table-cell table:style-name="ce2" office:value-type="float" office:value="9.20682">
            <text:p>9,20682</text:p>
          </table:table-cell>
          <table:table-cell table:style-name="ce2" office:value-type="float" office:value="33.189">
            <text:p>33,18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table:style-name="ce2" office:value-type="float" office:value="0.00300198">
            <text:p>0,0030019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9352">
            <text:p>55,9352</text:p>
          </table:table-cell>
          <table:table-cell table:style-name="ce2" office:value-type="float" office:value="33.234">
            <text:p>33,23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table:style-name="ce2" office:value-type="float" office:value="0.00169714">
            <text:p>0,00169714</text:p>
          </table:table-cell>
          <table:table-cell table:style-name="ce2" office:value-type="float" office:value="0.103153">
            <text:p>0,103153</text:p>
          </table:table-cell>
          <table:table-cell table:style-name="ce2" office:value-type="float" office:value="0.00471692">
            <text:p>0,00471692</text:p>
          </table:table-cell>
          <table:table-cell table:style-name="ce2" office:value-type="float" office:value="0.00539668">
            <text:p>0,00539668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65218">
            <text:p>0,00865218</text:p>
          </table:table-cell>
          <table:table-cell table:style-name="ce2" office:value-type="float" office:value="7.05198">
            <text:p>7,05198</text:p>
          </table:table-cell>
          <table:table-cell table:style-name="ce2" office:value-type="float" office:value="33.1823">
            <text:p>33,182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table:style-name="ce2" office:value-type="float" office:value="0.00156353">
            <text:p>0,00156353</text:p>
          </table:table-cell>
          <table:table-cell table:style-name="ce2" office:value-type="float" office:value="0.107853">
            <text:p>0,107853</text:p>
          </table:table-cell>
          <table:table-cell table:style-name="ce2" office:value-type="float" office:value="0.00407355">
            <text:p>0,00407355</text:p>
          </table:table-cell>
          <table:table-cell table:style-name="ce2" office:value-type="float" office:value="0.0121545">
            <text:p>0,0121545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868353">
            <text:p>0,00868353</text:p>
          </table:table-cell>
          <table:table-cell table:style-name="ce2" office:value-type="float" office:value="6.48823">
            <text:p>6,48823</text:p>
          </table:table-cell>
          <table:table-cell table:style-name="ce2" office:value-type="float" office:value="33.1296">
            <text:p>33,129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table:style-name="ce2" office:value-type="float" office:value="0.00164832">
            <text:p>0,00164832</text:p>
          </table:table-cell>
          <table:table-cell table:style-name="ce2" office:value-type="float" office:value="0.118351">
            <text:p>0,118351</text:p>
          </table:table-cell>
          <table:table-cell table:style-name="ce2" office:value-type="float" office:value="0.00453295">
            <text:p>0,00453295</text:p>
          </table:table-cell>
          <table:table-cell table:style-name="ce2" office:value-type="float" office:value="0.00890025">
            <text:p>0,00890025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60643">
            <text:p>0,00860643</text:p>
          </table:table-cell>
          <table:table-cell table:style-name="ce2" office:value-type="float" office:value="6.29339">
            <text:p>6,29339</text:p>
          </table:table-cell>
          <table:table-cell table:style-name="ce2" office:value-type="float" office:value="33.0768">
            <text:p>33,076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table:style-name="ce2" office:value-type="float" office:value="0.00156136">
            <text:p>0,00156136</text:p>
          </table:table-cell>
          <table:table-cell table:style-name="ce2" office:value-type="float" office:value="0.110203">
            <text:p>0,110203</text:p>
          </table:table-cell>
          <table:table-cell table:style-name="ce2" office:value-type="float" office:value="0.00484242">
            <text:p>0,00484242</text:p>
          </table:table-cell>
          <table:table-cell table:style-name="ce2" office:value-type="float" office:value="0.00332534">
            <text:p>0,00332534</text:p>
          </table:table-cell>
          <table:table-cell table:style-name="ce2" office:value-type="float" office:value="0.000003212">
            <text:p>0,000003212</text:p>
          </table:table-cell>
          <table:table-cell table:style-name="ce2" office:value-type="float" office:value="0.00860776">
            <text:p>0,00860776</text:p>
          </table:table-cell>
          <table:table-cell table:style-name="ce2" office:value-type="float" office:value="6.87059">
            <text:p>6,87059</text:p>
          </table:table-cell>
          <table:table-cell table:style-name="ce2" office:value-type="float" office:value="33.0253">
            <text:p>33,025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table:style-name="ce2" office:value-type="float" office:value="0.00185128">
            <text:p>0,0018512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211">
            <text:p>53,211</text:p>
          </table:table-cell>
          <table:table-cell table:style-name="ce2" office:value-type="float" office:value="33.0649">
            <text:p>33,064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table:style-name="ce2" office:value-type="float" office:value="0.00180267">
            <text:p>0,00180267</text:p>
          </table:table-cell>
          <table:table-cell table:style-name="ce2" office:value-type="float" office:value="0.0929762">
            <text:p>0,0929762</text:p>
          </table:table-cell>
          <table:table-cell table:style-name="ce2" office:value-type="float" office:value="0.00491471">
            <text:p>0,00491471</text:p>
          </table:table-cell>
          <table:table-cell table:style-name="ce2" office:value-type="float" office:value="0.00266038">
            <text:p>0,00266038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60944">
            <text:p>0,00860944</text:p>
          </table:table-cell>
          <table:table-cell table:style-name="ce2" office:value-type="float" office:value="7.73754">
            <text:p>7,73754</text:p>
          </table:table-cell>
          <table:table-cell table:style-name="ce2" office:value-type="float" office:value="33.0153">
            <text:p>33,015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table:style-name="ce2" office:value-type="float" office:value="0.00162569">
            <text:p>0,00162569</text:p>
          </table:table-cell>
          <table:table-cell table:style-name="ce2" office:value-type="float" office:value="0.0688675">
            <text:p>0,0688675</text:p>
          </table:table-cell>
          <table:table-cell table:style-name="ce2" office:value-type="float" office:value="0.0045926">
            <text:p>0,0045926</text:p>
          </table:table-cell>
          <table:table-cell table:style-name="ce2" office:value-type="float" office:value="0.00552072">
            <text:p>0,00552072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60056">
            <text:p>0,00860056</text:p>
          </table:table-cell>
          <table:table-cell table:style-name="ce2" office:value-type="float" office:value="9.44957">
            <text:p>9,44957</text:p>
          </table:table-cell>
          <table:table-cell table:style-name="ce2" office:value-type="float" office:value="32.9693">
            <text:p>32,969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table:style-name="ce2" office:value-type="float" office:value="0.00160348">
            <text:p>0,00160348</text:p>
          </table:table-cell>
          <table:table-cell table:style-name="ce2" office:value-type="float" office:value="0.112809">
            <text:p>0,112809</text:p>
          </table:table-cell>
          <table:table-cell table:style-name="ce2" office:value-type="float" office:value="0.00478348">
            <text:p>0,00478348</text:p>
          </table:table-cell>
          <table:table-cell table:style-name="ce2" office:value-type="float" office:value="0.00201819">
            <text:p>0,00201819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58241">
            <text:p>0,00858241</text:p>
          </table:table-cell>
          <table:table-cell table:style-name="ce2" office:value-type="float" office:value="6.85138">
            <text:p>6,85138</text:p>
          </table:table-cell>
          <table:table-cell table:style-name="ce2" office:value-type="float" office:value="32.9184">
            <text:p>32,918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table:style-name="ce2" office:value-type="float" office:value="0.00225991">
            <text:p>0,00225991</text:p>
          </table:table-cell>
          <table:table-cell table:style-name="ce2" office:value-type="float" office:value="0.108703">
            <text:p>0,108703</text:p>
          </table:table-cell>
          <table:table-cell table:style-name="ce2" office:value-type="float" office:value="0.00454902">
            <text:p>0,00454902</text:p>
          </table:table-cell>
          <table:table-cell table:style-name="ce2" office:value-type="float" office:value="0.00855545">
            <text:p>0,00855545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62648">
            <text:p>0,00862648</text:p>
          </table:table-cell>
          <table:table-cell table:style-name="ce2" office:value-type="float" office:value="6.72508">
            <text:p>6,72508</text:p>
          </table:table-cell>
          <table:table-cell table:style-name="ce2" office:value-type="float" office:value="32.8674">
            <text:p>32,867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table:style-name="ce2" office:value-type="float" office:value="0.00160991">
            <text:p>0,00160991</text:p>
          </table:table-cell>
          <table:table-cell table:style-name="ce2" office:value-type="float" office:value="0.097261">
            <text:p>0,097261</text:p>
          </table:table-cell>
          <table:table-cell table:style-name="ce2" office:value-type="float" office:value="0.00451885">
            <text:p>0,00451885</text:p>
          </table:table-cell>
          <table:table-cell table:style-name="ce2" office:value-type="float" office:value="0.0142084">
            <text:p>0,0142084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63227">
            <text:p>0,00863227</text:p>
          </table:table-cell>
          <table:table-cell table:style-name="ce2" office:value-type="float" office:value="7.07829">
            <text:p>7,07829</text:p>
          </table:table-cell>
          <table:table-cell table:style-name="ce2" office:value-type="float" office:value="32.8173">
            <text:p>32,817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table:style-name="ce2" office:value-type="float" office:value="0.00159328">
            <text:p>0,00159328</text:p>
          </table:table-cell>
          <table:table-cell table:style-name="ce2" office:value-type="float" office:value="0.107373">
            <text:p>0,107373</text:p>
          </table:table-cell>
          <table:table-cell table:style-name="ce2" office:value-type="float" office:value="0.00458003">
            <text:p>0,00458003</text:p>
          </table:table-cell>
          <table:table-cell table:style-name="ce2" office:value-type="float" office:value="0.0210992">
            <text:p>0,0210992</text:p>
          </table:table-cell>
          <table:table-cell table:style-name="ce2" office:value-type="float" office:value="0.000003212">
            <text:p>0,000003212</text:p>
          </table:table-cell>
          <table:table-cell table:style-name="ce2" office:value-type="float" office:value="0.00867885">
            <text:p>0,00867885</text:p>
          </table:table-cell>
          <table:table-cell table:style-name="ce2" office:value-type="float" office:value="6.30442">
            <text:p>6,30442</text:p>
          </table:table-cell>
          <table:table-cell table:style-name="ce2" office:value-type="float" office:value="32.766">
            <text:p>32,76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table:style-name="ce2" office:value-type="float" office:value="0.00165879">
            <text:p>0,00165879</text:p>
          </table:table-cell>
          <table:table-cell table:style-name="ce2" office:value-type="float" office:value="0.110117">
            <text:p>0,110117</text:p>
          </table:table-cell>
          <table:table-cell table:style-name="ce2" office:value-type="float" office:value="0.00459673">
            <text:p>0,00459673</text:p>
          </table:table-cell>
          <table:table-cell table:style-name="ce2" office:value-type="float" office:value="0.0356433">
            <text:p>0,0356433</text:p>
          </table:table-cell>
          <table:table-cell table:style-name="ce2" office:value-type="float" office:value="0.000003212">
            <text:p>0,000003212</text:p>
          </table:table-cell>
          <table:table-cell table:style-name="ce2" office:value-type="float" office:value="0.00868989">
            <text:p>0,00868989</text:p>
          </table:table-cell>
          <table:table-cell table:style-name="ce2" office:value-type="float" office:value="5.60529">
            <text:p>5,60529</text:p>
          </table:table-cell>
          <table:table-cell table:style-name="ce2" office:value-type="float" office:value="32.7134">
            <text:p>32,713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table:style-name="ce2" office:value-type="float" office:value="0.0015826">
            <text:p>0,0015826</text:p>
          </table:table-cell>
          <table:table-cell table:style-name="ce2" office:value-type="float" office:value="0.0951798">
            <text:p>0,0951798</text:p>
          </table:table-cell>
          <table:table-cell table:style-name="ce2" office:value-type="float" office:value="0.00463891">
            <text:p>0,00463891</text:p>
          </table:table-cell>
          <table:table-cell table:style-name="ce2" office:value-type="float" office:value="0.0323697">
            <text:p>0,0323697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71448">
            <text:p>0,00871448</text:p>
          </table:table-cell>
          <table:table-cell table:style-name="ce2" office:value-type="float" office:value="6.27187">
            <text:p>6,27187</text:p>
          </table:table-cell>
          <table:table-cell table:style-name="ce2" office:value-type="float" office:value="32.6624">
            <text:p>32,662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table:style-name="ce2" office:value-type="float" office:value="0.00184583">
            <text:p>0,00184583</text:p>
          </table:table-cell>
          <table:table-cell table:style-name="ce2" office:value-type="float" office:value="0.0939434">
            <text:p>0,0939434</text:p>
          </table:table-cell>
          <table:table-cell table:style-name="ce2" office:value-type="float" office:value="0.00457633">
            <text:p>0,00457633</text:p>
          </table:table-cell>
          <table:table-cell table:style-name="ce2" office:value-type="float" office:value="0.0107888">
            <text:p>0,0107888</text:p>
          </table:table-cell>
          <table:table-cell table:style-name="ce2" office:value-type="float" office:value="0.000003142">
            <text:p>0,000003142</text:p>
          </table:table-cell>
          <table:table-cell table:style-name="ce2" office:value-type="float" office:value="0.00872237">
            <text:p>0,00872237</text:p>
          </table:table-cell>
          <table:table-cell table:style-name="ce2" office:value-type="float" office:value="7.13674">
            <text:p>7,13674</text:p>
          </table:table-cell>
          <table:table-cell table:style-name="ce2" office:value-type="float" office:value="32.6132">
            <text:p>32,61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table:style-name="ce2" office:value-type="float" office:value="0.00203901">
            <text:p>0,00203901</text:p>
          </table:table-cell>
          <table:table-cell table:style-name="ce2" office:value-type="float" office:value="0.0779563">
            <text:p>0,0779563</text:p>
          </table:table-cell>
          <table:table-cell table:style-name="ce2" office:value-type="float" office:value="0.00464485">
            <text:p>0,00464485</text:p>
          </table:table-cell>
          <table:table-cell table:style-name="ce2" office:value-type="float" office:value="0.0122563">
            <text:p>0,012256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77999">
            <text:p>0,00877999</text:p>
          </table:table-cell>
          <table:table-cell table:style-name="ce2" office:value-type="float" office:value="7.97613">
            <text:p>7,97613</text:p>
          </table:table-cell>
          <table:table-cell table:style-name="ce2" office:value-type="float" office:value="32.5658">
            <text:p>32,565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table:style-name="ce2" office:value-type="float" office:value="0.0016861">
            <text:p>0,001686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1242">
            <text:p>54,1242</text:p>
          </table:table-cell>
          <table:table-cell table:style-name="ce2" office:value-type="float" office:value="32.6072">
            <text:p>32,60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table:style-name="ce2" office:value-type="float" office:value="0.00273078">
            <text:p>0,00273078</text:p>
          </table:table-cell>
          <table:table-cell table:style-name="ce2" office:value-type="float" office:value="0.0526801">
            <text:p>0,0526801</text:p>
          </table:table-cell>
          <table:table-cell table:style-name="ce2" office:value-type="float" office:value="0.00189758">
            <text:p>0,00189758</text:p>
          </table:table-cell>
          <table:table-cell table:style-name="ce2" office:value-type="float" office:value="0.0419507">
            <text:p>0,0419507</text:p>
          </table:table-cell>
          <table:table-cell table:style-name="ce2" office:value-type="float" office:value="0.000003492">
            <text:p>0,000003492</text:p>
          </table:table-cell>
          <table:table-cell table:style-name="ce2" office:value-type="float" office:value="0.00874158">
            <text:p>0,00874158</text:p>
          </table:table-cell>
          <table:table-cell table:style-name="ce2" office:value-type="float" office:value="8.06575">
            <text:p>8,06575</text:p>
          </table:table-cell>
          <table:table-cell table:style-name="ce2" office:value-type="float" office:value="32.5602">
            <text:p>32,560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table:style-name="ce2" office:value-type="float" office:value="0.00200276">
            <text:p>0,00200276</text:p>
          </table:table-cell>
          <table:table-cell table:style-name="ce2" office:value-type="float" office:value="0.113916">
            <text:p>0,113916</text:p>
          </table:table-cell>
          <table:table-cell table:style-name="ce2" office:value-type="float" office:value="0.00462068">
            <text:p>0,00462068</text:p>
          </table:table-cell>
          <table:table-cell table:style-name="ce2" office:value-type="float" office:value="0.012914">
            <text:p>0,012914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876637">
            <text:p>0,00876637</text:p>
          </table:table-cell>
          <table:table-cell table:style-name="ce2" office:value-type="float" office:value="6.25539">
            <text:p>6,25539</text:p>
          </table:table-cell>
          <table:table-cell table:style-name="ce2" office:value-type="float" office:value="32.5099">
            <text:p>32,509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table:style-name="ce2" office:value-type="float" office:value="0.00196686">
            <text:p>0,00196686</text:p>
          </table:table-cell>
          <table:table-cell table:style-name="ce2" office:value-type="float" office:value="0.128392">
            <text:p>0,128392</text:p>
          </table:table-cell>
          <table:table-cell table:style-name="ce2" office:value-type="float" office:value="0.00472921">
            <text:p>0,00472921</text:p>
          </table:table-cell>
          <table:table-cell table:style-name="ce2" office:value-type="float" office:value="0.0170906">
            <text:p>0,0170906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9305">
            <text:p>0,0089305</text:p>
          </table:table-cell>
          <table:table-cell table:style-name="ce2" office:value-type="float" office:value="5.63215">
            <text:p>5,63215</text:p>
          </table:table-cell>
          <table:table-cell table:style-name="ce2" office:value-type="float" office:value="32.4586">
            <text:p>32,458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table:style-name="ce2" office:value-type="float" office:value="0.00159">
            <text:p>0,00159</text:p>
          </table:table-cell>
          <table:table-cell table:style-name="ce2" office:value-type="float" office:value="0.116518">
            <text:p>0,116518</text:p>
          </table:table-cell>
          <table:table-cell table:style-name="ce2" office:value-type="float" office:value="0.00446374">
            <text:p>0,00446374</text:p>
          </table:table-cell>
          <table:table-cell table:style-name="ce2" office:value-type="float" office:value="0.122509">
            <text:p>0,122509</text:p>
          </table:table-cell>
          <table:table-cell table:style-name="ce2" office:value-type="float" office:value="0.000003422">
            <text:p>0,000003422</text:p>
          </table:table-cell>
          <table:table-cell table:style-name="ce2" office:value-type="float" office:value="0.00894189">
            <text:p>0,00894189</text:p>
          </table:table-cell>
          <table:table-cell table:style-name="ce2" office:value-type="float" office:value="3.64664">
            <text:p>3,64664</text:p>
          </table:table-cell>
          <table:table-cell table:style-name="ce2" office:value-type="float" office:value="32.4037">
            <text:p>32,4037</text:p>
          </table:table-cell>
          <table:table-cell table:style-name="ce7" office:value-type="float" office:value="1">
            <text:p>1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table:style-name="ce2" office:value-type="float" office:value="0.0021196">
            <text:p>0,0021196</text:p>
          </table:table-cell>
          <table:table-cell table:style-name="ce2" office:value-type="float" office:value="0.0957504">
            <text:p>0,0957504</text:p>
          </table:table-cell>
          <table:table-cell table:style-name="ce2" office:value-type="float" office:value="0.00411713">
            <text:p>0,00411713</text:p>
          </table:table-cell>
          <table:table-cell table:style-name="ce2" office:value-type="float" office:value="0.123645">
            <text:p>0,123645</text:p>
          </table:table-cell>
          <table:table-cell table:style-name="ce2" office:value-type="float" office:value="0.000003493">
            <text:p>0,0000034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12645">
            <text:p>4,12645</text:p>
          </table:table-cell>
          <table:table-cell table:style-name="ce2" office:value-type="float" office:value="32.35">
            <text:p>32,3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table:style-name="ce2" office:value-type="float" office:value="0.00165265">
            <text:p>0,00165265</text:p>
          </table:table-cell>
          <table:table-cell table:style-name="ce2" office:value-type="float" office:value="0.0962707">
            <text:p>0,0962707</text:p>
          </table:table-cell>
          <table:table-cell table:style-name="ce2" office:value-type="float" office:value="0.00448281">
            <text:p>0,00448281</text:p>
          </table:table-cell>
          <table:table-cell table:style-name="ce2" office:value-type="float" office:value="0.0242807">
            <text:p>0,0242807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85961">
            <text:p>0,00885961</text:p>
          </table:table-cell>
          <table:table-cell table:style-name="ce2" office:value-type="float" office:value="6.63499">
            <text:p>6,63499</text:p>
          </table:table-cell>
          <table:table-cell table:style-name="ce2" office:value-type="float" office:value="32.3012">
            <text:p>32,301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table:style-name="ce2" office:value-type="float" office:value="0.00158504">
            <text:p>0,00158504</text:p>
          </table:table-cell>
          <table:table-cell table:style-name="ce2" office:value-type="float" office:value="0.100277">
            <text:p>0,100277</text:p>
          </table:table-cell>
          <table:table-cell table:style-name="ce2" office:value-type="float" office:value="0.00485723">
            <text:p>0,00485723</text:p>
          </table:table-cell>
          <table:table-cell table:style-name="ce2" office:value-type="float" office:value="0.00342158">
            <text:p>0,00342158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73564">
            <text:p>0,00873564</text:p>
          </table:table-cell>
          <table:table-cell table:style-name="ce2" office:value-type="float" office:value="7.33224">
            <text:p>7,33224</text:p>
          </table:table-cell>
          <table:table-cell table:style-name="ce2" office:value-type="float" office:value="32.2539">
            <text:p>32,253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table:style-name="ce2" office:value-type="float" office:value="0.0019758">
            <text:p>0,0019758</text:p>
          </table:table-cell>
          <table:table-cell table:style-name="ce2" office:value-type="float" office:value="0.0960691">
            <text:p>0,0960691</text:p>
          </table:table-cell>
          <table:table-cell table:style-name="ce2" office:value-type="float" office:value="0.00500718">
            <text:p>0,00500718</text:p>
          </table:table-cell>
          <table:table-cell table:style-name="ce2" office:value-type="float" office:value="0.00333895">
            <text:p>0,00333895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81127">
            <text:p>0,00881127</text:p>
          </table:table-cell>
          <table:table-cell table:style-name="ce2" office:value-type="float" office:value="7.5925">
            <text:p>7,5925</text:p>
          </table:table-cell>
          <table:table-cell table:style-name="ce2" office:value-type="float" office:value="32.2072">
            <text:p>32,207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table:style-name="ce2" office:value-type="float" office:value="0.00213378">
            <text:p>0,00213378</text:p>
          </table:table-cell>
          <table:table-cell table:style-name="ce2" office:value-type="float" office:value="0.0991286">
            <text:p>0,0991286</text:p>
          </table:table-cell>
          <table:table-cell table:style-name="ce2" office:value-type="float" office:value="0.00503861">
            <text:p>0,00503861</text:p>
          </table:table-cell>
          <table:table-cell table:style-name="ce2" office:value-type="float" office:value="0.00264215">
            <text:p>0,00264215</text:p>
          </table:table-cell>
          <table:table-cell table:style-name="ce2" office:value-type="float" office:value="0.000002585">
            <text:p>0,000002585</text:p>
          </table:table-cell>
          <table:table-cell table:style-name="ce2" office:value-type="float" office:value="0.0089842">
            <text:p>0,0089842</text:p>
          </table:table-cell>
          <table:table-cell table:style-name="ce2" office:value-type="float" office:value="7.41516">
            <text:p>7,41516</text:p>
          </table:table-cell>
          <table:table-cell table:style-name="ce2" office:value-type="float" office:value="32.1605">
            <text:p>32,160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table:style-name="ce2" office:value-type="float" office:value="0.00159719">
            <text:p>0,00159719</text:p>
          </table:table-cell>
          <table:table-cell table:style-name="ce2" office:value-type="float" office:value="0.0829157">
            <text:p>0,0829157</text:p>
          </table:table-cell>
          <table:table-cell table:style-name="ce2" office:value-type="float" office:value="0.0048251">
            <text:p>0,0048251</text:p>
          </table:table-cell>
          <table:table-cell table:style-name="ce2" office:value-type="float" office:value="0.0055782">
            <text:p>0,0055782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904126">
            <text:p>0,00904126</text:p>
          </table:table-cell>
          <table:table-cell table:style-name="ce2" office:value-type="float" office:value="8.25062">
            <text:p>8,25062</text:p>
          </table:table-cell>
          <table:table-cell table:style-name="ce2" office:value-type="float" office:value="32.1154">
            <text:p>32,115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table:style-name="ce2" office:value-type="float" office:value="0.00198328">
            <text:p>0,00198328</text:p>
          </table:table-cell>
          <table:table-cell table:style-name="ce2" office:value-type="float" office:value="0.0815557">
            <text:p>0,0815557</text:p>
          </table:table-cell>
          <table:table-cell table:style-name="ce2" office:value-type="float" office:value="0.00464994">
            <text:p>0,00464994</text:p>
          </table:table-cell>
          <table:table-cell table:style-name="ce2" office:value-type="float" office:value="0.00411272">
            <text:p>0,00411272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30785">
            <text:p>0,00930785</text:p>
          </table:table-cell>
          <table:table-cell table:style-name="ce2" office:value-type="float" office:value="8.4246">
            <text:p>8,4246</text:p>
          </table:table-cell>
          <table:table-cell table:style-name="ce2" office:value-type="float" office:value="32.0709">
            <text:p>32,070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534">
            <text:p>534</text:p>
          </table:table-cell>
          <table:table-cell table:style-name="ce2" office:value-type="float" office:value="0.00170014">
            <text:p>0,00170014</text:p>
          </table:table-cell>
          <table:table-cell table:style-name="ce2" office:value-type="float" office:value="0.0716136">
            <text:p>0,0716136</text:p>
          </table:table-cell>
          <table:table-cell table:style-name="ce2" office:value-type="float" office:value="0.00461202">
            <text:p>0,00461202</text:p>
          </table:table-cell>
          <table:table-cell table:style-name="ce2" office:value-type="float" office:value="0.00517068">
            <text:p>0,00517068</text:p>
          </table:table-cell>
          <table:table-cell table:style-name="ce2" office:value-type="float" office:value="0.000002445">
            <text:p>0,000002445</text:p>
          </table:table-cell>
          <table:table-cell table:style-name="ce2" office:value-type="float" office:value="0.00928982">
            <text:p>0,00928982</text:p>
          </table:table-cell>
          <table:table-cell table:style-name="ce2" office:value-type="float" office:value="9.20724">
            <text:p>9,20724</text:p>
          </table:table-cell>
          <table:table-cell table:style-name="ce2" office:value-type="float" office:value="32.028">
            <text:p>32,02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35">
            <text:p>535</text:p>
          </table:table-cell>
          <table:table-cell table:style-name="ce2" office:value-type="float" office:value="0.00162317">
            <text:p>0,00162317</text:p>
          </table:table-cell>
          <table:table-cell table:style-name="ce2" office:value-type="float" office:value="0.0811803">
            <text:p>0,0811803</text:p>
          </table:table-cell>
          <table:table-cell table:style-name="ce2" office:value-type="float" office:value="0.00471035">
            <text:p>0,00471035</text:p>
          </table:table-cell>
          <table:table-cell table:style-name="ce2" office:value-type="float" office:value="0.00326255">
            <text:p>0,00326255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91548">
            <text:p>0,00891548</text:p>
          </table:table-cell>
          <table:table-cell table:style-name="ce2" office:value-type="float" office:value="8.60637">
            <text:p>8,60637</text:p>
          </table:table-cell>
          <table:table-cell table:style-name="ce2" office:value-type="float" office:value="31.9842">
            <text:p>31,984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table:style-name="ce2" office:value-type="float" office:value="0.00160187">
            <text:p>0,00160187</text:p>
          </table:table-cell>
          <table:table-cell table:style-name="ce2" office:value-type="float" office:value="0.0946008">
            <text:p>0,0946008</text:p>
          </table:table-cell>
          <table:table-cell table:style-name="ce2" office:value-type="float" office:value="0.00480953">
            <text:p>0,00480953</text:p>
          </table:table-cell>
          <table:table-cell table:style-name="ce2" office:value-type="float" office:value="0.0019383">
            <text:p>0,0019383</text:p>
          </table:table-cell>
          <table:table-cell table:style-name="ce2" office:value-type="float" office:value="0.000002723">
            <text:p>0,000002723</text:p>
          </table:table-cell>
          <table:table-cell table:style-name="ce2" office:value-type="float" office:value="0.00879556">
            <text:p>0,00879556</text:p>
          </table:table-cell>
          <table:table-cell table:style-name="ce2" office:value-type="float" office:value="7.91533">
            <text:p>7,91533</text:p>
          </table:table-cell>
          <table:table-cell table:style-name="ce2" office:value-type="float" office:value="31.9392">
            <text:p>31,939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537">
            <text:p>537</text:p>
          </table:table-cell>
          <table:table-cell table:style-name="ce2" office:value-type="float" office:value="0.0016905">
            <text:p>0,0016905</text:p>
          </table:table-cell>
          <table:table-cell table:style-name="ce2" office:value-type="float" office:value="0.0885301">
            <text:p>0,0885301</text:p>
          </table:table-cell>
          <table:table-cell table:style-name="ce2" office:value-type="float" office:value="0.004531">
            <text:p>0,004531</text:p>
          </table:table-cell>
          <table:table-cell table:style-name="ce2" office:value-type="float" office:value="0.00859986">
            <text:p>0,00859986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68298">
            <text:p>0,00868298</text:p>
          </table:table-cell>
          <table:table-cell table:style-name="ce2" office:value-type="float" office:value="7.73664">
            <text:p>7,73664</text:p>
          </table:table-cell>
          <table:table-cell table:style-name="ce2" office:value-type="float" office:value="31.894">
            <text:p>31,89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38">
            <text:p>538</text:p>
          </table:table-cell>
          <table:table-cell table:style-name="ce2" office:value-type="float" office:value="0.00160138">
            <text:p>0,00160138</text:p>
          </table:table-cell>
          <table:table-cell table:style-name="ce2" office:value-type="float" office:value="0.10723">
            <text:p>0,10723</text:p>
          </table:table-cell>
          <table:table-cell table:style-name="ce2" office:value-type="float" office:value="0.00459498">
            <text:p>0,00459498</text:p>
          </table:table-cell>
          <table:table-cell table:style-name="ce2" office:value-type="float" office:value="0.00799958">
            <text:p>0,00799958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62627">
            <text:p>0,00862627</text:p>
          </table:table-cell>
          <table:table-cell table:style-name="ce2" office:value-type="float" office:value="6.78491">
            <text:p>6,78491</text:p>
          </table:table-cell>
          <table:table-cell table:style-name="ce2" office:value-type="float" office:value="31.8473">
            <text:p>31,847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39">
            <text:p>539</text:p>
          </table:table-cell>
          <table:table-cell table:style-name="ce2" office:value-type="float" office:value="0.00183186">
            <text:p>0,00183186</text:p>
          </table:table-cell>
          <table:table-cell table:style-name="ce2" office:value-type="float" office:value="0.112604">
            <text:p>0,112604</text:p>
          </table:table-cell>
          <table:table-cell table:style-name="ce2" office:value-type="float" office:value="0.0047737">
            <text:p>0,0047737</text:p>
          </table:table-cell>
          <table:table-cell table:style-name="ce2" office:value-type="float" office:value="0.00876009">
            <text:p>0,00876009</text:p>
          </table:table-cell>
          <table:table-cell table:style-name="ce2" office:value-type="float" office:value="0.000003282">
            <text:p>0,000003282</text:p>
          </table:table-cell>
          <table:table-cell table:style-name="ce2" office:value-type="float" office:value="0.0086871">
            <text:p>0,0086871</text:p>
          </table:table-cell>
          <table:table-cell table:style-name="ce2" office:value-type="float" office:value="6.50554">
            <text:p>6,50554</text:p>
          </table:table-cell>
          <table:table-cell table:style-name="ce2" office:value-type="float" office:value="31.8002">
            <text:p>31,800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table:style-name="ce2" office:value-type="float" office:value="0.00194947">
            <text:p>0,00194947</text:p>
          </table:table-cell>
          <table:table-cell table:style-name="ce2" office:value-type="float" office:value="0.122101">
            <text:p>0,122101</text:p>
          </table:table-cell>
          <table:table-cell table:style-name="ce2" office:value-type="float" office:value="0.00475547">
            <text:p>0,00475547</text:p>
          </table:table-cell>
          <table:table-cell table:style-name="ce2" office:value-type="float" office:value="0.00535178">
            <text:p>0,00535178</text:p>
          </table:table-cell>
          <table:table-cell table:style-name="ce2" office:value-type="float" office:value="0.000003911">
            <text:p>0,000003911</text:p>
          </table:table-cell>
          <table:table-cell table:style-name="ce2" office:value-type="float" office:value="0.00873934">
            <text:p>0,00873934</text:p>
          </table:table-cell>
          <table:table-cell table:style-name="ce2" office:value-type="float" office:value="6.10002">
            <text:p>6,10002</text:p>
          </table:table-cell>
          <table:table-cell table:style-name="ce2" office:value-type="float" office:value="31.7525">
            <text:p>31,752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541">
            <text:p>541</text:p>
          </table:table-cell>
          <table:table-cell table:style-name="ce2" office:value-type="float" office:value="0.0015944">
            <text:p>0,0015944</text:p>
          </table:table-cell>
          <table:table-cell table:style-name="ce2" office:value-type="float" office:value="0.118587">
            <text:p>0,118587</text:p>
          </table:table-cell>
          <table:table-cell table:style-name="ce2" office:value-type="float" office:value="0.00509085">
            <text:p>0,00509085</text:p>
          </table:table-cell>
          <table:table-cell table:style-name="ce2" office:value-type="float" office:value="0.00440585">
            <text:p>0,00440585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861893">
            <text:p>0,00861893</text:p>
          </table:table-cell>
          <table:table-cell table:style-name="ce2" office:value-type="float" office:value="6.43038">
            <text:p>6,43038</text:p>
          </table:table-cell>
          <table:table-cell table:style-name="ce2" office:value-type="float" office:value="31.7056">
            <text:p>31,705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21">
            <text:p>221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542">
            <text:p>542</text:p>
          </table:table-cell>
          <table:table-cell table:style-name="ce2" office:value-type="float" office:value="0.00161011">
            <text:p>0,00161011</text:p>
          </table:table-cell>
          <table:table-cell table:style-name="ce2" office:value-type="float" office:value="0.130457">
            <text:p>0,130457</text:p>
          </table:table-cell>
          <table:table-cell table:style-name="ce2" office:value-type="float" office:value="0.00521209">
            <text:p>0,00521209</text:p>
          </table:table-cell>
          <table:table-cell table:style-name="ce2" office:value-type="float" office:value="0.00292068">
            <text:p>0,00292068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73243">
            <text:p>0,00873243</text:p>
          </table:table-cell>
          <table:table-cell table:style-name="ce2" office:value-type="float" office:value="6.00911">
            <text:p>6,00911</text:p>
          </table:table-cell>
          <table:table-cell table:style-name="ce2" office:value-type="float" office:value="31.6581">
            <text:p>31,658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543">
            <text:p>543</text:p>
          </table:table-cell>
          <table:table-cell table:style-name="ce2" office:value-type="float" office:value="0.00202867">
            <text:p>0,00202867</text:p>
          </table:table-cell>
          <table:table-cell table:style-name="ce2" office:value-type="float" office:value="0.123586">
            <text:p>0,123586</text:p>
          </table:table-cell>
          <table:table-cell table:style-name="ce2" office:value-type="float" office:value="0.00532048">
            <text:p>0,00532048</text:p>
          </table:table-cell>
          <table:table-cell table:style-name="ce2" office:value-type="float" office:value="0.00290692">
            <text:p>0,00290692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65211">
            <text:p>0,00865211</text:p>
          </table:table-cell>
          <table:table-cell table:style-name="ce2" office:value-type="float" office:value="6.22355">
            <text:p>6,22355</text:p>
          </table:table-cell>
          <table:table-cell table:style-name="ce2" office:value-type="float" office:value="31.6112">
            <text:p>31,611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544">
            <text:p>544</text:p>
          </table:table-cell>
          <table:table-cell table:style-name="ce2" office:value-type="float" office:value="0.00160495">
            <text:p>0,00160495</text:p>
          </table:table-cell>
          <table:table-cell table:style-name="ce2" office:value-type="float" office:value="0.0988278">
            <text:p>0,0988278</text:p>
          </table:table-cell>
          <table:table-cell table:style-name="ce2" office:value-type="float" office:value="0.0049226">
            <text:p>0,0049226</text:p>
          </table:table-cell>
          <table:table-cell table:style-name="ce2" office:value-type="float" office:value="0.00279462">
            <text:p>0,00279462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6549">
            <text:p>0,0086549</text:p>
          </table:table-cell>
          <table:table-cell table:style-name="ce2" office:value-type="float" office:value="7.56355">
            <text:p>7,56355</text:p>
          </table:table-cell>
          <table:table-cell table:style-name="ce2" office:value-type="float" office:value="31.5669">
            <text:p>31,566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545">
            <text:p>545</text:p>
          </table:table-cell>
          <table:table-cell table:style-name="ce2" office:value-type="float" office:value="0.00157191">
            <text:p>0,00157191</text:p>
          </table:table-cell>
          <table:table-cell table:style-name="ce2" office:value-type="float" office:value="0.112635">
            <text:p>0,112635</text:p>
          </table:table-cell>
          <table:table-cell table:style-name="ce2" office:value-type="float" office:value="0.00521035">
            <text:p>0,00521035</text:p>
          </table:table-cell>
          <table:table-cell table:style-name="ce2" office:value-type="float" office:value="0.00466077">
            <text:p>0,00466077</text:p>
          </table:table-cell>
          <table:table-cell table:style-name="ce2" office:value-type="float" office:value="0.000003282">
            <text:p>0,000003282</text:p>
          </table:table-cell>
          <table:table-cell table:style-name="ce2" office:value-type="float" office:value="0.00864456">
            <text:p>0,00864456</text:p>
          </table:table-cell>
          <table:table-cell table:style-name="ce2" office:value-type="float" office:value="6.53224">
            <text:p>6,53224</text:p>
          </table:table-cell>
          <table:table-cell table:style-name="ce2" office:value-type="float" office:value="31.5208">
            <text:p>31,520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546">
            <text:p>546</text:p>
          </table:table-cell>
          <table:table-cell table:style-name="ce2" office:value-type="float" office:value="0.0023051">
            <text:p>0,0023051</text:p>
          </table:table-cell>
          <table:table-cell table:style-name="ce2" office:value-type="float" office:value="0.0670172">
            <text:p>0,0670172</text:p>
          </table:table-cell>
          <table:table-cell table:style-name="ce2" office:value-type="float" office:value="0.00460699">
            <text:p>0,00460699</text:p>
          </table:table-cell>
          <table:table-cell table:style-name="ce2" office:value-type="float" office:value="0.00256274">
            <text:p>0,00256274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61209">
            <text:p>0,00861209</text:p>
          </table:table-cell>
          <table:table-cell table:style-name="ce2" office:value-type="float" office:value="10.0089">
            <text:p>10,0089</text:p>
          </table:table-cell>
          <table:table-cell table:style-name="ce2" office:value-type="float" office:value="31.4814">
            <text:p>31,481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547">
            <text:p>547</text:p>
          </table:table-cell>
          <table:table-cell table:style-name="ce2" office:value-type="float" office:value="0.00273134">
            <text:p>0,00273134</text:p>
          </table:table-cell>
          <table:table-cell table:style-name="ce2" office:value-type="float" office:value="0.107856">
            <text:p>0,107856</text:p>
          </table:table-cell>
          <table:table-cell table:style-name="ce2" office:value-type="float" office:value="0.00499272">
            <text:p>0,00499272</text:p>
          </table:table-cell>
          <table:table-cell table:style-name="ce2" office:value-type="float" office:value="0.00265843">
            <text:p>0,00265843</text:p>
          </table:table-cell>
          <table:table-cell table:style-name="ce2" office:value-type="float" office:value="0.000002445">
            <text:p>0,000002445</text:p>
          </table:table-cell>
          <table:table-cell table:style-name="ce2" office:value-type="float" office:value="0.00865588">
            <text:p>0,00865588</text:p>
          </table:table-cell>
          <table:table-cell table:style-name="ce2" office:value-type="float" office:value="7.05557">
            <text:p>7,05557</text:p>
          </table:table-cell>
          <table:table-cell table:style-name="ce2" office:value-type="float" office:value="31.4366">
            <text:p>31,436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table:style-name="ce2" office:value-type="float" office:value="0.00238598">
            <text:p>0,00238598</text:p>
          </table:table-cell>
          <table:table-cell table:style-name="ce2" office:value-type="float" office:value="0.105042">
            <text:p>0,105042</text:p>
          </table:table-cell>
          <table:table-cell table:style-name="ce2" office:value-type="float" office:value="0.00498399">
            <text:p>0,00498399</text:p>
          </table:table-cell>
          <table:table-cell table:style-name="ce2" office:value-type="float" office:value="0.00204627">
            <text:p>0,00204627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72523">
            <text:p>0,00872523</text:p>
          </table:table-cell>
          <table:table-cell table:style-name="ce2" office:value-type="float" office:value="7.07128">
            <text:p>7,07128</text:p>
          </table:table-cell>
          <table:table-cell table:style-name="ce2" office:value-type="float" office:value="31.3921">
            <text:p>31,392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549">
            <text:p>549</text:p>
          </table:table-cell>
          <table:table-cell table:style-name="ce2" office:value-type="float" office:value="0.00179547">
            <text:p>0,00179547</text:p>
          </table:table-cell>
          <table:table-cell table:style-name="ce2" office:value-type="float" office:value="0.103857">
            <text:p>0,103857</text:p>
          </table:table-cell>
          <table:table-cell table:style-name="ce2" office:value-type="float" office:value="0.00485108">
            <text:p>0,00485108</text:p>
          </table:table-cell>
          <table:table-cell table:style-name="ce2" office:value-type="float" office:value="0.00499733">
            <text:p>0,00499733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878474">
            <text:p>0,00878474</text:p>
          </table:table-cell>
          <table:table-cell table:style-name="ce2" office:value-type="float" office:value="7.08521">
            <text:p>7,08521</text:p>
          </table:table-cell>
          <table:table-cell table:style-name="ce2" office:value-type="float" office:value="31.3477">
            <text:p>31,347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table:style-name="ce2" office:value-type="float" office:value="0.00153964">
            <text:p>0,00153964</text:p>
          </table:table-cell>
          <table:table-cell table:style-name="ce2" office:value-type="float" office:value="0.0994322">
            <text:p>0,0994322</text:p>
          </table:table-cell>
          <table:table-cell table:style-name="ce2" office:value-type="float" office:value="0.00483321">
            <text:p>0,00483321</text:p>
          </table:table-cell>
          <table:table-cell table:style-name="ce2" office:value-type="float" office:value="0.00579017">
            <text:p>0,00579017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80017">
            <text:p>0,00880017</text:p>
          </table:table-cell>
          <table:table-cell table:style-name="ce2" office:value-type="float" office:value="7.14934">
            <text:p>7,14934</text:p>
          </table:table-cell>
          <table:table-cell table:style-name="ce2" office:value-type="float" office:value="31.3037">
            <text:p>31,303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51">
            <text:p>551</text:p>
          </table:table-cell>
          <table:table-cell table:style-name="ce2" office:value-type="float" office:value="0.00163149">
            <text:p>0,00163149</text:p>
          </table:table-cell>
          <table:table-cell table:style-name="ce2" office:value-type="float" office:value="0.0860376">
            <text:p>0,0860376</text:p>
          </table:table-cell>
          <table:table-cell table:style-name="ce2" office:value-type="float" office:value="0.00464833">
            <text:p>0,00464833</text:p>
          </table:table-cell>
          <table:table-cell table:style-name="ce2" office:value-type="float" office:value="0.00658677">
            <text:p>0,00658677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83328">
            <text:p>0,00883328</text:p>
          </table:table-cell>
          <table:table-cell table:style-name="ce2" office:value-type="float" office:value="8.07454">
            <text:p>8,07454</text:p>
          </table:table-cell>
          <table:table-cell table:style-name="ce2" office:value-type="float" office:value="31.2614">
            <text:p>31,261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552">
            <text:p>552</text:p>
          </table:table-cell>
          <table:table-cell table:style-name="ce2" office:value-type="float" office:value="0.00167039">
            <text:p>0,00167039</text:p>
          </table:table-cell>
          <table:table-cell table:style-name="ce2" office:value-type="float" office:value="0.0748659">
            <text:p>0,0748659</text:p>
          </table:table-cell>
          <table:table-cell table:style-name="ce2" office:value-type="float" office:value="0.00482406">
            <text:p>0,00482406</text:p>
          </table:table-cell>
          <table:table-cell table:style-name="ce2" office:value-type="float" office:value="0.00508806">
            <text:p>0,00508806</text:p>
          </table:table-cell>
          <table:table-cell table:style-name="ce2" office:value-type="float" office:value="0.000004051">
            <text:p>0,000004051</text:p>
          </table:table-cell>
          <table:table-cell table:style-name="ce2" office:value-type="float" office:value="0.00887637">
            <text:p>0,00887637</text:p>
          </table:table-cell>
          <table:table-cell table:style-name="ce2" office:value-type="float" office:value="8.94909">
            <text:p>8,94909</text:p>
          </table:table-cell>
          <table:table-cell table:style-name="ce2" office:value-type="float" office:value="31.2209">
            <text:p>31,220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53">
            <text:p>553</text:p>
          </table:table-cell>
          <table:table-cell table:style-name="ce2" office:value-type="float" office:value="0.00217722">
            <text:p>0,00217722</text:p>
          </table:table-cell>
          <table:table-cell table:style-name="ce2" office:value-type="float" office:value="0.0742537">
            <text:p>0,0742537</text:p>
          </table:table-cell>
          <table:table-cell table:style-name="ce2" office:value-type="float" office:value="0.00454867">
            <text:p>0,00454867</text:p>
          </table:table-cell>
          <table:table-cell table:style-name="ce2" office:value-type="float" office:value="0.00479249">
            <text:p>0,00479249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85988">
            <text:p>0,00885988</text:p>
          </table:table-cell>
          <table:table-cell table:style-name="ce2" office:value-type="float" office:value="8.87107">
            <text:p>8,87107</text:p>
          </table:table-cell>
          <table:table-cell table:style-name="ce2" office:value-type="float" office:value="31.1804">
            <text:p>31,180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554">
            <text:p>554</text:p>
          </table:table-cell>
          <table:table-cell table:style-name="ce2" office:value-type="float" office:value="0.00162269">
            <text:p>0,00162269</text:p>
          </table:table-cell>
          <table:table-cell table:style-name="ce2" office:value-type="float" office:value="0.103744">
            <text:p>0,103744</text:p>
          </table:table-cell>
          <table:table-cell table:style-name="ce2" office:value-type="float" office:value="0.00481086">
            <text:p>0,00481086</text:p>
          </table:table-cell>
          <table:table-cell table:style-name="ce2" office:value-type="float" office:value="0.00796459">
            <text:p>0,00796459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84368">
            <text:p>0,00884368</text:p>
          </table:table-cell>
          <table:table-cell table:style-name="ce2" office:value-type="float" office:value="7.02346">
            <text:p>7,02346</text:p>
          </table:table-cell>
          <table:table-cell table:style-name="ce2" office:value-type="float" office:value="31.1368">
            <text:p>31,136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table:style-name="ce2" office:value-type="float" office:value="0.00157296">
            <text:p>0,00157296</text:p>
          </table:table-cell>
          <table:table-cell table:style-name="ce2" office:value-type="float" office:value="0.102056">
            <text:p>0,102056</text:p>
          </table:table-cell>
          <table:table-cell table:style-name="ce2" office:value-type="float" office:value="0.0046894">
            <text:p>0,0046894</text:p>
          </table:table-cell>
          <table:table-cell table:style-name="ce2" office:value-type="float" office:value="0.00846095">
            <text:p>0,00846095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72293">
            <text:p>0,00872293</text:p>
          </table:table-cell>
          <table:table-cell table:style-name="ce2" office:value-type="float" office:value="6.98598">
            <text:p>6,98598</text:p>
          </table:table-cell>
          <table:table-cell table:style-name="ce2" office:value-type="float" office:value="31.0932">
            <text:p>31,09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table:style-name="ce2" office:value-type="float" office:value="0.00195289">
            <text:p>0,00195289</text:p>
          </table:table-cell>
          <table:table-cell table:style-name="ce2" office:value-type="float" office:value="0.0996423">
            <text:p>0,0996423</text:p>
          </table:table-cell>
          <table:table-cell table:style-name="ce2" office:value-type="float" office:value="0.00420017">
            <text:p>0,00420017</text:p>
          </table:table-cell>
          <table:table-cell table:style-name="ce2" office:value-type="float" office:value="0.0206323">
            <text:p>0,0206323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72635">
            <text:p>0,00872635</text:p>
          </table:table-cell>
          <table:table-cell table:style-name="ce2" office:value-type="float" office:value="6.51104">
            <text:p>6,51104</text:p>
          </table:table-cell>
          <table:table-cell table:style-name="ce2" office:value-type="float" office:value="31.0489">
            <text:p>31,048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557">
            <text:p>557</text:p>
          </table:table-cell>
          <table:table-cell table:style-name="ce2" office:value-type="float" office:value="0.00155536">
            <text:p>0,00155536</text:p>
          </table:table-cell>
          <table:table-cell table:style-name="ce2" office:value-type="float" office:value="0.0975134">
            <text:p>0,0975134</text:p>
          </table:table-cell>
          <table:table-cell table:style-name="ce2" office:value-type="float" office:value="0.00445774">
            <text:p>0,00445774</text:p>
          </table:table-cell>
          <table:table-cell table:style-name="ce2" office:value-type="float" office:value="0.0124683">
            <text:p>0,0124683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61404">
            <text:p>0,00861404</text:p>
          </table:table-cell>
          <table:table-cell table:style-name="ce2" office:value-type="float" office:value="7.04295">
            <text:p>7,04295</text:p>
          </table:table-cell>
          <table:table-cell table:style-name="ce2" office:value-type="float" office:value="31.0057">
            <text:p>31,005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558">
            <text:p>558</text:p>
          </table:table-cell>
          <table:table-cell table:style-name="ce2" office:value-type="float" office:value="0.00168317">
            <text:p>0,00168317</text:p>
          </table:table-cell>
          <table:table-cell table:style-name="ce2" office:value-type="float" office:value="0.100872">
            <text:p>0,100872</text:p>
          </table:table-cell>
          <table:table-cell table:style-name="ce2" office:value-type="float" office:value="0.00473284">
            <text:p>0,00473284</text:p>
          </table:table-cell>
          <table:table-cell table:style-name="ce2" office:value-type="float" office:value="0.00379292">
            <text:p>0,00379292</text:p>
          </table:table-cell>
          <table:table-cell table:style-name="ce2" office:value-type="float" office:value="0.000002375">
            <text:p>0,000002375</text:p>
          </table:table-cell>
          <table:table-cell table:style-name="ce2" office:value-type="float" office:value="0.0086014">
            <text:p>0,0086014</text:p>
          </table:table-cell>
          <table:table-cell table:style-name="ce2" office:value-type="float" office:value="7.35803">
            <text:p>7,35803</text:p>
          </table:table-cell>
          <table:table-cell table:style-name="ce2" office:value-type="float" office:value="30.9632">
            <text:p>30,96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559">
            <text:p>559</text:p>
          </table:table-cell>
          <table:table-cell table:style-name="ce2" office:value-type="float" office:value="0.00398443">
            <text:p>0,00398443</text:p>
          </table:table-cell>
          <table:table-cell table:style-name="ce2" office:value-type="float" office:value="0.122717">
            <text:p>0,122717</text:p>
          </table:table-cell>
          <table:table-cell table:style-name="ce2" office:value-type="float" office:value="0.00494907">
            <text:p>0,00494907</text:p>
          </table:table-cell>
          <table:table-cell table:style-name="ce2" office:value-type="float" office:value="0.00199927">
            <text:p>0,00199927</text:p>
          </table:table-cell>
          <table:table-cell table:style-name="ce2" office:value-type="float" office:value="0.000003422">
            <text:p>0,000003422</text:p>
          </table:table-cell>
          <table:table-cell table:style-name="ce2" office:value-type="float" office:value="0.00860748">
            <text:p>0,00860748</text:p>
          </table:table-cell>
          <table:table-cell table:style-name="ce2" office:value-type="float" office:value="6.29885">
            <text:p>6,29885</text:p>
          </table:table-cell>
          <table:table-cell table:style-name="ce2" office:value-type="float" office:value="30.919">
            <text:p>30,91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table:style-name="ce2" office:value-type="float" office:value="0.00445599">
            <text:p>0,00445599</text:p>
          </table:table-cell>
          <table:table-cell table:style-name="ce2" office:value-type="float" office:value="0.105212">
            <text:p>0,105212</text:p>
          </table:table-cell>
          <table:table-cell table:style-name="ce2" office:value-type="float" office:value="0.00492393">
            <text:p>0,00492393</text:p>
          </table:table-cell>
          <table:table-cell table:style-name="ce2" office:value-type="float" office:value="0.00256156">
            <text:p>0,00256156</text:p>
          </table:table-cell>
          <table:table-cell table:style-name="ce2" office:value-type="float" office:value="0.000002723">
            <text:p>0,000002723</text:p>
          </table:table-cell>
          <table:table-cell table:style-name="ce2" office:value-type="float" office:value="0.00859414">
            <text:p>0,00859414</text:p>
          </table:table-cell>
          <table:table-cell table:style-name="ce2" office:value-type="float" office:value="7.13435">
            <text:p>7,13435</text:p>
          </table:table-cell>
          <table:table-cell table:style-name="ce2" office:value-type="float" office:value="30.8765">
            <text:p>30,876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561">
            <text:p>561</text:p>
          </table:table-cell>
          <table:table-cell table:style-name="ce2" office:value-type="float" office:value="0.00173059">
            <text:p>0,00173059</text:p>
          </table:table-cell>
          <table:table-cell table:style-name="ce2" office:value-type="float" office:value="0.037562">
            <text:p>0,037562</text:p>
          </table:table-cell>
          <table:table-cell table:style-name="ce2" office:value-type="float" office:value="0.00454344">
            <text:p>0,00454344</text:p>
          </table:table-cell>
          <table:table-cell table:style-name="ce2" office:value-type="float" office:value="0.016627">
            <text:p>0,016627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75659">
            <text:p>0,00875659</text:p>
          </table:table-cell>
          <table:table-cell table:style-name="ce2" office:value-type="float" office:value="11.484">
            <text:p>11,484</text:p>
          </table:table-cell>
          <table:table-cell table:style-name="ce2" office:value-type="float" office:value="30.8419">
            <text:p>30,841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562">
            <text:p>562</text:p>
          </table:table-cell>
          <table:table-cell table:style-name="ce2" office:value-type="float" office:value="0.00159063">
            <text:p>0,00159063</text:p>
          </table:table-cell>
          <table:table-cell table:style-name="ce2" office:value-type="float" office:value="0.123847">
            <text:p>0,123847</text:p>
          </table:table-cell>
          <table:table-cell table:style-name="ce2" office:value-type="float" office:value="0.00499614">
            <text:p>0,00499614</text:p>
          </table:table-cell>
          <table:table-cell table:style-name="ce2" office:value-type="float" office:value="0.00317022">
            <text:p>0,00317022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57675">
            <text:p>0,00857675</text:p>
          </table:table-cell>
          <table:table-cell table:style-name="ce2" office:value-type="float" office:value="6.35038">
            <text:p>6,35038</text:p>
          </table:table-cell>
          <table:table-cell table:style-name="ce2" office:value-type="float" office:value="30.7982">
            <text:p>30,798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563">
            <text:p>563</text:p>
          </table:table-cell>
          <table:table-cell table:style-name="ce2" office:value-type="float" office:value="0.00229721">
            <text:p>0,00229721</text:p>
          </table:table-cell>
          <table:table-cell table:style-name="ce2" office:value-type="float" office:value="0.1142">
            <text:p>0,1142</text:p>
          </table:table-cell>
          <table:table-cell table:style-name="ce2" office:value-type="float" office:value="0.00490192">
            <text:p>0,00490192</text:p>
          </table:table-cell>
          <table:table-cell table:style-name="ce2" office:value-type="float" office:value="0.00317839">
            <text:p>0,00317839</text:p>
          </table:table-cell>
          <table:table-cell table:style-name="ce2" office:value-type="float" office:value="0.000002375">
            <text:p>0,000002375</text:p>
          </table:table-cell>
          <table:table-cell table:style-name="ce2" office:value-type="float" office:value="0.00857011">
            <text:p>0,00857011</text:p>
          </table:table-cell>
          <table:table-cell table:style-name="ce2" office:value-type="float" office:value="6.56404">
            <text:p>6,56404</text:p>
          </table:table-cell>
          <table:table-cell table:style-name="ce2" office:value-type="float" office:value="30.7551">
            <text:p>30,755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table:style-name="ce2" office:value-type="float" office:value="0.00166291">
            <text:p>0,00166291</text:p>
          </table:table-cell>
          <table:table-cell table:style-name="ce2" office:value-type="float" office:value="0.106873">
            <text:p>0,106873</text:p>
          </table:table-cell>
          <table:table-cell table:style-name="ce2" office:value-type="float" office:value="0.00490395">
            <text:p>0,00490395</text:p>
          </table:table-cell>
          <table:table-cell table:style-name="ce2" office:value-type="float" office:value="0.00303634">
            <text:p>0,00303634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6072">
            <text:p>0,0086072</text:p>
          </table:table-cell>
          <table:table-cell table:style-name="ce2" office:value-type="float" office:value="7.12778">
            <text:p>7,12778</text:p>
          </table:table-cell>
          <table:table-cell table:style-name="ce2" office:value-type="float" office:value="30.7131">
            <text:p>30,713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table:style-name="ce2" office:value-type="float" office:value="0.00153175">
            <text:p>0,00153175</text:p>
          </table:table-cell>
          <table:table-cell table:style-name="ce2" office:value-type="float" office:value="0.104682">
            <text:p>0,104682</text:p>
          </table:table-cell>
          <table:table-cell table:style-name="ce2" office:value-type="float" office:value="0.00506389">
            <text:p>0,00506389</text:p>
          </table:table-cell>
          <table:table-cell table:style-name="ce2" office:value-type="float" office:value="0.00327303">
            <text:p>0,00327303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71783">
            <text:p>0,00871783</text:p>
          </table:table-cell>
          <table:table-cell table:style-name="ce2" office:value-type="float" office:value="7.24045">
            <text:p>7,24045</text:p>
          </table:table-cell>
          <table:table-cell table:style-name="ce2" office:value-type="float" office:value="30.6715">
            <text:p>30,671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table:style-name="ce2" office:value-type="float" office:value="0.0015439">
            <text:p>0,0015439</text:p>
          </table:table-cell>
          <table:table-cell table:style-name="ce2" office:value-type="float" office:value="0.111774">
            <text:p>0,111774</text:p>
          </table:table-cell>
          <table:table-cell table:style-name="ce2" office:value-type="float" office:value="0.0049731">
            <text:p>0,0049731</text:p>
          </table:table-cell>
          <table:table-cell table:style-name="ce2" office:value-type="float" office:value="0.00188529">
            <text:p>0,00188529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9013">
            <text:p>0,0089013</text:p>
          </table:table-cell>
          <table:table-cell table:style-name="ce2" office:value-type="float" office:value="6.9428">
            <text:p>6,9428</text:p>
          </table:table-cell>
          <table:table-cell table:style-name="ce2" office:value-type="float" office:value="30.6295">
            <text:p>30,629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table:style-name="ce2" office:value-type="float" office:value="0.00200115">
            <text:p>0,00200115</text:p>
          </table:table-cell>
          <table:table-cell table:style-name="ce2" office:value-type="float" office:value="0.0996942">
            <text:p>0,0996942</text:p>
          </table:table-cell>
          <table:table-cell table:style-name="ce2" office:value-type="float" office:value="0.00490095">
            <text:p>0,00490095</text:p>
          </table:table-cell>
          <table:table-cell table:style-name="ce2" office:value-type="float" office:value="0.00239925">
            <text:p>0,00239925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94935">
            <text:p>0,00894935</text:p>
          </table:table-cell>
          <table:table-cell table:style-name="ce2" office:value-type="float" office:value="7.53285">
            <text:p>7,53285</text:p>
          </table:table-cell>
          <table:table-cell table:style-name="ce2" office:value-type="float" office:value="30.5887">
            <text:p>30,588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table:style-name="ce2" office:value-type="float" office:value="0.00153517">
            <text:p>0,00153517</text:p>
          </table:table-cell>
          <table:table-cell table:style-name="ce2" office:value-type="float" office:value="0.0807436">
            <text:p>0,0807436</text:p>
          </table:table-cell>
          <table:table-cell table:style-name="ce2" office:value-type="float" office:value="0.00438455">
            <text:p>0,00438455</text:p>
          </table:table-cell>
          <table:table-cell table:style-name="ce2" office:value-type="float" office:value="0.0215147">
            <text:p>0,0215147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85066">
            <text:p>0,00885066</text:p>
          </table:table-cell>
          <table:table-cell table:style-name="ce2" office:value-type="float" office:value="7.58333">
            <text:p>7,58333</text:p>
          </table:table-cell>
          <table:table-cell table:style-name="ce2" office:value-type="float" office:value="30.5481">
            <text:p>30,548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table:style-name="ce2" office:value-type="float" office:value="0.001568">
            <text:p>0,001568</text:p>
          </table:table-cell>
          <table:table-cell table:style-name="ce2" office:value-type="float" office:value="0.0887676">
            <text:p>0,0887676</text:p>
          </table:table-cell>
          <table:table-cell table:style-name="ce2" office:value-type="float" office:value="0.00468731">
            <text:p>0,00468731</text:p>
          </table:table-cell>
          <table:table-cell table:style-name="ce2" office:value-type="float" office:value="0.00289994">
            <text:p>0,00289994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96381">
            <text:p>0,00896381</text:p>
          </table:table-cell>
          <table:table-cell table:style-name="ce2" office:value-type="float" office:value="8.09822">
            <text:p>8,09822</text:p>
          </table:table-cell>
          <table:table-cell table:style-name="ce2" office:value-type="float" office:value="30.5086">
            <text:p>30,508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table:style-name="ce2" office:value-type="float" office:value="0.00158958">
            <text:p>0,00158958</text:p>
          </table:table-cell>
          <table:table-cell table:style-name="ce2" office:value-type="float" office:value="0.084279">
            <text:p>0,084279</text:p>
          </table:table-cell>
          <table:table-cell table:style-name="ce2" office:value-type="float" office:value="0.00459099">
            <text:p>0,00459099</text:p>
          </table:table-cell>
          <table:table-cell table:style-name="ce2" office:value-type="float" office:value="0.00320961">
            <text:p>0,00320961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927069">
            <text:p>0,00927069</text:p>
          </table:table-cell>
          <table:table-cell table:style-name="ce2" office:value-type="float" office:value="8.41292">
            <text:p>8,41292</text:p>
          </table:table-cell>
          <table:table-cell table:style-name="ce2" office:value-type="float" office:value="30.4698">
            <text:p>30,469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571">
            <text:p>571</text:p>
          </table:table-cell>
          <table:table-cell table:style-name="ce2" office:value-type="float" office:value="0.0017549">
            <text:p>0,001754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2.445">
            <text:p>62,445</text:p>
          </table:table-cell>
          <table:table-cell table:style-name="ce2" office:value-type="float" office:value="30.5259">
            <text:p>30,525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table:style-name="ce2" office:value-type="float" office:value="0.00157093">
            <text:p>0,00157093</text:p>
          </table:table-cell>
          <table:table-cell table:style-name="ce2" office:value-type="float" office:value="0.0678048">
            <text:p>0,0678048</text:p>
          </table:table-cell>
          <table:table-cell table:style-name="ce2" office:value-type="float" office:value="0.00295574">
            <text:p>0,00295574</text:p>
          </table:table-cell>
          <table:table-cell table:style-name="ce2" office:value-type="float" office:value="0.0522039">
            <text:p>0,0522039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82951">
            <text:p>0,00882951</text:p>
          </table:table-cell>
          <table:table-cell table:style-name="ce2" office:value-type="float" office:value="6.64288">
            <text:p>6,64288</text:p>
          </table:table-cell>
          <table:table-cell table:style-name="ce2" office:value-type="float" office:value="30.484">
            <text:p>30,48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table:style-name="ce2" office:value-type="float" office:value="0.00170335">
            <text:p>0,00170335</text:p>
          </table:table-cell>
          <table:table-cell table:style-name="ce2" office:value-type="float" office:value="0.032222">
            <text:p>0,032222</text:p>
          </table:table-cell>
          <table:table-cell table:style-name="ce2" office:value-type="float" office:value="0.00418669">
            <text:p>0,00418669</text:p>
          </table:table-cell>
          <table:table-cell table:style-name="ce2" office:value-type="float" office:value="0.0647465">
            <text:p>0,0647465</text:p>
          </table:table-cell>
          <table:table-cell table:style-name="ce2" office:value-type="float" office:value="0.000003353">
            <text:p>0,000003353</text:p>
          </table:table-cell>
          <table:table-cell table:style-name="ce2" office:value-type="float" office:value="0.00880548">
            <text:p>0,00880548</text:p>
          </table:table-cell>
          <table:table-cell table:style-name="ce2" office:value-type="float" office:value="7.77182">
            <text:p>7,77182</text:p>
          </table:table-cell>
          <table:table-cell table:style-name="ce2" office:value-type="float" office:value="30.4443">
            <text:p>30,444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table:style-name="ce2" office:value-type="float" office:value="0.00176879">
            <text:p>0,001768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4102">
            <text:p>53,4102</text:p>
          </table:table-cell>
          <table:table-cell table:style-name="ce2" office:value-type="float" office:value="30.4844">
            <text:p>30,484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table:style-name="ce2" office:value-type="float" office:value="0.00164357">
            <text:p>0,00164357</text:p>
          </table:table-cell>
          <table:table-cell table:style-name="ce2" office:value-type="float" office:value="0.077018">
            <text:p>0,077018</text:p>
          </table:table-cell>
          <table:table-cell table:style-name="ce2" office:value-type="float" office:value="0.00430493">
            <text:p>0,00430493</text:p>
          </table:table-cell>
          <table:table-cell table:style-name="ce2" office:value-type="float" office:value="0.0033259">
            <text:p>0,0033259</text:p>
          </table:table-cell>
          <table:table-cell table:style-name="ce2" office:value-type="float" office:value="0.000002723">
            <text:p>0,000002723</text:p>
          </table:table-cell>
          <table:table-cell table:style-name="ce2" office:value-type="float" office:value="0.00892372">
            <text:p>0,00892372</text:p>
          </table:table-cell>
          <table:table-cell table:style-name="ce2" office:value-type="float" office:value="8.86634">
            <text:p>8,86634</text:p>
          </table:table-cell>
          <table:table-cell table:style-name="ce2" office:value-type="float" office:value="30.4467">
            <text:p>30,446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table:style-name="ce2" office:value-type="float" office:value="0.00170203">
            <text:p>0,00170203</text:p>
          </table:table-cell>
          <table:table-cell table:style-name="ce2" office:value-type="float" office:value="0.0836706">
            <text:p>0,0836706</text:p>
          </table:table-cell>
          <table:table-cell table:style-name="ce2" office:value-type="float" office:value="0.00433964">
            <text:p>0,00433964</text:p>
          </table:table-cell>
          <table:table-cell table:style-name="ce2" office:value-type="float" office:value="0.022852">
            <text:p>0,022852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91095">
            <text:p>0,0091095</text:p>
          </table:table-cell>
          <table:table-cell table:style-name="ce2" office:value-type="float" office:value="6.95096">
            <text:p>6,95096</text:p>
          </table:table-cell>
          <table:table-cell table:style-name="ce2" office:value-type="float" office:value="30.4059">
            <text:p>30,405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table:style-name="ce2" office:value-type="float" office:value="0.00196239">
            <text:p>0,00196239</text:p>
          </table:table-cell>
          <table:table-cell table:style-name="ce2" office:value-type="float" office:value="0.0830677">
            <text:p>0,0830677</text:p>
          </table:table-cell>
          <table:table-cell table:style-name="ce2" office:value-type="float" office:value="0.0040653">
            <text:p>0,0040653</text:p>
          </table:table-cell>
          <table:table-cell table:style-name="ce2" office:value-type="float" office:value="0.123559">
            <text:p>0,123559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920552">
            <text:p>0,00920552</text:p>
          </table:table-cell>
          <table:table-cell table:style-name="ce2" office:value-type="float" office:value="4.20998">
            <text:p>4,20998</text:p>
          </table:table-cell>
          <table:table-cell table:style-name="ce2" office:value-type="float" office:value="30.3604">
            <text:p>30,360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578">
            <text:p>578</text:p>
          </table:table-cell>
          <table:table-cell table:style-name="ce2" office:value-type="float" office:value="0.00162541">
            <text:p>0,00162541</text:p>
          </table:table-cell>
          <table:table-cell table:style-name="ce2" office:value-type="float" office:value="0.10069">
            <text:p>0,10069</text:p>
          </table:table-cell>
          <table:table-cell table:style-name="ce2" office:value-type="float" office:value="0.00439642">
            <text:p>0,00439642</text:p>
          </table:table-cell>
          <table:table-cell table:style-name="ce2" office:value-type="float" office:value="0.122098">
            <text:p>0,122098</text:p>
          </table:table-cell>
          <table:table-cell table:style-name="ce2" office:value-type="float" office:value="0.000003282">
            <text:p>0,000003282</text:p>
          </table:table-cell>
          <table:table-cell table:style-name="ce2" office:value-type="float" office:value="0.00922977">
            <text:p>0,00922977</text:p>
          </table:table-cell>
          <table:table-cell table:style-name="ce2" office:value-type="float" office:value="3.91335">
            <text:p>3,91335</text:p>
          </table:table-cell>
          <table:table-cell table:style-name="ce2" office:value-type="float" office:value="30.3146">
            <text:p>30,314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table:style-name="ce2" office:value-type="float" office:value="0.00184129">
            <text:p>0,00184129</text:p>
          </table:table-cell>
          <table:table-cell table:style-name="ce2" office:value-type="float" office:value="0.109547">
            <text:p>0,109547</text:p>
          </table:table-cell>
          <table:table-cell table:style-name="ce2" office:value-type="float" office:value="0.00460056">
            <text:p>0,00460056</text:p>
          </table:table-cell>
          <table:table-cell table:style-name="ce2" office:value-type="float" office:value="0.121624">
            <text:p>0,121624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0157">
            <text:p>3,90157</text:p>
          </table:table-cell>
          <table:table-cell table:style-name="ce2" office:value-type="float" office:value="30.2689">
            <text:p>30,268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table:style-name="ce2" office:value-type="float" office:value="0.00160599">
            <text:p>0,00160599</text:p>
          </table:table-cell>
          <table:table-cell table:style-name="ce2" office:value-type="float" office:value="0.100724">
            <text:p>0,100724</text:p>
          </table:table-cell>
          <table:table-cell table:style-name="ce2" office:value-type="float" office:value="0.00438504">
            <text:p>0,00438504</text:p>
          </table:table-cell>
          <table:table-cell table:style-name="ce2" office:value-type="float" office:value="0.0152272">
            <text:p>0,0152272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.10237">
            <text:p>7,10237</text:p>
          </table:table-cell>
          <table:table-cell table:style-name="ce2" office:value-type="float" office:value="30.2289">
            <text:p>30,228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table:style-name="ce2" office:value-type="float" office:value="0.00158497">
            <text:p>0,00158497</text:p>
          </table:table-cell>
          <table:table-cell table:style-name="ce2" office:value-type="float" office:value="0.114855">
            <text:p>0,114855</text:p>
          </table:table-cell>
          <table:table-cell table:style-name="ce2" office:value-type="float" office:value="0.00480233">
            <text:p>0,00480233</text:p>
          </table:table-cell>
          <table:table-cell table:style-name="ce2" office:value-type="float" office:value="0.0181044">
            <text:p>0,0181044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9128">
            <text:p>0,009128</text:p>
          </table:table-cell>
          <table:table-cell table:style-name="ce2" office:value-type="float" office:value="6.0415">
            <text:p>6,0415</text:p>
          </table:table-cell>
          <table:table-cell table:style-name="ce2" office:value-type="float" office:value="30.1872">
            <text:p>30,187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582">
            <text:p>582</text:p>
          </table:table-cell>
          <table:table-cell table:style-name="ce2" office:value-type="float" office:value="0.00158804">
            <text:p>0,00158804</text:p>
          </table:table-cell>
          <table:table-cell table:style-name="ce2" office:value-type="float" office:value="0.103818">
            <text:p>0,103818</text:p>
          </table:table-cell>
          <table:table-cell table:style-name="ce2" office:value-type="float" office:value="0.00474032">
            <text:p>0,00474032</text:p>
          </table:table-cell>
          <table:table-cell table:style-name="ce2" office:value-type="float" office:value="0.00555815">
            <text:p>0,00555815</text:p>
          </table:table-cell>
          <table:table-cell table:style-name="ce2" office:value-type="float" office:value="0.000002514">
            <text:p>0,000002514</text:p>
          </table:table-cell>
          <table:table-cell table:style-name="ce2" office:value-type="float" office:value="0.00925191">
            <text:p>0,00925191</text:p>
          </table:table-cell>
          <table:table-cell table:style-name="ce2" office:value-type="float" office:value="6.97958">
            <text:p>6,97958</text:p>
          </table:table-cell>
          <table:table-cell table:style-name="ce2" office:value-type="float" office:value="30.1472">
            <text:p>30,147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583">
            <text:p>583</text:p>
          </table:table-cell>
          <table:table-cell table:style-name="ce2" office:value-type="float" office:value="0.00162765">
            <text:p>0,00162765</text:p>
          </table:table-cell>
          <table:table-cell table:style-name="ce2" office:value-type="float" office:value="0.0840944">
            <text:p>0,0840944</text:p>
          </table:table-cell>
          <table:table-cell table:style-name="ce2" office:value-type="float" office:value="0.00485374">
            <text:p>0,00485374</text:p>
          </table:table-cell>
          <table:table-cell table:style-name="ce2" office:value-type="float" office:value="0.00493175">
            <text:p>0,00493175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91229">
            <text:p>0,0091229</text:p>
          </table:table-cell>
          <table:table-cell table:style-name="ce2" office:value-type="float" office:value="7.87605">
            <text:p>7,87605</text:p>
          </table:table-cell>
          <table:table-cell table:style-name="ce2" office:value-type="float" office:value="30.1089">
            <text:p>30,108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84">
            <text:p>584</text:p>
          </table:table-cell>
          <table:table-cell table:style-name="ce2" office:value-type="float" office:value="0.00163602">
            <text:p>0,00163602</text:p>
          </table:table-cell>
          <table:table-cell table:style-name="ce2" office:value-type="float" office:value="0.103131">
            <text:p>0,103131</text:p>
          </table:table-cell>
          <table:table-cell table:style-name="ce2" office:value-type="float" office:value="0.00490779">
            <text:p>0,00490779</text:p>
          </table:table-cell>
          <table:table-cell table:style-name="ce2" office:value-type="float" office:value="0.0109265">
            <text:p>0,0109265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909875">
            <text:p>0,00909875</text:p>
          </table:table-cell>
          <table:table-cell table:style-name="ce2" office:value-type="float" office:value="6.47556">
            <text:p>6,47556</text:p>
          </table:table-cell>
          <table:table-cell table:style-name="ce2" office:value-type="float" office:value="30.0684">
            <text:p>30,068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585">
            <text:p>585</text:p>
          </table:table-cell>
          <table:table-cell table:style-name="ce2" office:value-type="float" office:value="0.00161417">
            <text:p>0,00161417</text:p>
          </table:table-cell>
          <table:table-cell table:style-name="ce2" office:value-type="float" office:value="0.0940374">
            <text:p>0,0940374</text:p>
          </table:table-cell>
          <table:table-cell table:style-name="ce2" office:value-type="float" office:value="0.00501458">
            <text:p>0,00501458</text:p>
          </table:table-cell>
          <table:table-cell table:style-name="ce2" office:value-type="float" office:value="0.01022">
            <text:p>0,01022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.9151">
            <text:p>7,9151</text:p>
          </table:table-cell>
          <table:table-cell table:style-name="ce2" office:value-type="float" office:value="30.0305">
            <text:p>30,030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586">
            <text:p>586</text:p>
          </table:table-cell>
          <table:table-cell table:style-name="ce2" office:value-type="float" office:value="0.00246916">
            <text:p>0,00246916</text:p>
          </table:table-cell>
          <table:table-cell table:style-name="ce2" office:value-type="float" office:value="0.101828">
            <text:p>0,101828</text:p>
          </table:table-cell>
          <table:table-cell table:style-name="ce2" office:value-type="float" office:value="0.0050076">
            <text:p>0,0050076</text:p>
          </table:table-cell>
          <table:table-cell table:style-name="ce2" office:value-type="float" office:value="0.00635336">
            <text:p>0,00635336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14735">
            <text:p>0,00914735</text:p>
          </table:table-cell>
          <table:table-cell table:style-name="ce2" office:value-type="float" office:value="6.9617">
            <text:p>6,9617</text:p>
          </table:table-cell>
          <table:table-cell table:style-name="ce2" office:value-type="float" office:value="29.991">
            <text:p>29,99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587">
            <text:p>587</text:p>
          </table:table-cell>
          <table:table-cell table:style-name="ce2" office:value-type="float" office:value="0.00160103">
            <text:p>0,00160103</text:p>
          </table:table-cell>
          <table:table-cell table:style-name="ce2" office:value-type="float" office:value="0.0962733">
            <text:p>0,0962733</text:p>
          </table:table-cell>
          <table:table-cell table:style-name="ce2" office:value-type="float" office:value="0.00458618">
            <text:p>0,00458618</text:p>
          </table:table-cell>
          <table:table-cell table:style-name="ce2" office:value-type="float" office:value="0.0354009">
            <text:p>0,0354009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917284">
            <text:p>0,00917284</text:p>
          </table:table-cell>
          <table:table-cell table:style-name="ce2" office:value-type="float" office:value="6.14605">
            <text:p>6,14605</text:p>
          </table:table-cell>
          <table:table-cell table:style-name="ce2" office:value-type="float" office:value="29.9504">
            <text:p>29,950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88">
            <text:p>588</text:p>
          </table:table-cell>
          <table:table-cell table:style-name="ce2" office:value-type="float" office:value="0.00157624">
            <text:p>0,00157624</text:p>
          </table:table-cell>
          <table:table-cell table:style-name="ce2" office:value-type="float" office:value="0.104899">
            <text:p>0,104899</text:p>
          </table:table-cell>
          <table:table-cell table:style-name="ce2" office:value-type="float" office:value="0.00482643">
            <text:p>0,00482643</text:p>
          </table:table-cell>
          <table:table-cell table:style-name="ce2" office:value-type="float" office:value="0.00542329">
            <text:p>0,00542329</text:p>
          </table:table-cell>
          <table:table-cell table:style-name="ce2" office:value-type="float" office:value="0.000002305">
            <text:p>0,0000023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.51207">
            <text:p>7,51207</text:p>
          </table:table-cell>
          <table:table-cell table:style-name="ce2" office:value-type="float" office:value="29.9121">
            <text:p>29,912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89">
            <text:p>589</text:p>
          </table:table-cell>
          <table:table-cell table:style-name="ce2" office:value-type="float" office:value="0.0016678">
            <text:p>0,0016678</text:p>
          </table:table-cell>
          <table:table-cell table:style-name="ce2" office:value-type="float" office:value="0.10937">
            <text:p>0,10937</text:p>
          </table:table-cell>
          <table:table-cell table:style-name="ce2" office:value-type="float" office:value="0.00483034">
            <text:p>0,00483034</text:p>
          </table:table-cell>
          <table:table-cell table:style-name="ce2" office:value-type="float" office:value="0.00645701">
            <text:p>0,00645701</text:p>
          </table:table-cell>
          <table:table-cell table:style-name="ce2" office:value-type="float" office:value="0.000002445">
            <text:p>0,000002445</text:p>
          </table:table-cell>
          <table:table-cell table:style-name="ce2" office:value-type="float" office:value="0.00919197">
            <text:p>0,00919197</text:p>
          </table:table-cell>
          <table:table-cell table:style-name="ce2" office:value-type="float" office:value="6.70804">
            <text:p>6,70804</text:p>
          </table:table-cell>
          <table:table-cell table:style-name="ce2" office:value-type="float" office:value="29.8727">
            <text:p>29,872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table:style-name="ce2" office:value-type="float" office:value="0.00157966">
            <text:p>0,00157966</text:p>
          </table:table-cell>
          <table:table-cell table:style-name="ce2" office:value-type="float" office:value="0.109868">
            <text:p>0,109868</text:p>
          </table:table-cell>
          <table:table-cell table:style-name="ce2" office:value-type="float" office:value="0.00491869">
            <text:p>0,00491869</text:p>
          </table:table-cell>
          <table:table-cell table:style-name="ce2" office:value-type="float" office:value="0.0105493">
            <text:p>0,0105493</text:p>
          </table:table-cell>
          <table:table-cell table:style-name="ce2" office:value-type="float" office:value="0.000003004">
            <text:p>0,000003004</text:p>
          </table:table-cell>
          <table:table-cell table:style-name="ce2" office:value-type="float" office:value="0.00944941">
            <text:p>0,00944941</text:p>
          </table:table-cell>
          <table:table-cell table:style-name="ce2" office:value-type="float" office:value="6.51015">
            <text:p>6,51015</text:p>
          </table:table-cell>
          <table:table-cell table:style-name="ce2" office:value-type="float" office:value="29.833">
            <text:p>29,83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591">
            <text:p>591</text:p>
          </table:table-cell>
          <table:table-cell table:style-name="ce2" office:value-type="float" office:value="0.00196009">
            <text:p>0,00196009</text:p>
          </table:table-cell>
          <table:table-cell table:style-name="ce2" office:value-type="float" office:value="0.103854">
            <text:p>0,103854</text:p>
          </table:table-cell>
          <table:table-cell table:style-name="ce2" office:value-type="float" office:value="0.00472139">
            <text:p>0,00472139</text:p>
          </table:table-cell>
          <table:table-cell table:style-name="ce2" office:value-type="float" office:value="0.0202279">
            <text:p>0,0202279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916502">
            <text:p>0,00916502</text:p>
          </table:table-cell>
          <table:table-cell table:style-name="ce2" office:value-type="float" office:value="6.32967">
            <text:p>6,32967</text:p>
          </table:table-cell>
          <table:table-cell table:style-name="ce2" office:value-type="float" office:value="29.7932">
            <text:p>29,793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592">
            <text:p>592</text:p>
          </table:table-cell>
          <table:table-cell table:style-name="ce2" office:value-type="float" office:value="0.00181482">
            <text:p>0,00181482</text:p>
          </table:table-cell>
          <table:table-cell table:style-name="ce2" office:value-type="float" office:value="0.10859">
            <text:p>0,10859</text:p>
          </table:table-cell>
          <table:table-cell table:style-name="ce2" office:value-type="float" office:value="0.00477922">
            <text:p>0,00477922</text:p>
          </table:table-cell>
          <table:table-cell table:style-name="ce2" office:value-type="float" office:value="0.00739874">
            <text:p>0,00739874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92248">
            <text:p>0,0092248</text:p>
          </table:table-cell>
          <table:table-cell table:style-name="ce2" office:value-type="float" office:value="6.70943">
            <text:p>6,70943</text:p>
          </table:table-cell>
          <table:table-cell table:style-name="ce2" office:value-type="float" office:value="29.7541">
            <text:p>29,754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593">
            <text:p>593</text:p>
          </table:table-cell>
          <table:table-cell table:style-name="ce2" office:value-type="float" office:value="0.00160655">
            <text:p>0,00160655</text:p>
          </table:table-cell>
          <table:table-cell table:style-name="ce2" office:value-type="float" office:value="0.107859">
            <text:p>0,107859</text:p>
          </table:table-cell>
          <table:table-cell table:style-name="ce2" office:value-type="float" office:value="0.00441451">
            <text:p>0,00441451</text:p>
          </table:table-cell>
          <table:table-cell table:style-name="ce2" office:value-type="float" office:value="0.0703033">
            <text:p>0,0703033</text:p>
          </table:table-cell>
          <table:table-cell table:style-name="ce2" office:value-type="float" office:value="0.000002514">
            <text:p>0,000002514</text:p>
          </table:table-cell>
          <table:table-cell table:style-name="ce2" office:value-type="float" office:value="0.00923088">
            <text:p>0,00923088</text:p>
          </table:table-cell>
          <table:table-cell table:style-name="ce2" office:value-type="float" office:value="4.7562">
            <text:p>4,7562</text:p>
          </table:table-cell>
          <table:table-cell table:style-name="ce2" office:value-type="float" office:value="29.7119">
            <text:p>29,711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594">
            <text:p>594</text:p>
          </table:table-cell>
          <table:table-cell table:style-name="ce2" office:value-type="float" office:value="0.00161633">
            <text:p>0,00161633</text:p>
          </table:table-cell>
          <table:table-cell table:style-name="ce2" office:value-type="float" office:value="0.14177">
            <text:p>0,14177</text:p>
          </table:table-cell>
          <table:table-cell table:style-name="ce2" office:value-type="float" office:value="0.00493371">
            <text:p>0,00493371</text:p>
          </table:table-cell>
          <table:table-cell table:style-name="ce2" office:value-type="float" office:value="0.0292613">
            <text:p>0,0292613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928717">
            <text:p>0,00928717</text:p>
          </table:table-cell>
          <table:table-cell table:style-name="ce2" office:value-type="float" office:value="4.83802">
            <text:p>4,83802</text:p>
          </table:table-cell>
          <table:table-cell table:style-name="ce2" office:value-type="float" office:value="29.6699">
            <text:p>29,669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95">
            <text:p>595</text:p>
          </table:table-cell>
          <table:table-cell table:style-name="ce2" office:value-type="float" office:value="0.00156989">
            <text:p>0,00156989</text:p>
          </table:table-cell>
          <table:table-cell table:style-name="ce2" office:value-type="float" office:value="0.140458">
            <text:p>0,140458</text:p>
          </table:table-cell>
          <table:table-cell table:style-name="ce2" office:value-type="float" office:value="0.00478159">
            <text:p>0,00478159</text:p>
          </table:table-cell>
          <table:table-cell table:style-name="ce2" office:value-type="float" office:value="0.0140768">
            <text:p>0,0140768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922935">
            <text:p>0,00922935</text:p>
          </table:table-cell>
          <table:table-cell table:style-name="ce2" office:value-type="float" office:value="5.35906">
            <text:p>5,35906</text:p>
          </table:table-cell>
          <table:table-cell table:style-name="ce2" office:value-type="float" office:value="29.629">
            <text:p>29,62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596">
            <text:p>596</text:p>
          </table:table-cell>
          <table:table-cell table:style-name="ce2" office:value-type="float" office:value="0.00160963">
            <text:p>0,00160963</text:p>
          </table:table-cell>
          <table:table-cell table:style-name="ce2" office:value-type="float" office:value="0.143957">
            <text:p>0,143957</text:p>
          </table:table-cell>
          <table:table-cell table:style-name="ce2" office:value-type="float" office:value="0.00484152">
            <text:p>0,00484152</text:p>
          </table:table-cell>
          <table:table-cell table:style-name="ce2" office:value-type="float" office:value="0.0132274">
            <text:p>0,0132274</text:p>
          </table:table-cell>
          <table:table-cell table:style-name="ce2" office:value-type="float" office:value="0.000003142">
            <text:p>0,000003142</text:p>
          </table:table-cell>
          <table:table-cell table:style-name="ce2" office:value-type="float" office:value="0.00926071">
            <text:p>0,00926071</text:p>
          </table:table-cell>
          <table:table-cell table:style-name="ce2" office:value-type="float" office:value="5.20711">
            <text:p>5,20711</text:p>
          </table:table-cell>
          <table:table-cell table:style-name="ce2" office:value-type="float" office:value="29.588">
            <text:p>29,58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597">
            <text:p>597</text:p>
          </table:table-cell>
          <table:table-cell table:style-name="ce2" office:value-type="float" office:value="0.00163756">
            <text:p>0,00163756</text:p>
          </table:table-cell>
          <table:table-cell table:style-name="ce2" office:value-type="float" office:value="0.139154">
            <text:p>0,139154</text:p>
          </table:table-cell>
          <table:table-cell table:style-name="ce2" office:value-type="float" office:value="0.00476252">
            <text:p>0,00476252</text:p>
          </table:table-cell>
          <table:table-cell table:style-name="ce2" office:value-type="float" office:value="0.034893">
            <text:p>0,034893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922424">
            <text:p>0,00922424</text:p>
          </table:table-cell>
          <table:table-cell table:style-name="ce2" office:value-type="float" office:value="4.87011">
            <text:p>4,87011</text:p>
          </table:table-cell>
          <table:table-cell table:style-name="ce2" office:value-type="float" office:value="29.5465">
            <text:p>29,546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598">
            <text:p>598</text:p>
          </table:table-cell>
          <table:table-cell table:style-name="ce2" office:value-type="float" office:value="0.00160467">
            <text:p>0,00160467</text:p>
          </table:table-cell>
          <table:table-cell table:style-name="ce2" office:value-type="float" office:value="0.145346">
            <text:p>0,145346</text:p>
          </table:table-cell>
          <table:table-cell table:style-name="ce2" office:value-type="float" office:value="0.00476958">
            <text:p>0,00476958</text:p>
          </table:table-cell>
          <table:table-cell table:style-name="ce2" office:value-type="float" office:value="0.0240782">
            <text:p>0,0240782</text:p>
          </table:table-cell>
          <table:table-cell table:style-name="ce2" office:value-type="float" office:value="0.000003282">
            <text:p>0,000003282</text:p>
          </table:table-cell>
          <table:table-cell table:style-name="ce2" office:value-type="float" office:value="0.00922837">
            <text:p>0,00922837</text:p>
          </table:table-cell>
          <table:table-cell table:style-name="ce2" office:value-type="float" office:value="4.97847">
            <text:p>4,97847</text:p>
          </table:table-cell>
          <table:table-cell table:style-name="ce2" office:value-type="float" office:value="29.5053">
            <text:p>29,505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599">
            <text:p>599</text:p>
          </table:table-cell>
          <table:table-cell table:style-name="ce2" office:value-type="float" office:value="0.00162897">
            <text:p>0,00162897</text:p>
          </table:table-cell>
          <table:table-cell table:style-name="ce2" office:value-type="float" office:value="0.115878">
            <text:p>0,115878</text:p>
          </table:table-cell>
          <table:table-cell table:style-name="ce2" office:value-type="float" office:value="0.00491848">
            <text:p>0,00491848</text:p>
          </table:table-cell>
          <table:table-cell table:style-name="ce2" office:value-type="float" office:value="0.00632424">
            <text:p>0,00632424</text:p>
          </table:table-cell>
          <table:table-cell table:style-name="ce2" office:value-type="float" office:value="0.000003422">
            <text:p>0,000003422</text:p>
          </table:table-cell>
          <table:table-cell table:style-name="ce2" office:value-type="float" office:value="0.00925644">
            <text:p>0,00925644</text:p>
          </table:table-cell>
          <table:table-cell table:style-name="ce2" office:value-type="float" office:value="6.40267">
            <text:p>6,40267</text:p>
          </table:table-cell>
          <table:table-cell table:style-name="ce2" office:value-type="float" office:value="29.4667">
            <text:p>29,466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table:style-name="ce2" office:value-type="float" office:value="0.00160117">
            <text:p>0,00160117</text:p>
          </table:table-cell>
          <table:table-cell table:style-name="ce2" office:value-type="float" office:value="0.10421">
            <text:p>0,10421</text:p>
          </table:table-cell>
          <table:table-cell table:style-name="ce2" office:value-type="float" office:value="0.004754">
            <text:p>0,004754</text:p>
          </table:table-cell>
          <table:table-cell table:style-name="ce2" office:value-type="float" office:value="0.00529276">
            <text:p>0,00529276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92996">
            <text:p>0,0092996</text:p>
          </table:table-cell>
          <table:table-cell table:style-name="ce2" office:value-type="float" office:value="6.94912">
            <text:p>6,94912</text:p>
          </table:table-cell>
          <table:table-cell table:style-name="ce2" office:value-type="float" office:value="29.4291">
            <text:p>29,429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601">
            <text:p>601</text:p>
          </table:table-cell>
          <table:table-cell table:style-name="ce2" office:value-type="float" office:value="0.00158301">
            <text:p>0,00158301</text:p>
          </table:table-cell>
          <table:table-cell table:style-name="ce2" office:value-type="float" office:value="0.107603">
            <text:p>0,107603</text:p>
          </table:table-cell>
          <table:table-cell table:style-name="ce2" office:value-type="float" office:value="0.00484794">
            <text:p>0,00484794</text:p>
          </table:table-cell>
          <table:table-cell table:style-name="ce2" office:value-type="float" office:value="0.00978898">
            <text:p>0,00978898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924687">
            <text:p>0,00924687</text:p>
          </table:table-cell>
          <table:table-cell table:style-name="ce2" office:value-type="float" office:value="6.56944">
            <text:p>6,56944</text:p>
          </table:table-cell>
          <table:table-cell table:style-name="ce2" office:value-type="float" office:value="29.391">
            <text:p>29,39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602">
            <text:p>602</text:p>
          </table:table-cell>
          <table:table-cell table:style-name="ce2" office:value-type="float" office:value="0.00160369">
            <text:p>0,00160369</text:p>
          </table:table-cell>
          <table:table-cell table:style-name="ce2" office:value-type="float" office:value="0.111043">
            <text:p>0,111043</text:p>
          </table:table-cell>
          <table:table-cell table:style-name="ce2" office:value-type="float" office:value="0.00471531">
            <text:p>0,00471531</text:p>
          </table:table-cell>
          <table:table-cell table:style-name="ce2" office:value-type="float" office:value="0.0150701">
            <text:p>0,0150701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923514">
            <text:p>0,00923514</text:p>
          </table:table-cell>
          <table:table-cell table:style-name="ce2" office:value-type="float" office:value="6.15029">
            <text:p>6,15029</text:p>
          </table:table-cell>
          <table:table-cell table:style-name="ce2" office:value-type="float" office:value="29.3523">
            <text:p>29,352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603">
            <text:p>603</text:p>
          </table:table-cell>
          <table:table-cell table:style-name="ce2" office:value-type="float" office:value="0.00159244">
            <text:p>0,00159244</text:p>
          </table:table-cell>
          <table:table-cell table:style-name="ce2" office:value-type="float" office:value="0.0899772">
            <text:p>0,0899772</text:p>
          </table:table-cell>
          <table:table-cell table:style-name="ce2" office:value-type="float" office:value="0.00284951">
            <text:p>0,00284951</text:p>
          </table:table-cell>
          <table:table-cell table:style-name="ce2" office:value-type="float" office:value="0.122127">
            <text:p>0,122127</text:p>
          </table:table-cell>
          <table:table-cell table:style-name="ce2" office:value-type="float" office:value="0.000003142">
            <text:p>0,000003142</text:p>
          </table:table-cell>
          <table:table-cell table:style-name="ce2" office:value-type="float" office:value="0.00924261">
            <text:p>0,00924261</text:p>
          </table:table-cell>
          <table:table-cell table:style-name="ce2" office:value-type="float" office:value="4.05796">
            <text:p>4,05796</text:p>
          </table:table-cell>
          <table:table-cell table:style-name="ce2" office:value-type="float" office:value="29.3103">
            <text:p>29,310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604">
            <text:p>604</text:p>
          </table:table-cell>
          <table:table-cell table:style-name="ce2" office:value-type="float" office:value="0.00158302">
            <text:p>0,00158302</text:p>
          </table:table-cell>
          <table:table-cell table:style-name="ce2" office:value-type="float" office:value="0.109699">
            <text:p>0,109699</text:p>
          </table:table-cell>
          <table:table-cell table:style-name="ce2" office:value-type="float" office:value="0.00284958">
            <text:p>0,00284958</text:p>
          </table:table-cell>
          <table:table-cell table:style-name="ce2" office:value-type="float" office:value="0.0675645">
            <text:p>0,0675645</text:p>
          </table:table-cell>
          <table:table-cell table:style-name="ce2" office:value-type="float" office:value="0.000002374">
            <text:p>0,0000023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10851">
            <text:p>5,10851</text:p>
          </table:table-cell>
          <table:table-cell table:style-name="ce2" office:value-type="float" office:value="29.2702">
            <text:p>29,27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05">
            <text:p>605</text:p>
          </table:table-cell>
          <table:table-cell table:style-name="ce2" office:value-type="float" office:value="0.00158155">
            <text:p>0,00158155</text:p>
          </table:table-cell>
          <table:table-cell table:style-name="ce2" office:value-type="float" office:value="0.103801">
            <text:p>0,103801</text:p>
          </table:table-cell>
          <table:table-cell table:style-name="ce2" office:value-type="float" office:value="0.00184241">
            <text:p>0,00184241</text:p>
          </table:table-cell>
          <table:table-cell table:style-name="ce2" office:value-type="float" office:value="0.028056">
            <text:p>0,028056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6716">
            <text:p>6,6716</text:p>
          </table:table-cell>
          <table:table-cell table:style-name="ce2" office:value-type="float" office:value="29.2328">
            <text:p>29,232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606">
            <text:p>606</text:p>
          </table:table-cell>
          <table:table-cell table:style-name="ce2" office:value-type="float" office:value="0.0015731">
            <text:p>0,0015731</text:p>
          </table:table-cell>
          <table:table-cell table:style-name="ce2" office:value-type="float" office:value="0.100678">
            <text:p>0,100678</text:p>
          </table:table-cell>
          <table:table-cell table:style-name="ce2" office:value-type="float" office:value="0.00415819">
            <text:p>0,00415819</text:p>
          </table:table-cell>
          <table:table-cell table:style-name="ce2" office:value-type="float" office:value="0.121447">
            <text:p>0,121447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13172">
            <text:p>4,13172</text:p>
          </table:table-cell>
          <table:table-cell table:style-name="ce2" office:value-type="float" office:value="29.1913">
            <text:p>29,191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607">
            <text:p>607</text:p>
          </table:table-cell>
          <table:table-cell table:style-name="ce2" office:value-type="float" office:value="0.00195666">
            <text:p>0,00195666</text:p>
          </table:table-cell>
          <table:table-cell table:style-name="ce2" office:value-type="float" office:value="0.112006">
            <text:p>0,112006</text:p>
          </table:table-cell>
          <table:table-cell table:style-name="ce2" office:value-type="float" office:value="0.00488468">
            <text:p>0,00488468</text:p>
          </table:table-cell>
          <table:table-cell table:style-name="ce2" office:value-type="float" office:value="0.00924953">
            <text:p>0,0092495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9585">
            <text:p>0,0089585</text:p>
          </table:table-cell>
          <table:table-cell table:style-name="ce2" office:value-type="float" office:value="6.48316">
            <text:p>6,48316</text:p>
          </table:table-cell>
          <table:table-cell table:style-name="ce2" office:value-type="float" office:value="29.1538">
            <text:p>29,153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608">
            <text:p>608</text:p>
          </table:table-cell>
          <table:table-cell table:style-name="ce2" office:value-type="float" office:value="0.00157603">
            <text:p>0,00157603</text:p>
          </table:table-cell>
          <table:table-cell table:style-name="ce2" office:value-type="float" office:value="0.0849339">
            <text:p>0,0849339</text:p>
          </table:table-cell>
          <table:table-cell table:style-name="ce2" office:value-type="float" office:value="0.00481924">
            <text:p>0,00481924</text:p>
          </table:table-cell>
          <table:table-cell table:style-name="ce2" office:value-type="float" office:value="0.00360233">
            <text:p>0,00360233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902199">
            <text:p>0,00902199</text:p>
          </table:table-cell>
          <table:table-cell table:style-name="ce2" office:value-type="float" office:value="8.35352">
            <text:p>8,35352</text:p>
          </table:table-cell>
          <table:table-cell table:style-name="ce2" office:value-type="float" office:value="29.1195">
            <text:p>29,119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609">
            <text:p>609</text:p>
          </table:table-cell>
          <table:table-cell table:style-name="ce2" office:value-type="float" office:value="0.0015717">
            <text:p>0,0015717</text:p>
          </table:table-cell>
          <table:table-cell table:style-name="ce2" office:value-type="float" office:value="0.0841508">
            <text:p>0,0841508</text:p>
          </table:table-cell>
          <table:table-cell table:style-name="ce2" office:value-type="float" office:value="0.00477768">
            <text:p>0,00477768</text:p>
          </table:table-cell>
          <table:table-cell table:style-name="ce2" office:value-type="float" office:value="0.00243794">
            <text:p>0,00243794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96256">
            <text:p>0,00896256</text:p>
          </table:table-cell>
          <table:table-cell table:style-name="ce2" office:value-type="float" office:value="8.46274">
            <text:p>8,46274</text:p>
          </table:table-cell>
          <table:table-cell table:style-name="ce2" office:value-type="float" office:value="29.0856">
            <text:p>29,085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table:style-name="ce2" office:value-type="float" office:value="0.00264963">
            <text:p>0,00264963</text:p>
          </table:table-cell>
          <table:table-cell table:style-name="ce2" office:value-type="float" office:value="0.0764261">
            <text:p>0,0764261</text:p>
          </table:table-cell>
          <table:table-cell table:style-name="ce2" office:value-type="float" office:value="0.00475554">
            <text:p>0,00475554</text:p>
          </table:table-cell>
          <table:table-cell table:style-name="ce2" office:value-type="float" office:value="0.00348339">
            <text:p>0,00348339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90731">
            <text:p>0,00890731</text:p>
          </table:table-cell>
          <table:table-cell table:style-name="ce2" office:value-type="float" office:value="8.73288">
            <text:p>8,73288</text:p>
          </table:table-cell>
          <table:table-cell table:style-name="ce2" office:value-type="float" office:value="29.0521">
            <text:p>29,052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11">
            <text:p>611</text:p>
          </table:table-cell>
          <table:table-cell table:style-name="ce2" office:value-type="float" office:value="0.00162255">
            <text:p>0,00162255</text:p>
          </table:table-cell>
          <table:table-cell table:style-name="ce2" office:value-type="float" office:value="0.117822">
            <text:p>0,117822</text:p>
          </table:table-cell>
          <table:table-cell table:style-name="ce2" office:value-type="float" office:value="0.00505362">
            <text:p>0,00505362</text:p>
          </table:table-cell>
          <table:table-cell table:style-name="ce2" office:value-type="float" office:value="0.00501549">
            <text:p>0,00501549</text:p>
          </table:table-cell>
          <table:table-cell table:style-name="ce2" office:value-type="float" office:value="0.000002723">
            <text:p>0,000002723</text:p>
          </table:table-cell>
          <table:table-cell table:style-name="ce2" office:value-type="float" office:value="0.00885479">
            <text:p>0,00885479</text:p>
          </table:table-cell>
          <table:table-cell table:style-name="ce2" office:value-type="float" office:value="6.43335">
            <text:p>6,43335</text:p>
          </table:table-cell>
          <table:table-cell table:style-name="ce2" office:value-type="float" office:value="29.0151">
            <text:p>29,015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612">
            <text:p>612</text:p>
          </table:table-cell>
          <table:table-cell table:style-name="ce2" office:value-type="float" office:value="0.00160376">
            <text:p>0,00160376</text:p>
          </table:table-cell>
          <table:table-cell table:style-name="ce2" office:value-type="float" office:value="0.0651998">
            <text:p>0,0651998</text:p>
          </table:table-cell>
          <table:table-cell table:style-name="ce2" office:value-type="float" office:value="0.00498155">
            <text:p>0,00498155</text:p>
          </table:table-cell>
          <table:table-cell table:style-name="ce2" office:value-type="float" office:value="0.00380962">
            <text:p>0,00380962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81498">
            <text:p>0,00881498</text:p>
          </table:table-cell>
          <table:table-cell table:style-name="ce2" office:value-type="float" office:value="9.77716">
            <text:p>9,77716</text:p>
          </table:table-cell>
          <table:table-cell table:style-name="ce2" office:value-type="float" office:value="28.9836">
            <text:p>28,983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table:style-name="ce2" office:value-type="float" office:value="0.00172046">
            <text:p>0,00172046</text:p>
          </table:table-cell>
          <table:table-cell table:style-name="ce2" office:value-type="float" office:value="0.0820466">
            <text:p>0,0820466</text:p>
          </table:table-cell>
          <table:table-cell table:style-name="ce2" office:value-type="float" office:value="0.0048522">
            <text:p>0,0048522</text:p>
          </table:table-cell>
          <table:table-cell table:style-name="ce2" office:value-type="float" office:value="0.00289295">
            <text:p>0,00289295</text:p>
          </table:table-cell>
          <table:table-cell table:style-name="ce2" office:value-type="float" office:value="0.000003004">
            <text:p>0,000003004</text:p>
          </table:table-cell>
          <table:table-cell table:style-name="ce2" office:value-type="float" office:value="0.00892393">
            <text:p>0,00892393</text:p>
          </table:table-cell>
          <table:table-cell table:style-name="ce2" office:value-type="float" office:value="8.46696">
            <text:p>8,46696</text:p>
          </table:table-cell>
          <table:table-cell table:style-name="ce2" office:value-type="float" office:value="28.9501">
            <text:p>28,950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14">
            <text:p>614</text:p>
          </table:table-cell>
          <table:table-cell table:style-name="ce2" office:value-type="float" office:value="0.00161074">
            <text:p>0,00161074</text:p>
          </table:table-cell>
          <table:table-cell table:style-name="ce2" office:value-type="float" office:value="0.0908852">
            <text:p>0,0908852</text:p>
          </table:table-cell>
          <table:table-cell table:style-name="ce2" office:value-type="float" office:value="0.00498204">
            <text:p>0,00498204</text:p>
          </table:table-cell>
          <table:table-cell table:style-name="ce2" office:value-type="float" office:value="0.00238479">
            <text:p>0,00238479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79577">
            <text:p>0,00879577</text:p>
          </table:table-cell>
          <table:table-cell table:style-name="ce2" office:value-type="float" office:value="7.9642">
            <text:p>7,9642</text:p>
          </table:table-cell>
          <table:table-cell table:style-name="ce2" office:value-type="float" office:value="28.9158">
            <text:p>28,915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615">
            <text:p>615</text:p>
          </table:table-cell>
          <table:table-cell table:style-name="ce2" office:value-type="float" office:value="0.00270243">
            <text:p>0,00270243</text:p>
          </table:table-cell>
          <table:table-cell table:style-name="ce2" office:value-type="float" office:value="0.0931857">
            <text:p>0,0931857</text:p>
          </table:table-cell>
          <table:table-cell table:style-name="ce2" office:value-type="float" office:value="0.00481672">
            <text:p>0,00481672</text:p>
          </table:table-cell>
          <table:table-cell table:style-name="ce2" office:value-type="float" office:value="0.00326667">
            <text:p>0,00326667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81128">
            <text:p>0,00881128</text:p>
          </table:table-cell>
          <table:table-cell table:style-name="ce2" office:value-type="float" office:value="7.62427">
            <text:p>7,62427</text:p>
          </table:table-cell>
          <table:table-cell table:style-name="ce2" office:value-type="float" office:value="28.8811">
            <text:p>28,881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616">
            <text:p>616</text:p>
          </table:table-cell>
          <table:table-cell table:style-name="ce2" office:value-type="float" office:value="0.00162632">
            <text:p>0,00162632</text:p>
          </table:table-cell>
          <table:table-cell table:style-name="ce2" office:value-type="float" office:value="0.11277">
            <text:p>0,11277</text:p>
          </table:table-cell>
          <table:table-cell table:style-name="ce2" office:value-type="float" office:value="0.00441786">
            <text:p>0,00441786</text:p>
          </table:table-cell>
          <table:table-cell table:style-name="ce2" office:value-type="float" office:value="0.0213229">
            <text:p>0,0213229</text:p>
          </table:table-cell>
          <table:table-cell table:style-name="ce2" office:value-type="float" office:value="0.000003143">
            <text:p>0,000003143</text:p>
          </table:table-cell>
          <table:table-cell table:style-name="ce2" office:value-type="float" office:value="0.00899454">
            <text:p>0,00899454</text:p>
          </table:table-cell>
          <table:table-cell table:style-name="ce2" office:value-type="float" office:value="6.01207">
            <text:p>6,01207</text:p>
          </table:table-cell>
          <table:table-cell table:style-name="ce2" office:value-type="float" office:value="28.844">
            <text:p>28,84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17">
            <text:p>617</text:p>
          </table:table-cell>
          <table:table-cell table:style-name="ce2" office:value-type="float" office:value="0.00165879">
            <text:p>0,00165879</text:p>
          </table:table-cell>
          <table:table-cell table:style-name="ce2" office:value-type="float" office:value="0.113047">
            <text:p>0,113047</text:p>
          </table:table-cell>
          <table:table-cell table:style-name="ce2" office:value-type="float" office:value="0.00455698">
            <text:p>0,00455698</text:p>
          </table:table-cell>
          <table:table-cell table:style-name="ce2" office:value-type="float" office:value="0.0567373">
            <text:p>0,0567373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72244">
            <text:p>0,00872244</text:p>
          </table:table-cell>
          <table:table-cell table:style-name="ce2" office:value-type="float" office:value="4.88532">
            <text:p>4,88532</text:p>
          </table:table-cell>
          <table:table-cell table:style-name="ce2" office:value-type="float" office:value="28.8051">
            <text:p>28,805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618">
            <text:p>618</text:p>
          </table:table-cell>
          <table:table-cell table:style-name="ce2" office:value-type="float" office:value="0.00269656">
            <text:p>0,00269656</text:p>
          </table:table-cell>
          <table:table-cell table:style-name="ce2" office:value-type="float" office:value="0.11615">
            <text:p>0,11615</text:p>
          </table:table-cell>
          <table:table-cell table:style-name="ce2" office:value-type="float" office:value="0.00448183">
            <text:p>0,00448183</text:p>
          </table:table-cell>
          <table:table-cell table:style-name="ce2" office:value-type="float" office:value="0.0231079">
            <text:p>0,0231079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3055">
            <text:p>0,00883055</text:p>
          </table:table-cell>
          <table:table-cell table:style-name="ce2" office:value-type="float" office:value="5.75655">
            <text:p>5,75655</text:p>
          </table:table-cell>
          <table:table-cell table:style-name="ce2" office:value-type="float" office:value="28.7677">
            <text:p>28,767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619">
            <text:p>619</text:p>
          </table:table-cell>
          <table:table-cell table:style-name="ce2" office:value-type="float" office:value="0.00165537">
            <text:p>0,00165537</text:p>
          </table:table-cell>
          <table:table-cell table:style-name="ce2" office:value-type="float" office:value="0.095821">
            <text:p>0,095821</text:p>
          </table:table-cell>
          <table:table-cell table:style-name="ce2" office:value-type="float" office:value="0.00499489">
            <text:p>0,00499489</text:p>
          </table:table-cell>
          <table:table-cell table:style-name="ce2" office:value-type="float" office:value="0.00307642">
            <text:p>0,00307642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8367">
            <text:p>0,0088367</text:p>
          </table:table-cell>
          <table:table-cell table:style-name="ce2" office:value-type="float" office:value="7.64403">
            <text:p>7,64403</text:p>
          </table:table-cell>
          <table:table-cell table:style-name="ce2" office:value-type="float" office:value="28.7335">
            <text:p>28,733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table:style-name="ce2" office:value-type="float" office:value="0.00161982">
            <text:p>0,00161982</text:p>
          </table:table-cell>
          <table:table-cell table:style-name="ce2" office:value-type="float" office:value="0.0814562">
            <text:p>0,0814562</text:p>
          </table:table-cell>
          <table:table-cell table:style-name="ce2" office:value-type="float" office:value="0.00472237">
            <text:p>0,00472237</text:p>
          </table:table-cell>
          <table:table-cell table:style-name="ce2" office:value-type="float" office:value="0.00456537">
            <text:p>0,00456537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89928">
            <text:p>0,00889928</text:p>
          </table:table-cell>
          <table:table-cell table:style-name="ce2" office:value-type="float" office:value="8.51041">
            <text:p>8,51041</text:p>
          </table:table-cell>
          <table:table-cell table:style-name="ce2" office:value-type="float" office:value="28.7009">
            <text:p>28,700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621">
            <text:p>621</text:p>
          </table:table-cell>
          <table:table-cell table:style-name="ce2" office:value-type="float" office:value="0.00162108">
            <text:p>0,00162108</text:p>
          </table:table-cell>
          <table:table-cell table:style-name="ce2" office:value-type="float" office:value="0.106383">
            <text:p>0,106383</text:p>
          </table:table-cell>
          <table:table-cell table:style-name="ce2" office:value-type="float" office:value="0.0049145">
            <text:p>0,0049145</text:p>
          </table:table-cell>
          <table:table-cell table:style-name="ce2" office:value-type="float" office:value="0.00166766">
            <text:p>0,00166766</text:p>
          </table:table-cell>
          <table:table-cell table:style-name="ce2" office:value-type="float" office:value="0.000003004">
            <text:p>0,000003004</text:p>
          </table:table-cell>
          <table:table-cell table:style-name="ce2" office:value-type="float" office:value="0.00885144">
            <text:p>0,00885144</text:p>
          </table:table-cell>
          <table:table-cell table:style-name="ce2" office:value-type="float" office:value="7.09677">
            <text:p>7,09677</text:p>
          </table:table-cell>
          <table:table-cell table:style-name="ce2" office:value-type="float" office:value="28.666">
            <text:p>28,66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622">
            <text:p>622</text:p>
          </table:table-cell>
          <table:table-cell table:style-name="ce2" office:value-type="float" office:value="0.00209285">
            <text:p>0,0020928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29">
            <text:p>52,829</text:p>
          </table:table-cell>
          <table:table-cell table:style-name="ce2" office:value-type="float" office:value="28.7049">
            <text:p>28,704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623">
            <text:p>623</text:p>
          </table:table-cell>
          <table:table-cell table:style-name="ce2" office:value-type="float" office:value="0.00293339">
            <text:p>0,00293339</text:p>
          </table:table-cell>
          <table:table-cell table:style-name="ce2" office:value-type="float" office:value="0.0943047">
            <text:p>0,0943047</text:p>
          </table:table-cell>
          <table:table-cell table:style-name="ce2" office:value-type="float" office:value="0.0048469">
            <text:p>0,0048469</text:p>
          </table:table-cell>
          <table:table-cell table:style-name="ce2" office:value-type="float" office:value="0.00545877">
            <text:p>0,00545877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4249">
            <text:p>0,00884249</text:p>
          </table:table-cell>
          <table:table-cell table:style-name="ce2" office:value-type="float" office:value="7.61036">
            <text:p>7,61036</text:p>
          </table:table-cell>
          <table:table-cell table:style-name="ce2" office:value-type="float" office:value="28.671">
            <text:p>28,67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624">
            <text:p>624</text:p>
          </table:table-cell>
          <table:table-cell table:style-name="ce2" office:value-type="float" office:value="0.00242914">
            <text:p>0,00242914</text:p>
          </table:table-cell>
          <table:table-cell table:style-name="ce2" office:value-type="float" office:value="0.101467">
            <text:p>0,101467</text:p>
          </table:table-cell>
          <table:table-cell table:style-name="ce2" office:value-type="float" office:value="0.00468507">
            <text:p>0,00468507</text:p>
          </table:table-cell>
          <table:table-cell table:style-name="ce2" office:value-type="float" office:value="0.00415959">
            <text:p>0,00415959</text:p>
          </table:table-cell>
          <table:table-cell table:style-name="ce2" office:value-type="float" office:value="0.000003212">
            <text:p>0,000003212</text:p>
          </table:table-cell>
          <table:table-cell table:style-name="ce2" office:value-type="float" office:value="0.00886254">
            <text:p>0,00886254</text:p>
          </table:table-cell>
          <table:table-cell table:style-name="ce2" office:value-type="float" office:value="7.29468">
            <text:p>7,29468</text:p>
          </table:table-cell>
          <table:table-cell table:style-name="ce2" office:value-type="float" office:value="28.6367">
            <text:p>28,636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table:style-name="ce2" office:value-type="float" office:value="0.00159663">
            <text:p>0,00159663</text:p>
          </table:table-cell>
          <table:table-cell table:style-name="ce2" office:value-type="float" office:value="0.10595">
            <text:p>0,10595</text:p>
          </table:table-cell>
          <table:table-cell table:style-name="ce2" office:value-type="float" office:value="0.0042809">
            <text:p>0,0042809</text:p>
          </table:table-cell>
          <table:table-cell table:style-name="ce2" office:value-type="float" office:value="0.0129711">
            <text:p>0,0129711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77126">
            <text:p>0,00877126</text:p>
          </table:table-cell>
          <table:table-cell table:style-name="ce2" office:value-type="float" office:value="6.60162">
            <text:p>6,60162</text:p>
          </table:table-cell>
          <table:table-cell table:style-name="ce2" office:value-type="float" office:value="28.6014">
            <text:p>28,601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626">
            <text:p>626</text:p>
          </table:table-cell>
          <table:table-cell table:style-name="ce2" office:value-type="float" office:value="0.00159098">
            <text:p>0,00159098</text:p>
          </table:table-cell>
          <table:table-cell table:style-name="ce2" office:value-type="float" office:value="0.115214">
            <text:p>0,115214</text:p>
          </table:table-cell>
          <table:table-cell table:style-name="ce2" office:value-type="float" office:value="0.00488105">
            <text:p>0,00488105</text:p>
          </table:table-cell>
          <table:table-cell table:style-name="ce2" office:value-type="float" office:value="0.0034551">
            <text:p>0,0034551</text:p>
          </table:table-cell>
          <table:table-cell table:style-name="ce2" office:value-type="float" office:value="0.000003561">
            <text:p>0,000003561</text:p>
          </table:table-cell>
          <table:table-cell table:style-name="ce2" office:value-type="float" office:value="0.00883244">
            <text:p>0,00883244</text:p>
          </table:table-cell>
          <table:table-cell table:style-name="ce2" office:value-type="float" office:value="6.50665">
            <text:p>6,50665</text:p>
          </table:table-cell>
          <table:table-cell table:style-name="ce2" office:value-type="float" office:value="28.566">
            <text:p>28,56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27">
            <text:p>627</text:p>
          </table:table-cell>
          <table:table-cell table:style-name="ce2" office:value-type="float" office:value="0.00199228">
            <text:p>0,00199228</text:p>
          </table:table-cell>
          <table:table-cell table:style-name="ce2" office:value-type="float" office:value="0.100276">
            <text:p>0,100276</text:p>
          </table:table-cell>
          <table:table-cell table:style-name="ce2" office:value-type="float" office:value="0.00460601">
            <text:p>0,00460601</text:p>
          </table:table-cell>
          <table:table-cell table:style-name="ce2" office:value-type="float" office:value="0.00509622">
            <text:p>0,00509622</text:p>
          </table:table-cell>
          <table:table-cell table:style-name="ce2" office:value-type="float" office:value="0.000003004">
            <text:p>0,000003004</text:p>
          </table:table-cell>
          <table:table-cell table:style-name="ce2" office:value-type="float" office:value="0.0088316">
            <text:p>0,0088316</text:p>
          </table:table-cell>
          <table:table-cell table:style-name="ce2" office:value-type="float" office:value="7.1054">
            <text:p>7,1054</text:p>
          </table:table-cell>
          <table:table-cell table:style-name="ce2" office:value-type="float" office:value="28.5318">
            <text:p>28,531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table:style-name="ce2" office:value-type="float" office:value="0.00192524">
            <text:p>0,00192524</text:p>
          </table:table-cell>
          <table:table-cell table:style-name="ce2" office:value-type="float" office:value="0.0955322">
            <text:p>0,0955322</text:p>
          </table:table-cell>
          <table:table-cell table:style-name="ce2" office:value-type="float" office:value="0.00479458">
            <text:p>0,00479458</text:p>
          </table:table-cell>
          <table:table-cell table:style-name="ce2" office:value-type="float" office:value="0.00273805">
            <text:p>0,00273805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83118">
            <text:p>0,00883118</text:p>
          </table:table-cell>
          <table:table-cell table:style-name="ce2" office:value-type="float" office:value="7.69017">
            <text:p>7,69017</text:p>
          </table:table-cell>
          <table:table-cell table:style-name="ce2" office:value-type="float" office:value="28.4985">
            <text:p>28,498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629">
            <text:p>629</text:p>
          </table:table-cell>
          <table:table-cell table:style-name="ce2" office:value-type="float" office:value="0.00159231">
            <text:p>0,00159231</text:p>
          </table:table-cell>
          <table:table-cell table:style-name="ce2" office:value-type="float" office:value="0.0923545">
            <text:p>0,0923545</text:p>
          </table:table-cell>
          <table:table-cell table:style-name="ce2" office:value-type="float" office:value="0.00467599">
            <text:p>0,00467599</text:p>
          </table:table-cell>
          <table:table-cell table:style-name="ce2" office:value-type="float" office:value="0.00599166">
            <text:p>0,00599166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81582">
            <text:p>0,00881582</text:p>
          </table:table-cell>
          <table:table-cell table:style-name="ce2" office:value-type="float" office:value="7.46469">
            <text:p>7,46469</text:p>
          </table:table-cell>
          <table:table-cell table:style-name="ce2" office:value-type="float" office:value="28.465">
            <text:p>28,46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table:style-name="ce2" office:value-type="float" office:value="0.00273134">
            <text:p>0,00273134</text:p>
          </table:table-cell>
          <table:table-cell table:style-name="ce2" office:value-type="float" office:value="0.0949159">
            <text:p>0,0949159</text:p>
          </table:table-cell>
          <table:table-cell table:style-name="ce2" office:value-type="float" office:value="0.00492086">
            <text:p>0,00492086</text:p>
          </table:table-cell>
          <table:table-cell table:style-name="ce2" office:value-type="float" office:value="0.00256603">
            <text:p>0,0025660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81233">
            <text:p>0,00881233</text:p>
          </table:table-cell>
          <table:table-cell table:style-name="ce2" office:value-type="float" office:value="7.7725">
            <text:p>7,7725</text:p>
          </table:table-cell>
          <table:table-cell table:style-name="ce2" office:value-type="float" office:value="28.4321">
            <text:p>28,432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31">
            <text:p>631</text:p>
          </table:table-cell>
          <table:table-cell table:style-name="ce2" office:value-type="float" office:value="0.00161766">
            <text:p>0,00161766</text:p>
          </table:table-cell>
          <table:table-cell table:style-name="ce2" office:value-type="float" office:value="0.0865146">
            <text:p>0,0865146</text:p>
          </table:table-cell>
          <table:table-cell table:style-name="ce2" office:value-type="float" office:value="0.00490291">
            <text:p>0,00490291</text:p>
          </table:table-cell>
          <table:table-cell table:style-name="ce2" office:value-type="float" office:value="0.00236119">
            <text:p>0,00236119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80485">
            <text:p>0,00880485</text:p>
          </table:table-cell>
          <table:table-cell table:style-name="ce2" office:value-type="float" office:value="8.39427">
            <text:p>8,39427</text:p>
          </table:table-cell>
          <table:table-cell table:style-name="ce2" office:value-type="float" office:value="28.4003">
            <text:p>28,400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632">
            <text:p>632</text:p>
          </table:table-cell>
          <table:table-cell table:style-name="ce2" office:value-type="float" office:value="0.00183605">
            <text:p>0,0018360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3477">
            <text:p>53,3477</text:p>
          </table:table-cell>
          <table:table-cell table:style-name="ce2" office:value-type="float" office:value="28.4399">
            <text:p>28,439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633">
            <text:p>633</text:p>
          </table:table-cell>
          <table:table-cell table:style-name="ce2" office:value-type="float" office:value="0.00167416">
            <text:p>0,00167416</text:p>
          </table:table-cell>
          <table:table-cell table:style-name="ce2" office:value-type="float" office:value="0.112211">
            <text:p>0,112211</text:p>
          </table:table-cell>
          <table:table-cell table:style-name="ce2" office:value-type="float" office:value="0.00486869">
            <text:p>0,00486869</text:p>
          </table:table-cell>
          <table:table-cell table:style-name="ce2" office:value-type="float" office:value="0.00192999">
            <text:p>0,00192999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82588">
            <text:p>0,00882588</text:p>
          </table:table-cell>
          <table:table-cell table:style-name="ce2" office:value-type="float" office:value="6.94532">
            <text:p>6,94532</text:p>
          </table:table-cell>
          <table:table-cell table:style-name="ce2" office:value-type="float" office:value="28.4058">
            <text:p>28,405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634">
            <text:p>634</text:p>
          </table:table-cell>
          <table:table-cell table:style-name="ce2" office:value-type="float" office:value="0.00165956">
            <text:p>0,0016595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0007">
            <text:p>48,0007</text:p>
          </table:table-cell>
          <table:table-cell table:style-name="ce2" office:value-type="float" office:value="28.4368">
            <text:p>28,436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635">
            <text:p>635</text:p>
          </table:table-cell>
          <table:table-cell table:style-name="ce2" office:value-type="float" office:value="0.00200227">
            <text:p>0,00200227</text:p>
          </table:table-cell>
          <table:table-cell table:style-name="ce2" office:value-type="float" office:value="0.100835">
            <text:p>0,100835</text:p>
          </table:table-cell>
          <table:table-cell table:style-name="ce2" office:value-type="float" office:value="0.00490591">
            <text:p>0,00490591</text:p>
          </table:table-cell>
          <table:table-cell table:style-name="ce2" office:value-type="float" office:value="0.0025471">
            <text:p>0,0025471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79047">
            <text:p>0,00879047</text:p>
          </table:table-cell>
          <table:table-cell table:style-name="ce2" office:value-type="float" office:value="7.32504">
            <text:p>7,32504</text:p>
          </table:table-cell>
          <table:table-cell table:style-name="ce2" office:value-type="float" office:value="28.4035">
            <text:p>28,403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table:style-name="ce2" office:value-type="float" office:value="0.00175364">
            <text:p>0,0017536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4971">
            <text:p>55,4971</text:p>
          </table:table-cell>
          <table:table-cell table:style-name="ce2" office:value-type="float" office:value="28.4462">
            <text:p>28,446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637">
            <text:p>637</text:p>
          </table:table-cell>
          <table:table-cell table:style-name="ce2" office:value-type="float" office:value="0.00287451">
            <text:p>0,0028745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2115">
            <text:p>48,2115</text:p>
          </table:table-cell>
          <table:table-cell table:style-name="ce2" office:value-type="float" office:value="28.4772">
            <text:p>28,47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638">
            <text:p>638</text:p>
          </table:table-cell>
          <table:table-cell table:style-name="ce2" office:value-type="float" office:value="0.00179226">
            <text:p>0,0017922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5.208">
            <text:p>45,208</text:p>
          </table:table-cell>
          <table:table-cell table:style-name="ce2" office:value-type="float" office:value="28.5035">
            <text:p>28,503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639">
            <text:p>639</text:p>
          </table:table-cell>
          <table:table-cell table:style-name="ce2" office:value-type="float" office:value="0.00167248">
            <text:p>0,0016724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3478">
            <text:p>56,3478</text:p>
          </table:table-cell>
          <table:table-cell table:style-name="ce2" office:value-type="float" office:value="28.5472">
            <text:p>28,54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table:style-name="ce2" office:value-type="float" office:value="0.00170838">
            <text:p>0,00170838</text:p>
          </table:table-cell>
          <table:table-cell table:style-name="ce2" office:value-type="float" office:value="0.1038">
            <text:p>0,1038</text:p>
          </table:table-cell>
          <table:table-cell table:style-name="ce2" office:value-type="float" office:value="0.0048999">
            <text:p>0,0048999</text:p>
          </table:table-cell>
          <table:table-cell table:style-name="ce2" office:value-type="float" office:value="0.00251616">
            <text:p>0,00251616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99077">
            <text:p>0,00899077</text:p>
          </table:table-cell>
          <table:table-cell table:style-name="ce2" office:value-type="float" office:value="7.02578">
            <text:p>7,02578</text:p>
          </table:table-cell>
          <table:table-cell table:style-name="ce2" office:value-type="float" office:value="28.5135">
            <text:p>28,513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641">
            <text:p>641</text:p>
          </table:table-cell>
          <table:table-cell table:style-name="ce2" office:value-type="float" office:value="0.00166885">
            <text:p>0,00166885</text:p>
          </table:table-cell>
          <table:table-cell table:style-name="ce2" office:value-type="float" office:value="0.10212">
            <text:p>0,10212</text:p>
          </table:table-cell>
          <table:table-cell table:style-name="ce2" office:value-type="float" office:value="0.00483586">
            <text:p>0,00483586</text:p>
          </table:table-cell>
          <table:table-cell table:style-name="ce2" office:value-type="float" office:value="0.00296196">
            <text:p>0,00296196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89606">
            <text:p>0,00889606</text:p>
          </table:table-cell>
          <table:table-cell table:style-name="ce2" office:value-type="float" office:value="6.63856">
            <text:p>6,63856</text:p>
          </table:table-cell>
          <table:table-cell table:style-name="ce2" office:value-type="float" office:value="28.4793">
            <text:p>28,479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642">
            <text:p>642</text:p>
          </table:table-cell>
          <table:table-cell table:style-name="ce2" office:value-type="float" office:value="0.00175636">
            <text:p>0,001756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6852">
            <text:p>51,6852</text:p>
          </table:table-cell>
          <table:table-cell table:style-name="ce2" office:value-type="float" office:value="28.5155">
            <text:p>28,515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643">
            <text:p>643</text:p>
          </table:table-cell>
          <table:table-cell table:style-name="ce2" office:value-type="float" office:value="0.00209299">
            <text:p>0,00209299</text:p>
          </table:table-cell>
          <table:table-cell table:style-name="ce2" office:value-type="float" office:value="0.116453">
            <text:p>0,116453</text:p>
          </table:table-cell>
          <table:table-cell table:style-name="ce2" office:value-type="float" office:value="0.00484864">
            <text:p>0,00484864</text:p>
          </table:table-cell>
          <table:table-cell table:style-name="ce2" office:value-type="float" office:value="0.00303124">
            <text:p>0,00303124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8836">
            <text:p>0,008836</text:p>
          </table:table-cell>
          <table:table-cell table:style-name="ce2" office:value-type="float" office:value="6.49714">
            <text:p>6,49714</text:p>
          </table:table-cell>
          <table:table-cell table:style-name="ce2" office:value-type="float" office:value="28.4812">
            <text:p>28,481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644">
            <text:p>644</text:p>
          </table:table-cell>
          <table:table-cell table:style-name="ce2" office:value-type="float" office:value="0.00157016">
            <text:p>0,0015701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9666">
            <text:p>59,9666</text:p>
          </table:table-cell>
          <table:table-cell table:style-name="ce2" office:value-type="float" office:value="28.5302">
            <text:p>28,53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645">
            <text:p>645</text:p>
          </table:table-cell>
          <table:table-cell table:style-name="ce2" office:value-type="float" office:value="0.00186182">
            <text:p>0,00186182</text:p>
          </table:table-cell>
          <table:table-cell table:style-name="ce2" office:value-type="float" office:value="0.0502757">
            <text:p>0,0502757</text:p>
          </table:table-cell>
          <table:table-cell table:style-name="ce2" office:value-type="float" office:value="0.00468794">
            <text:p>0,00468794</text:p>
          </table:table-cell>
          <table:table-cell table:style-name="ce2" office:value-type="float" office:value="0.0258905">
            <text:p>0,0258905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8022">
            <text:p>0,0088022</text:p>
          </table:table-cell>
          <table:table-cell table:style-name="ce2" office:value-type="float" office:value="9.23258">
            <text:p>9,23258</text:p>
          </table:table-cell>
          <table:table-cell table:style-name="ce2" office:value-type="float" office:value="28.5002">
            <text:p>28,500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646">
            <text:p>646</text:p>
          </table:table-cell>
          <table:table-cell table:style-name="ce2" office:value-type="float" office:value="0.00165607">
            <text:p>0,00165607</text:p>
          </table:table-cell>
          <table:table-cell table:style-name="ce2" office:value-type="float" office:value="0.103729">
            <text:p>0,103729</text:p>
          </table:table-cell>
          <table:table-cell table:style-name="ce2" office:value-type="float" office:value="0.0047591">
            <text:p>0,0047591</text:p>
          </table:table-cell>
          <table:table-cell table:style-name="ce2" office:value-type="float" office:value="0.00503728">
            <text:p>0,00503728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91883">
            <text:p>0,00891883</text:p>
          </table:table-cell>
          <table:table-cell table:style-name="ce2" office:value-type="float" office:value="7.01253">
            <text:p>7,01253</text:p>
          </table:table-cell>
          <table:table-cell table:style-name="ce2" office:value-type="float" office:value="28.4669">
            <text:p>28,466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647">
            <text:p>647</text:p>
          </table:table-cell>
          <table:table-cell table:style-name="ce2" office:value-type="float" office:value="0.00167073">
            <text:p>0,001670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1.9674">
            <text:p>41,9674</text:p>
          </table:table-cell>
          <table:table-cell table:style-name="ce2" office:value-type="float" office:value="28.4878">
            <text:p>28,487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648">
            <text:p>648</text:p>
          </table:table-cell>
          <table:table-cell table:style-name="ce2" office:value-type="float" office:value="0.00163149">
            <text:p>0,00163149</text:p>
          </table:table-cell>
          <table:table-cell table:style-name="ce2" office:value-type="float" office:value="0.0910219">
            <text:p>0,0910219</text:p>
          </table:table-cell>
          <table:table-cell table:style-name="ce2" office:value-type="float" office:value="0.00480331">
            <text:p>0,00480331</text:p>
          </table:table-cell>
          <table:table-cell table:style-name="ce2" office:value-type="float" office:value="0.00255317">
            <text:p>0,00255317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80925">
            <text:p>0,00880925</text:p>
          </table:table-cell>
          <table:table-cell table:style-name="ce2" office:value-type="float" office:value="7.92771">
            <text:p>7,92771</text:p>
          </table:table-cell>
          <table:table-cell table:style-name="ce2" office:value-type="float" office:value="28.456">
            <text:p>28,45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49">
            <text:p>649</text:p>
          </table:table-cell>
          <table:table-cell table:style-name="ce2" office:value-type="float" office:value="0.00160481">
            <text:p>0,0016048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807">
            <text:p>57,807</text:p>
          </table:table-cell>
          <table:table-cell table:style-name="ce2" office:value-type="float" office:value="28.5013">
            <text:p>28,501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table:style-name="ce2" office:value-type="float" office:value="0.00160983">
            <text:p>0,00160983</text:p>
          </table:table-cell>
          <table:table-cell table:style-name="ce2" office:value-type="float" office:value="0.00891506">
            <text:p>0,00891506</text:p>
          </table:table-cell>
          <table:table-cell table:style-name="ce4" office:value-type="string">
            <text:p>5,4686e-05</text:p>
          </table:table-cell>
          <table:table-cell table:style-name="ce2" office:value-type="float" office:value="0.00255317">
            <text:p>0,002553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0913534">
            <text:p>0,00913534</text:p>
          </table:table-cell>
          <table:table-cell table:style-name="ce2" office:value-type="float" office:value="25.8284">
            <text:p>25,8284</text:p>
          </table:table-cell>
          <table:table-cell table:style-name="ce2" office:value-type="float" office:value="28.4972">
            <text:p>28,497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51">
            <text:p>651</text:p>
          </table:table-cell>
          <table:table-cell table:style-name="ce2" office:value-type="float" office:value="0.00161193">
            <text:p>0,00161193</text:p>
          </table:table-cell>
          <table:table-cell table:style-name="ce2" office:value-type="float" office:value="0.0387717">
            <text:p>0,0387717</text:p>
          </table:table-cell>
          <table:table-cell table:style-name="ce2" office:value-type="float" office:value="0.00431031">
            <text:p>0,00431031</text:p>
          </table:table-cell>
          <table:table-cell table:style-name="ce2" office:value-type="float" office:value="0.0933135">
            <text:p>0,0933135</text:p>
          </table:table-cell>
          <table:table-cell table:style-name="ce2" office:value-type="float" office:value="0.000003353">
            <text:p>0,000003353</text:p>
          </table:table-cell>
          <table:table-cell table:style-name="ce2" office:value-type="float" office:value="0.00877314">
            <text:p>0,00877314</text:p>
          </table:table-cell>
          <table:table-cell table:style-name="ce2" office:value-type="float" office:value="6.1153">
            <text:p>6,1153</text:p>
          </table:table-cell>
          <table:table-cell table:style-name="ce2" office:value-type="float" office:value="28.4627">
            <text:p>28,462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52">
            <text:p>652</text:p>
          </table:table-cell>
          <table:table-cell table:style-name="ce2" office:value-type="float" office:value="0.00169909">
            <text:p>0,0016990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177">
            <text:p>52,8177</text:p>
          </table:table-cell>
          <table:table-cell table:style-name="ce2" office:value-type="float" office:value="28.5002">
            <text:p>28,50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53">
            <text:p>653</text:p>
          </table:table-cell>
          <table:table-cell table:style-name="ce2" office:value-type="float" office:value="0.00171983">
            <text:p>0,0017198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3789">
            <text:p>53,3789</text:p>
          </table:table-cell>
          <table:table-cell table:style-name="ce2" office:value-type="float" office:value="28.5383">
            <text:p>28,538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table:style-name="ce2" office:value-type="float" office:value="0.0016319">
            <text:p>0,0016319</text:p>
          </table:table-cell>
          <table:table-cell table:style-name="ce2" office:value-type="float" office:value="0.0503211">
            <text:p>0,0503211</text:p>
          </table:table-cell>
          <table:table-cell table:style-name="ce2" office:value-type="float" office:value="0.0044238">
            <text:p>0,0044238</text:p>
          </table:table-cell>
          <table:table-cell table:style-name="ce2" office:value-type="float" office:value="0.0230697">
            <text:p>0,0230697</text:p>
          </table:table-cell>
          <table:table-cell table:style-name="ce2" office:value-type="float" office:value="0.000003142">
            <text:p>0,000003142</text:p>
          </table:table-cell>
          <table:table-cell table:style-name="ce2" office:value-type="float" office:value="0.0087721">
            <text:p>0,0087721</text:p>
          </table:table-cell>
          <table:table-cell table:style-name="ce2" office:value-type="float" office:value="9.33341">
            <text:p>9,33341</text:p>
          </table:table-cell>
          <table:table-cell table:style-name="ce2" office:value-type="float" office:value="28.5089">
            <text:p>28,5089</text:p>
          </table:table-cell>
          <table:table-cell table:style-name="ce7" office:value-type="float" office:value="1">
            <text:p>1</text:p>
          </table:table-cell>
          <table:table-cell table:number-columns-repeated="2" table:style-name="ce2" office:value-type="float" office:value="81">
            <text:p>81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655">
            <text:p>655</text:p>
          </table:table-cell>
          <table:table-cell table:style-name="ce2" office:value-type="float" office:value="0.00161849">
            <text:p>0,0016184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4077">
            <text:p>55,4077</text:p>
          </table:table-cell>
          <table:table-cell table:style-name="ce2" office:value-type="float" office:value="28.55">
            <text:p>28,55</text:p>
          </table:table-cell>
          <table:table-cell table:style-name="ce7" office:value-type="float" office:value="0">
            <text:p>0</text:p>
          </table:table-cell>
          <table:table-cell table:number-columns-repeated="2" table:style-name="ce2" office:value-type="float" office:value="81">
            <text:p>81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656">
            <text:p>656</text:p>
          </table:table-cell>
          <table:table-cell table:style-name="ce2" office:value-type="float" office:value="0.00342961">
            <text:p>0,0034296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2.0149">
            <text:p>42,0149</text:p>
          </table:table-cell>
          <table:table-cell table:style-name="ce2" office:value-type="float" office:value="28.5706">
            <text:p>28,5706</text:p>
          </table:table-cell>
          <table:table-cell table:style-name="ce7" office:value-type="float" office:value="0">
            <text:p>0</text:p>
          </table:table-cell>
          <table:table-cell table:number-columns-repeated="2" table:style-name="ce2" office:value-type="float" office:value="81">
            <text:p>81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table:style-name="ce2" office:value-type="float" office:value="0.00177326">
            <text:p>0,0017732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2705">
            <text:p>53,2705</text:p>
          </table:table-cell>
          <table:table-cell table:style-name="ce2" office:value-type="float" office:value="28.6082">
            <text:p>28,6082</text:p>
          </table:table-cell>
          <table:table-cell table:style-name="ce7" office:value-type="float" office:value="0">
            <text:p>0</text:p>
          </table:table-cell>
          <table:table-cell table:number-columns-repeated="2" table:style-name="ce2" office:value-type="float" office:value="81">
            <text:p>81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658">
            <text:p>658</text:p>
          </table:table-cell>
          <table:table-cell table:style-name="ce2" office:value-type="float" office:value="0.00159335">
            <text:p>0,0015933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865">
            <text:p>53,865</text:p>
          </table:table-cell>
          <table:table-cell table:style-name="ce2" office:value-type="float" office:value="28.6467">
            <text:p>28,6467</text:p>
          </table:table-cell>
          <table:table-cell table:style-name="ce7" office:value-type="float" office:value="0">
            <text:p>0</text:p>
          </table:table-cell>
          <table:table-cell table:number-columns-repeated="2" table:style-name="ce2" office:value-type="float" office:value="81">
            <text:p>81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659">
            <text:p>659</text:p>
          </table:table-cell>
          <table:table-cell table:style-name="ce2" office:value-type="float" office:value="0.0015731">
            <text:p>0,0015731</text:p>
          </table:table-cell>
          <table:table-cell table:style-name="ce2" office:value-type="float" office:value="0.0894107">
            <text:p>0,0894107</text:p>
          </table:table-cell>
          <table:table-cell table:style-name="ce2" office:value-type="float" office:value="0.00460811">
            <text:p>0,00460811</text:p>
          </table:table-cell>
          <table:table-cell table:style-name="ce2" office:value-type="float" office:value="0.00363278">
            <text:p>0,00363278</text:p>
          </table:table-cell>
          <table:table-cell table:style-name="ce2" office:value-type="float" office:value="0.000003702">
            <text:p>0,000003702</text:p>
          </table:table-cell>
          <table:table-cell table:style-name="ce2" office:value-type="float" office:value="0.00879039">
            <text:p>0,00879039</text:p>
          </table:table-cell>
          <table:table-cell table:style-name="ce2" office:value-type="float" office:value="8.01397">
            <text:p>8,01397</text:p>
          </table:table-cell>
          <table:table-cell table:style-name="ce2" office:value-type="float" office:value="28.6153">
            <text:p>28,615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table:style-name="ce2" office:value-type="float" office:value="0.00159615">
            <text:p>0,00159615</text:p>
          </table:table-cell>
          <table:table-cell table:style-name="ce2" office:value-type="float" office:value="0.0589006">
            <text:p>0,0589006</text:p>
          </table:table-cell>
          <table:table-cell table:style-name="ce2" office:value-type="float" office:value="0.00435193">
            <text:p>0,00435193</text:p>
          </table:table-cell>
          <table:table-cell table:style-name="ce2" office:value-type="float" office:value="0.0117409">
            <text:p>0,0117409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77">
            <text:p>0,00877</text:p>
          </table:table-cell>
          <table:table-cell table:style-name="ce2" office:value-type="float" office:value="9.67194">
            <text:p>9,67194</text:p>
          </table:table-cell>
          <table:table-cell table:style-name="ce2" office:value-type="float" office:value="28.5866">
            <text:p>28,586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661">
            <text:p>661</text:p>
          </table:table-cell>
          <table:table-cell table:style-name="ce2" office:value-type="float" office:value="0.00170943">
            <text:p>0,00170943</text:p>
          </table:table-cell>
          <table:table-cell table:style-name="ce2" office:value-type="float" office:value="0.104433">
            <text:p>0,104433</text:p>
          </table:table-cell>
          <table:table-cell table:style-name="ce2" office:value-type="float" office:value="0.00492735">
            <text:p>0,00492735</text:p>
          </table:table-cell>
          <table:table-cell table:style-name="ce2" office:value-type="float" office:value="0.0028426">
            <text:p>0,0028426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78613">
            <text:p>0,00878613</text:p>
          </table:table-cell>
          <table:table-cell table:style-name="ce2" office:value-type="float" office:value="6.82134">
            <text:p>6,82134</text:p>
          </table:table-cell>
          <table:table-cell table:style-name="ce2" office:value-type="float" office:value="28.5536">
            <text:p>28,553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62">
            <text:p>662</text:p>
          </table:table-cell>
          <table:table-cell table:style-name="ce2" office:value-type="float" office:value="0.00160299">
            <text:p>0,00160299</text:p>
          </table:table-cell>
          <table:table-cell table:style-name="ce2" office:value-type="float" office:value="0.105666">
            <text:p>0,105666</text:p>
          </table:table-cell>
          <table:table-cell table:style-name="ce2" office:value-type="float" office:value="0.00469723">
            <text:p>0,00469723</text:p>
          </table:table-cell>
          <table:table-cell table:style-name="ce2" office:value-type="float" office:value="0.00494837">
            <text:p>0,00494837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77447">
            <text:p>0,00877447</text:p>
          </table:table-cell>
          <table:table-cell table:style-name="ce2" office:value-type="float" office:value="6.63016">
            <text:p>6,63016</text:p>
          </table:table-cell>
          <table:table-cell table:style-name="ce2" office:value-type="float" office:value="28.5204">
            <text:p>28,520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table:style-name="ce2" office:value-type="float" office:value="0.00229965">
            <text:p>0,00229965</text:p>
          </table:table-cell>
          <table:table-cell table:style-name="ce2" office:value-type="float" office:value="0.0913856">
            <text:p>0,0913856</text:p>
          </table:table-cell>
          <table:table-cell table:style-name="ce2" office:value-type="float" office:value="0.00474248">
            <text:p>0,00474248</text:p>
          </table:table-cell>
          <table:table-cell table:style-name="ce2" office:value-type="float" office:value="0.0033472">
            <text:p>0,0033472</text:p>
          </table:table-cell>
          <table:table-cell table:style-name="ce2" office:value-type="float" office:value="0.000003422">
            <text:p>0,000003422</text:p>
          </table:table-cell>
          <table:table-cell table:style-name="ce2" office:value-type="float" office:value="0.00873955">
            <text:p>0,00873955</text:p>
          </table:table-cell>
          <table:table-cell table:style-name="ce2" office:value-type="float" office:value="7.81873">
            <text:p>7,81873</text:p>
          </table:table-cell>
          <table:table-cell table:style-name="ce2" office:value-type="float" office:value="28.4892">
            <text:p>28,489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664">
            <text:p>664</text:p>
          </table:table-cell>
          <table:table-cell table:style-name="ce2" office:value-type="float" office:value="0.0015673">
            <text:p>0,0015673</text:p>
          </table:table-cell>
          <table:table-cell table:style-name="ce2" office:value-type="float" office:value="0.100926">
            <text:p>0,100926</text:p>
          </table:table-cell>
          <table:table-cell table:style-name="ce2" office:value-type="float" office:value="0.00482671">
            <text:p>0,00482671</text:p>
          </table:table-cell>
          <table:table-cell table:style-name="ce2" office:value-type="float" office:value="0.00276647">
            <text:p>0,00276647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7714">
            <text:p>0,0087714</text:p>
          </table:table-cell>
          <table:table-cell table:style-name="ce2" office:value-type="float" office:value="7.35532">
            <text:p>7,35532</text:p>
          </table:table-cell>
          <table:table-cell table:style-name="ce2" office:value-type="float" office:value="28.4573">
            <text:p>28,457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665">
            <text:p>665</text:p>
          </table:table-cell>
          <table:table-cell table:style-name="ce2" office:value-type="float" office:value="0.00158364">
            <text:p>0,00158364</text:p>
          </table:table-cell>
          <table:table-cell table:style-name="ce2" office:value-type="float" office:value="0.100299">
            <text:p>0,100299</text:p>
          </table:table-cell>
          <table:table-cell table:style-name="ce2" office:value-type="float" office:value="0.00494439">
            <text:p>0,00494439</text:p>
          </table:table-cell>
          <table:table-cell table:style-name="ce2" office:value-type="float" office:value="0.00254675">
            <text:p>0,00254675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76909">
            <text:p>0,00876909</text:p>
          </table:table-cell>
          <table:table-cell table:style-name="ce2" office:value-type="float" office:value="7.36529">
            <text:p>7,36529</text:p>
          </table:table-cell>
          <table:table-cell table:style-name="ce2" office:value-type="float" office:value="28.4255">
            <text:p>28,425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66">
            <text:p>666</text:p>
          </table:table-cell>
          <table:table-cell table:style-name="ce2" office:value-type="float" office:value="0.00160453">
            <text:p>0,00160453</text:p>
          </table:table-cell>
          <table:table-cell table:style-name="ce2" office:value-type="float" office:value="0.0213789">
            <text:p>0,0213789</text:p>
          </table:table-cell>
          <table:table-cell table:style-name="ce2" office:value-type="float" office:value="0.00230978">
            <text:p>0,00230978</text:p>
          </table:table-cell>
          <table:table-cell table:style-name="ce2" office:value-type="float" office:value="0.10525">
            <text:p>0,10525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84191">
            <text:p>6,84191</text:p>
          </table:table-cell>
          <table:table-cell table:style-name="ce2" office:value-type="float" office:value="28.3931">
            <text:p>28,393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67">
            <text:p>667</text:p>
          </table:table-cell>
          <table:table-cell table:style-name="ce2" office:value-type="float" office:value="0.00158252">
            <text:p>0,00158252</text:p>
          </table:table-cell>
          <table:table-cell table:style-name="ce2" office:value-type="float" office:value="0.105946">
            <text:p>0,105946</text:p>
          </table:table-cell>
          <table:table-cell table:style-name="ce2" office:value-type="float" office:value="0.00487392">
            <text:p>0,00487392</text:p>
          </table:table-cell>
          <table:table-cell table:style-name="ce2" office:value-type="float" office:value="0.00506843">
            <text:p>0,00506843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74696">
            <text:p>0,00874696</text:p>
          </table:table-cell>
          <table:table-cell table:style-name="ce2" office:value-type="float" office:value="6.94222">
            <text:p>6,94222</text:p>
          </table:table-cell>
          <table:table-cell table:style-name="ce2" office:value-type="float" office:value="28.3609">
            <text:p>28,360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68">
            <text:p>668</text:p>
          </table:table-cell>
          <table:table-cell table:style-name="ce2" office:value-type="float" office:value="0.00169448">
            <text:p>0,00169448</text:p>
          </table:table-cell>
          <table:table-cell table:style-name="ce2" office:value-type="float" office:value="0.101068">
            <text:p>0,101068</text:p>
          </table:table-cell>
          <table:table-cell table:style-name="ce2" office:value-type="float" office:value="0.00477272">
            <text:p>0,00477272</text:p>
          </table:table-cell>
          <table:table-cell table:style-name="ce2" office:value-type="float" office:value="0.00407753">
            <text:p>0,00407753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78152">
            <text:p>0,00878152</text:p>
          </table:table-cell>
          <table:table-cell table:style-name="ce2" office:value-type="float" office:value="7.29315">
            <text:p>7,29315</text:p>
          </table:table-cell>
          <table:table-cell table:style-name="ce2" office:value-type="float" office:value="28.3293">
            <text:p>28,329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669">
            <text:p>669</text:p>
          </table:table-cell>
          <table:table-cell table:style-name="ce2" office:value-type="float" office:value="0.00165921">
            <text:p>0,00165921</text:p>
          </table:table-cell>
          <table:table-cell table:style-name="ce2" office:value-type="float" office:value="0.107662">
            <text:p>0,107662</text:p>
          </table:table-cell>
          <table:table-cell table:style-name="ce2" office:value-type="float" office:value="0.0049094">
            <text:p>0,0049094</text:p>
          </table:table-cell>
          <table:table-cell table:style-name="ce2" office:value-type="float" office:value="0.00230349">
            <text:p>0,00230349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81554">
            <text:p>0,00881554</text:p>
          </table:table-cell>
          <table:table-cell table:style-name="ce2" office:value-type="float" office:value="6.9936">
            <text:p>6,9936</text:p>
          </table:table-cell>
          <table:table-cell table:style-name="ce2" office:value-type="float" office:value="28.2973">
            <text:p>28,297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table:style-name="ce2" office:value-type="float" office:value="0.00228841">
            <text:p>0,00228841</text:p>
          </table:table-cell>
          <table:table-cell table:style-name="ce2" office:value-type="float" office:value="0.104622">
            <text:p>0,104622</text:p>
          </table:table-cell>
          <table:table-cell table:style-name="ce2" office:value-type="float" office:value="0.0050648">
            <text:p>0,0050648</text:p>
          </table:table-cell>
          <table:table-cell table:style-name="ce2" office:value-type="float" office:value="0.00348988">
            <text:p>0,00348988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82036">
            <text:p>0,00882036</text:p>
          </table:table-cell>
          <table:table-cell table:style-name="ce2" office:value-type="float" office:value="7.14862">
            <text:p>7,14862</text:p>
          </table:table-cell>
          <table:table-cell table:style-name="ce2" office:value-type="float" office:value="28.2657">
            <text:p>28,265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671">
            <text:p>671</text:p>
          </table:table-cell>
          <table:table-cell table:style-name="ce2" office:value-type="float" office:value="0.0015819">
            <text:p>0,0015819</text:p>
          </table:table-cell>
          <table:table-cell table:style-name="ce2" office:value-type="float" office:value="0.104233">
            <text:p>0,104233</text:p>
          </table:table-cell>
          <table:table-cell table:style-name="ce2" office:value-type="float" office:value="0.00497708">
            <text:p>0,00497708</text:p>
          </table:table-cell>
          <table:table-cell table:style-name="ce2" office:value-type="float" office:value="0.00247258">
            <text:p>0,00247258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81351">
            <text:p>0,00881351</text:p>
          </table:table-cell>
          <table:table-cell table:style-name="ce2" office:value-type="float" office:value="7.2393">
            <text:p>7,2393</text:p>
          </table:table-cell>
          <table:table-cell table:style-name="ce2" office:value-type="float" office:value="28.2343">
            <text:p>28,234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672">
            <text:p>672</text:p>
          </table:table-cell>
          <table:table-cell table:style-name="ce2" office:value-type="float" office:value="0.00162297">
            <text:p>0,0016229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5.415">
            <text:p>45,415</text:p>
          </table:table-cell>
          <table:table-cell table:style-name="ce2" office:value-type="float" office:value="28.2599">
            <text:p>28,259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table:style-name="ce2" office:value-type="float" office:value="0.00167136">
            <text:p>0,001671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3605">
            <text:p>51,3605</text:p>
          </table:table-cell>
          <table:table-cell table:style-name="ce2" office:value-type="float" office:value="28.2943">
            <text:p>28,294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674">
            <text:p>674</text:p>
          </table:table-cell>
          <table:table-cell table:style-name="ce2" office:value-type="float" office:value="0.00158755">
            <text:p>0,0015875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0609">
            <text:p>47,0609</text:p>
          </table:table-cell>
          <table:table-cell table:style-name="ce2" office:value-type="float" office:value="28.3222">
            <text:p>28,322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table:style-name="ce2" office:value-type="float" office:value="0.00163267">
            <text:p>0,00163267</text:p>
          </table:table-cell>
          <table:table-cell table:style-name="ce2" office:value-type="float" office:value="0.109292">
            <text:p>0,109292</text:p>
          </table:table-cell>
          <table:table-cell table:style-name="ce2" office:value-type="float" office:value="0.00494754">
            <text:p>0,00494754</text:p>
          </table:table-cell>
          <table:table-cell table:style-name="ce2" office:value-type="float" office:value="0.00384091">
            <text:p>0,00384091</text:p>
          </table:table-cell>
          <table:table-cell table:style-name="ce2" office:value-type="float" office:value="0.000003004">
            <text:p>0,000003004</text:p>
          </table:table-cell>
          <table:table-cell table:style-name="ce2" office:value-type="float" office:value="0.00879095">
            <text:p>0,00879095</text:p>
          </table:table-cell>
          <table:table-cell table:style-name="ce2" office:value-type="float" office:value="6.8871">
            <text:p>6,8871</text:p>
          </table:table-cell>
          <table:table-cell table:style-name="ce2" office:value-type="float" office:value="28.2904">
            <text:p>28,290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76">
            <text:p>676</text:p>
          </table:table-cell>
          <table:table-cell table:style-name="ce2" office:value-type="float" office:value="0.00203028">
            <text:p>0,0020302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0227">
            <text:p>50,0227</text:p>
          </table:table-cell>
          <table:table-cell table:style-name="ce2" office:value-type="float" office:value="28.3226">
            <text:p>28,322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77">
            <text:p>677</text:p>
          </table:table-cell>
          <table:table-cell table:style-name="ce2" office:value-type="float" office:value="0.00160495">
            <text:p>0,0016049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3158">
            <text:p>58,3158</text:p>
          </table:table-cell>
          <table:table-cell table:style-name="ce2" office:value-type="float" office:value="28.367">
            <text:p>28,36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table:style-name="ce2" office:value-type="float" office:value="0.00157715">
            <text:p>0,0015771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0207">
            <text:p>60,0207</text:p>
          </table:table-cell>
          <table:table-cell table:style-name="ce2" office:value-type="float" office:value="28.4137">
            <text:p>28,413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79">
            <text:p>679</text:p>
          </table:table-cell>
          <table:table-cell table:style-name="ce2" office:value-type="float" office:value="0.00242181">
            <text:p>0,0024218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3227">
            <text:p>57,3227</text:p>
          </table:table-cell>
          <table:table-cell table:style-name="ce2" office:value-type="float" office:value="28.4564">
            <text:p>28,456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table:style-name="ce2" office:value-type="float" office:value="0.00167981">
            <text:p>0,0016798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2117">
            <text:p>57,2117</text:p>
          </table:table-cell>
          <table:table-cell table:style-name="ce2" office:value-type="float" office:value="28.4987">
            <text:p>28,498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81">
            <text:p>681</text:p>
          </table:table-cell>
          <table:table-cell table:style-name="ce2" office:value-type="float" office:value="0.00160509">
            <text:p>0,0016050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3803">
            <text:p>52,3803</text:p>
          </table:table-cell>
          <table:table-cell table:style-name="ce2" office:value-type="float" office:value="28.5338">
            <text:p>28,533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82">
            <text:p>682</text:p>
          </table:table-cell>
          <table:table-cell table:style-name="ce2" office:value-type="float" office:value="0.00159335">
            <text:p>0,0015933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3368">
            <text:p>57,3368</text:p>
          </table:table-cell>
          <table:table-cell table:style-name="ce2" office:value-type="float" office:value="28.5761">
            <text:p>28,576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83">
            <text:p>683</text:p>
          </table:table-cell>
          <table:table-cell table:style-name="ce2" office:value-type="float" office:value="0.00159887">
            <text:p>0,0015988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1.7173">
            <text:p>41,7173</text:p>
          </table:table-cell>
          <table:table-cell table:style-name="ce2" office:value-type="float" office:value="28.5954">
            <text:p>28,595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84">
            <text:p>684</text:p>
          </table:table-cell>
          <table:table-cell table:style-name="ce2" office:value-type="float" office:value="0.00289505">
            <text:p>0,0028950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7534">
            <text:p>56,7534</text:p>
          </table:table-cell>
          <table:table-cell table:style-name="ce2" office:value-type="float" office:value="28.6366">
            <text:p>28,636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685">
            <text:p>685</text:p>
          </table:table-cell>
          <table:table-cell table:style-name="ce2" office:value-type="float" office:value="0.00165174">
            <text:p>0,00165174</text:p>
          </table:table-cell>
          <table:table-cell table:style-name="ce2" office:value-type="float" office:value="0.0217203">
            <text:p>0,0217203</text:p>
          </table:table-cell>
          <table:table-cell table:style-name="ce2" office:value-type="float" office:value="0.00398107">
            <text:p>0,00398107</text:p>
          </table:table-cell>
          <table:table-cell table:style-name="ce2" office:value-type="float" office:value="0.121536">
            <text:p>0,121536</text:p>
          </table:table-cell>
          <table:table-cell table:style-name="ce2" office:value-type="float" office:value="0.000002723">
            <text:p>0,0000027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90918">
            <text:p>5,90918</text:p>
          </table:table-cell>
          <table:table-cell table:style-name="ce2" office:value-type="float" office:value="28.6034">
            <text:p>28,603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86">
            <text:p>686</text:p>
          </table:table-cell>
          <table:table-cell table:style-name="ce2" office:value-type="float" office:value="0.00164461">
            <text:p>0,0016446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3863">
            <text:p>47,3863</text:p>
          </table:table-cell>
          <table:table-cell table:style-name="ce2" office:value-type="float" office:value="28.6308">
            <text:p>28,630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table:style-name="ce2" office:value-type="float" office:value="0.00169867">
            <text:p>0,0016986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128">
            <text:p>48,128</text:p>
          </table:table-cell>
          <table:table-cell table:style-name="ce2" office:value-type="float" office:value="28.6592">
            <text:p>28,659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88">
            <text:p>688</text:p>
          </table:table-cell>
          <table:table-cell table:style-name="ce2" office:value-type="float" office:value="0.001653">
            <text:p>0,00165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3375">
            <text:p>55,3375</text:p>
          </table:table-cell>
          <table:table-cell table:style-name="ce2" office:value-type="float" office:value="28.6981">
            <text:p>28,698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89">
            <text:p>689</text:p>
          </table:table-cell>
          <table:table-cell table:style-name="ce2" office:value-type="float" office:value="0.0016854">
            <text:p>0,001685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6212">
            <text:p>54,6212</text:p>
          </table:table-cell>
          <table:table-cell table:style-name="ce2" office:value-type="float" office:value="28.7358">
            <text:p>28,735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table:style-name="ce2" office:value-type="float" office:value="0.00706804">
            <text:p>0,0070680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29.9572">
            <text:p>29,9572</text:p>
          </table:table-cell>
          <table:table-cell table:style-name="ce2" office:value-type="float" office:value="28.7375">
            <text:p>28,737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91">
            <text:p>691</text:p>
          </table:table-cell>
          <table:table-cell table:style-name="ce2" office:value-type="float" office:value="0.00194025">
            <text:p>0,0019402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9108">
            <text:p>57,9108</text:p>
          </table:table-cell>
          <table:table-cell table:style-name="ce2" office:value-type="float" office:value="28.7798">
            <text:p>28,779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92">
            <text:p>692</text:p>
          </table:table-cell>
          <table:table-cell table:style-name="ce2" office:value-type="float" office:value="0.00212519">
            <text:p>0,0021251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3535">
            <text:p>52,3535</text:p>
          </table:table-cell>
          <table:table-cell table:style-name="ce2" office:value-type="float" office:value="28.8139">
            <text:p>28,813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93">
            <text:p>693</text:p>
          </table:table-cell>
          <table:table-cell table:style-name="ce2" office:value-type="float" office:value="0.00204725">
            <text:p>0,0020472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0352">
            <text:p>50,0352</text:p>
          </table:table-cell>
          <table:table-cell table:style-name="ce2" office:value-type="float" office:value="28.8446">
            <text:p>28,844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94">
            <text:p>694</text:p>
          </table:table-cell>
          <table:table-cell table:style-name="ce2" office:value-type="float" office:value="0.00198949">
            <text:p>0,0019894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5.2125">
            <text:p>35,2125</text:p>
          </table:table-cell>
          <table:table-cell table:style-name="ce2" office:value-type="float" office:value="28.8538">
            <text:p>28,853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95">
            <text:p>695</text:p>
          </table:table-cell>
          <table:table-cell table:style-name="ce2" office:value-type="float" office:value="0.00159915">
            <text:p>0,00159915</text:p>
          </table:table-cell>
          <table:table-cell table:style-name="ce2" office:value-type="float" office:value="0.113687">
            <text:p>0,113687</text:p>
          </table:table-cell>
          <table:table-cell table:style-name="ce2" office:value-type="float" office:value="0.00520232">
            <text:p>0,00520232</text:p>
          </table:table-cell>
          <table:table-cell table:style-name="ce2" office:value-type="float" office:value="0.00255276">
            <text:p>0,00255276</text:p>
          </table:table-cell>
          <table:table-cell table:style-name="ce2" office:value-type="float" office:value="0.000002305">
            <text:p>0,000002305</text:p>
          </table:table-cell>
          <table:table-cell table:style-name="ce2" office:value-type="float" office:value="0.00886267">
            <text:p>0,00886267</text:p>
          </table:table-cell>
          <table:table-cell table:style-name="ce2" office:value-type="float" office:value="6.72414">
            <text:p>6,72414</text:p>
          </table:table-cell>
          <table:table-cell table:style-name="ce2" office:value-type="float" office:value="28.8219">
            <text:p>28,821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696">
            <text:p>696</text:p>
          </table:table-cell>
          <table:table-cell table:style-name="ce2" office:value-type="float" office:value="0.00162331">
            <text:p>0,0016233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4545">
            <text:p>54,4545</text:p>
          </table:table-cell>
          <table:table-cell table:style-name="ce2" office:value-type="float" office:value="28.8588">
            <text:p>28,858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697">
            <text:p>697</text:p>
          </table:table-cell>
          <table:table-cell table:style-name="ce2" office:value-type="float" office:value="0.00194249">
            <text:p>0,0019424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7918">
            <text:p>51,7918</text:p>
          </table:table-cell>
          <table:table-cell table:style-name="ce2" office:value-type="float" office:value="28.8917">
            <text:p>28,891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698">
            <text:p>698</text:p>
          </table:table-cell>
          <table:table-cell table:style-name="ce2" office:value-type="float" office:value="0.00162478">
            <text:p>0,0016247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5277">
            <text:p>50,5277</text:p>
          </table:table-cell>
          <table:table-cell table:style-name="ce2" office:value-type="float" office:value="28.9228">
            <text:p>28,922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699">
            <text:p>699</text:p>
          </table:table-cell>
          <table:table-cell table:style-name="ce2" office:value-type="float" office:value="0.00163204">
            <text:p>0,0016320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5047">
            <text:p>54,5047</text:p>
          </table:table-cell>
          <table:table-cell table:style-name="ce2" office:value-type="float" office:value="28.9594">
            <text:p>28,959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table:style-name="ce2" office:value-type="float" office:value="0.00243487">
            <text:p>0,0024348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2825">
            <text:p>54,2825</text:p>
          </table:table-cell>
          <table:table-cell table:style-name="ce2" office:value-type="float" office:value="28.9956">
            <text:p>28,995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01">
            <text:p>701</text:p>
          </table:table-cell>
          <table:table-cell table:style-name="ce2" office:value-type="float" office:value="0.00168198">
            <text:p>0,0016819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7572">
            <text:p>51,7572</text:p>
          </table:table-cell>
          <table:table-cell table:style-name="ce2" office:value-type="float" office:value="29.0282">
            <text:p>29,028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02">
            <text:p>702</text:p>
          </table:table-cell>
          <table:table-cell table:style-name="ce2" office:value-type="float" office:value="0.00170642">
            <text:p>0,0017064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4093">
            <text:p>49,4093</text:p>
          </table:table-cell>
          <table:table-cell table:style-name="ce2" office:value-type="float" office:value="29.0572">
            <text:p>29,05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03">
            <text:p>703</text:p>
          </table:table-cell>
          <table:table-cell table:style-name="ce2" office:value-type="float" office:value="0.00244751">
            <text:p>0,0024475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5.9302">
            <text:p>45,9302</text:p>
          </table:table-cell>
          <table:table-cell table:style-name="ce2" office:value-type="float" office:value="29.0813">
            <text:p>29,081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04">
            <text:p>704</text:p>
          </table:table-cell>
          <table:table-cell table:style-name="ce2" office:value-type="float" office:value="0.00162003">
            <text:p>0,00162003</text:p>
          </table:table-cell>
          <table:table-cell table:style-name="ce2" office:value-type="float" office:value="0.0352144">
            <text:p>0,0352144</text:p>
          </table:table-cell>
          <table:table-cell table:style-name="ce2" office:value-type="float" office:value="0.00276794">
            <text:p>0,00276794</text:p>
          </table:table-cell>
          <table:table-cell table:style-name="ce2" office:value-type="float" office:value="0.0347143">
            <text:p>0,034714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76288">
            <text:p>0,00876288</text:p>
          </table:table-cell>
          <table:table-cell table:style-name="ce2" office:value-type="float" office:value="10.0805">
            <text:p>10,0805</text:p>
          </table:table-cell>
          <table:table-cell table:style-name="ce2" office:value-type="float" office:value="29.0542">
            <text:p>29,054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5">
            <text:p>705</text:p>
          </table:table-cell>
          <table:table-cell table:style-name="ce2" office:value-type="float" office:value="0.0016229">
            <text:p>0,001622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2524">
            <text:p>52,2524</text:p>
          </table:table-cell>
          <table:table-cell table:style-name="ce2" office:value-type="float" office:value="29.0872">
            <text:p>29,08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6">
            <text:p>706</text:p>
          </table:table-cell>
          <table:table-cell table:style-name="ce2" office:value-type="float" office:value="0.00215662">
            <text:p>0,0021566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037">
            <text:p>52,8037</text:p>
          </table:table-cell>
          <table:table-cell table:style-name="ce2" office:value-type="float" office:value="29.1208">
            <text:p>29,120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7">
            <text:p>707</text:p>
          </table:table-cell>
          <table:table-cell table:style-name="ce2" office:value-type="float" office:value="0.00160201">
            <text:p>0,0016020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9049">
            <text:p>49,9049</text:p>
          </table:table-cell>
          <table:table-cell table:style-name="ce2" office:value-type="float" office:value="29.1503">
            <text:p>29,150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8">
            <text:p>708</text:p>
          </table:table-cell>
          <table:table-cell table:style-name="ce2" office:value-type="float" office:value="0.00155711">
            <text:p>0,0015571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733">
            <text:p>57,733</text:p>
          </table:table-cell>
          <table:table-cell table:style-name="ce2" office:value-type="float" office:value="29.1907">
            <text:p>29,190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09">
            <text:p>709</text:p>
          </table:table-cell>
          <table:table-cell table:style-name="ce2" office:value-type="float" office:value="0.00165977">
            <text:p>0,0016597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1949">
            <text:p>54,1949</text:p>
          </table:table-cell>
          <table:table-cell table:style-name="ce2" office:value-type="float" office:value="29.226">
            <text:p>29,22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table:style-name="ce2" office:value-type="float" office:value="0.00342479">
            <text:p>0,0034247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4524">
            <text:p>53,4524</text:p>
          </table:table-cell>
          <table:table-cell table:style-name="ce2" office:value-type="float" office:value="29.2602">
            <text:p>29,26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1">
            <text:p>711</text:p>
          </table:table-cell>
          <table:table-cell table:style-name="ce2" office:value-type="float" office:value="0.00164133">
            <text:p>0,0016413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3341">
            <text:p>51,3341</text:p>
          </table:table-cell>
          <table:table-cell table:style-name="ce2" office:value-type="float" office:value="29.2913">
            <text:p>29,291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2">
            <text:p>712</text:p>
          </table:table-cell>
          <table:table-cell table:style-name="ce2" office:value-type="float" office:value="0.00196945">
            <text:p>0,0019694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1693">
            <text:p>55,1693</text:p>
          </table:table-cell>
          <table:table-cell table:style-name="ce2" office:value-type="float" office:value="29.3277">
            <text:p>29,327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3">
            <text:p>713</text:p>
          </table:table-cell>
          <table:table-cell table:style-name="ce2" office:value-type="float" office:value="0.00200569">
            <text:p>0,0020056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7483">
            <text:p>47,7483</text:p>
          </table:table-cell>
          <table:table-cell table:style-name="ce2" office:value-type="float" office:value="29.3535">
            <text:p>29,353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4">
            <text:p>714</text:p>
          </table:table-cell>
          <table:table-cell table:style-name="ce2" office:value-type="float" office:value="0.00188333">
            <text:p>0,0018833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9668">
            <text:p>48,9668</text:p>
          </table:table-cell>
          <table:table-cell table:style-name="ce2" office:value-type="float" office:value="29.381">
            <text:p>29,38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715">
            <text:p>715</text:p>
          </table:table-cell>
          <table:table-cell table:style-name="ce2" office:value-type="float" office:value="0.00181559">
            <text:p>0,00181559</text:p>
          </table:table-cell>
          <table:table-cell table:style-name="ce2" office:value-type="float" office:value="0.0206578">
            <text:p>0,0206578</text:p>
          </table:table-cell>
          <table:table-cell table:style-name="ce2" office:value-type="float" office:value="0.003884">
            <text:p>0,003884</text:p>
          </table:table-cell>
          <table:table-cell table:style-name="ce2" office:value-type="float" office:value="0.0998982">
            <text:p>0,0998982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98676">
            <text:p>6,98676</text:p>
          </table:table-cell>
          <table:table-cell table:style-name="ce2" office:value-type="float" office:value="29.3497">
            <text:p>29,349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16">
            <text:p>716</text:p>
          </table:table-cell>
          <table:table-cell table:style-name="ce2" office:value-type="float" office:value="0.00161368">
            <text:p>0,0016136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6.2873">
            <text:p>56,2873</text:p>
          </table:table-cell>
          <table:table-cell table:style-name="ce2" office:value-type="float" office:value="29.3874">
            <text:p>29,387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17">
            <text:p>717</text:p>
          </table:table-cell>
          <table:table-cell table:style-name="ce2" office:value-type="float" office:value="0.00159636">
            <text:p>0,001596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0872">
            <text:p>49,0872</text:p>
          </table:table-cell>
          <table:table-cell table:style-name="ce2" office:value-type="float" office:value="29.4149">
            <text:p>29,414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18">
            <text:p>718</text:p>
          </table:table-cell>
          <table:table-cell table:style-name="ce2" office:value-type="float" office:value="0.00189674">
            <text:p>0,0018967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5904">
            <text:p>53,5904</text:p>
          </table:table-cell>
          <table:table-cell table:style-name="ce2" office:value-type="float" office:value="29.4486">
            <text:p>29,448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19">
            <text:p>719</text:p>
          </table:table-cell>
          <table:table-cell table:style-name="ce2" office:value-type="float" office:value="0.00215313">
            <text:p>0,0021531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064">
            <text:p>52,8064</text:p>
          </table:table-cell>
          <table:table-cell table:style-name="ce2" office:value-type="float" office:value="29.4811">
            <text:p>29,481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table:style-name="ce2" office:value-type="float" office:value="0.00155075">
            <text:p>0,00155075</text:p>
          </table:table-cell>
          <table:table-cell table:style-name="ce2" office:value-type="float" office:value="0.0902475">
            <text:p>0,0902475</text:p>
          </table:table-cell>
          <table:table-cell table:style-name="ce2" office:value-type="float" office:value="0.00431177">
            <text:p>0,00431177</text:p>
          </table:table-cell>
          <table:table-cell table:style-name="ce2" office:value-type="float" office:value="0.00594674">
            <text:p>0,00594674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78816">
            <text:p>0,00878816</text:p>
          </table:table-cell>
          <table:table-cell table:style-name="ce2" office:value-type="float" office:value="7.92179">
            <text:p>7,92179</text:p>
          </table:table-cell>
          <table:table-cell table:style-name="ce2" office:value-type="float" office:value="29.4511">
            <text:p>29,451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721">
            <text:p>721</text:p>
          </table:table-cell>
          <table:table-cell table:style-name="ce2" office:value-type="float" office:value="0.00158197">
            <text:p>0,00158197</text:p>
          </table:table-cell>
          <table:table-cell table:style-name="ce2" office:value-type="float" office:value="0.0972119">
            <text:p>0,0972119</text:p>
          </table:table-cell>
          <table:table-cell table:style-name="ce2" office:value-type="float" office:value="0.0047253">
            <text:p>0,0047253</text:p>
          </table:table-cell>
          <table:table-cell table:style-name="ce2" office:value-type="float" office:value="0.00315919">
            <text:p>0,00315919</text:p>
          </table:table-cell>
          <table:table-cell table:style-name="ce2" office:value-type="float" office:value="0.000003283">
            <text:p>0,000003283</text:p>
          </table:table-cell>
          <table:table-cell table:style-name="ce2" office:value-type="float" office:value="0.008808">
            <text:p>0,008808</text:p>
          </table:table-cell>
          <table:table-cell table:style-name="ce2" office:value-type="float" office:value="7.59094">
            <text:p>7,59094</text:p>
          </table:table-cell>
          <table:table-cell table:style-name="ce2" office:value-type="float" office:value="29.4208">
            <text:p>29,420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722">
            <text:p>722</text:p>
          </table:table-cell>
          <table:table-cell table:style-name="ce2" office:value-type="float" office:value="0.00157212">
            <text:p>0,00157212</text:p>
          </table:table-cell>
          <table:table-cell table:style-name="ce2" office:value-type="float" office:value="0.0939577">
            <text:p>0,0939577</text:p>
          </table:table-cell>
          <table:table-cell table:style-name="ce2" office:value-type="float" office:value="0.00428383">
            <text:p>0,00428383</text:p>
          </table:table-cell>
          <table:table-cell table:style-name="ce2" office:value-type="float" office:value="0.00986888">
            <text:p>0,00986888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99796">
            <text:p>0,00899796</text:p>
          </table:table-cell>
          <table:table-cell table:style-name="ce2" office:value-type="float" office:value="7.39311">
            <text:p>7,39311</text:p>
          </table:table-cell>
          <table:table-cell table:style-name="ce2" office:value-type="float" office:value="29.3902">
            <text:p>29,390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723">
            <text:p>723</text:p>
          </table:table-cell>
          <table:table-cell table:style-name="ce2" office:value-type="float" office:value="0.00161172">
            <text:p>0,00161172</text:p>
          </table:table-cell>
          <table:table-cell table:style-name="ce2" office:value-type="float" office:value="0.10115">
            <text:p>0,10115</text:p>
          </table:table-cell>
          <table:table-cell table:style-name="ce2" office:value-type="float" office:value="0.00415128">
            <text:p>0,00415128</text:p>
          </table:table-cell>
          <table:table-cell table:style-name="ce2" office:value-type="float" office:value="0.00605409">
            <text:p>0,00605409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913241">
            <text:p>0,00913241</text:p>
          </table:table-cell>
          <table:table-cell table:style-name="ce2" office:value-type="float" office:value="7.03176">
            <text:p>7,03176</text:p>
          </table:table-cell>
          <table:table-cell table:style-name="ce2" office:value-type="float" office:value="29.3593">
            <text:p>29,359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724">
            <text:p>724</text:p>
          </table:table-cell>
          <table:table-cell table:style-name="ce2" office:value-type="float" office:value="0.00203035">
            <text:p>0,00203035</text:p>
          </table:table-cell>
          <table:table-cell table:style-name="ce2" office:value-type="float" office:value="0.101756">
            <text:p>0,101756</text:p>
          </table:table-cell>
          <table:table-cell table:style-name="ce2" office:value-type="float" office:value="0.00468465">
            <text:p>0,00468465</text:p>
          </table:table-cell>
          <table:table-cell table:style-name="ce2" office:value-type="float" office:value="0.00980379">
            <text:p>0,00980379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911222">
            <text:p>0,00911222</text:p>
          </table:table-cell>
          <table:table-cell table:style-name="ce2" office:value-type="float" office:value="6.86969">
            <text:p>6,86969</text:p>
          </table:table-cell>
          <table:table-cell table:style-name="ce2" office:value-type="float" office:value="29.3282">
            <text:p>29,328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table:style-name="ce2" office:value-type="float" office:value="0.0015879">
            <text:p>0,0015879</text:p>
          </table:table-cell>
          <table:table-cell table:style-name="ce2" office:value-type="float" office:value="0.100198">
            <text:p>0,100198</text:p>
          </table:table-cell>
          <table:table-cell table:style-name="ce2" office:value-type="float" office:value="0.00458674">
            <text:p>0,00458674</text:p>
          </table:table-cell>
          <table:table-cell table:style-name="ce2" office:value-type="float" office:value="0.0100221">
            <text:p>0,0100221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920797">
            <text:p>0,00920797</text:p>
          </table:table-cell>
          <table:table-cell table:style-name="ce2" office:value-type="float" office:value="7.02267">
            <text:p>7,02267</text:p>
          </table:table-cell>
          <table:table-cell table:style-name="ce2" office:value-type="float" office:value="29.2973">
            <text:p>29,297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726">
            <text:p>726</text:p>
          </table:table-cell>
          <table:table-cell table:style-name="ce2" office:value-type="float" office:value="0.00230782">
            <text:p>0,00230782</text:p>
          </table:table-cell>
          <table:table-cell table:style-name="ce2" office:value-type="float" office:value="0.112605">
            <text:p>0,112605</text:p>
          </table:table-cell>
          <table:table-cell table:style-name="ce2" office:value-type="float" office:value="0.00495452">
            <text:p>0,00495452</text:p>
          </table:table-cell>
          <table:table-cell table:style-name="ce2" office:value-type="float" office:value="0.0147801">
            <text:p>0,0147801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931392">
            <text:p>0,00931392</text:p>
          </table:table-cell>
          <table:table-cell table:style-name="ce2" office:value-type="float" office:value="6.19613">
            <text:p>6,19613</text:p>
          </table:table-cell>
          <table:table-cell table:style-name="ce2" office:value-type="float" office:value="29.2655">
            <text:p>29,265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727">
            <text:p>727</text:p>
          </table:table-cell>
          <table:table-cell table:style-name="ce2" office:value-type="float" office:value="0.00158211">
            <text:p>0,00158211</text:p>
          </table:table-cell>
          <table:table-cell table:style-name="ce2" office:value-type="float" office:value="0.121104">
            <text:p>0,121104</text:p>
          </table:table-cell>
          <table:table-cell table:style-name="ce2" office:value-type="float" office:value="0.00474102">
            <text:p>0,00474102</text:p>
          </table:table-cell>
          <table:table-cell table:style-name="ce2" office:value-type="float" office:value="0.00658942">
            <text:p>0,00658942</text:p>
          </table:table-cell>
          <table:table-cell table:style-name="ce2" office:value-type="float" office:value="0.000002515">
            <text:p>0,000002515</text:p>
          </table:table-cell>
          <table:table-cell table:style-name="ce2" office:value-type="float" office:value="0.00934521">
            <text:p>0,00934521</text:p>
          </table:table-cell>
          <table:table-cell table:style-name="ce2" office:value-type="float" office:value="6.30509">
            <text:p>6,30509</text:p>
          </table:table-cell>
          <table:table-cell table:style-name="ce2" office:value-type="float" office:value="29.2339">
            <text:p>29,233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728">
            <text:p>728</text:p>
          </table:table-cell>
          <table:table-cell table:style-name="ce2" office:value-type="float" office:value="0.0018019">
            <text:p>0,0018019</text:p>
          </table:table-cell>
          <table:table-cell table:style-name="ce2" office:value-type="float" office:value="0.128805">
            <text:p>0,128805</text:p>
          </table:table-cell>
          <table:table-cell table:style-name="ce2" office:value-type="float" office:value="0.0050018">
            <text:p>0,0050018</text:p>
          </table:table-cell>
          <table:table-cell table:style-name="ce2" office:value-type="float" office:value="0.00494362">
            <text:p>0,00494362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930624">
            <text:p>0,00930624</text:p>
          </table:table-cell>
          <table:table-cell table:style-name="ce2" office:value-type="float" office:value="5.98204">
            <text:p>5,98204</text:p>
          </table:table-cell>
          <table:table-cell table:style-name="ce2" office:value-type="float" office:value="29.2019">
            <text:p>29,201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729">
            <text:p>729</text:p>
          </table:table-cell>
          <table:table-cell table:style-name="ce2" office:value-type="float" office:value="0.00195625">
            <text:p>0,00195625</text:p>
          </table:table-cell>
          <table:table-cell table:style-name="ce2" office:value-type="float" office:value="0.124861">
            <text:p>0,124861</text:p>
          </table:table-cell>
          <table:table-cell table:style-name="ce2" office:value-type="float" office:value="0.00494572">
            <text:p>0,00494572</text:p>
          </table:table-cell>
          <table:table-cell table:style-name="ce2" office:value-type="float" office:value="0.00508044">
            <text:p>0,00508044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915825">
            <text:p>0,00915825</text:p>
          </table:table-cell>
          <table:table-cell table:style-name="ce2" office:value-type="float" office:value="6.16991">
            <text:p>6,16991</text:p>
          </table:table-cell>
          <table:table-cell table:style-name="ce2" office:value-type="float" office:value="29.1702">
            <text:p>29,170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table:style-name="ce2" office:value-type="float" office:value="0.00170049">
            <text:p>0,00170049</text:p>
          </table:table-cell>
          <table:table-cell table:style-name="ce2" office:value-type="float" office:value="0.118926">
            <text:p>0,118926</text:p>
          </table:table-cell>
          <table:table-cell table:style-name="ce2" office:value-type="float" office:value="0.00501158">
            <text:p>0,00501158</text:p>
          </table:table-cell>
          <table:table-cell table:style-name="ce2" office:value-type="float" office:value="0.00359283">
            <text:p>0,00359283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17669">
            <text:p>0,00917669</text:p>
          </table:table-cell>
          <table:table-cell table:style-name="ce2" office:value-type="float" office:value="6.37955">
            <text:p>6,37955</text:p>
          </table:table-cell>
          <table:table-cell table:style-name="ce2" office:value-type="float" office:value="29.139">
            <text:p>29,13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731">
            <text:p>731</text:p>
          </table:table-cell>
          <table:table-cell table:style-name="ce2" office:value-type="float" office:value="0.00160543">
            <text:p>0,00160543</text:p>
          </table:table-cell>
          <table:table-cell table:style-name="ce2" office:value-type="float" office:value="0.118119">
            <text:p>0,118119</text:p>
          </table:table-cell>
          <table:table-cell table:style-name="ce2" office:value-type="float" office:value="0.00509162">
            <text:p>0,00509162</text:p>
          </table:table-cell>
          <table:table-cell table:style-name="ce2" office:value-type="float" office:value="0.00383469">
            <text:p>0,00383469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1352">
            <text:p>0,0091352</text:p>
          </table:table-cell>
          <table:table-cell table:style-name="ce2" office:value-type="float" office:value="6.07139">
            <text:p>6,07139</text:p>
          </table:table-cell>
          <table:table-cell table:style-name="ce2" office:value-type="float" office:value="29.1074">
            <text:p>29,107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732">
            <text:p>732</text:p>
          </table:table-cell>
          <table:table-cell table:style-name="ce2" office:value-type="float" office:value="0.00207965">
            <text:p>0,00207965</text:p>
          </table:table-cell>
          <table:table-cell table:style-name="ce2" office:value-type="float" office:value="0.114679">
            <text:p>0,114679</text:p>
          </table:table-cell>
          <table:table-cell table:style-name="ce2" office:value-type="float" office:value="0.00503553">
            <text:p>0,00503553</text:p>
          </table:table-cell>
          <table:table-cell table:style-name="ce2" office:value-type="float" office:value="0.00363061">
            <text:p>0,00363061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46736">
            <text:p>0,00946736</text:p>
          </table:table-cell>
          <table:table-cell table:style-name="ce2" office:value-type="float" office:value="6.59018">
            <text:p>6,59018</text:p>
          </table:table-cell>
          <table:table-cell table:style-name="ce2" office:value-type="float" office:value="29.0766">
            <text:p>29,076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733">
            <text:p>733</text:p>
          </table:table-cell>
          <table:table-cell table:style-name="ce2" office:value-type="float" office:value="0.00175873">
            <text:p>0,00175873</text:p>
          </table:table-cell>
          <table:table-cell table:style-name="ce2" office:value-type="float" office:value="0.110642">
            <text:p>0,110642</text:p>
          </table:table-cell>
          <table:table-cell table:style-name="ce2" office:value-type="float" office:value="0.00496283">
            <text:p>0,00496283</text:p>
          </table:table-cell>
          <table:table-cell table:style-name="ce2" office:value-type="float" office:value="0.00602951">
            <text:p>0,00602951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962429">
            <text:p>0,00962429</text:p>
          </table:table-cell>
          <table:table-cell table:style-name="ce2" office:value-type="float" office:value="6.37808">
            <text:p>6,37808</text:p>
          </table:table-cell>
          <table:table-cell table:style-name="ce2" office:value-type="float" office:value="29.0456">
            <text:p>29,045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734">
            <text:p>734</text:p>
          </table:table-cell>
          <table:table-cell table:style-name="ce2" office:value-type="float" office:value="0.00191602">
            <text:p>0,00191602</text:p>
          </table:table-cell>
          <table:table-cell table:style-name="ce2" office:value-type="float" office:value="0.104205">
            <text:p>0,104205</text:p>
          </table:table-cell>
          <table:table-cell table:style-name="ce2" office:value-type="float" office:value="0.00477838">
            <text:p>0,00477838</text:p>
          </table:table-cell>
          <table:table-cell table:style-name="ce2" office:value-type="float" office:value="0.0129136">
            <text:p>0,0129136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927705">
            <text:p>0,00927705</text:p>
          </table:table-cell>
          <table:table-cell table:style-name="ce2" office:value-type="float" office:value="6.65177">
            <text:p>6,65177</text:p>
          </table:table-cell>
          <table:table-cell table:style-name="ce2" office:value-type="float" office:value="29.015">
            <text:p>29,01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table:style-name="ce2" office:value-type="float" office:value="0.00160809">
            <text:p>0,00160809</text:p>
          </table:table-cell>
          <table:table-cell table:style-name="ce2" office:value-type="float" office:value="0.109701">
            <text:p>0,109701</text:p>
          </table:table-cell>
          <table:table-cell table:style-name="ce2" office:value-type="float" office:value="0.00489823">
            <text:p>0,00489823</text:p>
          </table:table-cell>
          <table:table-cell table:style-name="ce2" office:value-type="float" office:value="0.00679504">
            <text:p>0,00679504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919652">
            <text:p>0,00919652</text:p>
          </table:table-cell>
          <table:table-cell table:style-name="ce2" office:value-type="float" office:value="6.68248">
            <text:p>6,68248</text:p>
          </table:table-cell>
          <table:table-cell table:style-name="ce2" office:value-type="float" office:value="28.9846">
            <text:p>28,984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736">
            <text:p>736</text:p>
          </table:table-cell>
          <table:table-cell table:style-name="ce2" office:value-type="float" office:value="0.00194884">
            <text:p>0,00194884</text:p>
          </table:table-cell>
          <table:table-cell table:style-name="ce2" office:value-type="float" office:value="0.102173">
            <text:p>0,102173</text:p>
          </table:table-cell>
          <table:table-cell table:style-name="ce2" office:value-type="float" office:value="0.00464268">
            <text:p>0,00464268</text:p>
          </table:table-cell>
          <table:table-cell table:style-name="ce2" office:value-type="float" office:value="0.00801118">
            <text:p>0,00801118</text:p>
          </table:table-cell>
          <table:table-cell table:style-name="ce2" office:value-type="float" office:value="0.000003004">
            <text:p>0,000003004</text:p>
          </table:table-cell>
          <table:table-cell table:style-name="ce2" office:value-type="float" office:value="0.00965649">
            <text:p>0,00965649</text:p>
          </table:table-cell>
          <table:table-cell table:style-name="ce2" office:value-type="float" office:value="6.98734">
            <text:p>6,98734</text:p>
          </table:table-cell>
          <table:table-cell table:style-name="ce2" office:value-type="float" office:value="28.9547">
            <text:p>28,954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737">
            <text:p>737</text:p>
          </table:table-cell>
          <table:table-cell table:style-name="ce2" office:value-type="float" office:value="0.00158672">
            <text:p>0,00158672</text:p>
          </table:table-cell>
          <table:table-cell table:style-name="ce2" office:value-type="float" office:value="0.0994833">
            <text:p>0,0994833</text:p>
          </table:table-cell>
          <table:table-cell table:style-name="ce2" office:value-type="float" office:value="0.00475708">
            <text:p>0,00475708</text:p>
          </table:table-cell>
          <table:table-cell table:style-name="ce2" office:value-type="float" office:value="0.00515852">
            <text:p>0,00515852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920252">
            <text:p>0,00920252</text:p>
          </table:table-cell>
          <table:table-cell table:style-name="ce2" office:value-type="float" office:value="7.28693">
            <text:p>7,28693</text:p>
          </table:table-cell>
          <table:table-cell table:style-name="ce2" office:value-type="float" office:value="28.9252">
            <text:p>28,925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738">
            <text:p>738</text:p>
          </table:table-cell>
          <table:table-cell table:style-name="ce2" office:value-type="float" office:value="0.00165251">
            <text:p>0,00165251</text:p>
          </table:table-cell>
          <table:table-cell table:style-name="ce2" office:value-type="float" office:value="0.116351">
            <text:p>0,116351</text:p>
          </table:table-cell>
          <table:table-cell table:style-name="ce2" office:value-type="float" office:value="0.00483782">
            <text:p>0,00483782</text:p>
          </table:table-cell>
          <table:table-cell table:style-name="ce2" office:value-type="float" office:value="0.00744777">
            <text:p>0,00744777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929353">
            <text:p>0,00929353</text:p>
          </table:table-cell>
          <table:table-cell table:style-name="ce2" office:value-type="float" office:value="6.32574">
            <text:p>6,32574</text:p>
          </table:table-cell>
          <table:table-cell table:style-name="ce2" office:value-type="float" office:value="28.8945">
            <text:p>28,894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739">
            <text:p>739</text:p>
          </table:table-cell>
          <table:table-cell table:style-name="ce2" office:value-type="float" office:value="0.00154781">
            <text:p>0,00154781</text:p>
          </table:table-cell>
          <table:table-cell table:style-name="ce2" office:value-type="float" office:value="0.100794">
            <text:p>0,100794</text:p>
          </table:table-cell>
          <table:table-cell table:style-name="ce2" office:value-type="float" office:value="0.0027671">
            <text:p>0,0027671</text:p>
          </table:table-cell>
          <table:table-cell table:style-name="ce2" office:value-type="float" office:value="0.122212">
            <text:p>0,122212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11142">
            <text:p>4,11142</text:p>
          </table:table-cell>
          <table:table-cell table:style-name="ce2" office:value-type="float" office:value="28.861">
            <text:p>28,86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table:style-name="ce2" office:value-type="float" office:value="0.00156842">
            <text:p>0,00156842</text:p>
          </table:table-cell>
          <table:table-cell table:style-name="ce2" office:value-type="float" office:value="0.108473">
            <text:p>0,108473</text:p>
          </table:table-cell>
          <table:table-cell table:style-name="ce2" office:value-type="float" office:value="0.00273707">
            <text:p>0,00273707</text:p>
          </table:table-cell>
          <table:table-cell table:style-name="ce2" office:value-type="float" office:value="0.122562">
            <text:p>0,122562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4117">
            <text:p>3,94117</text:p>
          </table:table-cell>
          <table:table-cell table:style-name="ce2" office:value-type="float" office:value="28.8272">
            <text:p>28,82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table:style-name="ce2" office:value-type="float" office:value="0.00156576">
            <text:p>0,00156576</text:p>
          </table:table-cell>
          <table:table-cell table:style-name="ce2" office:value-type="float" office:value="0.113364">
            <text:p>0,113364</text:p>
          </table:table-cell>
          <table:table-cell table:style-name="ce2" office:value-type="float" office:value="0.00500523">
            <text:p>0,00500523</text:p>
          </table:table-cell>
          <table:table-cell table:style-name="ce2" office:value-type="float" office:value="0.00476686">
            <text:p>0,00476686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89775">
            <text:p>0,0089775</text:p>
          </table:table-cell>
          <table:table-cell table:style-name="ce2" office:value-type="float" office:value="6.64421">
            <text:p>6,64421</text:p>
          </table:table-cell>
          <table:table-cell table:style-name="ce2" office:value-type="float" office:value="28.7973">
            <text:p>28,797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742">
            <text:p>742</text:p>
          </table:table-cell>
          <table:table-cell table:style-name="ce2" office:value-type="float" office:value="0.00187481">
            <text:p>0,00187481</text:p>
          </table:table-cell>
          <table:table-cell table:style-name="ce2" office:value-type="float" office:value="0.0899738">
            <text:p>0,0899738</text:p>
          </table:table-cell>
          <table:table-cell table:style-name="ce2" office:value-type="float" office:value="0.00478781">
            <text:p>0,00478781</text:p>
          </table:table-cell>
          <table:table-cell table:style-name="ce2" office:value-type="float" office:value="0.00245575">
            <text:p>0,00245575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87679">
            <text:p>0,00887679</text:p>
          </table:table-cell>
          <table:table-cell table:style-name="ce2" office:value-type="float" office:value="8.02047">
            <text:p>8,02047</text:p>
          </table:table-cell>
          <table:table-cell table:style-name="ce2" office:value-type="float" office:value="28.7692">
            <text:p>28,769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743">
            <text:p>743</text:p>
          </table:table-cell>
          <table:table-cell table:style-name="ce2" office:value-type="float" office:value="0.00158797">
            <text:p>0,00158797</text:p>
          </table:table-cell>
          <table:table-cell table:style-name="ce2" office:value-type="float" office:value="0.0986199">
            <text:p>0,0986199</text:p>
          </table:table-cell>
          <table:table-cell table:style-name="ce2" office:value-type="float" office:value="0.00486023">
            <text:p>0,00486023</text:p>
          </table:table-cell>
          <table:table-cell table:style-name="ce2" office:value-type="float" office:value="0.0029746">
            <text:p>0,0029746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78341">
            <text:p>0,00878341</text:p>
          </table:table-cell>
          <table:table-cell table:style-name="ce2" office:value-type="float" office:value="7.55149">
            <text:p>7,55149</text:p>
          </table:table-cell>
          <table:table-cell table:style-name="ce2" office:value-type="float" office:value="28.7406">
            <text:p>28,740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744">
            <text:p>744</text:p>
          </table:table-cell>
          <table:table-cell table:style-name="ce2" office:value-type="float" office:value="0.00193613">
            <text:p>0,00193613</text:p>
          </table:table-cell>
          <table:table-cell table:style-name="ce2" office:value-type="float" office:value="0.109595">
            <text:p>0,109595</text:p>
          </table:table-cell>
          <table:table-cell table:style-name="ce2" office:value-type="float" office:value="0.00494055">
            <text:p>0,00494055</text:p>
          </table:table-cell>
          <table:table-cell table:style-name="ce2" office:value-type="float" office:value="0.00560711">
            <text:p>0,00560711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78578">
            <text:p>0,00878578</text:p>
          </table:table-cell>
          <table:table-cell table:style-name="ce2" office:value-type="float" office:value="6.69941">
            <text:p>6,69941</text:p>
          </table:table-cell>
          <table:table-cell table:style-name="ce2" office:value-type="float" office:value="28.711">
            <text:p>28,71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745">
            <text:p>745</text:p>
          </table:table-cell>
          <table:table-cell table:style-name="ce2" office:value-type="float" office:value="0.00202602">
            <text:p>0,00202602</text:p>
          </table:table-cell>
          <table:table-cell table:style-name="ce2" office:value-type="float" office:value="0.125395">
            <text:p>0,125395</text:p>
          </table:table-cell>
          <table:table-cell table:style-name="ce2" office:value-type="float" office:value="0.00495354">
            <text:p>0,00495354</text:p>
          </table:table-cell>
          <table:table-cell table:style-name="ce2" office:value-type="float" office:value="0.00675704">
            <text:p>0,00675704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3523">
            <text:p>0,00883523</text:p>
          </table:table-cell>
          <table:table-cell table:style-name="ce2" office:value-type="float" office:value="6.04983">
            <text:p>6,04983</text:p>
          </table:table-cell>
          <table:table-cell table:style-name="ce2" office:value-type="float" office:value="28.6805">
            <text:p>28,680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746">
            <text:p>746</text:p>
          </table:table-cell>
          <table:table-cell table:style-name="ce2" office:value-type="float" office:value="0.00168058">
            <text:p>0,00168058</text:p>
          </table:table-cell>
          <table:table-cell table:style-name="ce2" office:value-type="float" office:value="0.0979784">
            <text:p>0,0979784</text:p>
          </table:table-cell>
          <table:table-cell table:style-name="ce2" office:value-type="float" office:value="0.00499936">
            <text:p>0,00499936</text:p>
          </table:table-cell>
          <table:table-cell table:style-name="ce2" office:value-type="float" office:value="0.00892428">
            <text:p>0,00892428</text:p>
          </table:table-cell>
          <table:table-cell table:style-name="ce2" office:value-type="float" office:value="0.000003142">
            <text:p>0,000003142</text:p>
          </table:table-cell>
          <table:table-cell table:style-name="ce2" office:value-type="float" office:value="0.00885206">
            <text:p>0,00885206</text:p>
          </table:table-cell>
          <table:table-cell table:style-name="ce2" office:value-type="float" office:value="7.24454">
            <text:p>7,24454</text:p>
          </table:table-cell>
          <table:table-cell table:style-name="ce2" office:value-type="float" office:value="28.6517">
            <text:p>28,651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747">
            <text:p>747</text:p>
          </table:table-cell>
          <table:table-cell table:style-name="ce2" office:value-type="float" office:value="0.00214726">
            <text:p>0,00214726</text:p>
          </table:table-cell>
          <table:table-cell table:style-name="ce2" office:value-type="float" office:value="0.12645">
            <text:p>0,12645</text:p>
          </table:table-cell>
          <table:table-cell table:style-name="ce2" office:value-type="float" office:value="0.00495298">
            <text:p>0,00495298</text:p>
          </table:table-cell>
          <table:table-cell table:style-name="ce2" office:value-type="float" office:value="0.00787108">
            <text:p>0,00787108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87337">
            <text:p>0,00887337</text:p>
          </table:table-cell>
          <table:table-cell table:style-name="ce2" office:value-type="float" office:value="5.98182">
            <text:p>5,98182</text:p>
          </table:table-cell>
          <table:table-cell table:style-name="ce2" office:value-type="float" office:value="28.6214">
            <text:p>28,621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table:style-name="ce2" office:value-type="float" office:value="0.00162031">
            <text:p>0,00162031</text:p>
          </table:table-cell>
          <table:table-cell table:style-name="ce2" office:value-type="float" office:value="0.136119">
            <text:p>0,136119</text:p>
          </table:table-cell>
          <table:table-cell table:style-name="ce2" office:value-type="float" office:value="0.00505705">
            <text:p>0,00505705</text:p>
          </table:table-cell>
          <table:table-cell table:style-name="ce2" office:value-type="float" office:value="0.0108775">
            <text:p>0,0108775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6617">
            <text:p>0,00886617</text:p>
          </table:table-cell>
          <table:table-cell table:style-name="ce2" office:value-type="float" office:value="5.62208">
            <text:p>5,62208</text:p>
          </table:table-cell>
          <table:table-cell table:style-name="ce2" office:value-type="float" office:value="28.5906">
            <text:p>28,590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749">
            <text:p>749</text:p>
          </table:table-cell>
          <table:table-cell table:style-name="ce2" office:value-type="float" office:value="0.00171557">
            <text:p>0,00171557</text:p>
          </table:table-cell>
          <table:table-cell table:style-name="ce2" office:value-type="float" office:value="0.113208">
            <text:p>0,113208</text:p>
          </table:table-cell>
          <table:table-cell table:style-name="ce2" office:value-type="float" office:value="0.00437882">
            <text:p>0,00437882</text:p>
          </table:table-cell>
          <table:table-cell table:style-name="ce2" office:value-type="float" office:value="0.0959016">
            <text:p>0,0959016</text:p>
          </table:table-cell>
          <table:table-cell table:style-name="ce2" office:value-type="float" office:value="0.000003212">
            <text:p>0,0000032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33873">
            <text:p>4,33873</text:p>
          </table:table-cell>
          <table:table-cell table:style-name="ce2" office:value-type="float" office:value="28.5581">
            <text:p>28,558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table:style-name="ce2" office:value-type="float" office:value="0.00196882">
            <text:p>0,00196882</text:p>
          </table:table-cell>
          <table:table-cell table:style-name="ce2" office:value-type="float" office:value="0.113817">
            <text:p>0,113817</text:p>
          </table:table-cell>
          <table:table-cell table:style-name="ce2" office:value-type="float" office:value="0.00469401">
            <text:p>0,00469401</text:p>
          </table:table-cell>
          <table:table-cell table:style-name="ce2" office:value-type="float" office:value="0.00827392">
            <text:p>0,00827392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83663">
            <text:p>0,00883663</text:p>
          </table:table-cell>
          <table:table-cell table:style-name="ce2" office:value-type="float" office:value="6.51258">
            <text:p>6,51258</text:p>
          </table:table-cell>
          <table:table-cell table:style-name="ce2" office:value-type="float" office:value="28.5287">
            <text:p>28,528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751">
            <text:p>751</text:p>
          </table:table-cell>
          <table:table-cell table:style-name="ce2" office:value-type="float" office:value="0.00166899">
            <text:p>0,00166899</text:p>
          </table:table-cell>
          <table:table-cell table:style-name="ce2" office:value-type="float" office:value="0.115658">
            <text:p>0,115658</text:p>
          </table:table-cell>
          <table:table-cell table:style-name="ce2" office:value-type="float" office:value="0.00511508">
            <text:p>0,00511508</text:p>
          </table:table-cell>
          <table:table-cell table:style-name="ce2" office:value-type="float" office:value="0.00277471">
            <text:p>0,00277471</text:p>
          </table:table-cell>
          <table:table-cell table:style-name="ce2" office:value-type="float" office:value="0.000003142">
            <text:p>0,000003142</text:p>
          </table:table-cell>
          <table:table-cell table:style-name="ce2" office:value-type="float" office:value="0.00882594">
            <text:p>0,00882594</text:p>
          </table:table-cell>
          <table:table-cell table:style-name="ce2" office:value-type="float" office:value="6.56768">
            <text:p>6,56768</text:p>
          </table:table-cell>
          <table:table-cell table:style-name="ce2" office:value-type="float" office:value="28.4994">
            <text:p>28,499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752">
            <text:p>752</text:p>
          </table:table-cell>
          <table:table-cell table:style-name="ce2" office:value-type="float" office:value="0.00169679">
            <text:p>0,00169679</text:p>
          </table:table-cell>
          <table:table-cell table:style-name="ce2" office:value-type="float" office:value="0.110246">
            <text:p>0,110246</text:p>
          </table:table-cell>
          <table:table-cell table:style-name="ce2" office:value-type="float" office:value="0.00486533">
            <text:p>0,00486533</text:p>
          </table:table-cell>
          <table:table-cell table:style-name="ce2" office:value-type="float" office:value="0.00368383">
            <text:p>0,00368383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93028">
            <text:p>0,00893028</text:p>
          </table:table-cell>
          <table:table-cell table:style-name="ce2" office:value-type="float" office:value="6.75329">
            <text:p>6,75329</text:p>
          </table:table-cell>
          <table:table-cell table:style-name="ce2" office:value-type="float" office:value="28.4705">
            <text:p>28,470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753">
            <text:p>753</text:p>
          </table:table-cell>
          <table:table-cell table:style-name="ce2" office:value-type="float" office:value="0.00162981">
            <text:p>0,00162981</text:p>
          </table:table-cell>
          <table:table-cell table:style-name="ce2" office:value-type="float" office:value="0.113384">
            <text:p>0,113384</text:p>
          </table:table-cell>
          <table:table-cell table:style-name="ce2" office:value-type="float" office:value="0.00501172">
            <text:p>0,00501172</text:p>
          </table:table-cell>
          <table:table-cell table:style-name="ce2" office:value-type="float" office:value="0.00353088">
            <text:p>0,00353088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84054">
            <text:p>0,00884054</text:p>
          </table:table-cell>
          <table:table-cell table:style-name="ce2" office:value-type="float" office:value="6.51063">
            <text:p>6,51063</text:p>
          </table:table-cell>
          <table:table-cell table:style-name="ce2" office:value-type="float" office:value="28.4413">
            <text:p>28,441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754">
            <text:p>754</text:p>
          </table:table-cell>
          <table:table-cell table:style-name="ce2" office:value-type="float" office:value="0.00163637">
            <text:p>0,00163637</text:p>
          </table:table-cell>
          <table:table-cell table:style-name="ce2" office:value-type="float" office:value="0.110193">
            <text:p>0,110193</text:p>
          </table:table-cell>
          <table:table-cell table:style-name="ce2" office:value-type="float" office:value="0.00505558">
            <text:p>0,00505558</text:p>
          </table:table-cell>
          <table:table-cell table:style-name="ce2" office:value-type="float" office:value="0.00384852">
            <text:p>0,00384852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8411">
            <text:p>0,0088411</text:p>
          </table:table-cell>
          <table:table-cell table:style-name="ce2" office:value-type="float" office:value="6.72283">
            <text:p>6,72283</text:p>
          </table:table-cell>
          <table:table-cell table:style-name="ce2" office:value-type="float" office:value="28.4124">
            <text:p>28,412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755">
            <text:p>755</text:p>
          </table:table-cell>
          <table:table-cell table:style-name="ce2" office:value-type="float" office:value="0.00181084">
            <text:p>0,00181084</text:p>
          </table:table-cell>
          <table:table-cell table:style-name="ce2" office:value-type="float" office:value="0.0942906">
            <text:p>0,0942906</text:p>
          </table:table-cell>
          <table:table-cell table:style-name="ce2" office:value-type="float" office:value="0.00505816">
            <text:p>0,00505816</text:p>
          </table:table-cell>
          <table:table-cell table:style-name="ce2" office:value-type="float" office:value="0.00296028">
            <text:p>0,00296028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82545">
            <text:p>0,00882545</text:p>
          </table:table-cell>
          <table:table-cell table:style-name="ce2" office:value-type="float" office:value="7.62107">
            <text:p>7,62107</text:p>
          </table:table-cell>
          <table:table-cell table:style-name="ce2" office:value-type="float" office:value="28.3848">
            <text:p>28,384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756">
            <text:p>756</text:p>
          </table:table-cell>
          <table:table-cell table:style-name="ce2" office:value-type="float" office:value="0.00159761">
            <text:p>0,0015976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7.7773">
            <text:p>37,7773</text:p>
          </table:table-cell>
          <table:table-cell table:style-name="ce2" office:value-type="float" office:value="28.3973">
            <text:p>28,397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757">
            <text:p>757</text:p>
          </table:table-cell>
          <table:table-cell table:style-name="ce2" office:value-type="float" office:value="0.0015724">
            <text:p>0,0015724</text:p>
          </table:table-cell>
          <table:table-cell table:style-name="ce2" office:value-type="float" office:value="0.114037">
            <text:p>0,114037</text:p>
          </table:table-cell>
          <table:table-cell table:style-name="ce2" office:value-type="float" office:value="0.00512046">
            <text:p>0,00512046</text:p>
          </table:table-cell>
          <table:table-cell table:style-name="ce2" office:value-type="float" office:value="0.00447848">
            <text:p>0,00447848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85143">
            <text:p>0,00885143</text:p>
          </table:table-cell>
          <table:table-cell table:style-name="ce2" office:value-type="float" office:value="6.53479">
            <text:p>6,53479</text:p>
          </table:table-cell>
          <table:table-cell table:style-name="ce2" office:value-type="float" office:value="28.3684">
            <text:p>28,368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758">
            <text:p>758</text:p>
          </table:table-cell>
          <table:table-cell table:style-name="ce2" office:value-type="float" office:value="0.00221996">
            <text:p>0,00221996</text:p>
          </table:table-cell>
          <table:table-cell table:style-name="ce2" office:value-type="float" office:value="0.0943545">
            <text:p>0,0943545</text:p>
          </table:table-cell>
          <table:table-cell table:style-name="ce2" office:value-type="float" office:value="0.00528032">
            <text:p>0,00528032</text:p>
          </table:table-cell>
          <table:table-cell table:style-name="ce2" office:value-type="float" office:value="0.00299792">
            <text:p>0,00299792</text:p>
          </table:table-cell>
          <table:table-cell table:style-name="ce2" office:value-type="float" office:value="0.000003283">
            <text:p>0,000003283</text:p>
          </table:table-cell>
          <table:table-cell table:style-name="ce2" office:value-type="float" office:value="0.00887099">
            <text:p>0,00887099</text:p>
          </table:table-cell>
          <table:table-cell table:style-name="ce2" office:value-type="float" office:value="7.5722">
            <text:p>7,5722</text:p>
          </table:table-cell>
          <table:table-cell table:style-name="ce2" office:value-type="float" office:value="28.3409">
            <text:p>28,340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759">
            <text:p>759</text:p>
          </table:table-cell>
          <table:table-cell table:style-name="ce2" office:value-type="float" office:value="0.00161731">
            <text:p>0,00161731</text:p>
          </table:table-cell>
          <table:table-cell table:style-name="ce2" office:value-type="float" office:value="0.0330119">
            <text:p>0,0330119</text:p>
          </table:table-cell>
          <table:table-cell table:style-name="ce2" office:value-type="float" office:value="0.00334042">
            <text:p>0,00334042</text:p>
          </table:table-cell>
          <table:table-cell table:style-name="ce2" office:value-type="float" office:value="0.0234772">
            <text:p>0,0234772</text:p>
          </table:table-cell>
          <table:table-cell table:style-name="ce2" office:value-type="float" office:value="0.000004121">
            <text:p>0,000004121</text:p>
          </table:table-cell>
          <table:table-cell table:style-name="ce2" office:value-type="float" office:value="0.00893776">
            <text:p>0,00893776</text:p>
          </table:table-cell>
          <table:table-cell table:style-name="ce2" office:value-type="float" office:value="11.4596">
            <text:p>11,4596</text:p>
          </table:table-cell>
          <table:table-cell table:style-name="ce2" office:value-type="float" office:value="28.3186">
            <text:p>28,318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table:style-name="ce2" office:value-type="float" office:value="0.00166543">
            <text:p>0,00166543</text:p>
          </table:table-cell>
          <table:table-cell table:style-name="ce2" office:value-type="float" office:value="0.0754694">
            <text:p>0,0754694</text:p>
          </table:table-cell>
          <table:table-cell table:style-name="ce2" office:value-type="float" office:value="0.00459288">
            <text:p>0,00459288</text:p>
          </table:table-cell>
          <table:table-cell table:style-name="ce2" office:value-type="float" office:value="0.0830288">
            <text:p>0,0830288</text:p>
          </table:table-cell>
          <table:table-cell table:style-name="ce2" office:value-type="float" office:value="0.000003283">
            <text:p>0,000003283</text:p>
          </table:table-cell>
          <table:table-cell table:style-name="ce2" office:value-type="float" office:value="0.00884661">
            <text:p>0,00884661</text:p>
          </table:table-cell>
          <table:table-cell table:style-name="ce2" office:value-type="float" office:value="5.19577">
            <text:p>5,19577</text:p>
          </table:table-cell>
          <table:table-cell table:style-name="ce2" office:value-type="float" office:value="28.2882">
            <text:p>28,288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761">
            <text:p>761</text:p>
          </table:table-cell>
          <table:table-cell table:style-name="ce2" office:value-type="float" office:value="0.00168296">
            <text:p>0,0016829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5773">
            <text:p>55,5773</text:p>
          </table:table-cell>
          <table:table-cell table:style-name="ce2" office:value-type="float" office:value="28.3241">
            <text:p>28,324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762">
            <text:p>762</text:p>
          </table:table-cell>
          <table:table-cell table:style-name="ce2" office:value-type="float" office:value="0.00161731">
            <text:p>0,00161731</text:p>
          </table:table-cell>
          <table:table-cell table:style-name="ce2" office:value-type="float" office:value="0.0793638">
            <text:p>0,0793638</text:p>
          </table:table-cell>
          <table:table-cell table:style-name="ce2" office:value-type="float" office:value="0.00499321">
            <text:p>0,00499321</text:p>
          </table:table-cell>
          <table:table-cell table:style-name="ce2" office:value-type="float" office:value="0.00556116">
            <text:p>0,00556116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92959">
            <text:p>0,00892959</text:p>
          </table:table-cell>
          <table:table-cell table:style-name="ce2" office:value-type="float" office:value="8.56641">
            <text:p>8,56641</text:p>
          </table:table-cell>
          <table:table-cell table:style-name="ce2" office:value-type="float" office:value="28.2981">
            <text:p>28,298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763">
            <text:p>763</text:p>
          </table:table-cell>
          <table:table-cell table:style-name="ce2" office:value-type="float" office:value="0.00158176">
            <text:p>0,00158176</text:p>
          </table:table-cell>
          <table:table-cell table:style-name="ce2" office:value-type="float" office:value="0.0650737">
            <text:p>0,0650737</text:p>
          </table:table-cell>
          <table:table-cell table:style-name="ce2" office:value-type="float" office:value="0.00430269">
            <text:p>0,00430269</text:p>
          </table:table-cell>
          <table:table-cell table:style-name="ce2" office:value-type="float" office:value="0.117498">
            <text:p>0,117498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85602">
            <text:p>4,85602</text:p>
          </table:table-cell>
          <table:table-cell table:style-name="ce2" office:value-type="float" office:value="28.2673">
            <text:p>28,267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64">
            <text:p>764</text:p>
          </table:table-cell>
          <table:table-cell table:style-name="ce2" office:value-type="float" office:value="0.00156863">
            <text:p>0,0015686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4.2431">
            <text:p>64,2431</text:p>
          </table:table-cell>
          <table:table-cell table:style-name="ce2" office:value-type="float" office:value="28.3145">
            <text:p>28,314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65">
            <text:p>765</text:p>
          </table:table-cell>
          <table:table-cell table:style-name="ce2" office:value-type="float" office:value="0.00162667">
            <text:p>0,0016266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5986">
            <text:p>55,5986</text:p>
          </table:table-cell>
          <table:table-cell table:style-name="ce2" office:value-type="float" office:value="28.3502">
            <text:p>28,35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66">
            <text:p>766</text:p>
          </table:table-cell>
          <table:table-cell table:style-name="ce2" office:value-type="float" office:value="0.00160006">
            <text:p>0,0016000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6635">
            <text:p>51,6635</text:p>
          </table:table-cell>
          <table:table-cell table:style-name="ce2" office:value-type="float" office:value="28.3807">
            <text:p>28,380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67">
            <text:p>767</text:p>
          </table:table-cell>
          <table:table-cell table:style-name="ce2" office:value-type="float" office:value="0.00173289">
            <text:p>0,00173289</text:p>
          </table:table-cell>
          <table:table-cell table:style-name="ce2" office:value-type="float" office:value="0.0306663">
            <text:p>0,0306663</text:p>
          </table:table-cell>
          <table:table-cell table:style-name="ce2" office:value-type="float" office:value="0.00465253">
            <text:p>0,00465253</text:p>
          </table:table-cell>
          <table:table-cell table:style-name="ce2" office:value-type="float" office:value="0.122603">
            <text:p>0,12260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65838">
            <text:p>5,65838</text:p>
          </table:table-cell>
          <table:table-cell table:style-name="ce2" office:value-type="float" office:value="28.351">
            <text:p>28,35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table:style-name="ce2" office:value-type="float" office:value="0.00166403">
            <text:p>0,0016640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6.1593">
            <text:p>66,1593</text:p>
          </table:table-cell>
          <table:table-cell table:style-name="ce2" office:value-type="float" office:value="28.4003">
            <text:p>28,400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69">
            <text:p>769</text:p>
          </table:table-cell>
          <table:table-cell table:style-name="ce2" office:value-type="float" office:value="0.00161151">
            <text:p>0,0016115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6918">
            <text:p>47,6918</text:p>
          </table:table-cell>
          <table:table-cell table:style-name="ce2" office:value-type="float" office:value="28.4254">
            <text:p>28,425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table:style-name="ce2" office:value-type="float" office:value="0.00164615">
            <text:p>0,0016461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0268">
            <text:p>55,0268</text:p>
          </table:table-cell>
          <table:table-cell table:style-name="ce2" office:value-type="float" office:value="28.46">
            <text:p>28,4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71">
            <text:p>771</text:p>
          </table:table-cell>
          <table:table-cell table:style-name="ce2" office:value-type="float" office:value="0.00196253">
            <text:p>0,0019625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666">
            <text:p>54,666</text:p>
          </table:table-cell>
          <table:table-cell table:style-name="ce2" office:value-type="float" office:value="28.4941">
            <text:p>28,494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72">
            <text:p>772</text:p>
          </table:table-cell>
          <table:table-cell table:style-name="ce2" office:value-type="float" office:value="0.00163183">
            <text:p>0,00163183</text:p>
          </table:table-cell>
          <table:table-cell table:style-name="ce2" office:value-type="float" office:value="0.105483">
            <text:p>0,105483</text:p>
          </table:table-cell>
          <table:table-cell table:style-name="ce2" office:value-type="float" office:value="0.00508463">
            <text:p>0,00508463</text:p>
          </table:table-cell>
          <table:table-cell table:style-name="ce2" office:value-type="float" office:value="0.00927921">
            <text:p>0,00927921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900236">
            <text:p>0,00900236</text:p>
          </table:table-cell>
          <table:table-cell table:style-name="ce2" office:value-type="float" office:value="6.78307">
            <text:p>6,78307</text:p>
          </table:table-cell>
          <table:table-cell table:style-name="ce2" office:value-type="float" office:value="28.4659">
            <text:p>28,465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773">
            <text:p>773</text:p>
          </table:table-cell>
          <table:table-cell table:style-name="ce2" office:value-type="float" office:value="0.00183989">
            <text:p>0,00183989</text:p>
          </table:table-cell>
          <table:table-cell table:style-name="ce2" office:value-type="float" office:value="0.0944077">
            <text:p>0,0944077</text:p>
          </table:table-cell>
          <table:table-cell table:style-name="ce2" office:value-type="float" office:value="0.00476839">
            <text:p>0,00476839</text:p>
          </table:table-cell>
          <table:table-cell table:style-name="ce2" office:value-type="float" office:value="0.00492071">
            <text:p>0,00492071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902987">
            <text:p>0,00902987</text:p>
          </table:table-cell>
          <table:table-cell table:style-name="ce2" office:value-type="float" office:value="7.59861">
            <text:p>7,59861</text:p>
          </table:table-cell>
          <table:table-cell table:style-name="ce2" office:value-type="float" office:value="28.4389">
            <text:p>28,438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774">
            <text:p>774</text:p>
          </table:table-cell>
          <table:table-cell table:style-name="ce2" office:value-type="float" office:value="0.00158141">
            <text:p>0,00158141</text:p>
          </table:table-cell>
          <table:table-cell table:style-name="ce2" office:value-type="float" office:value="0.0988633">
            <text:p>0,0988633</text:p>
          </table:table-cell>
          <table:table-cell table:style-name="ce2" office:value-type="float" office:value="0.00503232">
            <text:p>0,00503232</text:p>
          </table:table-cell>
          <table:table-cell table:style-name="ce2" office:value-type="float" office:value="0.00496562">
            <text:p>0,00496562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87818">
            <text:p>0,00887818</text:p>
          </table:table-cell>
          <table:table-cell table:style-name="ce2" office:value-type="float" office:value="7.38902">
            <text:p>7,38902</text:p>
          </table:table-cell>
          <table:table-cell table:style-name="ce2" office:value-type="float" office:value="28.4116">
            <text:p>28,411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table:style-name="ce2" office:value-type="float" office:value="0.00156716">
            <text:p>0,0015671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441">
            <text:p>60,441</text:p>
          </table:table-cell>
          <table:table-cell table:style-name="ce2" office:value-type="float" office:value="28.453">
            <text:p>28,45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776">
            <text:p>776</text:p>
          </table:table-cell>
          <table:table-cell table:style-name="ce2" office:value-type="float" office:value="0.00156248">
            <text:p>0,00156248</text:p>
          </table:table-cell>
          <table:table-cell table:style-name="ce2" office:value-type="float" office:value="0.114639">
            <text:p>0,114639</text:p>
          </table:table-cell>
          <table:table-cell table:style-name="ce2" office:value-type="float" office:value="0.00530086">
            <text:p>0,00530086</text:p>
          </table:table-cell>
          <table:table-cell table:style-name="ce2" office:value-type="float" office:value="0.00651561">
            <text:p>0,00651561</text:p>
          </table:table-cell>
          <table:table-cell table:style-name="ce2" office:value-type="float" office:value="0.000003212">
            <text:p>0,000003212</text:p>
          </table:table-cell>
          <table:table-cell table:style-name="ce2" office:value-type="float" office:value="0.00895333">
            <text:p>0,00895333</text:p>
          </table:table-cell>
          <table:table-cell table:style-name="ce2" office:value-type="float" office:value="6.49051">
            <text:p>6,49051</text:p>
          </table:table-cell>
          <table:table-cell table:style-name="ce2" office:value-type="float" office:value="28.4247">
            <text:p>28,424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777">
            <text:p>777</text:p>
          </table:table-cell>
          <table:table-cell table:style-name="ce2" office:value-type="float" office:value="0.00155173">
            <text:p>0,00155173</text:p>
          </table:table-cell>
          <table:table-cell table:style-name="ce2" office:value-type="float" office:value="0.107663">
            <text:p>0,107663</text:p>
          </table:table-cell>
          <table:table-cell table:style-name="ce2" office:value-type="float" office:value="0.00537817">
            <text:p>0,00537817</text:p>
          </table:table-cell>
          <table:table-cell table:style-name="ce2" office:value-type="float" office:value="0.00783511">
            <text:p>0,00783511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83098">
            <text:p>0,00883098</text:p>
          </table:table-cell>
          <table:table-cell table:style-name="ce2" office:value-type="float" office:value="6.72097">
            <text:p>6,72097</text:p>
          </table:table-cell>
          <table:table-cell table:style-name="ce2" office:value-type="float" office:value="28.3967">
            <text:p>28,396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778">
            <text:p>778</text:p>
          </table:table-cell>
          <table:table-cell table:style-name="ce2" office:value-type="float" office:value="0.00156625">
            <text:p>0,00156625</text:p>
          </table:table-cell>
          <table:table-cell table:style-name="ce2" office:value-type="float" office:value="0.0911764">
            <text:p>0,0911764</text:p>
          </table:table-cell>
          <table:table-cell table:style-name="ce2" office:value-type="float" office:value="0.00515748">
            <text:p>0,00515748</text:p>
          </table:table-cell>
          <table:table-cell table:style-name="ce2" office:value-type="float" office:value="0.00486051">
            <text:p>0,00486051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85807">
            <text:p>0,00885807</text:p>
          </table:table-cell>
          <table:table-cell table:style-name="ce2" office:value-type="float" office:value="7.83417">
            <text:p>7,83417</text:p>
          </table:table-cell>
          <table:table-cell table:style-name="ce2" office:value-type="float" office:value="28.3702">
            <text:p>28,370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table:style-name="ce2" office:value-type="float" office:value="0.00161172">
            <text:p>0,00161172</text:p>
          </table:table-cell>
          <table:table-cell table:style-name="ce2" office:value-type="float" office:value="0.102031">
            <text:p>0,102031</text:p>
          </table:table-cell>
          <table:table-cell table:style-name="ce2" office:value-type="float" office:value="0.0048721">
            <text:p>0,0048721</text:p>
          </table:table-cell>
          <table:table-cell table:style-name="ce2" office:value-type="float" office:value="0.00731961">
            <text:p>0,00731961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.59209">
            <text:p>7,59209</text:p>
          </table:table-cell>
          <table:table-cell table:style-name="ce2" office:value-type="float" office:value="28.3435">
            <text:p>28,343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table:style-name="ce2" office:value-type="float" office:value="0.00159636">
            <text:p>0,00159636</text:p>
          </table:table-cell>
          <table:table-cell table:style-name="ce2" office:value-type="float" office:value="0.0165932">
            <text:p>0,0165932</text:p>
          </table:table-cell>
          <table:table-cell table:style-name="ce2" office:value-type="float" office:value="0.00258852">
            <text:p>0,00258852</text:p>
          </table:table-cell>
          <table:table-cell table:style-name="ce2" office:value-type="float" office:value="0.123085">
            <text:p>0,123085</text:p>
          </table:table-cell>
          <table:table-cell table:style-name="ce2" office:value-type="float" office:value="0.000003283">
            <text:p>0,0000032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08776">
            <text:p>6,08776</text:p>
          </table:table-cell>
          <table:table-cell table:style-name="ce2" office:value-type="float" office:value="28.315">
            <text:p>28,31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81">
            <text:p>781</text:p>
          </table:table-cell>
          <table:table-cell table:style-name="ce2" office:value-type="float" office:value="0.00159796">
            <text:p>0,00159796</text:p>
          </table:table-cell>
          <table:table-cell table:style-name="ce2" office:value-type="float" office:value="0.108729">
            <text:p>0,108729</text:p>
          </table:table-cell>
          <table:table-cell table:style-name="ce2" office:value-type="float" office:value="0.0049087">
            <text:p>0,0049087</text:p>
          </table:table-cell>
          <table:table-cell table:style-name="ce2" office:value-type="float" office:value="0.00904462">
            <text:p>0,00904462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7057">
            <text:p>0,00887057</text:p>
          </table:table-cell>
          <table:table-cell table:style-name="ce2" office:value-type="float" office:value="6.56853">
            <text:p>6,56853</text:p>
          </table:table-cell>
          <table:table-cell table:style-name="ce2" office:value-type="float" office:value="28.2871">
            <text:p>28,287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782">
            <text:p>782</text:p>
          </table:table-cell>
          <table:table-cell table:style-name="ce2" office:value-type="float" office:value="0.00193334">
            <text:p>0,00193334</text:p>
          </table:table-cell>
          <table:table-cell table:style-name="ce2" office:value-type="float" office:value="0.120089">
            <text:p>0,120089</text:p>
          </table:table-cell>
          <table:table-cell table:style-name="ce2" office:value-type="float" office:value="0.00501828">
            <text:p>0,00501828</text:p>
          </table:table-cell>
          <table:table-cell table:style-name="ce2" office:value-type="float" office:value="0.013784">
            <text:p>0,013784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90703">
            <text:p>0,00890703</text:p>
          </table:table-cell>
          <table:table-cell table:style-name="ce2" office:value-type="float" office:value="5.93394">
            <text:p>5,93394</text:p>
          </table:table-cell>
          <table:table-cell table:style-name="ce2" office:value-type="float" office:value="28.2585">
            <text:p>28,258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783">
            <text:p>783</text:p>
          </table:table-cell>
          <table:table-cell table:style-name="ce2" office:value-type="float" office:value="0.00197915">
            <text:p>0,00197915</text:p>
          </table:table-cell>
          <table:table-cell table:style-name="ce2" office:value-type="float" office:value="0.112881">
            <text:p>0,112881</text:p>
          </table:table-cell>
          <table:table-cell table:style-name="ce2" office:value-type="float" office:value="0.00504594">
            <text:p>0,00504594</text:p>
          </table:table-cell>
          <table:table-cell table:style-name="ce2" office:value-type="float" office:value="0.00433084">
            <text:p>0,00433084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.18452">
            <text:p>7,18452</text:p>
          </table:table-cell>
          <table:table-cell table:style-name="ce2" office:value-type="float" office:value="28.2315">
            <text:p>28,231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784">
            <text:p>784</text:p>
          </table:table-cell>
          <table:table-cell table:style-name="ce2" office:value-type="float" office:value="0.00155187">
            <text:p>0,00155187</text:p>
          </table:table-cell>
          <table:table-cell table:style-name="ce2" office:value-type="float" office:value="0.127975">
            <text:p>0,127975</text:p>
          </table:table-cell>
          <table:table-cell table:style-name="ce2" office:value-type="float" office:value="0.00504901">
            <text:p>0,00504901</text:p>
          </table:table-cell>
          <table:table-cell table:style-name="ce2" office:value-type="float" office:value="0.0036656">
            <text:p>0,0036656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86631">
            <text:p>0,00886631</text:p>
          </table:table-cell>
          <table:table-cell table:style-name="ce2" office:value-type="float" office:value="6.13222">
            <text:p>6,13222</text:p>
          </table:table-cell>
          <table:table-cell table:style-name="ce2" office:value-type="float" office:value="28.2033">
            <text:p>28,203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785">
            <text:p>785</text:p>
          </table:table-cell>
          <table:table-cell table:style-name="ce2" office:value-type="float" office:value="0.00194137">
            <text:p>0,00194137</text:p>
          </table:table-cell>
          <table:table-cell table:style-name="ce2" office:value-type="float" office:value="0.106089">
            <text:p>0,106089</text:p>
          </table:table-cell>
          <table:table-cell table:style-name="ce2" office:value-type="float" office:value="0.00474478">
            <text:p>0,00474478</text:p>
          </table:table-cell>
          <table:table-cell table:style-name="ce2" office:value-type="float" office:value="0.00690091">
            <text:p>0,00690091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81093">
            <text:p>0,00881093</text:p>
          </table:table-cell>
          <table:table-cell table:style-name="ce2" office:value-type="float" office:value="6.90245">
            <text:p>6,90245</text:p>
          </table:table-cell>
          <table:table-cell table:style-name="ce2" office:value-type="float" office:value="28.1761">
            <text:p>28,176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786">
            <text:p>786</text:p>
          </table:table-cell>
          <table:table-cell table:style-name="ce2" office:value-type="float" office:value="0.0015761">
            <text:p>0,0015761</text:p>
          </table:table-cell>
          <table:table-cell table:style-name="ce2" office:value-type="float" office:value="0.11172">
            <text:p>0,11172</text:p>
          </table:table-cell>
          <table:table-cell table:style-name="ce2" office:value-type="float" office:value="0.00498239">
            <text:p>0,00498239</text:p>
          </table:table-cell>
          <table:table-cell table:style-name="ce2" office:value-type="float" office:value="0.00400566">
            <text:p>0,00400566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80443">
            <text:p>0,00880443</text:p>
          </table:table-cell>
          <table:table-cell table:style-name="ce2" office:value-type="float" office:value="6.62853">
            <text:p>6,62853</text:p>
          </table:table-cell>
          <table:table-cell table:style-name="ce2" office:value-type="float" office:value="28.1487">
            <text:p>28,148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787">
            <text:p>787</text:p>
          </table:table-cell>
          <table:table-cell table:style-name="ce2" office:value-type="float" office:value="0.00159168">
            <text:p>0,00159168</text:p>
          </table:table-cell>
          <table:table-cell table:style-name="ce2" office:value-type="float" office:value="0.100012">
            <text:p>0,100012</text:p>
          </table:table-cell>
          <table:table-cell table:style-name="ce2" office:value-type="float" office:value="0.00495291">
            <text:p>0,00495291</text:p>
          </table:table-cell>
          <table:table-cell table:style-name="ce2" office:value-type="float" office:value="0.00228254">
            <text:p>0,00228254</text:p>
          </table:table-cell>
          <table:table-cell table:style-name="ce2" office:value-type="float" office:value="0.000003492">
            <text:p>0,000003492</text:p>
          </table:table-cell>
          <table:table-cell table:style-name="ce2" office:value-type="float" office:value="0.00901605">
            <text:p>0,00901605</text:p>
          </table:table-cell>
          <table:table-cell table:style-name="ce2" office:value-type="float" office:value="6.99722">
            <text:p>6,99722</text:p>
          </table:table-cell>
          <table:table-cell table:style-name="ce2" office:value-type="float" office:value="28.1218">
            <text:p>28,121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88">
            <text:p>788</text:p>
          </table:table-cell>
          <table:table-cell table:style-name="ce2" office:value-type="float" office:value="0.00159496">
            <text:p>0,00159496</text:p>
          </table:table-cell>
          <table:table-cell table:style-name="ce2" office:value-type="float" office:value="0.0944433">
            <text:p>0,0944433</text:p>
          </table:table-cell>
          <table:table-cell table:style-name="ce2" office:value-type="float" office:value="0.00497135">
            <text:p>0,00497135</text:p>
          </table:table-cell>
          <table:table-cell table:style-name="ce2" office:value-type="float" office:value="0.00199745">
            <text:p>0,00199745</text:p>
          </table:table-cell>
          <table:table-cell table:style-name="ce2" office:value-type="float" office:value="0.000003352">
            <text:p>0,000003352</text:p>
          </table:table-cell>
          <table:table-cell table:style-name="ce2" office:value-type="float" office:value="0.00876134">
            <text:p>0,00876134</text:p>
          </table:table-cell>
          <table:table-cell table:style-name="ce2" office:value-type="float" office:value="7.60768">
            <text:p>7,60768</text:p>
          </table:table-cell>
          <table:table-cell table:style-name="ce2" office:value-type="float" office:value="28.0957">
            <text:p>28,095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89">
            <text:p>789</text:p>
          </table:table-cell>
          <table:table-cell table:style-name="ce2" office:value-type="float" office:value="0.00162604">
            <text:p>0,0016260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3393">
            <text:p>60,3393</text:p>
          </table:table-cell>
          <table:table-cell table:style-name="ce2" office:value-type="float" office:value="28.1366">
            <text:p>28,136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table:style-name="ce2" office:value-type="float" office:value="0.00194423">
            <text:p>0,00194423</text:p>
          </table:table-cell>
          <table:table-cell table:style-name="ce2" office:value-type="float" office:value="0.0979281">
            <text:p>0,0979281</text:p>
          </table:table-cell>
          <table:table-cell table:style-name="ce2" office:value-type="float" office:value="0.0051887">
            <text:p>0,0051887</text:p>
          </table:table-cell>
          <table:table-cell table:style-name="ce2" office:value-type="float" office:value="0.00256121">
            <text:p>0,00256121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77182">
            <text:p>0,00877182</text:p>
          </table:table-cell>
          <table:table-cell table:style-name="ce2" office:value-type="float" office:value="7.46631">
            <text:p>7,46631</text:p>
          </table:table-cell>
          <table:table-cell table:style-name="ce2" office:value-type="float" office:value="28.1104">
            <text:p>28,110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791">
            <text:p>791</text:p>
          </table:table-cell>
          <table:table-cell table:style-name="ce2" office:value-type="float" office:value="0.00193683">
            <text:p>0,00193683</text:p>
          </table:table-cell>
          <table:table-cell table:style-name="ce2" office:value-type="float" office:value="0.0875788">
            <text:p>0,0875788</text:p>
          </table:table-cell>
          <table:table-cell table:style-name="ce2" office:value-type="float" office:value="0.00486107">
            <text:p>0,00486107</text:p>
          </table:table-cell>
          <table:table-cell table:style-name="ce2" office:value-type="float" office:value="0.00193257">
            <text:p>0,00193257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7531">
            <text:p>0,0087531</text:p>
          </table:table-cell>
          <table:table-cell table:style-name="ce2" office:value-type="float" office:value="8.3239">
            <text:p>8,3239</text:p>
          </table:table-cell>
          <table:table-cell table:style-name="ce2" office:value-type="float" office:value="28.0854">
            <text:p>28,085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792">
            <text:p>792</text:p>
          </table:table-cell>
          <table:table-cell table:style-name="ce2" office:value-type="float" office:value="0.00158616">
            <text:p>0,00158616</text:p>
          </table:table-cell>
          <table:table-cell table:style-name="ce2" office:value-type="float" office:value="0.0874281">
            <text:p>0,0874281</text:p>
          </table:table-cell>
          <table:table-cell table:style-name="ce2" office:value-type="float" office:value="0.0049754">
            <text:p>0,0049754</text:p>
          </table:table-cell>
          <table:table-cell table:style-name="ce2" office:value-type="float" office:value="0.00215955">
            <text:p>0,00215955</text:p>
          </table:table-cell>
          <table:table-cell table:style-name="ce2" office:value-type="float" office:value="0.000002515">
            <text:p>0,000002515</text:p>
          </table:table-cell>
          <table:table-cell table:style-name="ce2" office:value-type="float" office:value="0.00875631">
            <text:p>0,00875631</text:p>
          </table:table-cell>
          <table:table-cell table:style-name="ce2" office:value-type="float" office:value="8.18117">
            <text:p>8,18117</text:p>
          </table:table-cell>
          <table:table-cell table:style-name="ce2" office:value-type="float" office:value="28.0602">
            <text:p>28,060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793">
            <text:p>793</text:p>
          </table:table-cell>
          <table:table-cell table:style-name="ce2" office:value-type="float" office:value="0.00196316">
            <text:p>0,00196316</text:p>
          </table:table-cell>
          <table:table-cell table:style-name="ce2" office:value-type="float" office:value="0.0362031">
            <text:p>0,0362031</text:p>
          </table:table-cell>
          <table:table-cell table:style-name="ce2" office:value-type="float" office:value="0.00467194">
            <text:p>0,00467194</text:p>
          </table:table-cell>
          <table:table-cell table:style-name="ce2" office:value-type="float" office:value="0.0188217">
            <text:p>0,0188217</text:p>
          </table:table-cell>
          <table:table-cell table:style-name="ce2" office:value-type="float" office:value="0.000003841">
            <text:p>0,000003841</text:p>
          </table:table-cell>
          <table:table-cell table:style-name="ce2" office:value-type="float" office:value="0.00878278">
            <text:p>0,00878278</text:p>
          </table:table-cell>
          <table:table-cell table:style-name="ce2" office:value-type="float" office:value="11.4108">
            <text:p>11,4108</text:p>
          </table:table-cell>
          <table:table-cell table:style-name="ce2" office:value-type="float" office:value="28.0392">
            <text:p>28,039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794">
            <text:p>794</text:p>
          </table:table-cell>
          <table:table-cell table:style-name="ce2" office:value-type="float" office:value="0.00164406">
            <text:p>0,00164406</text:p>
          </table:table-cell>
          <table:table-cell table:style-name="ce2" office:value-type="float" office:value="0.0787305">
            <text:p>0,0787305</text:p>
          </table:table-cell>
          <table:table-cell table:style-name="ce2" office:value-type="float" office:value="0.00472677">
            <text:p>0,00472677</text:p>
          </table:table-cell>
          <table:table-cell table:style-name="ce2" office:value-type="float" office:value="0.00243717">
            <text:p>0,00243717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73047">
            <text:p>0,00873047</text:p>
          </table:table-cell>
          <table:table-cell table:style-name="ce2" office:value-type="float" office:value="8.93152">
            <text:p>8,93152</text:p>
          </table:table-cell>
          <table:table-cell table:style-name="ce2" office:value-type="float" office:value="28.0151">
            <text:p>28,015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795">
            <text:p>795</text:p>
          </table:table-cell>
          <table:table-cell table:style-name="ce2" office:value-type="float" office:value="0.00213783">
            <text:p>0,00213783</text:p>
          </table:table-cell>
          <table:table-cell table:style-name="ce2" office:value-type="float" office:value="0.0867194">
            <text:p>0,0867194</text:p>
          </table:table-cell>
          <table:table-cell table:style-name="ce2" office:value-type="float" office:value="0.00470861">
            <text:p>0,00470861</text:p>
          </table:table-cell>
          <table:table-cell table:style-name="ce2" office:value-type="float" office:value="0.00443022">
            <text:p>0,00443022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74367">
            <text:p>0,00874367</text:p>
          </table:table-cell>
          <table:table-cell table:style-name="ce2" office:value-type="float" office:value="8.03419">
            <text:p>8,03419</text:p>
          </table:table-cell>
          <table:table-cell table:style-name="ce2" office:value-type="float" office:value="27.9899">
            <text:p>27,989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796">
            <text:p>796</text:p>
          </table:table-cell>
          <table:table-cell table:style-name="ce2" office:value-type="float" office:value="0.00156269">
            <text:p>0,00156269</text:p>
          </table:table-cell>
          <table:table-cell table:style-name="ce2" office:value-type="float" office:value="0.104162">
            <text:p>0,104162</text:p>
          </table:table-cell>
          <table:table-cell table:style-name="ce2" office:value-type="float" office:value="0.00501591">
            <text:p>0,00501591</text:p>
          </table:table-cell>
          <table:table-cell table:style-name="ce2" office:value-type="float" office:value="0.00462054">
            <text:p>0,00462054</text:p>
          </table:table-cell>
          <table:table-cell table:style-name="ce2" office:value-type="float" office:value="0.000004609">
            <text:p>0,000004609</text:p>
          </table:table-cell>
          <table:table-cell table:style-name="ce2" office:value-type="float" office:value="0.00902611">
            <text:p>0,00902611</text:p>
          </table:table-cell>
          <table:table-cell table:style-name="ce2" office:value-type="float" office:value="6.82986">
            <text:p>6,82986</text:p>
          </table:table-cell>
          <table:table-cell table:style-name="ce2" office:value-type="float" office:value="27.9633">
            <text:p>27,963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797">
            <text:p>797</text:p>
          </table:table-cell>
          <table:table-cell table:style-name="ce2" office:value-type="float" office:value="0.00196512">
            <text:p>0,00196512</text:p>
          </table:table-cell>
          <table:table-cell table:style-name="ce2" office:value-type="float" office:value="0.0998801">
            <text:p>0,0998801</text:p>
          </table:table-cell>
          <table:table-cell table:style-name="ce2" office:value-type="float" office:value="0.0050428">
            <text:p>0,0050428</text:p>
          </table:table-cell>
          <table:table-cell table:style-name="ce2" office:value-type="float" office:value="0.00224839">
            <text:p>0,00224839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78544">
            <text:p>0,00878544</text:p>
          </table:table-cell>
          <table:table-cell table:style-name="ce2" office:value-type="float" office:value="7.40801">
            <text:p>7,40801</text:p>
          </table:table-cell>
          <table:table-cell table:style-name="ce2" office:value-type="float" office:value="27.9375">
            <text:p>27,937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798">
            <text:p>798</text:p>
          </table:table-cell>
          <table:table-cell table:style-name="ce2" office:value-type="float" office:value="0.00191022">
            <text:p>0,0019102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3952">
            <text:p>54,3952</text:p>
          </table:table-cell>
          <table:table-cell table:style-name="ce2" office:value-type="float" office:value="27.9707">
            <text:p>27,970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table:style-name="ce2" office:value-type="float" office:value="0.00164462">
            <text:p>0,00164462</text:p>
          </table:table-cell>
          <table:table-cell table:style-name="ce2" office:value-type="float" office:value="0.0652574">
            <text:p>0,0652574</text:p>
          </table:table-cell>
          <table:table-cell table:style-name="ce2" office:value-type="float" office:value="0.00314941">
            <text:p>0,00314941</text:p>
          </table:table-cell>
          <table:table-cell table:style-name="ce2" office:value-type="float" office:value="0.0235233">
            <text:p>0,0235233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78439">
            <text:p>0,00878439</text:p>
          </table:table-cell>
          <table:table-cell table:style-name="ce2" office:value-type="float" office:value="8.20978">
            <text:p>8,20978</text:p>
          </table:table-cell>
          <table:table-cell table:style-name="ce2" office:value-type="float" office:value="27.9459">
            <text:p>27,945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table:style-name="ce2" office:value-type="float" office:value="0.00223792">
            <text:p>0,00223792</text:p>
          </table:table-cell>
          <table:table-cell table:style-name="ce2" office:value-type="float" office:value="0.0330848">
            <text:p>0,0330848</text:p>
          </table:table-cell>
          <table:table-cell table:style-name="ce2" office:value-type="float" office:value="0.00426023">
            <text:p>0,00426023</text:p>
          </table:table-cell>
          <table:table-cell table:style-name="ce2" office:value-type="float" office:value="0.0264854">
            <text:p>0,0264854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873543">
            <text:p>0,00873543</text:p>
          </table:table-cell>
          <table:table-cell table:style-name="ce2" office:value-type="float" office:value="10.8753">
            <text:p>10,8753</text:p>
          </table:table-cell>
          <table:table-cell table:style-name="ce2" office:value-type="float" office:value="27.9246">
            <text:p>27,924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01">
            <text:p>801</text:p>
          </table:table-cell>
          <table:table-cell table:style-name="ce2" office:value-type="float" office:value="0.00163616">
            <text:p>0,00163616</text:p>
          </table:table-cell>
          <table:table-cell table:style-name="ce2" office:value-type="float" office:value="0.102505">
            <text:p>0,102505</text:p>
          </table:table-cell>
          <table:table-cell table:style-name="ce2" office:value-type="float" office:value="0.00484989">
            <text:p>0,00484989</text:p>
          </table:table-cell>
          <table:table-cell table:style-name="ce2" office:value-type="float" office:value="0.00209125">
            <text:p>0,00209125</text:p>
          </table:table-cell>
          <table:table-cell table:style-name="ce2" office:value-type="float" office:value="0.000002654">
            <text:p>0,000002654</text:p>
          </table:table-cell>
          <table:table-cell table:style-name="ce2" office:value-type="float" office:value="0.00872034">
            <text:p>0,00872034</text:p>
          </table:table-cell>
          <table:table-cell table:style-name="ce2" office:value-type="float" office:value="7.27018">
            <text:p>7,27018</text:p>
          </table:table-cell>
          <table:table-cell table:style-name="ce2" office:value-type="float" office:value="27.8987">
            <text:p>27,898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802">
            <text:p>802</text:p>
          </table:table-cell>
          <table:table-cell table:style-name="ce2" office:value-type="float" office:value="0.00163519">
            <text:p>0,00163519</text:p>
          </table:table-cell>
          <table:table-cell table:style-name="ce2" office:value-type="float" office:value="0.127205">
            <text:p>0,127205</text:p>
          </table:table-cell>
          <table:table-cell table:style-name="ce2" office:value-type="float" office:value="0.00497896">
            <text:p>0,00497896</text:p>
          </table:table-cell>
          <table:table-cell table:style-name="ce2" office:value-type="float" office:value="0.00243543">
            <text:p>0,00243543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877">
            <text:p>0,00877</text:p>
          </table:table-cell>
          <table:table-cell table:style-name="ce2" office:value-type="float" office:value="6.02148">
            <text:p>6,02148</text:p>
          </table:table-cell>
          <table:table-cell table:style-name="ce2" office:value-type="float" office:value="27.8714">
            <text:p>27,871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803">
            <text:p>803</text:p>
          </table:table-cell>
          <table:table-cell table:style-name="ce2" office:value-type="float" office:value="0.00217073">
            <text:p>0,002170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3967">
            <text:p>52,3967</text:p>
          </table:table-cell>
          <table:table-cell table:style-name="ce2" office:value-type="float" office:value="27.902">
            <text:p>27,90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804">
            <text:p>804</text:p>
          </table:table-cell>
          <table:table-cell table:style-name="ce2" office:value-type="float" office:value="0.00157973">
            <text:p>0,001579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9497">
            <text:p>52,9497</text:p>
          </table:table-cell>
          <table:table-cell table:style-name="ce2" office:value-type="float" office:value="27.9332">
            <text:p>27,933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table:style-name="ce2" office:value-type="float" office:value="0.00159642">
            <text:p>0,00159642</text:p>
          </table:table-cell>
          <table:table-cell table:style-name="ce2" office:value-type="float" office:value="0.113309">
            <text:p>0,113309</text:p>
          </table:table-cell>
          <table:table-cell table:style-name="ce2" office:value-type="float" office:value="0.00498546">
            <text:p>0,00498546</text:p>
          </table:table-cell>
          <table:table-cell table:style-name="ce2" office:value-type="float" office:value="0.00178863">
            <text:p>0,00178863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87804">
            <text:p>0,0087804</text:p>
          </table:table-cell>
          <table:table-cell table:style-name="ce2" office:value-type="float" office:value="6.84978">
            <text:p>6,84978</text:p>
          </table:table-cell>
          <table:table-cell table:style-name="ce2" office:value-type="float" office:value="27.907">
            <text:p>27,90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806">
            <text:p>806</text:p>
          </table:table-cell>
          <table:table-cell table:style-name="ce2" office:value-type="float" office:value="0.00157415">
            <text:p>0,00157415</text:p>
          </table:table-cell>
          <table:table-cell table:style-name="ce2" office:value-type="float" office:value="0.115844">
            <text:p>0,115844</text:p>
          </table:table-cell>
          <table:table-cell table:style-name="ce2" office:value-type="float" office:value="0.00506445">
            <text:p>0,00506445</text:p>
          </table:table-cell>
          <table:table-cell table:style-name="ce2" office:value-type="float" office:value="0.00216598">
            <text:p>0,00216598</text:p>
          </table:table-cell>
          <table:table-cell table:style-name="ce2" office:value-type="float" office:value="0.000002864">
            <text:p>0,000002864</text:p>
          </table:table-cell>
          <table:table-cell table:style-name="ce2" office:value-type="float" office:value="0.00876602">
            <text:p>0,00876602</text:p>
          </table:table-cell>
          <table:table-cell table:style-name="ce2" office:value-type="float" office:value="6.59909">
            <text:p>6,59909</text:p>
          </table:table-cell>
          <table:table-cell table:style-name="ce2" office:value-type="float" office:value="27.8805">
            <text:p>27,880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807">
            <text:p>807</text:p>
          </table:table-cell>
          <table:table-cell table:style-name="ce2" office:value-type="float" office:value="0.00196924">
            <text:p>0,0019692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7645">
            <text:p>54,7645</text:p>
          </table:table-cell>
          <table:table-cell table:style-name="ce2" office:value-type="float" office:value="27.9139">
            <text:p>27,913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808">
            <text:p>808</text:p>
          </table:table-cell>
          <table:table-cell table:style-name="ce2" office:value-type="float" office:value="0.00316589">
            <text:p>0,00316589</text:p>
          </table:table-cell>
          <table:table-cell table:style-name="ce2" office:value-type="float" office:value="0.0281889">
            <text:p>0,0281889</text:p>
          </table:table-cell>
          <table:table-cell table:style-name="ce2" office:value-type="float" office:value="0.00438978">
            <text:p>0,00438978</text:p>
          </table:table-cell>
          <table:table-cell table:style-name="ce2" office:value-type="float" office:value="0.121594">
            <text:p>0,121594</text:p>
          </table:table-cell>
          <table:table-cell table:style-name="ce2" office:value-type="float" office:value="0.000003073">
            <text:p>0,000003073</text:p>
          </table:table-cell>
          <table:table-cell table:style-name="ce2" office:value-type="float" office:value="0.00878138">
            <text:p>0,00878138</text:p>
          </table:table-cell>
          <table:table-cell table:style-name="ce2" office:value-type="float" office:value="5.50734">
            <text:p>5,50734</text:p>
          </table:table-cell>
          <table:table-cell table:style-name="ce2" office:value-type="float" office:value="27.8861">
            <text:p>27,886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09">
            <text:p>809</text:p>
          </table:table-cell>
          <table:table-cell table:style-name="ce2" office:value-type="float" office:value="0.00208287">
            <text:p>0,0020828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9909">
            <text:p>48,9909</text:p>
          </table:table-cell>
          <table:table-cell table:style-name="ce2" office:value-type="float" office:value="27.9122">
            <text:p>27,912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table:style-name="ce2" office:value-type="float" office:value="0.00160886">
            <text:p>0,0016088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4.9719">
            <text:p>44,9719</text:p>
          </table:table-cell>
          <table:table-cell table:style-name="ce2" office:value-type="float" office:value="27.9333">
            <text:p>27,933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11">
            <text:p>811</text:p>
          </table:table-cell>
          <table:table-cell table:style-name="ce2" office:value-type="float" office:value="0.00169678">
            <text:p>0,0016967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4647">
            <text:p>53,4647</text:p>
          </table:table-cell>
          <table:table-cell table:style-name="ce2" office:value-type="float" office:value="27.9648">
            <text:p>27,964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12">
            <text:p>812</text:p>
          </table:table-cell>
          <table:table-cell table:style-name="ce2" office:value-type="float" office:value="0.00161396">
            <text:p>0,0016139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5671">
            <text:p>53,5671</text:p>
          </table:table-cell>
          <table:table-cell table:style-name="ce2" office:value-type="float" office:value="27.9964">
            <text:p>27,996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table:style-name="ce2" office:value-type="float" office:value="0.00160774">
            <text:p>0,00160774</text:p>
          </table:table-cell>
          <table:table-cell table:style-name="ce2" office:value-type="float" office:value="0.0316538">
            <text:p>0,0316538</text:p>
          </table:table-cell>
          <table:table-cell table:style-name="ce2" office:value-type="float" office:value="0.00217946">
            <text:p>0,00217946</text:p>
          </table:table-cell>
          <table:table-cell table:style-name="ce2" office:value-type="float" office:value="0.101076">
            <text:p>0,101076</text:p>
          </table:table-cell>
          <table:table-cell table:style-name="ce2" office:value-type="float" office:value="0.000003282">
            <text:p>0,0000032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54297">
            <text:p>6,54297</text:p>
          </table:table-cell>
          <table:table-cell table:style-name="ce2" office:value-type="float" office:value="27.97">
            <text:p>27,97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14">
            <text:p>814</text:p>
          </table:table-cell>
          <table:table-cell table:style-name="ce2" office:value-type="float" office:value="0.00171592">
            <text:p>0,0017159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9805">
            <text:p>51,9805</text:p>
          </table:table-cell>
          <table:table-cell table:style-name="ce2" office:value-type="float" office:value="27.9995">
            <text:p>27,999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15">
            <text:p>815</text:p>
          </table:table-cell>
          <table:table-cell table:style-name="ce2" office:value-type="float" office:value="0.00165984">
            <text:p>0,0016598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6485">
            <text:p>47,6485</text:p>
          </table:table-cell>
          <table:table-cell table:style-name="ce2" office:value-type="float" office:value="28.0236">
            <text:p>28,023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16">
            <text:p>816</text:p>
          </table:table-cell>
          <table:table-cell table:style-name="ce2" office:value-type="float" office:value="0.00217338">
            <text:p>0,0021733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9.6103">
            <text:p>49,6103</text:p>
          </table:table-cell>
          <table:table-cell table:style-name="ce2" office:value-type="float" office:value="28.0501">
            <text:p>28,050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17">
            <text:p>817</text:p>
          </table:table-cell>
          <table:table-cell table:style-name="ce2" office:value-type="float" office:value="0.00160593">
            <text:p>0,0016059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3957">
            <text:p>57,3957</text:p>
          </table:table-cell>
          <table:table-cell table:style-name="ce2" office:value-type="float" office:value="28.0861">
            <text:p>28,086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18">
            <text:p>818</text:p>
          </table:table-cell>
          <table:table-cell table:style-name="ce2" office:value-type="float" office:value="0.00170398">
            <text:p>0,0017039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3247">
            <text:p>51,3247</text:p>
          </table:table-cell>
          <table:table-cell table:style-name="ce2" office:value-type="float" office:value="28.1145">
            <text:p>28,114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table:style-name="ce2" office:value-type="float" office:value="0.00159566">
            <text:p>0,0015956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7709">
            <text:p>54,7709</text:p>
          </table:table-cell>
          <table:table-cell table:style-name="ce2" office:value-type="float" office:value="28.1471">
            <text:p>28,147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table:style-name="ce2" office:value-type="float" office:value="0.00194242">
            <text:p>0,0019424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7026">
            <text:p>58,7026</text:p>
          </table:table-cell>
          <table:table-cell table:style-name="ce2" office:value-type="float" office:value="28.1844">
            <text:p>28,184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21">
            <text:p>821</text:p>
          </table:table-cell>
          <table:table-cell table:style-name="ce2" office:value-type="float" office:value="0.00273365">
            <text:p>0,00273365</text:p>
          </table:table-cell>
          <table:table-cell table:style-name="ce2" office:value-type="float" office:value="0.0792089">
            <text:p>0,0792089</text:p>
          </table:table-cell>
          <table:table-cell table:style-name="ce2" office:value-type="float" office:value="0.00462082">
            <text:p>0,00462082</text:p>
          </table:table-cell>
          <table:table-cell table:style-name="ce2" office:value-type="float" office:value="0.00254284">
            <text:p>0,00254284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78852">
            <text:p>0,00878852</text:p>
          </table:table-cell>
          <table:table-cell table:style-name="ce2" office:value-type="float" office:value="8.81143">
            <text:p>8,81143</text:p>
          </table:table-cell>
          <table:table-cell table:style-name="ce2" office:value-type="float" office:value="28.1608">
            <text:p>28,1608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822">
            <text:p>822</text:p>
          </table:table-cell>
          <table:table-cell table:style-name="ce2" office:value-type="float" office:value="0.00159573">
            <text:p>0,001595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8.3582">
            <text:p>48,3582</text:p>
          </table:table-cell>
          <table:table-cell table:style-name="ce2" office:value-type="float" office:value="28.1854">
            <text:p>28,185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823">
            <text:p>823</text:p>
          </table:table-cell>
          <table:table-cell table:style-name="ce2" office:value-type="float" office:value="0.00182208">
            <text:p>0,0018220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829">
            <text:p>52,829</text:p>
          </table:table-cell>
          <table:table-cell table:style-name="ce2" office:value-type="float" office:value="28.2154">
            <text:p>28,215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824">
            <text:p>824</text:p>
          </table:table-cell>
          <table:table-cell table:style-name="ce2" office:value-type="float" office:value="0.00158267">
            <text:p>0,00158267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9.0839">
            <text:p>59,0839</text:p>
          </table:table-cell>
          <table:table-cell table:style-name="ce2" office:value-type="float" office:value="28.2529">
            <text:p>28,252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table:style-name="ce2" office:value-type="float" office:value="0.00512081">
            <text:p>0,0051208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4.0648">
            <text:p>44,0648</text:p>
          </table:table-cell>
          <table:table-cell table:style-name="ce2" office:value-type="float" office:value="28.2721">
            <text:p>28,272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826">
            <text:p>826</text:p>
          </table:table-cell>
          <table:table-cell table:style-name="ce2" office:value-type="float" office:value="0.00159754">
            <text:p>0,00159754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2672">
            <text:p>57,2672</text:p>
          </table:table-cell>
          <table:table-cell table:style-name="ce2" office:value-type="float" office:value="28.3072">
            <text:p>28,30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827">
            <text:p>827</text:p>
          </table:table-cell>
          <table:table-cell table:style-name="ce2" office:value-type="float" office:value="0.00194863">
            <text:p>0,0019486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5784">
            <text:p>51,5784</text:p>
          </table:table-cell>
          <table:table-cell table:style-name="ce2" office:value-type="float" office:value="28.3354">
            <text:p>28,335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828">
            <text:p>828</text:p>
          </table:table-cell>
          <table:table-cell table:style-name="ce2" office:value-type="float" office:value="0.00196484">
            <text:p>0,00196484</text:p>
          </table:table-cell>
          <table:table-cell table:style-name="ce2" office:value-type="float" office:value="0.05385">
            <text:p>0,05385</text:p>
          </table:table-cell>
          <table:table-cell table:style-name="ce2" office:value-type="float" office:value="0.00487951">
            <text:p>0,00487951</text:p>
          </table:table-cell>
          <table:table-cell table:style-name="ce2" office:value-type="float" office:value="0.074636">
            <text:p>0,074636</text:p>
          </table:table-cell>
          <table:table-cell table:style-name="ce2" office:value-type="float" office:value="0.000003701">
            <text:p>0,000003701</text:p>
          </table:table-cell>
          <table:table-cell table:style-name="ce2" office:value-type="float" office:value="0.00877475">
            <text:p>0,00877475</text:p>
          </table:table-cell>
          <table:table-cell table:style-name="ce2" office:value-type="float" office:value="6.20278">
            <text:p>6,20278</text:p>
          </table:table-cell>
          <table:table-cell table:style-name="ce2" office:value-type="float" office:value="28.3086">
            <text:p>28,308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29">
            <text:p>829</text:p>
          </table:table-cell>
          <table:table-cell table:style-name="ce2" office:value-type="float" office:value="0.00167842">
            <text:p>0,0016784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36.816">
            <text:p>36,816</text:p>
          </table:table-cell>
          <table:table-cell table:style-name="ce2" office:value-type="float" office:value="28.3189">
            <text:p>28,318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table:style-name="ce2" office:value-type="float" office:value="0.00161689">
            <text:p>0,0016168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1975">
            <text:p>53,1975</text:p>
          </table:table-cell>
          <table:table-cell table:style-name="ce2" office:value-type="float" office:value="28.3489">
            <text:p>28,348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31">
            <text:p>831</text:p>
          </table:table-cell>
          <table:table-cell table:style-name="ce2" office:value-type="float" office:value="0.00160655">
            <text:p>0,0016065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7.3031">
            <text:p>57,3031</text:p>
          </table:table-cell>
          <table:table-cell table:style-name="ce2" office:value-type="float" office:value="28.3838">
            <text:p>28,383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32">
            <text:p>832</text:p>
          </table:table-cell>
          <table:table-cell table:style-name="ce2" office:value-type="float" office:value="0.00159391">
            <text:p>0,0015939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0.958">
            <text:p>50,958</text:p>
          </table:table-cell>
          <table:table-cell table:style-name="ce2" office:value-type="float" office:value="28.411">
            <text:p>28,41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33">
            <text:p>833</text:p>
          </table:table-cell>
          <table:table-cell table:style-name="ce2" office:value-type="float" office:value="0.00164036">
            <text:p>0,00164036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0.5728">
            <text:p>60,5728</text:p>
          </table:table-cell>
          <table:table-cell table:style-name="ce2" office:value-type="float" office:value="28.4496">
            <text:p>28,449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34">
            <text:p>834</text:p>
          </table:table-cell>
          <table:table-cell table:style-name="ce2" office:value-type="float" office:value="0.00218239">
            <text:p>0,0021823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9135">
            <text:p>47,9135</text:p>
          </table:table-cell>
          <table:table-cell table:style-name="ce2" office:value-type="float" office:value="28.473">
            <text:p>28,47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35">
            <text:p>835</text:p>
          </table:table-cell>
          <table:table-cell table:style-name="ce2" office:value-type="float" office:value="0.00163588">
            <text:p>0,00163588</text:p>
          </table:table-cell>
          <table:table-cell table:style-name="ce2" office:value-type="float" office:value="0.109119">
            <text:p>0,109119</text:p>
          </table:table-cell>
          <table:table-cell table:style-name="ce2" office:value-type="float" office:value="0.00494788">
            <text:p>0,00494788</text:p>
          </table:table-cell>
          <table:table-cell table:style-name="ce2" office:value-type="float" office:value="0.00214244">
            <text:p>0,00214244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880087">
            <text:p>0,00880087</text:p>
          </table:table-cell>
          <table:table-cell table:style-name="ce2" office:value-type="float" office:value="6.87995">
            <text:p>6,87995</text:p>
          </table:table-cell>
          <table:table-cell table:style-name="ce2" office:value-type="float" office:value="28.4471">
            <text:p>28,447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36">
            <text:p>836</text:p>
          </table:table-cell>
          <table:table-cell table:style-name="ce2" office:value-type="float" office:value="0.00203181">
            <text:p>0,0020318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5.0239">
            <text:p>55,0239</text:p>
          </table:table-cell>
          <table:table-cell table:style-name="ce2" office:value-type="float" office:value="28.4789">
            <text:p>28,478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table:style-name="ce2" office:value-type="float" office:value="0.00160669">
            <text:p>0,0016066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8212">
            <text:p>51,8212</text:p>
          </table:table-cell>
          <table:table-cell table:style-name="ce2" office:value-type="float" office:value="28.5069">
            <text:p>28,506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38">
            <text:p>838</text:p>
          </table:table-cell>
          <table:table-cell table:style-name="ce2" office:value-type="float" office:value="0.00159838">
            <text:p>0,0015983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5069">
            <text:p>52,5069</text:p>
          </table:table-cell>
          <table:table-cell table:style-name="ce2" office:value-type="float" office:value="28.5355">
            <text:p>28,5355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39">
            <text:p>839</text:p>
          </table:table-cell>
          <table:table-cell table:style-name="ce2" office:value-type="float" office:value="0.00165628">
            <text:p>0,0016562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1767">
            <text:p>58,1767</text:p>
          </table:table-cell>
          <table:table-cell table:style-name="ce2" office:value-type="float" office:value="28.5709">
            <text:p>28,5709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table:style-name="ce2" office:value-type="float" office:value="0.00166473">
            <text:p>0,0016647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1.3159">
            <text:p>51,3159</text:p>
          </table:table-cell>
          <table:table-cell table:style-name="ce2" office:value-type="float" office:value="28.598">
            <text:p>28,59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41">
            <text:p>841</text:p>
          </table:table-cell>
          <table:table-cell table:style-name="ce2" office:value-type="float" office:value="0.00172542">
            <text:p>0,0017254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4.7431">
            <text:p>44,7431</text:p>
          </table:table-cell>
          <table:table-cell table:style-name="ce2" office:value-type="float" office:value="28.6172">
            <text:p>28,6172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42">
            <text:p>842</text:p>
          </table:table-cell>
          <table:table-cell table:style-name="ce2" office:value-type="float" office:value="0.00161905">
            <text:p>0,0016190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47.2816">
            <text:p>47,2816</text:p>
          </table:table-cell>
          <table:table-cell table:style-name="ce2" office:value-type="float" office:value="28.6394">
            <text:p>28,639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43">
            <text:p>843</text:p>
          </table:table-cell>
          <table:table-cell table:style-name="ce2" office:value-type="float" office:value="0.00161898">
            <text:p>0,0016189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2.0837">
            <text:p>52,0837</text:p>
          </table:table-cell>
          <table:table-cell table:style-name="ce2" office:value-type="float" office:value="28.6673">
            <text:p>28,6673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44">
            <text:p>844</text:p>
          </table:table-cell>
          <table:table-cell table:style-name="ce2" office:value-type="float" office:value="0.00159719">
            <text:p>0,00159719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3.3789">
            <text:p>53,3789</text:p>
          </table:table-cell>
          <table:table-cell table:style-name="ce2" office:value-type="float" office:value="28.6966">
            <text:p>28,6966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45">
            <text:p>845</text:p>
          </table:table-cell>
          <table:table-cell table:style-name="ce2" office:value-type="float" office:value="0.00158385">
            <text:p>0,00158385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8.4523">
            <text:p>58,4523</text:p>
          </table:table-cell>
          <table:table-cell table:style-name="ce2" office:value-type="float" office:value="28.7318">
            <text:p>28,7318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846">
            <text:p>846</text:p>
          </table:table-cell>
          <table:table-cell table:style-name="ce2" office:value-type="float" office:value="0.00161479">
            <text:p>0,00161479</text:p>
          </table:table-cell>
          <table:table-cell table:style-name="ce2" office:value-type="float" office:value="0.10545">
            <text:p>0,10545</text:p>
          </table:table-cell>
          <table:table-cell table:style-name="ce2" office:value-type="float" office:value="0.00501682">
            <text:p>0,00501682</text:p>
          </table:table-cell>
          <table:table-cell table:style-name="ce2" office:value-type="float" office:value="0.00266639">
            <text:p>0,00266639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.0087531">
            <text:p>0,0087531</text:p>
          </table:table-cell>
          <table:table-cell table:style-name="ce2" office:value-type="float" office:value="7.09729">
            <text:p>7,09729</text:p>
          </table:table-cell>
          <table:table-cell table:style-name="ce2" office:value-type="float" office:value="28.7062">
            <text:p>28,706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847">
            <text:p>847</text:p>
          </table:table-cell>
          <table:table-cell table:style-name="ce2" office:value-type="float" office:value="0.00176718">
            <text:p>0,00176718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54.218">
            <text:p>54,218</text:p>
          </table:table-cell>
          <table:table-cell table:style-name="ce2" office:value-type="float" office:value="28.7364">
            <text:p>28,7364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848">
            <text:p>848</text:p>
          </table:table-cell>
          <table:table-cell table:style-name="ce2" office:value-type="float" office:value="0.00170538">
            <text:p>0,00170538</text:p>
          </table:table-cell>
          <table:table-cell table:style-name="ce2" office:value-type="float" office:value="0.119443">
            <text:p>0,119443</text:p>
          </table:table-cell>
          <table:table-cell table:style-name="ce2" office:value-type="float" office:value="0.00495012">
            <text:p>0,00495012</text:p>
          </table:table-cell>
          <table:table-cell table:style-name="ce2" office:value-type="float" office:value="0.00304416">
            <text:p>0,00304416</text:p>
          </table:table-cell>
          <table:table-cell table:style-name="ce2" office:value-type="float" office:value="0.000002934">
            <text:p>0,000002934</text:p>
          </table:table-cell>
          <table:table-cell table:style-name="ce2" office:value-type="float" office:value="0.00878159">
            <text:p>0,00878159</text:p>
          </table:table-cell>
          <table:table-cell table:style-name="ce2" office:value-type="float" office:value="6.4642">
            <text:p>6,4642</text:p>
          </table:table-cell>
          <table:table-cell table:style-name="ce2" office:value-type="float" office:value="28.7101">
            <text:p>28,710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849">
            <text:p>849</text:p>
          </table:table-cell>
          <table:table-cell table:style-name="ce2" office:value-type="float" office:value="0.0016333">
            <text:p>0,0016333</text:p>
          </table:table-cell>
          <table:table-cell table:style-name="ce2" office:value-type="float" office:value="0.101142">
            <text:p>0,101142</text:p>
          </table:table-cell>
          <table:table-cell table:style-name="ce2" office:value-type="float" office:value="0.00480073">
            <text:p>0,00480073</text:p>
          </table:table-cell>
          <table:table-cell table:style-name="ce2" office:value-type="float" office:value="0.00428649">
            <text:p>0,00428649</text:p>
          </table:table-cell>
          <table:table-cell table:style-name="ce2" office:value-type="float" office:value="0.000003422">
            <text:p>0,000003422</text:p>
          </table:table-cell>
          <table:table-cell table:style-name="ce2" office:value-type="float" office:value="0.00881281">
            <text:p>0,00881281</text:p>
          </table:table-cell>
          <table:table-cell table:style-name="ce2" office:value-type="float" office:value="7.17983">
            <text:p>7,17983</text:p>
          </table:table-cell>
          <table:table-cell table:style-name="ce2" office:value-type="float" office:value="28.6847">
            <text:p>28,6847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table:style-name="ce2" office:value-type="float" office:value="0.00200953">
            <text:p>0,00200953</text:p>
          </table:table-cell>
          <table:table-cell table:style-name="ce2" office:value-type="float" office:value="0.0799342">
            <text:p>0,0799342</text:p>
          </table:table-cell>
          <table:table-cell table:style-name="ce2" office:value-type="float" office:value="0.00488943">
            <text:p>0,00488943</text:p>
          </table:table-cell>
          <table:table-cell table:style-name="ce2" office:value-type="float" office:value="0.0023468">
            <text:p>0,0023468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878544">
            <text:p>0,00878544</text:p>
          </table:table-cell>
          <table:table-cell table:style-name="ce2" office:value-type="float" office:value="8.65613">
            <text:p>8,65613</text:p>
          </table:table-cell>
          <table:table-cell table:style-name="ce2" office:value-type="float" office:value="28.6611">
            <text:p>28,661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851">
            <text:p>851</text:p>
          </table:table-cell>
          <table:table-cell table:style-name="ce2" office:value-type="float" office:value="0.00162695">
            <text:p>0,00162695</text:p>
          </table:table-cell>
          <table:table-cell table:style-name="ce2" office:value-type="float" office:value="0.0711608">
            <text:p>0,0711608</text:p>
          </table:table-cell>
          <table:table-cell table:style-name="ce2" office:value-type="float" office:value="0.00474611">
            <text:p>0,00474611</text:p>
          </table:table-cell>
          <table:table-cell table:style-name="ce2" office:value-type="float" office:value="0.00365653">
            <text:p>0,00365653</text:p>
          </table:table-cell>
          <table:table-cell table:style-name="ce2" office:value-type="float" office:value="0.000002793">
            <text:p>0,000002793</text:p>
          </table:table-cell>
          <table:table-cell table:style-name="ce2" office:value-type="float" office:value="0.0087941">
            <text:p>0,0087941</text:p>
          </table:table-cell>
          <table:table-cell table:style-name="ce2" office:value-type="float" office:value="9.11892">
            <text:p>9,11892</text:p>
          </table:table-cell>
          <table:table-cell table:style-name="ce2" office:value-type="float" office:value="28.6381">
            <text:p>28,638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852">
            <text:p>852</text:p>
          </table:table-cell>
          <table:table-cell table:style-name="ce2" office:value-type="float" office:value="0.00159614">
            <text:p>0,00159614</text:p>
          </table:table-cell>
          <table:table-cell table:style-name="ce2" office:value-type="float" office:value="0.0386085">
            <text:p>0,0386085</text:p>
          </table:table-cell>
          <table:table-cell table:style-name="ce2" office:value-type="float" office:value="0.00437512">
            <text:p>0,00437512</text:p>
          </table:table-cell>
          <table:table-cell table:style-name="ce2" office:value-type="float" office:value="0.0249617">
            <text:p>0,0249617</text:p>
          </table:table-cell>
          <table:table-cell table:style-name="ce2" office:value-type="float" office:value="0.000002863">
            <text:p>0,000002863</text:p>
          </table:table-cell>
          <table:table-cell table:style-name="ce2" office:value-type="float" office:value="0.00878439">
            <text:p>0,00878439</text:p>
          </table:table-cell>
          <table:table-cell table:style-name="ce2" office:value-type="float" office:value="10.1215">
            <text:p>10,1215</text:p>
          </table:table-cell>
          <table:table-cell table:style-name="ce2" office:value-type="float" office:value="28.6164">
            <text:p>28,616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53">
            <text:p>853</text:p>
          </table:table-cell>
          <table:table-cell table:style-name="ce2" office:value-type="float" office:value="0.00157086">
            <text:p>0,00157086</text:p>
          </table:table-cell>
          <table:table-cell table:style-name="ce2" office:value-type="float" office:value="0.0908837">
            <text:p>0,0908837</text:p>
          </table:table-cell>
          <table:table-cell table:style-name="ce2" office:value-type="float" office:value="0.00434969">
            <text:p>0,00434969</text:p>
          </table:table-cell>
          <table:table-cell table:style-name="ce2" office:value-type="float" office:value="0.0048529">
            <text:p>0,0048529</text:p>
          </table:table-cell>
          <table:table-cell table:style-name="ce2" office:value-type="float" office:value="0.000002794">
            <text:p>0,000002794</text:p>
          </table:table-cell>
          <table:table-cell table:style-name="ce2" office:value-type="float" office:value="0.00903463">
            <text:p>0,00903463</text:p>
          </table:table-cell>
          <table:table-cell table:style-name="ce2" office:value-type="float" office:value="7.8799">
            <text:p>7,8799</text:p>
          </table:table-cell>
          <table:table-cell table:style-name="ce2" office:value-type="float" office:value="28.592">
            <text:p>28,592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854">
            <text:p>854</text:p>
          </table:table-cell>
          <table:table-cell table:style-name="ce2" office:value-type="float" office:value="0.00158644">
            <text:p>0,00158644</text:p>
          </table:table-cell>
          <table:table-cell table:style-name="ce2" office:value-type="float" office:value="0.105033">
            <text:p>0,105033</text:p>
          </table:table-cell>
          <table:table-cell table:style-name="ce2" office:value-type="float" office:value="0.00310213">
            <text:p>0,00310213</text:p>
          </table:table-cell>
          <table:table-cell table:style-name="ce2" office:value-type="float" office:value="0.122222">
            <text:p>0,122222</text:p>
          </table:table-cell>
          <table:table-cell table:style-name="ce2" office:value-type="float" office:value="0.000003213">
            <text:p>0,000003213</text:p>
          </table:table-cell>
          <table:table-cell table:style-name="ce2" office:value-type="float" office:value="0.00925568">
            <text:p>0,00925568</text:p>
          </table:table-cell>
          <table:table-cell table:style-name="ce2" office:value-type="float" office:value="3.83696">
            <text:p>3,83696</text:p>
          </table:table-cell>
          <table:table-cell table:style-name="ce2" office:value-type="float" office:value="28.563">
            <text:p>28,563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55">
            <text:p>855</text:p>
          </table:table-cell>
          <table:table-cell table:style-name="ce2" office:value-type="float" office:value="0.00161863">
            <text:p>0,00161863</text:p>
          </table:table-cell>
          <table:table-cell table:style-name="ce2" office:value-type="float" office:value="0.105608">
            <text:p>0,105608</text:p>
          </table:table-cell>
          <table:table-cell table:style-name="ce2" office:value-type="float" office:value="0.00467976">
            <text:p>0,00467976</text:p>
          </table:table-cell>
          <table:table-cell table:style-name="ce2" office:value-type="float" office:value="0.0203401">
            <text:p>0,0203401</text:p>
          </table:table-cell>
          <table:table-cell table:style-name="ce2" office:value-type="float" office:value="0.000002933">
            <text:p>0,000002933</text:p>
          </table:table-cell>
          <table:table-cell table:style-name="ce2" office:value-type="float" office:value="0.00927398">
            <text:p>0,00927398</text:p>
          </table:table-cell>
          <table:table-cell table:style-name="ce2" office:value-type="float" office:value="6.30569">
            <text:p>6,30569</text:p>
          </table:table-cell>
          <table:table-cell table:style-name="ce2" office:value-type="float" office:value="28.5369">
            <text:p>28,536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56">
            <text:p>856</text:p>
          </table:table-cell>
          <table:table-cell table:style-name="ce2" office:value-type="float" office:value="0.00161975">
            <text:p>0,00161975</text:p>
          </table:table-cell>
          <table:table-cell table:style-name="ce2" office:value-type="float" office:value="0.143153">
            <text:p>0,143153</text:p>
          </table:table-cell>
          <table:table-cell table:style-name="ce2" office:value-type="float" office:value="0.00496716">
            <text:p>0,00496716</text:p>
          </table:table-cell>
          <table:table-cell table:style-name="ce2" office:value-type="float" office:value="0.00861754">
            <text:p>0,00861754</text:p>
          </table:table-cell>
          <table:table-cell table:style-name="ce2" office:value-type="float" office:value="0.000002724">
            <text:p>0,0000027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46792">
            <text:p>5,46792</text:p>
          </table:table-cell>
          <table:table-cell table:style-name="ce2" office:value-type="float" office:value="28.51">
            <text:p>28,51</text:p>
          </table:table-cell>
          <table:table-cell table:style-name="ce7" office:value-type="float" office:value="0">
            <text:p>0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857">
            <text:p>857</text:p>
          </table:table-cell>
          <table:table-cell table:style-name="ce2" office:value-type="float" office:value="0.00153483">
            <text:p>0,00153483</text:p>
          </table:table-cell>
          <table:table-cell table:style-name="ce2" office:value-type="float" office:value="0.118487">
            <text:p>0,118487</text:p>
          </table:table-cell>
          <table:table-cell table:style-name="ce2" office:value-type="float" office:value="0.0048251">
            <text:p>0,0048251</text:p>
          </table:table-cell>
          <table:table-cell table:style-name="ce2" office:value-type="float" office:value="0.0101625">
            <text:p>0,0101625</text:p>
          </table:table-cell>
          <table:table-cell table:style-name="ce2" office:value-type="float" office:value="0.00000426">
            <text:p>0,00000426</text:p>
          </table:table-cell>
          <table:table-cell table:style-name="ce2" office:value-type="float" office:value="0.00983926">
            <text:p>0,00983926</text:p>
          </table:table-cell>
          <table:table-cell table:style-name="ce2" office:value-type="float" office:value="6.19962">
            <text:p>6,19962</text:p>
          </table:table-cell>
          <table:table-cell table:style-name="ce2" office:value-type="float" office:value="28.4839">
            <text:p>28,4839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858">
            <text:p>858</text:p>
          </table:table-cell>
          <table:table-cell table:style-name="ce2" office:value-type="float" office:value="0.00157834">
            <text:p>0,00157834</text:p>
          </table:table-cell>
          <table:table-cell table:style-name="ce2" office:value-type="float" office:value="0.111132">
            <text:p>0,111132</text:p>
          </table:table-cell>
          <table:table-cell table:style-name="ce2" office:value-type="float" office:value="0.00492128">
            <text:p>0,00492128</text:p>
          </table:table-cell>
          <table:table-cell table:style-name="ce2" office:value-type="float" office:value="0.00278659">
            <text:p>0,00278659</text:p>
          </table:table-cell>
          <table:table-cell table:style-name="ce2" office:value-type="float" office:value="0.000002514">
            <text:p>0,000002514</text:p>
          </table:table-cell>
          <table:table-cell table:style-name="ce2" office:value-type="float" office:value="0.00925379">
            <text:p>0,00925379</text:p>
          </table:table-cell>
          <table:table-cell table:style-name="ce2" office:value-type="float" office:value="6.7843">
            <text:p>6,7843</text:p>
          </table:table-cell>
          <table:table-cell table:style-name="ce2" office:value-type="float" office:value="28.4586">
            <text:p>28,4586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859">
            <text:p>859</text:p>
          </table:table-cell>
          <table:table-cell table:style-name="ce2" office:value-type="float" office:value="0.00176397">
            <text:p>0,00176397</text:p>
          </table:table-cell>
          <table:table-cell table:style-name="ce2" office:value-type="float" office:value="0.105597">
            <text:p>0,105597</text:p>
          </table:table-cell>
          <table:table-cell table:style-name="ce2" office:value-type="float" office:value="0.00498301">
            <text:p>0,00498301</text:p>
          </table:table-cell>
          <table:table-cell table:style-name="ce2" office:value-type="float" office:value="0.00301287">
            <text:p>0,00301287</text:p>
          </table:table-cell>
          <table:table-cell table:style-name="ce2" office:value-type="float" office:value="0.000002585">
            <text:p>0,000002585</text:p>
          </table:table-cell>
          <table:table-cell table:style-name="ce2" office:value-type="float" office:value="0.0092709">
            <text:p>0,0092709</text:p>
          </table:table-cell>
          <table:table-cell table:style-name="ce2" office:value-type="float" office:value="6.97763">
            <text:p>6,97763</text:p>
          </table:table-cell>
          <table:table-cell table:style-name="ce2" office:value-type="float" office:value="28.4335">
            <text:p>28,4335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table:style-name="ce2" office:value-type="float" office:value="0.00167646">
            <text:p>0,00167646</text:p>
          </table:table-cell>
          <table:table-cell table:style-name="ce2" office:value-type="float" office:value="0.0976741">
            <text:p>0,0976741</text:p>
          </table:table-cell>
          <table:table-cell table:style-name="ce2" office:value-type="float" office:value="0.00488321">
            <text:p>0,00488321</text:p>
          </table:table-cell>
          <table:table-cell table:style-name="ce2" office:value-type="float" office:value="0.00255206">
            <text:p>0,00255206</text:p>
          </table:table-cell>
          <table:table-cell table:style-name="ce2" office:value-type="float" office:value="0.000003003">
            <text:p>0,000003003</text:p>
          </table:table-cell>
          <table:table-cell table:style-name="ce2" office:value-type="float" office:value="0.00952652">
            <text:p>0,00952652</text:p>
          </table:table-cell>
          <table:table-cell table:style-name="ce2" office:value-type="float" office:value="7.43943">
            <text:p>7,43943</text:p>
          </table:table-cell>
          <table:table-cell table:style-name="ce2" office:value-type="float" office:value="28.4091">
            <text:p>28,4091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861">
            <text:p>861</text:p>
          </table:table-cell>
          <table:table-cell table:style-name="ce2" office:value-type="float" office:value="0.00180993">
            <text:p>0,00180993</text:p>
          </table:table-cell>
          <table:table-cell table:style-name="ce2" office:value-type="float" office:value="0.110092">
            <text:p>0,110092</text:p>
          </table:table-cell>
          <table:table-cell table:style-name="ce2" office:value-type="float" office:value="0.00492072">
            <text:p>0,00492072</text:p>
          </table:table-cell>
          <table:table-cell table:style-name="ce2" office:value-type="float" office:value="0.00292312">
            <text:p>0,00292312</text:p>
          </table:table-cell>
          <table:table-cell table:style-name="ce2" office:value-type="float" office:value="0.000002584">
            <text:p>0,000002584</text:p>
          </table:table-cell>
          <table:table-cell table:style-name="ce2" office:value-type="float" office:value="0.00919323">
            <text:p>0,00919323</text:p>
          </table:table-cell>
          <table:table-cell table:style-name="ce2" office:value-type="float" office:value="6.8252">
            <text:p>6,8252</text:p>
          </table:table-cell>
          <table:table-cell table:style-name="ce2" office:value-type="float" office:value="28.384">
            <text:p>28,384</text:p>
          </table:table-cell>
          <table:table-cell table:style-name="ce7" office:value-type="float" office:value="1">
            <text:p>1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5">
            <text:p>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UMA</text:p>
          </table:table-cell>
          <table:table-cell table:style-name="ce3" table:formula="of:=SUM([.B4:.B864])" office:value-type="float" office:value="1.58838974">
            <text:p>1,58838974</text:p>
          </table:table-cell>
          <table:table-cell table:style-name="ce3" table:formula="of:=SUM([.C4:.C864])" office:value-type="float" office:value="43.53315391">
            <text:p>43,53315391</text:p>
          </table:table-cell>
          <table:table-cell table:style-name="ce3" table:formula="of:=SUM([.D4:.D864])" office:value-type="float" office:value="2.147097491">
            <text:p>2,147097491</text:p>
          </table:table-cell>
          <table:table-cell table:style-name="ce3" table:formula="of:=SUM([.E4:.E864])" office:value-type="float" office:value="12.03611751">
            <text:p>12,03611751</text:p>
          </table:table-cell>
          <table:table-cell table:style-name="ce3" table:formula="of:=SUM([.F4:.F864])" office:value-type="float" office:value="0.001373282">
            <text:p>0,001373282</text:p>
          </table:table-cell>
          <table:table-cell table:style-name="ce3" table:formula="of:=SUM([.G4:.G864])" office:value-type="float" office:value="3.4925496">
            <text:p>3,4925496</text:p>
          </table:table-cell>
          <table:table-cell table:style-name="ce3" table:formula="of:=SUM([.H4:.H864])" office:value-type="float" office:value="24410.24355">
            <text:p>24410,24355</text:p>
          </table:table-cell>
          <table:table-cell table:style-name="ce3" table:formula="of:=SUM([.I4:.I864])" office:value-type="float" office:value="31341.0443">
            <text:p>31341,0443</text:p>
          </table:table-cell>
          <table:table-cell table:style-name="ce8" table:formula="of:=SUM([.J4:.J864])" office:value-type="float" office:value="390">
            <text:p>390</text:p>
          </table:table-cell>
          <table:table-cell table:style-name="ce3" table:formula="of:=SUM([.K4:.K864])" office:value-type="float" office:value="111346">
            <text:p>111346</text:p>
          </table:table-cell>
          <table:table-cell table:style-name="ce3" table:formula="of:=SUM([.L4:.L864])" office:value-type="float" office:value="77223">
            <text:p>77223</text:p>
          </table:table-cell>
          <table:table-cell table:style-name="ce3" table:formula="of:=SUM([.M4:.M864])" office:value-type="float" office:value="32214">
            <text:p>3221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MEDIO</text:p>
          </table:table-cell>
          <table:table-cell table:style-name="ce3" table:formula="of:=AVERAGE([.B4:.B864])" office:value-type="float" office:value="0.00184481967479675">
            <text:p>0,0018448197</text:p>
          </table:table-cell>
          <table:table-cell table:style-name="ce3" table:formula="of:=AVERAGE([.C4:.C864])" office:value-type="float" office:value="0.0505611543670151">
            <text:p>0,0505611544</text:p>
          </table:table-cell>
          <table:table-cell table:style-name="ce3" table:formula="of:=AVERAGE([.D4:.D864])" office:value-type="float" office:value="0.00249662498953488">
            <text:p>0,002496625</text:p>
          </table:table-cell>
          <table:table-cell table:style-name="ce3" table:formula="of:=AVERAGE([.E4:.E864])" office:value-type="float" office:value="0.0139792305574913">
            <text:p>0,0139792306</text:p>
          </table:table-cell>
          <table:table-cell table:style-name="ce3" table:formula="of:=AVERAGE([.F4:.F864])" office:value-type="float" office:value="0.00000159498490127758">
            <text:p>0,000001595</text:p>
          </table:table-cell>
          <table:table-cell table:style-name="ce3" table:formula="of:=AVERAGE([.G4:.G864])" office:value-type="float" office:value="0.004056387456446">
            <text:p>0,0040563875</text:p>
          </table:table-cell>
          <table:table-cell table:style-name="ce3" table:formula="of:=AVERAGE([.H4:.H864])" office:value-type="float" office:value="28.351037804878">
            <text:p>28,3510378049</text:p>
          </table:table-cell>
          <table:table-cell table:style-name="ce3" table:formula="of:=AVERAGE([.I4:.I864])" office:value-type="float" office:value="36.4430747674419">
            <text:p>36,4430747674</text:p>
          </table:table-cell>
          <table:table-cell table:style-name="ce8" table:formula="of:=AVERAGE([.J4:.J864])" office:value-type="float" office:value="0.452961672473868">
            <text:p>0,4529616725</text:p>
          </table:table-cell>
          <table:table-cell table:style-name="ce3" table:formula="of:=AVERAGE([.K4:.K864])" office:value-type="float" office:value="129.321718931475">
            <text:p>129,3217189315</text:p>
          </table:table-cell>
          <table:table-cell table:style-name="ce3" table:formula="of:=AVERAGE([.L4:.L864])" office:value-type="float" office:value="89.6898954703833">
            <text:p>89,6898954704</text:p>
          </table:table-cell>
          <table:table-cell table:style-name="ce3" table:formula="of:=AVERAGE([.M4:.M864])" office:value-type="float" office:value="37.4146341463415">
            <text:p>37,4146341463</text:p>
          </table:table-cell>
          <table:table-cell table:number-columns-repeated="2"/>
        </table:table-row>
        <table:table-row table:style-name="ro1" table:number-rows-repeated="15">
          <table:table-cell/>
          <table:table-cell table:style-name="ce2" table:number-columns-repeated="8"/>
          <table:table-cell table:style-name="ce7"/>
          <table:table-cell table:style-name="ce2" table:number-columns-repeated="3"/>
          <table:table-cell table:number-columns-repeated="2"/>
        </table:table-row>
        <table:table-row table:style-name="ro1" table:number-rows-repeated="1047694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66"/>
    </style:style>
    <style:style style:name="Sin_20_nombre2" style:display-name="Sin nombre2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/11/2012</text:date>, <text:time>13:34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0T13:34:38</dc:date>
    <dc:creator>christian </dc:creator>
    <meta:generator>LibreOffice/3.3$Unix LibreOffice_project/330m19$Build-401</meta:generator>
    <meta:editing-duration>PT16M34S</meta:editing-duration>
    <meta:editing-cycles>1</meta:editing-cycles>
    <meta:document-statistic meta:table-count="1" meta:cell-count="11236" meta:object-count="0"/>
  </office:meta>
</office:document-meta>
</file>